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0.9764in"/>
    </style:style>
    <style:style style:name="co5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0.618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7161in"/>
    </style:style>
    <style:style style:name="co9" style:family="table-column">
      <style:table-column-properties fo:break-before="auto" style:column-width="1.1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00"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5" style:family="table-cell" style:parent-style-name="Default" style:data-style-name="N121">
      <style:text-properties fo:font-size="9pt" style:font-size-asian="9pt" style:font-size-complex="9pt"/>
    </style:style>
    <style:style style:name="ce6" style:family="table-cell" style:parent-style-name="Default" style:data-style-name="N121">
      <style:table-cell-properties fo:background-color="transparent"/>
      <style:text-properties fo:font-size="9pt" style:font-size-asian="9pt" style:font-size-complex="9pt"/>
    </style:style>
    <style:style style:name="ce7" style:family="table-cell" style:parent-style-name="Default" style:data-style-name="N2">
      <style:text-properties fo:font-size="9pt" style:font-size-asian="9pt" style:font-size-complex="9pt"/>
    </style:style>
    <style:style style:name="ce8" style:family="table-cell" style:parent-style-name="Default" style:data-style-name="N123">
      <style:text-properties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default-cell-style-name="ce5"/>
        <table:table-column table:style-name="co9" table:default-cell-style-name="ce8"/>
        <table:table-column table:style-name="co10" table:number-columns-repeated="1014" table:default-cell-style-name="ce1"/>
        <table:table-row table:style-name="ro1">
          <table:table-cell office:value-type="string">
            <text:p>Z</text:p>
          </table:table-cell>
          <table:table-cell office:value-type="string">
            <text:p>element</text:p>
          </table:table-cell>
          <table:table-cell office:value-type="string">
            <text:p>transition</text:p>
          </table:table-cell>
          <table:table-cell office:value-type="string">
            <text:p>transition.keV</text:p>
          </table:table-cell>
          <table:table-cell office:value-type="string">
            <text:p>intensity</text:p>
          </table:table-cell>
          <table:table-cell office:value-type="string">
            <text:p>width.eV</text:p>
          </table:table-cell>
          <table:table-cell office:value-type="string">
            <text:p>edge</text:p>
          </table:table-cell>
          <table:table-cell office:value-type="string">
            <text:p>edge.keV</text:p>
          </table:table-cell>
          <table:table-cell office:value-type="string">
            <text:p>fluorescence.yiel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</text:p>
          </table:table-cell>
          <table:table-cell office:value-type="string">
            <text:p>Be</text:p>
          </table:table-cell>
          <table:table-cell office:value-type="string">
            <text:p>KL2,3</text:p>
          </table:table-cell>
          <table:table-cell office:value-type="float" office:value="0.109">
            <text:p>0.10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KL2,3</text:p>
          </table:table-cell>
          <table:table-cell office:value-type="float" office:value="0.183">
            <text:p>0.18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0017">
            <text:p>0.0017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KL2,3</text:p>
          </table:table-cell>
          <table:table-cell office:value-type="float" office:value="0.277">
            <text:p>0.27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6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0028">
            <text:p>0.0028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</text:p>
          </table:table-cell>
          <table:table-cell office:value-type="string">
            <text:p>N</text:p>
          </table:table-cell>
          <table:table-cell office:value-type="string">
            <text:p>KL2,3</text:p>
          </table:table-cell>
          <table:table-cell office:value-type="float" office:value="0.393">
            <text:p>0.3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7</text:p>
          </table:table-cell>
          <table:table-cell office:value-type="string">
            <text:p>N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0052">
            <text:p>0.0052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</text:p>
          </table:table-cell>
          <table:table-cell office:value-type="string">
            <text:p>O</text:p>
          </table:table-cell>
          <table:table-cell office:value-type="string">
            <text:p>KL2,3</text:p>
          </table:table-cell>
          <table:table-cell office:value-type="float" office:value="0.525">
            <text:p>0.52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8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0083">
            <text:p>0.0083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</text:p>
          </table:table-cell>
          <table:table-cell office:value-type="string">
            <text:p>F</text:p>
          </table:table-cell>
          <table:table-cell office:value-type="string">
            <text:p>KL2,3</text:p>
          </table:table-cell>
          <table:table-cell office:value-type="float" office:value="0.677">
            <text:p>0.67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013">
            <text:p>0.01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</text:p>
          </table:table-cell>
          <table:table-cell office:value-type="string">
            <text:p>Ne</text:p>
          </table:table-cell>
          <table:table-cell office:value-type="string">
            <text:p>KM2,3</text:p>
          </table:table-cell>
          <table:table-cell office:value-type="float" office:value="0.858">
            <text:p>0.85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</text:p>
          </table:table-cell>
          <table:table-cell office:value-type="string">
            <text:p>Ne</text:p>
          </table:table-cell>
          <table:table-cell office:value-type="string">
            <text:p>KL2,3</text:p>
          </table:table-cell>
          <table:table-cell office:value-type="float" office:value="0.848">
            <text:p>0.848</text:p>
          </table:table-cell>
          <table:table-cell/>
          <table:table-cell office:value-type="float" office:value="0.24">
            <text:p>0.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</text:p>
          </table:table-cell>
          <table:table-cell office:value-type="string">
            <text:p>Ne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018">
            <text:p>0.0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office:value-type="string">
            <text:p>KM3</text:p>
          </table:table-cell>
          <table:table-cell office:value-type="float" office:value="1.067">
            <text:p>1.067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office:value-type="string">
            <text:p>KL3</text:p>
          </table:table-cell>
          <table:table-cell office:value-type="float" office:value="1.04">
            <text:p>1.040</text:p>
          </table:table-cell>
          <table:table-cell office:value-type="float" office:value="100">
            <text:p>100.000</text:p>
          </table:table-cell>
          <table:table-cell office:value-type="float" office:value="0.3">
            <text:p>0.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office:value-type="string">
            <text:p>KL2</text:p>
          </table:table-cell>
          <table:table-cell office:value-type="float" office:value="1.04">
            <text:p>1.040</text:p>
          </table:table-cell>
          <table:table-cell office:value-type="float" office:value="49">
            <text:p>49.000</text:p>
          </table:table-cell>
          <table:table-cell office:value-type="float" office:value="0.3">
            <text:p>0.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.071">
            <text:p>1.071</text:p>
          </table:table-cell>
          <table:table-cell office:value-type="float" office:value="0.023">
            <text:p>0.02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064">
            <text:p>0.06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03">
            <text:p>0.0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1</text:p>
          </table:table-cell>
          <table:table-cell office:value-type="string">
            <text:p>N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031">
            <text:p>0.0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office:value-type="string">
            <text:p>KM3</text:p>
          </table:table-cell>
          <table:table-cell office:value-type="float" office:value="1.302">
            <text:p>1.302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office:value-type="string">
            <text:p>KL3</text:p>
          </table:table-cell>
          <table:table-cell office:value-type="float" office:value="1.254">
            <text:p>1.254</text:p>
          </table:table-cell>
          <table:table-cell office:value-type="float" office:value="100">
            <text:p>100.000</text:p>
          </table:table-cell>
          <table:table-cell office:value-type="float" office:value="0.36">
            <text:p>0.3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office:value-type="string">
            <text:p>KL2</text:p>
          </table:table-cell>
          <table:table-cell office:value-type="float" office:value="1.253">
            <text:p>1.253</text:p>
          </table:table-cell>
          <table:table-cell office:value-type="float" office:value="49.2">
            <text:p>49.200</text:p>
          </table:table-cell>
          <table:table-cell office:value-type="float" office:value="0.36">
            <text:p>0.3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.303">
            <text:p>1.303</text:p>
          </table:table-cell>
          <table:table-cell office:value-type="float" office:value="0.03">
            <text:p>0.03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089">
            <text:p>0.089</text:p>
          </table:table-cell>
          <table:table-cell office:value-type="float" office:value="0.000029">
            <text:p>0.00002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05">
            <text:p>0.050</text:p>
          </table:table-cell>
          <table:table-cell office:value-type="float" office:value="0.0012">
            <text:p>0.0012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049">
            <text:p>0.049</text:p>
          </table:table-cell>
          <table:table-cell office:value-type="float" office:value="0.0012">
            <text:p>0.0012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01">
            <text:p>0.0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2</text:p>
          </table:table-cell>
          <table:table-cell office:value-type="string">
            <text:p>Mg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01">
            <text:p>0.0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office:value-type="string">
            <text:p>KM3</text:p>
          </table:table-cell>
          <table:table-cell office:value-type="float" office:value="1.557">
            <text:p>1.557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office:value-type="string">
            <text:p>KL3</text:p>
          </table:table-cell>
          <table:table-cell office:value-type="float" office:value="1.487">
            <text:p>1.487</text:p>
          </table:table-cell>
          <table:table-cell office:value-type="float" office:value="100">
            <text:p>100.000</text:p>
          </table:table-cell>
          <table:table-cell office:value-type="float" office:value="0.43">
            <text:p>0.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office:value-type="string">
            <text:p>KL2</text:p>
          </table:table-cell>
          <table:table-cell office:value-type="float" office:value="1.486">
            <text:p>1.486</text:p>
          </table:table-cell>
          <table:table-cell office:value-type="float" office:value="49.3">
            <text:p>49.300</text:p>
          </table:table-cell>
          <table:table-cell office:value-type="float" office:value="0.43">
            <text:p>0.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.559">
            <text:p>1.559</text:p>
          </table:table-cell>
          <table:table-cell office:value-type="float" office:value="0.039">
            <text:p>0.03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118">
            <text:p>0.118</text:p>
          </table:table-cell>
          <table:table-cell office:value-type="float" office:value="0.000026">
            <text:p>0.00002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073">
            <text:p>0.073</text:p>
          </table:table-cell>
          <table:table-cell office:value-type="float" office:value="0.00075">
            <text:p>0.00075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073">
            <text:p>0.073</text:p>
          </table:table-cell>
          <table:table-cell office:value-type="float" office:value="0.00075">
            <text:p>0.00075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04">
            <text:p>0.0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3</text:p>
          </table:table-cell>
          <table:table-cell office:value-type="string">
            <text:p>Al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office:value-type="string">
            <text:p>KM3</text:p>
          </table:table-cell>
          <table:table-cell office:value-type="float" office:value="1.837">
            <text:p>1.837</text:p>
          </table:table-cell>
          <table:table-cell office:value-type="float" office:value="4">
            <text:p>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office:value-type="string">
            <text:p>KL3</text:p>
          </table:table-cell>
          <table:table-cell office:value-type="float" office:value="1.74">
            <text:p>1.740</text:p>
          </table:table-cell>
          <table:table-cell office:value-type="float" office:value="100">
            <text:p>100.000</text:p>
          </table:table-cell>
          <table:table-cell office:value-type="float" office:value="0.49">
            <text:p>0.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office:value-type="string">
            <text:p>KL2</text:p>
          </table:table-cell>
          <table:table-cell office:value-type="float" office:value="1.739">
            <text:p>1.739</text:p>
          </table:table-cell>
          <table:table-cell office:value-type="float" office:value="49.5">
            <text:p>49.500</text:p>
          </table:table-cell>
          <table:table-cell office:value-type="float" office:value="0.49">
            <text:p>0.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.839">
            <text:p>1.839</text:p>
          </table:table-cell>
          <table:table-cell office:value-type="float" office:value="0.05">
            <text:p>0.05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15">
            <text:p>0.150</text:p>
          </table:table-cell>
          <table:table-cell office:value-type="float" office:value="0.00003">
            <text:p>0.00003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1">
            <text:p>0.100</text:p>
          </table:table-cell>
          <table:table-cell office:value-type="float" office:value="0.00037">
            <text:p>0.0003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099">
            <text:p>0.099</text:p>
          </table:table-cell>
          <table:table-cell office:value-type="float" office:value="0.00038">
            <text:p>0.0003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08">
            <text:p>0.00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4</text:p>
          </table:table-cell>
          <table:table-cell office:value-type="string">
            <text:p>Si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office:value-type="string">
            <text:p>KM3</text:p>
          </table:table-cell>
          <table:table-cell office:value-type="float" office:value="2.14">
            <text:p>2.140</text:p>
          </table:table-cell>
          <table:table-cell office:value-type="float" office:value="6.4">
            <text:p>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office:value-type="string">
            <text:p>KL3</text:p>
          </table:table-cell>
          <table:table-cell office:value-type="float" office:value="2.011">
            <text:p>2.011</text:p>
          </table:table-cell>
          <table:table-cell office:value-type="float" office:value="100">
            <text:p>100.000</text:p>
          </table:table-cell>
          <table:table-cell office:value-type="float" office:value="0.57">
            <text:p>0.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office:value-type="string">
            <text:p>KL2</text:p>
          </table:table-cell>
          <table:table-cell office:value-type="float" office:value="2.01">
            <text:p>2.010</text:p>
          </table:table-cell>
          <table:table-cell office:value-type="float" office:value="49.6">
            <text:p>49.600</text:p>
          </table:table-cell>
          <table:table-cell office:value-type="float" office:value="0.56">
            <text:p>0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.146">
            <text:p>2.146</text:p>
          </table:table-cell>
          <table:table-cell office:value-type="float" office:value="0.063">
            <text:p>0.06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189">
            <text:p>0.189</text:p>
          </table:table-cell>
          <table:table-cell office:value-type="float" office:value="0.000039">
            <text:p>0.00003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136">
            <text:p>0.136</text:p>
          </table:table-cell>
          <table:table-cell office:value-type="float" office:value="0.00031">
            <text:p>0.0003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135">
            <text:p>0.135</text:p>
          </table:table-cell>
          <table:table-cell office:value-type="float" office:value="0.00031">
            <text:p>0.0003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12">
            <text:p>0.0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07">
            <text:p>0.0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5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06">
            <text:p>0.0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KM3</text:p>
          </table:table-cell>
          <table:table-cell office:value-type="float" office:value="2.465">
            <text:p>2.465</text:p>
          </table:table-cell>
          <table:table-cell office:value-type="float" office:value="9.2">
            <text:p>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KL3</text:p>
          </table:table-cell>
          <table:table-cell office:value-type="float" office:value="2.31">
            <text:p>2.310</text:p>
          </table:table-cell>
          <table:table-cell office:value-type="float" office:value="100">
            <text:p>100.000</text:p>
          </table:table-cell>
          <table:table-cell office:value-type="float" office:value="0.65">
            <text:p>0.6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KL2</text:p>
          </table:table-cell>
          <table:table-cell office:value-type="float" office:value="2.308">
            <text:p>2.308</text:p>
          </table:table-cell>
          <table:table-cell office:value-type="float" office:value="49.8">
            <text:p>49.800</text:p>
          </table:table-cell>
          <table:table-cell office:value-type="float" office:value="0.64">
            <text:p>0.6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.472">
            <text:p>2.472</text:p>
          </table:table-cell>
          <table:table-cell office:value-type="float" office:value="0.078">
            <text:p>0.07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231">
            <text:p>0.231</text:p>
          </table:table-cell>
          <table:table-cell office:value-type="float" office:value="0.000074">
            <text:p>0.0000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164">
            <text:p>0.164</text:p>
          </table:table-cell>
          <table:table-cell office:value-type="float" office:value="0.00026">
            <text:p>0.00026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163">
            <text:p>0.163</text:p>
          </table:table-cell>
          <table:table-cell office:value-type="float" office:value="0.00026">
            <text:p>0.00026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14">
            <text:p>0.01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08">
            <text:p>0.00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6</text:p>
          </table:table-cell>
          <table:table-cell office:value-type="string">
            <text:p>S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07">
            <text:p>0.0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office:value-type="string">
            <text:p>KM3</text:p>
          </table:table-cell>
          <table:table-cell office:value-type="float" office:value="2.812">
            <text:p>2.812</text:p>
          </table:table-cell>
          <table:table-cell office:value-type="float" office:value="12.1">
            <text:p>1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office:value-type="string">
            <text:p>KL3</text:p>
          </table:table-cell>
          <table:table-cell office:value-type="float" office:value="2.622">
            <text:p>2.622</text:p>
          </table:table-cell>
          <table:table-cell office:value-type="float" office:value="100">
            <text:p>100.000</text:p>
          </table:table-cell>
          <table:table-cell office:value-type="float" office:value="0.72">
            <text:p>0.7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office:value-type="string">
            <text:p>KL2</text:p>
          </table:table-cell>
          <table:table-cell office:value-type="float" office:value="2.62">
            <text:p>2.620</text:p>
          </table:table-cell>
          <table:table-cell office:value-type="float" office:value="49.9">
            <text:p>49.900</text:p>
          </table:table-cell>
          <table:table-cell office:value-type="float" office:value="0.72">
            <text:p>0.7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.822">
            <text:p>2.822</text:p>
          </table:table-cell>
          <table:table-cell office:value-type="float" office:value="0.097">
            <text:p>0.09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27">
            <text:p>0.270</text:p>
          </table:table-cell>
          <table:table-cell office:value-type="float" office:value="0.00012">
            <text:p>0.00012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202">
            <text:p>0.202</text:p>
          </table:table-cell>
          <table:table-cell office:value-type="float" office:value="0.00024">
            <text:p>0.0002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2">
            <text:p>0.200</text:p>
          </table:table-cell>
          <table:table-cell office:value-type="float" office:value="0.00024">
            <text:p>0.0002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18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1">
            <text:p>0.0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7</text:p>
          </table:table-cell>
          <table:table-cell office:value-type="string">
            <text:p>Cl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1">
            <text:p>0.0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office:value-type="string">
            <text:p>KM3</text:p>
          </table:table-cell>
          <table:table-cell office:value-type="float" office:value="3.19">
            <text:p>3.190</text:p>
          </table:table-cell>
          <table:table-cell office:value-type="float" office:value="15.3">
            <text:p>15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office:value-type="string">
            <text:p>KL3</text:p>
          </table:table-cell>
          <table:table-cell office:value-type="float" office:value="2.958">
            <text:p>2.958</text:p>
          </table:table-cell>
          <table:table-cell office:value-type="float" office:value="100">
            <text:p>100.000</text:p>
          </table:table-cell>
          <table:table-cell office:value-type="float" office:value="0.81">
            <text:p>0.8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office:value-type="string">
            <text:p>KL2</text:p>
          </table:table-cell>
          <table:table-cell office:value-type="float" office:value="2.9553">
            <text:p>2.955</text:p>
          </table:table-cell>
          <table:table-cell office:value-type="float" office:value="50.1">
            <text:p>50.100</text:p>
          </table:table-cell>
          <table:table-cell office:value-type="float" office:value="0.8">
            <text:p>0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.206">
            <text:p>3.206</text:p>
          </table:table-cell>
          <table:table-cell office:value-type="float" office:value="0.118">
            <text:p>0.1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326">
            <text:p>0.326</text:p>
          </table:table-cell>
          <table:table-cell office:value-type="float" office:value="0.00018">
            <text:p>0.0001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251">
            <text:p>0.251</text:p>
          </table:table-cell>
          <table:table-cell office:value-type="float" office:value="0.00022">
            <text:p>0.00022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248">
            <text:p>0.248</text:p>
          </table:table-cell>
          <table:table-cell office:value-type="float" office:value="0.00022">
            <text:p>0.00022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29">
            <text:p>0.02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16">
            <text:p>0.0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8</text:p>
          </table:table-cell>
          <table:table-cell office:value-type="string">
            <text:p>A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16">
            <text:p>0.0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office:value-type="string">
            <text:p>KM3</text:p>
          </table:table-cell>
          <table:table-cell office:value-type="float" office:value="3.59">
            <text:p>3.590</text:p>
          </table:table-cell>
          <table:table-cell office:value-type="float" office:value="17.4">
            <text:p>17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office:value-type="string">
            <text:p>KL3</text:p>
          </table:table-cell>
          <table:table-cell office:value-type="float" office:value="3.314">
            <text:p>3.314</text:p>
          </table:table-cell>
          <table:table-cell office:value-type="float" office:value="100">
            <text:p>100.000</text:p>
          </table:table-cell>
          <table:table-cell office:value-type="float" office:value="0.89">
            <text:p>0.8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office:value-type="string">
            <text:p>KL2</text:p>
          </table:table-cell>
          <table:table-cell office:value-type="float" office:value="3.311">
            <text:p>3.311</text:p>
          </table:table-cell>
          <table:table-cell office:value-type="float" office:value="50.2">
            <text:p>50.200</text:p>
          </table:table-cell>
          <table:table-cell office:value-type="float" office:value="0.89">
            <text:p>0.8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.608">
            <text:p>3.608</text:p>
          </table:table-cell>
          <table:table-cell office:value-type="float" office:value="0.14">
            <text:p>0.14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379">
            <text:p>0.379</text:p>
          </table:table-cell>
          <table:table-cell office:value-type="float" office:value="0.00024">
            <text:p>0.0002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297">
            <text:p>0.297</text:p>
          </table:table-cell>
          <table:table-cell office:value-type="float" office:value="0.00027">
            <text:p>0.0002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295">
            <text:p>0.295</text:p>
          </table:table-cell>
          <table:table-cell office:value-type="float" office:value="0.00027">
            <text:p>0.0002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35">
            <text:p>0.03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18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9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18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office:value-type="string">
            <text:p>KM3</text:p>
          </table:table-cell>
          <table:table-cell office:value-type="float" office:value="4.013">
            <text:p>4.013</text:p>
          </table:table-cell>
          <table:table-cell office:value-type="float" office:value="18.9">
            <text:p>18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office:value-type="string">
            <text:p>KL3</text:p>
          </table:table-cell>
          <table:table-cell office:value-type="float" office:value="3.692">
            <text:p>3.692</text:p>
          </table:table-cell>
          <table:table-cell office:value-type="float" office:value="100">
            <text:p>100.000</text:p>
          </table:table-cell>
          <table:table-cell office:value-type="float" office:value="0.98">
            <text:p>0.9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office:value-type="string">
            <text:p>KL2</text:p>
          </table:table-cell>
          <table:table-cell office:value-type="float" office:value="3.689">
            <text:p>3.689</text:p>
          </table:table-cell>
          <table:table-cell office:value-type="float" office:value="50.3">
            <text:p>50.300</text:p>
          </table:table-cell>
          <table:table-cell office:value-type="float" office:value="0.98">
            <text:p>0.9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.039">
            <text:p>4.039</text:p>
          </table:table-cell>
          <table:table-cell office:value-type="float" office:value="0.163">
            <text:p>0.16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438">
            <text:p>0.438</text:p>
          </table:table-cell>
          <table:table-cell office:value-type="float" office:value="0.00031">
            <text:p>0.0003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35">
            <text:p>0.350</text:p>
          </table:table-cell>
          <table:table-cell office:value-type="float" office:value="0.00033">
            <text:p>0.00033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346">
            <text:p>0.346</text:p>
          </table:table-cell>
          <table:table-cell office:value-type="float" office:value="0.00033">
            <text:p>0.00033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44">
            <text:p>0.0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25">
            <text:p>0.0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0</text:p>
          </table:table-cell>
          <table:table-cell office:value-type="string">
            <text:p>C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25">
            <text:p>0.0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office:value-type="string">
            <text:p>KM3</text:p>
          </table:table-cell>
          <table:table-cell office:value-type="float" office:value="4.464">
            <text:p>4.464</text:p>
          </table:table-cell>
          <table:table-cell office:value-type="float" office:value="19.2">
            <text:p>1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office:value-type="string">
            <text:p>KL3</text:p>
          </table:table-cell>
          <table:table-cell office:value-type="float" office:value="4.093">
            <text:p>4.093</text:p>
          </table:table-cell>
          <table:table-cell office:value-type="float" office:value="100">
            <text:p>100.000</text:p>
          </table:table-cell>
          <table:table-cell office:value-type="float" office:value="1.05">
            <text:p>1.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office:value-type="string">
            <text:p>KL2</text:p>
          </table:table-cell>
          <table:table-cell office:value-type="float" office:value="4.088">
            <text:p>4.088</text:p>
          </table:table-cell>
          <table:table-cell office:value-type="float" office:value="50.5">
            <text:p>50.500</text:p>
          </table:table-cell>
          <table:table-cell office:value-type="float" office:value="1.06">
            <text:p>1.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office:value-type="string">
            <text:p>L2M4</text:p>
          </table:table-cell>
          <table:table-cell office:value-type="float" office:value="0.4">
            <text:p>0.4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office:value-type="string">
            <text:p>L3M4,5</text:p>
          </table:table-cell>
          <table:table-cell office:value-type="float" office:value="0.395">
            <text:p>0.3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office:value-type="string">
            <text:p>L3M1</text:p>
          </table:table-cell>
          <table:table-cell office:value-type="float" office:value="0.348">
            <text:p>0.34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.492">
            <text:p>4.492</text:p>
          </table:table-cell>
          <table:table-cell office:value-type="float" office:value="0.188">
            <text:p>0.18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498">
            <text:p>0.498</text:p>
          </table:table-cell>
          <table:table-cell office:value-type="float" office:value="0.00039">
            <text:p>0.00039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404">
            <text:p>0.404</text:p>
          </table:table-cell>
          <table:table-cell office:value-type="float" office:value="0.00084">
            <text:p>0.0008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399">
            <text:p>0.399</text:p>
          </table:table-cell>
          <table:table-cell office:value-type="float" office:value="0.00084">
            <text:p>0.0008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51">
            <text:p>0.0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28">
            <text:p>0.0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1</text:p>
          </table:table-cell>
          <table:table-cell office:value-type="string">
            <text:p>Sc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28">
            <text:p>0.0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KM3</text:p>
          </table:table-cell>
          <table:table-cell office:value-type="float" office:value="4.933">
            <text:p>4.933</text:p>
          </table:table-cell>
          <table:table-cell office:value-type="float" office:value="19.6">
            <text:p>19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KL3</text:p>
          </table:table-cell>
          <table:table-cell office:value-type="float" office:value="4.512">
            <text:p>4.512</text:p>
          </table:table-cell>
          <table:table-cell office:value-type="float" office:value="100">
            <text:p>100.000</text:p>
          </table:table-cell>
          <table:table-cell office:value-type="float" office:value="1.16">
            <text:p>1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KL2</text:p>
          </table:table-cell>
          <table:table-cell office:value-type="float" office:value="4.506">
            <text:p>4.506</text:p>
          </table:table-cell>
          <table:table-cell office:value-type="float" office:value="50.6">
            <text:p>50.600</text:p>
          </table:table-cell>
          <table:table-cell office:value-type="float" office:value="1.18">
            <text:p>1.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L2M4</text:p>
          </table:table-cell>
          <table:table-cell office:value-type="float" office:value="0.458">
            <text:p>0.45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L3M4,5</text:p>
          </table:table-cell>
          <table:table-cell office:value-type="float" office:value="0.452">
            <text:p>0.4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L3M1</text:p>
          </table:table-cell>
          <table:table-cell office:value-type="float" office:value="0.395">
            <text:p>0.3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office:value-type="string">
            <text:p>L1M2,3</text:p>
          </table:table-cell>
          <table:table-cell office:value-type="float" office:value="0.528">
            <text:p>0.5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.966">
            <text:p>4.966</text:p>
          </table:table-cell>
          <table:table-cell office:value-type="float" office:value="0.214">
            <text:p>0.21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561">
            <text:p>0.561</text:p>
          </table:table-cell>
          <table:table-cell office:value-type="float" office:value="0.00047">
            <text:p>0.0004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46">
            <text:p>0.460</text:p>
          </table:table-cell>
          <table:table-cell office:value-type="float" office:value="0.0015">
            <text:p>0.0015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454">
            <text:p>0.454</text:p>
          </table:table-cell>
          <table:table-cell office:value-type="float" office:value="0.0015">
            <text:p>0.0015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59">
            <text:p>0.0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33">
            <text:p>0.03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33">
            <text:p>0.03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2</text:p>
          </table:table-cell>
          <table:table-cell office:value-type="string">
            <text:p>Ti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KM3</text:p>
          </table:table-cell>
          <table:table-cell office:value-type="float" office:value="5.428">
            <text:p>5.428</text:p>
          </table:table-cell>
          <table:table-cell office:value-type="float" office:value="19.9">
            <text:p>1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KL3</text:p>
          </table:table-cell>
          <table:table-cell office:value-type="float" office:value="4.953">
            <text:p>4.953</text:p>
          </table:table-cell>
          <table:table-cell office:value-type="float" office:value="100">
            <text:p>100.000</text:p>
          </table:table-cell>
          <table:table-cell office:value-type="float" office:value="1.26">
            <text:p>1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KL2</text:p>
          </table:table-cell>
          <table:table-cell office:value-type="float" office:value="4.945">
            <text:p>4.945</text:p>
          </table:table-cell>
          <table:table-cell office:value-type="float" office:value="50.8">
            <text:p>50.800</text:p>
          </table:table-cell>
          <table:table-cell office:value-type="float" office:value="1.28">
            <text:p>1.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3M5</text:p>
          </table:table-cell>
          <table:table-cell office:value-type="float" office:value="0.51">
            <text:p>0.51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3M4</text:p>
          </table:table-cell>
          <table:table-cell office:value-type="float" office:value="0.51">
            <text:p>0.510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2M4</text:p>
          </table:table-cell>
          <table:table-cell office:value-type="float" office:value="0.518">
            <text:p>0.518</text:p>
          </table:table-cell>
          <table:table-cell office:value-type="float" office:value="56.4">
            <text:p>5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1M3</text:p>
          </table:table-cell>
          <table:table-cell office:value-type="float" office:value="0.59">
            <text:p>0.590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1M2</text:p>
          </table:table-cell>
          <table:table-cell office:value-type="float" office:value="0.59">
            <text:p>0.590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3N1</text:p>
          </table:table-cell>
          <table:table-cell office:value-type="float" office:value="0.512">
            <text:p>0.51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2N1</text:p>
          </table:table-cell>
          <table:table-cell office:value-type="float" office:value="0.519">
            <text:p>0.519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3M1</text:p>
          </table:table-cell>
          <table:table-cell office:value-type="float" office:value="0.446">
            <text:p>0.446</text:p>
          </table:table-cell>
          <table:table-cell office:value-type="float" office:value="18.4">
            <text:p>18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office:value-type="string">
            <text:p>L2M1</text:p>
          </table:table-cell>
          <table:table-cell office:value-type="float" office:value="0.454">
            <text:p>0.454</text:p>
          </table:table-cell>
          <table:table-cell office:value-type="float" office:value="9.1">
            <text:p>9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.465">
            <text:p>5.465</text:p>
          </table:table-cell>
          <table:table-cell office:value-type="float" office:value="0.243">
            <text:p>0.2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627">
            <text:p>0.627</text:p>
          </table:table-cell>
          <table:table-cell office:value-type="float" office:value="0.00058">
            <text:p>0.0005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52">
            <text:p>0.520</text:p>
          </table:table-cell>
          <table:table-cell office:value-type="float" office:value="0.0026">
            <text:p>0.0026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512">
            <text:p>0.512</text:p>
          </table:table-cell>
          <table:table-cell office:value-type="float" office:value="0.0026">
            <text:p>0.0026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66">
            <text:p>0.06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37">
            <text:p>0.0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37">
            <text:p>0.0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3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KM3</text:p>
          </table:table-cell>
          <table:table-cell office:value-type="float" office:value="5.947">
            <text:p>5.947</text:p>
          </table:table-cell>
          <table:table-cell office:value-type="float" office:value="19.4">
            <text:p>19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KL3</text:p>
          </table:table-cell>
          <table:table-cell office:value-type="float" office:value="5.415">
            <text:p>5.415</text:p>
          </table:table-cell>
          <table:table-cell office:value-type="float" office:value="100">
            <text:p>100.000</text:p>
          </table:table-cell>
          <table:table-cell office:value-type="float" office:value="1.35">
            <text:p>1.3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KL2</text:p>
          </table:table-cell>
          <table:table-cell office:value-type="float" office:value="5.405">
            <text:p>5.405</text:p>
          </table:table-cell>
          <table:table-cell office:value-type="float" office:value="50.9">
            <text:p>50.900</text:p>
          </table:table-cell>
          <table:table-cell office:value-type="float" office:value="1.37">
            <text:p>1.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3M5</text:p>
          </table:table-cell>
          <table:table-cell office:value-type="float" office:value="0.572">
            <text:p>0.57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3M4</text:p>
          </table:table-cell>
          <table:table-cell office:value-type="float" office:value="0.572">
            <text:p>0.572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2M4</text:p>
          </table:table-cell>
          <table:table-cell office:value-type="float" office:value="0.582">
            <text:p>0.582</text:p>
          </table:table-cell>
          <table:table-cell office:value-type="float" office:value="47.1">
            <text:p>47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1M3</text:p>
          </table:table-cell>
          <table:table-cell office:value-type="float" office:value="0.654">
            <text:p>0.654</text:p>
          </table:table-cell>
          <table:table-cell office:value-type="float" office:value="3.3">
            <text:p>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1M2</text:p>
          </table:table-cell>
          <table:table-cell office:value-type="float" office:value="0.654">
            <text:p>0.654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3N1</text:p>
          </table:table-cell>
          <table:table-cell office:value-type="float" office:value="0.576">
            <text:p>0.576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2N1</text:p>
          </table:table-cell>
          <table:table-cell office:value-type="float" office:value="0.583">
            <text:p>0.583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3M1</text:p>
          </table:table-cell>
          <table:table-cell office:value-type="float" office:value="0.5">
            <text:p>0.500</text:p>
          </table:table-cell>
          <table:table-cell office:value-type="float" office:value="15.9">
            <text:p>15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office:value-type="string">
            <text:p>L2M1</text:p>
          </table:table-cell>
          <table:table-cell office:value-type="float" office:value="0.51">
            <text:p>0.510</text:p>
          </table:table-cell>
          <table:table-cell office:value-type="float" office:value="6.4">
            <text:p>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.989">
            <text:p>5.989</text:p>
          </table:table-cell>
          <table:table-cell office:value-type="float" office:value="0.275">
            <text:p>0.27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696">
            <text:p>0.696</text:p>
          </table:table-cell>
          <table:table-cell office:value-type="float" office:value="0.00071">
            <text:p>0.0007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584">
            <text:p>0.584</text:p>
          </table:table-cell>
          <table:table-cell office:value-type="float" office:value="0.0037">
            <text:p>0.0037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574">
            <text:p>0.574</text:p>
          </table:table-cell>
          <table:table-cell office:value-type="float" office:value="0.0037">
            <text:p>0.0037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74">
            <text:p>0.07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42">
            <text:p>0.0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42">
            <text:p>0.0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4</text:p>
          </table:table-cell>
          <table:table-cell office:value-type="string">
            <text:p>C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KM3</text:p>
          </table:table-cell>
          <table:table-cell office:value-type="float" office:value="6.492">
            <text:p>6.492</text:p>
          </table:table-cell>
          <table:table-cell office:value-type="float" office:value="20.2">
            <text:p>2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KL3</text:p>
          </table:table-cell>
          <table:table-cell office:value-type="float" office:value="5.9">
            <text:p>5.900</text:p>
          </table:table-cell>
          <table:table-cell office:value-type="float" office:value="100">
            <text:p>100.000</text:p>
          </table:table-cell>
          <table:table-cell office:value-type="float" office:value="1.48">
            <text:p>1.4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KL2</text:p>
          </table:table-cell>
          <table:table-cell office:value-type="float" office:value="5.889">
            <text:p>5.889</text:p>
          </table:table-cell>
          <table:table-cell office:value-type="float" office:value="51.1">
            <text:p>51.100</text:p>
          </table:table-cell>
          <table:table-cell office:value-type="float" office:value="1.5">
            <text:p>1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3M5</text:p>
          </table:table-cell>
          <table:table-cell office:value-type="float" office:value="0.637">
            <text:p>0.63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3M4</text:p>
          </table:table-cell>
          <table:table-cell office:value-type="float" office:value="0.637">
            <text:p>0.637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2M4</text:p>
          </table:table-cell>
          <table:table-cell office:value-type="float" office:value="0.648">
            <text:p>0.648</text:p>
          </table:table-cell>
          <table:table-cell office:value-type="float" office:value="44.7">
            <text:p>4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1M3</text:p>
          </table:table-cell>
          <table:table-cell office:value-type="float" office:value="0.722">
            <text:p>0.722</text:p>
          </table:table-cell>
          <table:table-cell office:value-type="float" office:value="2.8">
            <text:p>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1M2</text:p>
          </table:table-cell>
          <table:table-cell office:value-type="float" office:value="0.722">
            <text:p>0.722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3N1</text:p>
          </table:table-cell>
          <table:table-cell office:value-type="float" office:value="0.64">
            <text:p>0.640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2N1</text:p>
          </table:table-cell>
          <table:table-cell office:value-type="float" office:value="0.649">
            <text:p>0.64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3M1</text:p>
          </table:table-cell>
          <table:table-cell office:value-type="float" office:value="0.556">
            <text:p>0.556</text:p>
          </table:table-cell>
          <table:table-cell office:value-type="float" office:value="13.2">
            <text:p>1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office:value-type="string">
            <text:p>L2M1</text:p>
          </table:table-cell>
          <table:table-cell office:value-type="float" office:value="0.568">
            <text:p>0.568</text:p>
          </table:table-cell>
          <table:table-cell office:value-type="float" office:value="5.1">
            <text:p>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6.539">
            <text:p>6.539</text:p>
          </table:table-cell>
          <table:table-cell office:value-type="float" office:value="0.308">
            <text:p>0.30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769">
            <text:p>0.769</text:p>
          </table:table-cell>
          <table:table-cell office:value-type="float" office:value="0.00084">
            <text:p>0.0008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65">
            <text:p>0.650</text:p>
          </table:table-cell>
          <table:table-cell office:value-type="float" office:value="0.005">
            <text:p>0.00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639">
            <text:p>0.639</text:p>
          </table:table-cell>
          <table:table-cell office:value-type="float" office:value="0.005">
            <text:p>0.00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82">
            <text:p>0.0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47">
            <text:p>0.0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47">
            <text:p>0.0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5</text:p>
          </table:table-cell>
          <table:table-cell office:value-type="string">
            <text:p>Mn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KL3</text:p>
          </table:table-cell>
          <table:table-cell table:style-name="ce6" office:value-type="float" office:value="6.405">
            <text:p>6.405</text:p>
          </table:table-cell>
          <table:table-cell office:value-type="float" office:value="100">
            <text:p>100.000</text:p>
          </table:table-cell>
          <table:table-cell office:value-type="float" office:value="1.61">
            <text:p>1.6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KL2</text:p>
          </table:table-cell>
          <table:table-cell table:style-name="ce6" office:value-type="float" office:value="6.392">
            <text:p>6.392</text:p>
          </table:table-cell>
          <table:table-cell office:value-type="float" office:value="51.2">
            <text:p>51.200</text:p>
          </table:table-cell>
          <table:table-cell office:value-type="float" office:value="1.62">
            <text:p>1.6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KM3</text:p>
          </table:table-cell>
          <table:table-cell table:style-name="ce6" office:value-type="float" office:value="7.059">
            <text:p>7.059</text:p>
          </table:table-cell>
          <table:table-cell office:value-type="float" office:value="20.3">
            <text:p>20.3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3M5</text:p>
          </table:table-cell>
          <table:table-cell table:style-name="ce6" office:value-type="float" office:value="0.705">
            <text:p>0.70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3M4</text:p>
          </table:table-cell>
          <table:table-cell table:style-name="ce6" office:value-type="float" office:value="0.705">
            <text:p>0.705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2M4</text:p>
          </table:table-cell>
          <table:table-cell table:style-name="ce6" office:value-type="float" office:value="0.718">
            <text:p>0.718</text:p>
          </table:table-cell>
          <table:table-cell office:value-type="float" office:value="39.4">
            <text:p>39.4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1M3</text:p>
          </table:table-cell>
          <table:table-cell table:style-name="ce6" office:value-type="float" office:value="0.792">
            <text:p>0.792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1M2</text:p>
          </table:table-cell>
          <table:table-cell table:style-name="ce4" office:value-type="float" office:value="0.792">
            <text:p>0.792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3N1</text:p>
          </table:table-cell>
          <table:table-cell table:style-name="ce4" office:value-type="float" office:value="0.708">
            <text:p>0.708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2N1</text:p>
          </table:table-cell>
          <table:table-cell table:style-name="ce4" office:value-type="float" office:value="0.718">
            <text:p>0.718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3M1</text:p>
          </table:table-cell>
          <table:table-cell table:style-name="ce6" office:value-type="float" office:value="0.616">
            <text:p>0.616</text:p>
          </table:table-cell>
          <table:table-cell office:value-type="float" office:value="10.5">
            <text:p>10.5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style-name="ce4" office:value-type="string">
            <text:p>L2M1</text:p>
          </table:table-cell>
          <table:table-cell table:style-name="ce6" office:value-type="float" office:value="0.629">
            <text:p>0.629</text:p>
          </table:table-cell>
          <table:table-cell office:value-type="float" office:value="3.6">
            <text:p>3.60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7.112">
            <text:p>7.112</text:p>
          </table:table-cell>
          <table:table-cell office:value-type="float" office:value="0.34">
            <text:p>0.34000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845">
            <text:p>0.845</text:p>
          </table:table-cell>
          <table:table-cell office:value-type="float" office:value="0.001">
            <text:p>0.00100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72">
            <text:p>0.720</text:p>
          </table:table-cell>
          <table:table-cell office:value-type="float" office:value="0.0063">
            <text:p>0.00630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707">
            <text:p>0.707</text:p>
          </table:table-cell>
          <table:table-cell office:value-type="float" office:value="0.0063">
            <text:p>0.00630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091">
            <text:p>0.09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53">
            <text:p>0.05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53">
            <text:p>0.05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26</text:p>
          </table:table-cell>
          <table:table-cell table:style-name="ce4" office:value-type="string">
            <text:p>F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2">
            <text:p>0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KM3</text:p>
          </table:table-cell>
          <table:table-cell office:value-type="float" office:value="7.649">
            <text:p>7.649</text:p>
          </table:table-cell>
          <table:table-cell office:value-type="float" office:value="20.4">
            <text:p>2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KL3</text:p>
          </table:table-cell>
          <table:table-cell office:value-type="float" office:value="6.931">
            <text:p>6.931</text:p>
          </table:table-cell>
          <table:table-cell office:value-type="float" office:value="100">
            <text:p>100.000</text:p>
          </table:table-cell>
          <table:table-cell office:value-type="float" office:value="1.76">
            <text:p>1.7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KL2</text:p>
          </table:table-cell>
          <table:table-cell office:value-type="float" office:value="6.916">
            <text:p>6.916</text:p>
          </table:table-cell>
          <table:table-cell office:value-type="float" office:value="51.4">
            <text:p>51.400</text:p>
          </table:table-cell>
          <table:table-cell office:value-type="float" office:value="1.76">
            <text:p>1.7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3M5</text:p>
          </table:table-cell>
          <table:table-cell office:value-type="float" office:value="0.775">
            <text:p>0.77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3M4</text:p>
          </table:table-cell>
          <table:table-cell office:value-type="float" office:value="0.775">
            <text:p>0.775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2M4</text:p>
          </table:table-cell>
          <table:table-cell office:value-type="float" office:value="0.79">
            <text:p>0.790</text:p>
          </table:table-cell>
          <table:table-cell office:value-type="float" office:value="38.2">
            <text:p>38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1M3</text:p>
          </table:table-cell>
          <table:table-cell office:value-type="float" office:value="0.865">
            <text:p>0.865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1M2</text:p>
          </table:table-cell>
          <table:table-cell office:value-type="float" office:value="0.866">
            <text:p>0.866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3N1</text:p>
          </table:table-cell>
          <table:table-cell office:value-type="float" office:value="0.778">
            <text:p>0.778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2N1</text:p>
          </table:table-cell>
          <table:table-cell office:value-type="float" office:value="0.791">
            <text:p>0.791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3M1</text:p>
          </table:table-cell>
          <table:table-cell office:value-type="float" office:value="0.677">
            <text:p>0.677</text:p>
          </table:table-cell>
          <table:table-cell office:value-type="float" office:value="8.8">
            <text:p>8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office:value-type="string">
            <text:p>L2M1</text:p>
          </table:table-cell>
          <table:table-cell office:value-type="float" office:value="0.692">
            <text:p>0.692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7.709">
            <text:p>7.709</text:p>
          </table:table-cell>
          <table:table-cell office:value-type="float" office:value="0.373">
            <text:p>0.37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0.925">
            <text:p>0.925</text:p>
          </table:table-cell>
          <table:table-cell office:value-type="float" office:value="0.0012">
            <text:p>0.0012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793">
            <text:p>0.793</text:p>
          </table:table-cell>
          <table:table-cell office:value-type="float" office:value="0.0077">
            <text:p>0.0077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778">
            <text:p>0.778</text:p>
          </table:table-cell>
          <table:table-cell office:value-type="float" office:value="0.0077">
            <text:p>0.0077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101">
            <text:p>0.1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59">
            <text:p>0.0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6">
            <text:p>0.06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3">
            <text:p>0.0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7</text:p>
          </table:table-cell>
          <table:table-cell office:value-type="string">
            <text:p>Co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3">
            <text:p>0.0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KM3</text:p>
          </table:table-cell>
          <table:table-cell office:value-type="float" office:value="8.267">
            <text:p>8.267</text:p>
          </table:table-cell>
          <table:table-cell office:value-type="float" office:value="20.5">
            <text:p>2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KL3</text:p>
          </table:table-cell>
          <table:table-cell office:value-type="float" office:value="7.48">
            <text:p>7.480</text:p>
          </table:table-cell>
          <table:table-cell office:value-type="float" office:value="100">
            <text:p>100.000</text:p>
          </table:table-cell>
          <table:table-cell office:value-type="float" office:value="1.94">
            <text:p>1.9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KL2</text:p>
          </table:table-cell>
          <table:table-cell office:value-type="float" office:value="7.463">
            <text:p>7.463</text:p>
          </table:table-cell>
          <table:table-cell office:value-type="float" office:value="51.5">
            <text:p>51.500</text:p>
          </table:table-cell>
          <table:table-cell office:value-type="float" office:value="1.96">
            <text:p>1.9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3M5</text:p>
          </table:table-cell>
          <table:table-cell office:value-type="float" office:value="0.849">
            <text:p>0.84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3M4</text:p>
          </table:table-cell>
          <table:table-cell office:value-type="float" office:value="0.849">
            <text:p>0.849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2M4</text:p>
          </table:table-cell>
          <table:table-cell office:value-type="float" office:value="0.866">
            <text:p>0.866</text:p>
          </table:table-cell>
          <table:table-cell office:value-type="float" office:value="35.4">
            <text:p>3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1M3</text:p>
          </table:table-cell>
          <table:table-cell office:value-type="float" office:value="0.942">
            <text:p>0.942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1M2</text:p>
          </table:table-cell>
          <table:table-cell office:value-type="float" office:value="0.941">
            <text:p>0.941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3N1</text:p>
          </table:table-cell>
          <table:table-cell office:value-type="float" office:value="0.854">
            <text:p>0.854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2N1</text:p>
          </table:table-cell>
          <table:table-cell office:value-type="float" office:value="0.87">
            <text:p>0.87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3M1</text:p>
          </table:table-cell>
          <table:table-cell office:value-type="float" office:value="0.742">
            <text:p>0.742</text:p>
          </table:table-cell>
          <table:table-cell office:value-type="float" office:value="7.5">
            <text:p>7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office:value-type="string">
            <text:p>L2M1</text:p>
          </table:table-cell>
          <table:table-cell office:value-type="float" office:value="0.759">
            <text:p>0.759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8.333">
            <text:p>8.333</text:p>
          </table:table-cell>
          <table:table-cell office:value-type="float" office:value="0.406">
            <text:p>0.40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009">
            <text:p>1.009</text:p>
          </table:table-cell>
          <table:table-cell office:value-type="float" office:value="0.0014">
            <text:p>0.0014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87">
            <text:p>0.870</text:p>
          </table:table-cell>
          <table:table-cell office:value-type="float" office:value="0.0086">
            <text:p>0.0086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853">
            <text:p>0.853</text:p>
          </table:table-cell>
          <table:table-cell office:value-type="float" office:value="0.0093">
            <text:p>0.0093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111">
            <text:p>0.1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68">
            <text:p>0.06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66">
            <text:p>0.06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4">
            <text:p>0.0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8</text:p>
          </table:table-cell>
          <table:table-cell office:value-type="string">
            <text:p>Ni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4">
            <text:p>0.0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KM3</text:p>
          </table:table-cell>
          <table:table-cell office:value-type="float" office:value="8.904">
            <text:p>8.904</text:p>
          </table:table-cell>
          <table:table-cell office:value-type="float" office:value="20.3">
            <text:p>2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KL3</text:p>
          </table:table-cell>
          <table:table-cell office:value-type="float" office:value="8.046">
            <text:p>8.046</text:p>
          </table:table-cell>
          <table:table-cell office:value-type="float" office:value="100">
            <text:p>100.000</text:p>
          </table:table-cell>
          <table:table-cell office:value-type="float" office:value="2.11">
            <text:p>2.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KL2</text:p>
          </table:table-cell>
          <table:table-cell office:value-type="float" office:value="8.027">
            <text:p>8.027</text:p>
          </table:table-cell>
          <table:table-cell office:value-type="float" office:value="51.7">
            <text:p>51.700</text:p>
          </table:table-cell>
          <table:table-cell office:value-type="float" office:value="2.17">
            <text:p>2.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3M5</text:p>
          </table:table-cell>
          <table:table-cell office:value-type="float" office:value="0.928">
            <text:p>0.92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3M4</text:p>
          </table:table-cell>
          <table:table-cell office:value-type="float" office:value="0.928">
            <text:p>0.928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2M4</text:p>
          </table:table-cell>
          <table:table-cell office:value-type="float" office:value="0.947">
            <text:p>0.947</text:p>
          </table:table-cell>
          <table:table-cell office:value-type="float" office:value="32.2">
            <text:p>3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1M3</text:p>
          </table:table-cell>
          <table:table-cell office:value-type="float" office:value="1.022">
            <text:p>1.022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1M2</text:p>
          </table:table-cell>
          <table:table-cell office:value-type="float" office:value="1.019">
            <text:p>1.019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3N1</text:p>
          </table:table-cell>
          <table:table-cell table:style-name="ce1" office:value-type="float" office:value="0.931">
            <text:p>0.931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2N1</text:p>
          </table:table-cell>
          <table:table-cell table:style-name="ce1" office:value-type="float" office:value="0.953">
            <text:p>0.95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3M1</text:p>
          </table:table-cell>
          <table:table-cell office:value-type="float" office:value="0.81">
            <text:p>0.810</text:p>
          </table:table-cell>
          <table:table-cell office:value-type="float" office:value="6.4">
            <text:p>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office:value-type="string">
            <text:p>L2M1</text:p>
          </table:table-cell>
          <table:table-cell office:value-type="float" office:value="0.83">
            <text:p>0.830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8.979">
            <text:p>8.979</text:p>
          </table:table-cell>
          <table:table-cell office:value-type="float" office:value="0.44">
            <text:p>0.44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097">
            <text:p>1.097</text:p>
          </table:table-cell>
          <table:table-cell office:value-type="float" office:value="0.0016">
            <text:p>0.0016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0.952">
            <text:p>0.952</text:p>
          </table:table-cell>
          <table:table-cell office:value-type="float" office:value="0.01">
            <text:p>0.01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0.933">
            <text:p>0.933</text:p>
          </table:table-cell>
          <table:table-cell office:value-type="float" office:value="0.011">
            <text:p>0.01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123">
            <text:p>0.1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77">
            <text:p>0.07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75">
            <text:p>0.0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05">
            <text:p>0.0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29</text:p>
          </table:table-cell>
          <table:table-cell office:value-type="string">
            <text:p>C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05">
            <text:p>0.0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KM3</text:p>
          </table:table-cell>
          <table:table-cell office:value-type="float" office:value="9.57">
            <text:p>9.570</text:p>
          </table:table-cell>
          <table:table-cell office:value-type="float" office:value="20.8">
            <text:p>2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KL3</text:p>
          </table:table-cell>
          <table:table-cell office:value-type="float" office:value="8.637">
            <text:p>8.637</text:p>
          </table:table-cell>
          <table:table-cell office:value-type="float" office:value="100">
            <text:p>100.000</text:p>
          </table:table-cell>
          <table:table-cell office:value-type="float" office:value="2.32">
            <text:p>2.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KL2</text:p>
          </table:table-cell>
          <table:table-cell office:value-type="float" office:value="8.614">
            <text:p>8.614</text:p>
          </table:table-cell>
          <table:table-cell office:value-type="float" office:value="51.8">
            <text:p>51.800</text:p>
          </table:table-cell>
          <table:table-cell office:value-type="float" office:value="2.39">
            <text:p>2.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3M5</text:p>
          </table:table-cell>
          <table:table-cell office:value-type="float" office:value="1.012">
            <text:p>1.01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3M4</text:p>
          </table:table-cell>
          <table:table-cell office:value-type="float" office:value="1.012">
            <text:p>1.012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2M4</text:p>
          </table:table-cell>
          <table:table-cell office:value-type="float" office:value="1.035">
            <text:p>1.035</text:p>
          </table:table-cell>
          <table:table-cell office:value-type="float" office:value="55.3">
            <text:p>55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1M3</text:p>
          </table:table-cell>
          <table:table-cell office:value-type="float" office:value="1.108">
            <text:p>1.108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1M2</text:p>
          </table:table-cell>
          <table:table-cell office:value-type="float" office:value="1.105">
            <text:p>1.105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3N1</text:p>
          </table:table-cell>
          <table:table-cell office:value-type="float" office:value="1.02">
            <text:p>1.020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2N1</text:p>
          </table:table-cell>
          <table:table-cell table:style-name="ce1" office:value-type="float" office:value="1.039">
            <text:p>1.03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3M1</text:p>
          </table:table-cell>
          <table:table-cell office:value-type="float" office:value="0.882">
            <text:p>0.882</text:p>
          </table:table-cell>
          <table:table-cell office:value-type="float" office:value="5.9">
            <text:p>5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office:value-type="string">
            <text:p>L2M1</text:p>
          </table:table-cell>
          <table:table-cell office:value-type="float" office:value="0.905">
            <text:p>0.905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9.659">
            <text:p>9.659</text:p>
          </table:table-cell>
          <table:table-cell office:value-type="float" office:value="0.474">
            <text:p>0.47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196">
            <text:p>1.196</text:p>
          </table:table-cell>
          <table:table-cell office:value-type="float" office:value="0.0018">
            <text:p>0.0018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045">
            <text:p>1.045</text:p>
          </table:table-cell>
          <table:table-cell office:value-type="float" office:value="0.011">
            <text:p>0.01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022">
            <text:p>1.022</text:p>
          </table:table-cell>
          <table:table-cell office:value-type="float" office:value="0.012">
            <text:p>0.01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14">
            <text:p>0.1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091">
            <text:p>0.09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089">
            <text:p>0.08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1">
            <text:p>0.0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0</text:p>
          </table:table-cell>
          <table:table-cell office:value-type="string">
            <text:p>Zn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1">
            <text:p>0.0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KL3</text:p>
          </table:table-cell>
          <table:table-cell office:value-type="float" office:value="9.251">
            <text:p>9.251</text:p>
          </table:table-cell>
          <table:table-cell office:value-type="float" office:value="100">
            <text:p>100.000</text:p>
          </table:table-cell>
          <table:table-cell office:value-type="float" office:value="2.59">
            <text:p>2.5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KL2</text:p>
          </table:table-cell>
          <table:table-cell office:value-type="float" office:value="9.224">
            <text:p>9.224</text:p>
          </table:table-cell>
          <table:table-cell office:value-type="float" office:value="52">
            <text:p>52.000</text:p>
          </table:table-cell>
          <table:table-cell office:value-type="float" office:value="2.66">
            <text:p>2.6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KM3</text:p>
          </table:table-cell>
          <table:table-cell office:value-type="float" office:value="10.267">
            <text:p>10.267</text:p>
          </table:table-cell>
          <table:table-cell office:value-type="float" office:value="21.3">
            <text:p>2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KN2,3</text:p>
          </table:table-cell>
          <table:table-cell office:value-type="float" office:value="10.3661">
            <text:p>10.36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3M5</text:p>
          </table:table-cell>
          <table:table-cell office:value-type="float" office:value="1.098">
            <text:p>1.09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3M4</text:p>
          </table:table-cell>
          <table:table-cell office:value-type="float" office:value="1.098">
            <text:p>1.098</text:p>
          </table:table-cell>
          <table:table-cell table:style-name="ce1" office:value-type="float" office:value="11.4">
            <text:p>11.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2M4</text:p>
          </table:table-cell>
          <table:table-cell office:value-type="float" office:value="1.125">
            <text:p>1.125</text:p>
          </table:table-cell>
          <table:table-cell office:value-type="float" office:value="71.5">
            <text:p>7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1M3</text:p>
          </table:table-cell>
          <table:table-cell office:value-type="float" office:value="1.199">
            <text:p>1.199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1M2</text:p>
          </table:table-cell>
          <table:table-cell office:value-type="float" office:value="1.196">
            <text:p>1.196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3N1</text:p>
          </table:table-cell>
          <table:table-cell office:value-type="float" office:value="1.115">
            <text:p>1.11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2N1</text:p>
          </table:table-cell>
          <table:table-cell office:value-type="float" office:value="1.13">
            <text:p>1.130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3M1</text:p>
          </table:table-cell>
          <table:table-cell office:value-type="float" office:value="0.957">
            <text:p>0.957</text:p>
          </table:table-cell>
          <table:table-cell office:value-type="float" office:value="5.4">
            <text:p>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office:value-type="string">
            <text:p>L2M1</text:p>
          </table:table-cell>
          <table:table-cell office:value-type="float" office:value="0.984">
            <text:p>0.984</text:p>
          </table:table-cell>
          <table:table-cell office:value-type="float" office:value="3.2">
            <text:p>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0.367">
            <text:p>10.367</text:p>
          </table:table-cell>
          <table:table-cell office:value-type="float" office:value="0.507">
            <text:p>0.50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299">
            <text:p>1.299</text:p>
          </table:table-cell>
          <table:table-cell office:value-type="float" office:value="0.0021">
            <text:p>0.0021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143">
            <text:p>1.143</text:p>
          </table:table-cell>
          <table:table-cell office:value-type="float" office:value="0.012">
            <text:p>0.01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116">
            <text:p>1.116</text:p>
          </table:table-cell>
          <table:table-cell office:value-type="float" office:value="0.013">
            <text:p>0.01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16">
            <text:p>0.16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104">
            <text:p>0.1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1">
            <text:p>0.1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19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19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1</text:p>
          </table:table-cell>
          <table:table-cell office:value-type="string">
            <text:p>Ga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01">
            <text:p>0.0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KN2,3</text:p>
          </table:table-cell>
          <table:table-cell office:value-type="float" office:value="11.1011">
            <text:p>11.1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KM3</text:p>
          </table:table-cell>
          <table:table-cell office:value-type="float" office:value="10.982">
            <text:p>10.982</text:p>
          </table:table-cell>
          <table:table-cell office:value-type="float" office:value="21.8">
            <text:p>2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KM2</text:p>
          </table:table-cell>
          <table:table-cell office:value-type="float" office:value="10.978">
            <text:p>10.97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KL3</text:p>
          </table:table-cell>
          <table:table-cell office:value-type="float" office:value="9.886">
            <text:p>9.886</text:p>
          </table:table-cell>
          <table:table-cell office:value-type="float" office:value="100">
            <text:p>100.000</text:p>
          </table:table-cell>
          <table:table-cell office:value-type="float" office:value="2.78">
            <text:p>2.7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KL2</text:p>
          </table:table-cell>
          <table:table-cell office:value-type="float" office:value="9.855">
            <text:p>9.855</text:p>
          </table:table-cell>
          <table:table-cell office:value-type="float" office:value="52.1">
            <text:p>52.100</text:p>
          </table:table-cell>
          <table:table-cell office:value-type="float" office:value="2.92">
            <text:p>2.9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3M5</text:p>
          </table:table-cell>
          <table:table-cell office:value-type="float" office:value="1.188">
            <text:p>1.18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2M4</text:p>
          </table:table-cell>
          <table:table-cell office:value-type="float" office:value="1.218">
            <text:p>1.218</text:p>
          </table:table-cell>
          <table:table-cell office:value-type="float" office:value="63.9">
            <text:p>63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3M4</text:p>
          </table:table-cell>
          <table:table-cell office:value-type="float" office:value="1.187">
            <text:p>1.187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3M1</text:p>
          </table:table-cell>
          <table:table-cell office:value-type="float" office:value="1.037">
            <text:p>1.037</text:p>
          </table:table-cell>
          <table:table-cell office:value-type="float" office:value="5.1">
            <text:p>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2M1</text:p>
          </table:table-cell>
          <table:table-cell office:value-type="float" office:value="1.068">
            <text:p>1.068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1M3</text:p>
          </table:table-cell>
          <table:table-cell office:value-type="float" office:value="1.294">
            <text:p>1.294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1M2</text:p>
          </table:table-cell>
          <table:table-cell office:value-type="float" office:value="1.29">
            <text:p>1.290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3N1</text:p>
          </table:table-cell>
          <table:table-cell office:value-type="float" office:value="1.212">
            <text:p>1.21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2N1</text:p>
          </table:table-cell>
          <table:table-cell office:value-type="float" office:value="1.224">
            <text:p>1.224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1N3</text:p>
          </table:table-cell>
          <table:table-cell office:value-type="float" office:value="1.412">
            <text:p>1.41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office:value-type="string">
            <text:p>L1N2</text:p>
          </table:table-cell>
          <table:table-cell office:value-type="float" office:value="1.412">
            <text:p>1.41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1.103">
            <text:p>11.103</text:p>
          </table:table-cell>
          <table:table-cell office:value-type="float" office:value="0.535">
            <text:p>0.53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415">
            <text:p>1.415</text:p>
          </table:table-cell>
          <table:table-cell office:value-type="float" office:value="0.0024">
            <text:p>0.0024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248">
            <text:p>1.248</text:p>
          </table:table-cell>
          <table:table-cell office:value-type="float" office:value="0.013">
            <text:p>0.01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217">
            <text:p>1.217</text:p>
          </table:table-cell>
          <table:table-cell office:value-type="float" office:value="0.015">
            <text:p>0.01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18">
            <text:p>0.18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125">
            <text:p>0.1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121">
            <text:p>0.12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3">
            <text:p>0.0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29">
            <text:p>0.02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2</text:p>
          </table:table-cell>
          <table:table-cell office:value-type="string">
            <text:p>Ge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05">
            <text:p>0.0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KN2,3</text:p>
          </table:table-cell>
          <table:table-cell office:value-type="float" office:value="11.8641">
            <text:p>11.86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KM3</text:p>
          </table:table-cell>
          <table:table-cell office:value-type="float" office:value="11.726">
            <text:p>11.726</text:p>
          </table:table-cell>
          <table:table-cell office:value-type="float" office:value="22.3">
            <text:p>2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KM2</text:p>
          </table:table-cell>
          <table:table-cell office:value-type="float" office:value="11.721">
            <text:p>11.7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KL3</text:p>
          </table:table-cell>
          <table:table-cell office:value-type="float" office:value="10.543">
            <text:p>10.543</text:p>
          </table:table-cell>
          <table:table-cell office:value-type="float" office:value="100">
            <text:p>100.000</text:p>
          </table:table-cell>
          <table:table-cell office:value-type="float" office:value="3.08">
            <text:p>3.0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KL2</text:p>
          </table:table-cell>
          <table:table-cell office:value-type="float" office:value="10.508">
            <text:p>10.508</text:p>
          </table:table-cell>
          <table:table-cell office:value-type="float" office:value="52.3">
            <text:p>52.300</text:p>
          </table:table-cell>
          <table:table-cell office:value-type="float" office:value="3.17">
            <text:p>3.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3M5</text:p>
          </table:table-cell>
          <table:table-cell office:value-type="float" office:value="1.282">
            <text:p>1.28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3M4</text:p>
          </table:table-cell>
          <table:table-cell office:value-type="float" office:value="1.282">
            <text:p>1.282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2M4</text:p>
          </table:table-cell>
          <table:table-cell office:value-type="float" office:value="1.317">
            <text:p>1.317</text:p>
          </table:table-cell>
          <table:table-cell office:value-type="float" office:value="62.4">
            <text:p>6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1M3</text:p>
          </table:table-cell>
          <table:table-cell office:value-type="float" office:value="1.386">
            <text:p>1.386</text:p>
          </table:table-cell>
          <table:table-cell office:value-type="float" office:value="2.6">
            <text:p>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1M2</text:p>
          </table:table-cell>
          <table:table-cell office:value-type="float" office:value="1.381">
            <text:p>1.381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3N1</text:p>
          </table:table-cell>
          <table:table-cell table:style-name="ce1" office:value-type="float" office:value="1.316">
            <text:p>1.31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1N2</text:p>
          </table:table-cell>
          <table:table-cell table:style-name="ce1" office:value-type="float" office:value="1.524">
            <text:p>1.52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1N3</text:p>
          </table:table-cell>
          <table:table-cell table:style-name="ce1" office:value-type="float" office:value="1.524">
            <text:p>1.52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2N1</text:p>
          </table:table-cell>
          <table:table-cell table:style-name="ce1" office:value-type="float" office:value="1.336">
            <text:p>1.336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3M1</text:p>
          </table:table-cell>
          <table:table-cell office:value-type="float" office:value="1.119">
            <text:p>1.119</text:p>
          </table:table-cell>
          <table:table-cell office:value-type="float" office:value="4.9">
            <text:p>4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office:value-type="string">
            <text:p>L2M1</text:p>
          </table:table-cell>
          <table:table-cell office:value-type="float" office:value="1.154">
            <text:p>1.154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1.867">
            <text:p>11.867</text:p>
          </table:table-cell>
          <table:table-cell office:value-type="float" office:value="0.562">
            <text:p>0.56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527">
            <text:p>1.527</text:p>
          </table:table-cell>
          <table:table-cell office:value-type="float" office:value="0.0028">
            <text:p>0.0028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359">
            <text:p>1.359</text:p>
          </table:table-cell>
          <table:table-cell office:value-type="float" office:value="0.014">
            <text:p>0.01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324">
            <text:p>1.324</text:p>
          </table:table-cell>
          <table:table-cell office:value-type="float" office:value="0.016">
            <text:p>0.01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205">
            <text:p>0.2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146">
            <text:p>0.14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141">
            <text:p>0.1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42">
            <text:p>0.0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42">
            <text:p>0.0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3</text:p>
          </table:table-cell>
          <table:table-cell office:value-type="string">
            <text:p>As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08">
            <text:p>0.00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KN2,3</text:p>
          </table:table-cell>
          <table:table-cell office:value-type="float" office:value="12.655">
            <text:p>12.655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KM3</text:p>
          </table:table-cell>
          <table:table-cell office:value-type="float" office:value="12.497">
            <text:p>12.497</text:p>
          </table:table-cell>
          <table:table-cell office:value-type="float" office:value="22.9">
            <text:p>2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KM2</text:p>
          </table:table-cell>
          <table:table-cell office:value-type="float" office:value="12.489">
            <text:p>12.48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KL3</text:p>
          </table:table-cell>
          <table:table-cell office:value-type="float" office:value="11.224">
            <text:p>11.224</text:p>
          </table:table-cell>
          <table:table-cell office:value-type="float" office:value="100">
            <text:p>100.000</text:p>
          </table:table-cell>
          <table:table-cell office:value-type="float" office:value="3.33">
            <text:p>3.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KL2</text:p>
          </table:table-cell>
          <table:table-cell office:value-type="float" office:value="11.184">
            <text:p>11.184</text:p>
          </table:table-cell>
          <table:table-cell office:value-type="float" office:value="52.4">
            <text:p>52.400</text:p>
          </table:table-cell>
          <table:table-cell office:value-type="float" office:value="3.46">
            <text:p>3.4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3M5</text:p>
          </table:table-cell>
          <table:table-cell office:value-type="float" office:value="1.379">
            <text:p>1.37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3M4</text:p>
          </table:table-cell>
          <table:table-cell office:value-type="float" office:value="1.378">
            <text:p>1.378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2M4</text:p>
          </table:table-cell>
          <table:table-cell office:value-type="float" office:value="1.419">
            <text:p>1.419</text:p>
          </table:table-cell>
          <table:table-cell office:value-type="float" office:value="61.7">
            <text:p>6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1M3</text:p>
          </table:table-cell>
          <table:table-cell office:value-type="float" office:value="1.491">
            <text:p>1.491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1M2</text:p>
          </table:table-cell>
          <table:table-cell office:value-type="float" office:value="1.486">
            <text:p>1.486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3N1</text:p>
          </table:table-cell>
          <table:table-cell table:style-name="ce1" office:value-type="float" office:value="1.422">
            <text:p>1.42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1N2</text:p>
          </table:table-cell>
          <table:table-cell table:style-name="ce1" office:value-type="float" office:value="1.649">
            <text:p>1.64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1N3</text:p>
          </table:table-cell>
          <table:table-cell table:style-name="ce1" office:value-type="float" office:value="1.649">
            <text:p>1.64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2N1</text:p>
          </table:table-cell>
          <table:table-cell office:value-type="float" office:value="1.453">
            <text:p>1.453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3M1</text:p>
          </table:table-cell>
          <table:table-cell office:value-type="float" office:value="1.204">
            <text:p>1.204</text:p>
          </table:table-cell>
          <table:table-cell office:value-type="float" office:value="4.8">
            <text:p>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office:value-type="string">
            <text:p>L2M1</text:p>
          </table:table-cell>
          <table:table-cell office:value-type="float" office:value="1.245">
            <text:p>1.245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2.658">
            <text:p>12.658</text:p>
          </table:table-cell>
          <table:table-cell office:value-type="float" office:value="0.589">
            <text:p>0.58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652">
            <text:p>1.652</text:p>
          </table:table-cell>
          <table:table-cell office:value-type="float" office:value="0.0032">
            <text:p>0.0032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474">
            <text:p>1.474</text:p>
          </table:table-cell>
          <table:table-cell office:value-type="float" office:value="0.016">
            <text:p>0.01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434">
            <text:p>1.434</text:p>
          </table:table-cell>
          <table:table-cell office:value-type="float" office:value="0.018">
            <text:p>0.0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23">
            <text:p>0.2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167">
            <text:p>0.16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161">
            <text:p>0.16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56">
            <text:p>0.0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55">
            <text:p>0.05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4</text:p>
          </table:table-cell>
          <table:table-cell office:value-type="string">
            <text:p>Se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12">
            <text:p>0.0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KN2,3</text:p>
          </table:table-cell>
          <table:table-cell office:value-type="float" office:value="13.471">
            <text:p>13.471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KM3</text:p>
          </table:table-cell>
          <table:table-cell office:value-type="float" office:value="13.292">
            <text:p>13.292</text:p>
          </table:table-cell>
          <table:table-cell office:value-type="float" office:value="23.3">
            <text:p>2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KM2</text:p>
          </table:table-cell>
          <table:table-cell office:value-type="float" office:value="13.285">
            <text:p>13.2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KL3</text:p>
          </table:table-cell>
          <table:table-cell office:value-type="float" office:value="11.924">
            <text:p>11.924</text:p>
          </table:table-cell>
          <table:table-cell office:value-type="float" office:value="100">
            <text:p>100.000</text:p>
          </table:table-cell>
          <table:table-cell office:value-type="float" office:value="3.6">
            <text:p>3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KL2</text:p>
          </table:table-cell>
          <table:table-cell office:value-type="float" office:value="11.878">
            <text:p>11.878</text:p>
          </table:table-cell>
          <table:table-cell office:value-type="float" office:value="52.6">
            <text:p>52.600</text:p>
          </table:table-cell>
          <table:table-cell office:value-type="float" office:value="3.73">
            <text:p>3.7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3M5</text:p>
          </table:table-cell>
          <table:table-cell office:value-type="float" office:value="1.481">
            <text:p>1.48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3M4</text:p>
          </table:table-cell>
          <table:table-cell office:value-type="float" office:value="1.48">
            <text:p>1.480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2M4</text:p>
          </table:table-cell>
          <table:table-cell office:value-type="float" office:value="1.526">
            <text:p>1.526</text:p>
          </table:table-cell>
          <table:table-cell office:value-type="float" office:value="61">
            <text:p>6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1M3</text:p>
          </table:table-cell>
          <table:table-cell office:value-type="float" office:value="1.6">
            <text:p>1.600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1M2</text:p>
          </table:table-cell>
          <table:table-cell office:value-type="float" office:value="1.593">
            <text:p>1.593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3N1</text:p>
          </table:table-cell>
          <table:table-cell table:style-name="ce1" office:value-type="float" office:value="1.523">
            <text:p>1.523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1N2</text:p>
          </table:table-cell>
          <table:table-cell table:style-name="ce1" office:value-type="float" office:value="1.779">
            <text:p>1.77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1N3</text:p>
          </table:table-cell>
          <table:table-cell table:style-name="ce1" office:value-type="float" office:value="1.779">
            <text:p>1.77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2N1</text:p>
          </table:table-cell>
          <table:table-cell table:style-name="ce1" office:value-type="float" office:value="1.575">
            <text:p>1.575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3M1</text:p>
          </table:table-cell>
          <table:table-cell office:value-type="float" office:value="1.293">
            <text:p>1.293</text:p>
          </table:table-cell>
          <table:table-cell office:value-type="float" office:value="4.6">
            <text:p>4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office:value-type="string">
            <text:p>L2M1</text:p>
          </table:table-cell>
          <table:table-cell office:value-type="float" office:value="1.339">
            <text:p>1.339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3.474">
            <text:p>13.474</text:p>
          </table:table-cell>
          <table:table-cell office:value-type="float" office:value="0.618">
            <text:p>0.6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782">
            <text:p>1.782</text:p>
          </table:table-cell>
          <table:table-cell office:value-type="float" office:value="0.0036">
            <text:p>0.0036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596">
            <text:p>1.596</text:p>
          </table:table-cell>
          <table:table-cell office:value-type="float" office:value="0.018">
            <text:p>0.0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55">
            <text:p>1.550</text:p>
          </table:table-cell>
          <table:table-cell office:value-type="float" office:value="0.02">
            <text:p>0.0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257">
            <text:p>0.25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189">
            <text:p>0.18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182">
            <text:p>0.1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7">
            <text:p>0.0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69">
            <text:p>0.06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5</text:p>
          </table:table-cell>
          <table:table-cell office:value-type="string">
            <text:p>B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27">
            <text:p>0.0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KN2,3</text:p>
          </table:table-cell>
          <table:table-cell office:value-type="float" office:value="14.312">
            <text:p>14.312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KM3</text:p>
          </table:table-cell>
          <table:table-cell office:value-type="float" office:value="14.112">
            <text:p>14.112</text:p>
          </table:table-cell>
          <table:table-cell office:value-type="float" office:value="23.3">
            <text:p>2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KM2</text:p>
          </table:table-cell>
          <table:table-cell office:value-type="float" office:value="14.105">
            <text:p>14.1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KL3</text:p>
          </table:table-cell>
          <table:table-cell office:value-type="float" office:value="12.648">
            <text:p>12.648</text:p>
          </table:table-cell>
          <table:table-cell office:value-type="float" office:value="100">
            <text:p>100.000</text:p>
          </table:table-cell>
          <table:table-cell office:value-type="float" office:value="3.92">
            <text:p>3.9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KL2</text:p>
          </table:table-cell>
          <table:table-cell office:value-type="float" office:value="12.595">
            <text:p>12.595</text:p>
          </table:table-cell>
          <table:table-cell office:value-type="float" office:value="52.7">
            <text:p>52.700</text:p>
          </table:table-cell>
          <table:table-cell office:value-type="float" office:value="4.06">
            <text:p>4.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3M5</text:p>
          </table:table-cell>
          <table:table-cell office:value-type="float" office:value="1.585">
            <text:p>1.58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3M4</text:p>
          </table:table-cell>
          <table:table-cell office:value-type="float" office:value="1.583">
            <text:p>1.583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2M4</text:p>
          </table:table-cell>
          <table:table-cell office:value-type="float" office:value="1.636">
            <text:p>1.636</text:p>
          </table:table-cell>
          <table:table-cell office:value-type="float" office:value="60">
            <text:p>6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1M3</text:p>
          </table:table-cell>
          <table:table-cell office:value-type="float" office:value="1.707">
            <text:p>1.707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1M2</text:p>
          </table:table-cell>
          <table:table-cell office:value-type="float" office:value="1.699">
            <text:p>1.699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3N1</text:p>
          </table:table-cell>
          <table:table-cell table:style-name="ce1" office:value-type="float" office:value="1.651">
            <text:p>1.651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1N2</text:p>
          </table:table-cell>
          <table:table-cell table:style-name="ce1" office:value-type="float" office:value="1.907">
            <text:p>1.90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1N3</text:p>
          </table:table-cell>
          <table:table-cell table:style-name="ce1" office:value-type="float" office:value="1.907">
            <text:p>1.907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2N1</text:p>
          </table:table-cell>
          <table:table-cell office:value-type="float" office:value="1.703">
            <text:p>1.703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3M1</text:p>
          </table:table-cell>
          <table:table-cell office:value-type="float" office:value="1.386">
            <text:p>1.386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office:value-type="string">
            <text:p>L2M1</text:p>
          </table:table-cell>
          <table:table-cell office:value-type="float" office:value="1.438">
            <text:p>1.438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4.326">
            <text:p>14.326</text:p>
          </table:table-cell>
          <table:table-cell office:value-type="float" office:value="0.643">
            <text:p>0.6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.921">
            <text:p>1.921</text:p>
          </table:table-cell>
          <table:table-cell office:value-type="float" office:value="0.0041">
            <text:p>0.0041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731">
            <text:p>1.731</text:p>
          </table:table-cell>
          <table:table-cell office:value-type="float" office:value="0.02">
            <text:p>0.0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678">
            <text:p>1.678</text:p>
          </table:table-cell>
          <table:table-cell office:value-type="float" office:value="0.022">
            <text:p>0.02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293">
            <text:p>0.29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222">
            <text:p>0.22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214">
            <text:p>0.21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0953">
            <text:p>0.0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094">
            <text:p>0.09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6</text:p>
          </table:table-cell>
          <table:table-cell office:value-type="string">
            <text:p>K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28">
            <text:p>0.0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KN2,3</text:p>
          </table:table-cell>
          <table:table-cell office:value-type="float" office:value="15.184">
            <text:p>15.184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KM3</text:p>
          </table:table-cell>
          <table:table-cell office:value-type="float" office:value="14.961">
            <text:p>14.961</text:p>
          </table:table-cell>
          <table:table-cell office:value-type="float" office:value="23.8">
            <text:p>23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KM2</text:p>
          </table:table-cell>
          <table:table-cell office:value-type="float" office:value="14.952">
            <text:p>14.9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KL3</text:p>
          </table:table-cell>
          <table:table-cell office:value-type="float" office:value="13.396">
            <text:p>13.396</text:p>
          </table:table-cell>
          <table:table-cell office:value-type="float" office:value="100">
            <text:p>100.000</text:p>
          </table:table-cell>
          <table:table-cell office:value-type="float" office:value="4.26">
            <text:p>4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KL2</text:p>
          </table:table-cell>
          <table:table-cell office:value-type="float" office:value="13.336">
            <text:p>13.336</text:p>
          </table:table-cell>
          <table:table-cell office:value-type="float" office:value="52.9">
            <text:p>52.900</text:p>
          </table:table-cell>
          <table:table-cell office:value-type="float" office:value="4.92">
            <text:p>4.9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3M5</text:p>
          </table:table-cell>
          <table:table-cell office:value-type="float" office:value="1.692">
            <text:p>1.69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3M4</text:p>
          </table:table-cell>
          <table:table-cell office:value-type="float" office:value="1.691">
            <text:p>1.691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2M4</text:p>
          </table:table-cell>
          <table:table-cell office:value-type="float" office:value="1.751">
            <text:p>1.751</text:p>
          </table:table-cell>
          <table:table-cell office:value-type="float" office:value="59.4">
            <text:p>59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1M3</text:p>
          </table:table-cell>
          <table:table-cell office:value-type="float" office:value="1.826">
            <text:p>1.826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1M2</text:p>
          </table:table-cell>
          <table:table-cell office:value-type="float" office:value="1.816">
            <text:p>1.816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3N1</text:p>
          </table:table-cell>
          <table:table-cell table:style-name="ce1" office:value-type="float" office:value="1.774">
            <text:p>1.774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1N2</text:p>
          </table:table-cell>
          <table:table-cell office:value-type="float" office:value="2.049">
            <text:p>2.04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1N3</text:p>
          </table:table-cell>
          <table:table-cell office:value-type="float" office:value="2.05">
            <text:p>2.050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2N1</text:p>
          </table:table-cell>
          <table:table-cell table:style-name="ce1" office:value-type="float" office:value="1.836">
            <text:p>1.836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3M1</text:p>
          </table:table-cell>
          <table:table-cell office:value-type="float" office:value="1.477">
            <text:p>1.477</text:p>
          </table:table-cell>
          <table:table-cell office:value-type="float" office:value="4.4">
            <text:p>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L2M1</text:p>
          </table:table-cell>
          <table:table-cell office:value-type="float" office:value="1.537">
            <text:p>1.537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office:value-type="string">
            <text:p>M3N1</text:p>
          </table:table-cell>
          <table:table-cell office:value-type="float" office:value="0.208">
            <text:p>0.20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5.2">
            <text:p>15.200</text:p>
          </table:table-cell>
          <table:table-cell office:value-type="float" office:value="0.667">
            <text:p>0.66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.065">
            <text:p>2.065</text:p>
          </table:table-cell>
          <table:table-cell office:value-type="float" office:value="0.0046">
            <text:p>0.0046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.864">
            <text:p>1.864</text:p>
          </table:table-cell>
          <table:table-cell office:value-type="float" office:value="0.022">
            <text:p>0.02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804">
            <text:p>1.804</text:p>
          </table:table-cell>
          <table:table-cell office:value-type="float" office:value="0.024">
            <text:p>0.02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327">
            <text:p>0.3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249">
            <text:p>0.2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239">
            <text:p>0.2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113">
            <text:p>0.11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112">
            <text:p>0.1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7</text:p>
          </table:table-cell>
          <table:table-cell office:value-type="string">
            <text:p>Rb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31">
            <text:p>0.0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KN2,3</text:p>
          </table:table-cell>
          <table:table-cell office:value-type="float" office:value="16.083">
            <text:p>16.083</text:p>
          </table:table-cell>
          <table:table-cell office:value-type="float" office:value="3.1">
            <text:p>3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KM3</text:p>
          </table:table-cell>
          <table:table-cell office:value-type="float" office:value="15.835">
            <text:p>15.835</text:p>
          </table:table-cell>
          <table:table-cell office:value-type="float" office:value="24.2">
            <text:p>2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KM2</text:p>
          </table:table-cell>
          <table:table-cell office:value-type="float" office:value="15.826">
            <text:p>15.82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KL3</text:p>
          </table:table-cell>
          <table:table-cell office:value-type="float" office:value="14.165">
            <text:p>14.165</text:p>
          </table:table-cell>
          <table:table-cell office:value-type="float" office:value="100">
            <text:p>100.000</text:p>
          </table:table-cell>
          <table:table-cell office:value-type="float" office:value="4.63">
            <text:p>4.6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KL2</text:p>
          </table:table-cell>
          <table:table-cell office:value-type="float" office:value="14.098">
            <text:p>14.098</text:p>
          </table:table-cell>
          <table:table-cell office:value-type="float" office:value="53">
            <text:p>53.000</text:p>
          </table:table-cell>
          <table:table-cell office:value-type="float" office:value="4.79">
            <text:p>4.7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3M5</text:p>
          </table:table-cell>
          <table:table-cell office:value-type="float" office:value="1.806">
            <text:p>1.80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3M4</text:p>
          </table:table-cell>
          <table:table-cell office:value-type="float" office:value="1.804">
            <text:p>1.804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2M4</text:p>
          </table:table-cell>
          <table:table-cell office:value-type="float" office:value="1.871">
            <text:p>1.871</text:p>
          </table:table-cell>
          <table:table-cell office:value-type="float" office:value="58.6">
            <text:p>58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1M3</text:p>
          </table:table-cell>
          <table:table-cell office:value-type="float" office:value="1.946">
            <text:p>1.946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1M2</text:p>
          </table:table-cell>
          <table:table-cell office:value-type="float" office:value="1.936">
            <text:p>1.936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3N1</text:p>
          </table:table-cell>
          <table:table-cell table:style-name="ce1" office:value-type="float" office:value="1.901">
            <text:p>1.901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1N2</text:p>
          </table:table-cell>
          <table:table-cell table:style-name="ce1" office:value-type="float" office:value="2.194">
            <text:p>2.19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1N3</text:p>
          </table:table-cell>
          <table:table-cell office:value-type="float" office:value="2.196">
            <text:p>2.196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2N1</text:p>
          </table:table-cell>
          <table:table-cell table:style-name="ce1" office:value-type="float" office:value="1.97">
            <text:p>1.97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3M1</text:p>
          </table:table-cell>
          <table:table-cell office:value-type="float" office:value="1.581">
            <text:p>1.581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office:value-type="string">
            <text:p>L2M1</text:p>
          </table:table-cell>
          <table:table-cell office:value-type="float" office:value="1.648">
            <text:p>1.648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6.105">
            <text:p>16.105</text:p>
          </table:table-cell>
          <table:table-cell office:value-type="float" office:value="0.69">
            <text:p>0.69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.216">
            <text:p>2.216</text:p>
          </table:table-cell>
          <table:table-cell office:value-type="float" office:value="0.0051">
            <text:p>0.0051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007">
            <text:p>2.007</text:p>
          </table:table-cell>
          <table:table-cell office:value-type="float" office:value="0.024">
            <text:p>0.02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.94">
            <text:p>1.940</text:p>
          </table:table-cell>
          <table:table-cell office:value-type="float" office:value="0.026">
            <text:p>0.02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359">
            <text:p>0.3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28">
            <text:p>0.28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27">
            <text:p>0.2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136">
            <text:p>0.13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134">
            <text:p>0.13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8</text:p>
          </table:table-cell>
          <table:table-cell office:value-type="string">
            <text:p>S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39">
            <text:p>0.0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KN2,3</text:p>
          </table:table-cell>
          <table:table-cell office:value-type="float" office:value="17.014">
            <text:p>17.014</text:p>
          </table:table-cell>
          <table:table-cell office:value-type="float" office:value="3.4">
            <text:p>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KM3</text:p>
          </table:table-cell>
          <table:table-cell office:value-type="float" office:value="16.739">
            <text:p>16.739</text:p>
          </table:table-cell>
          <table:table-cell office:value-type="float" office:value="24.6">
            <text:p>24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KM2</text:p>
          </table:table-cell>
          <table:table-cell office:value-type="float" office:value="16.725">
            <text:p>16.72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KL3</text:p>
          </table:table-cell>
          <table:table-cell office:value-type="float" office:value="14.958">
            <text:p>14.958</text:p>
          </table:table-cell>
          <table:table-cell office:value-type="float" office:value="100">
            <text:p>100.000</text:p>
          </table:table-cell>
          <table:table-cell office:value-type="float" office:value="5.02">
            <text:p>5.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KL2</text:p>
          </table:table-cell>
          <table:table-cell office:value-type="float" office:value="14.882">
            <text:p>14.882</text:p>
          </table:table-cell>
          <table:table-cell office:value-type="float" office:value="53.2">
            <text:p>53.200</text:p>
          </table:table-cell>
          <table:table-cell office:value-type="float" office:value="5.18">
            <text:p>5.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3M5</text:p>
          </table:table-cell>
          <table:table-cell office:value-type="float" office:value="1.924">
            <text:p>1.92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3M4</text:p>
          </table:table-cell>
          <table:table-cell office:value-type="float" office:value="1.922">
            <text:p>1.922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2M4</text:p>
          </table:table-cell>
          <table:table-cell office:value-type="float" office:value="1.998">
            <text:p>1.998</text:p>
          </table:table-cell>
          <table:table-cell office:value-type="float" office:value="58">
            <text:p>58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3N5</text:p>
          </table:table-cell>
          <table:table-cell office:value-type="float" office:value="2.075">
            <text:p>2.075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1M3</text:p>
          </table:table-cell>
          <table:table-cell office:value-type="float" office:value="2.074">
            <text:p>2.074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1M2</text:p>
          </table:table-cell>
          <table:table-cell office:value-type="float" office:value="2.062">
            <text:p>2.062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3N1</text:p>
          </table:table-cell>
          <table:table-cell office:value-type="float" office:value="2.036">
            <text:p>2.03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2N4</text:p>
          </table:table-cell>
          <table:table-cell office:value-type="float" office:value="2.144">
            <text:p>2.14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1N2</text:p>
          </table:table-cell>
          <table:table-cell office:value-type="float" office:value="2.349">
            <text:p>2.34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1N3</text:p>
          </table:table-cell>
          <table:table-cell office:value-type="float" office:value="2.35">
            <text:p>2.350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2N1</text:p>
          </table:table-cell>
          <table:table-cell table:style-name="ce1" office:value-type="float" office:value="2.11">
            <text:p>2.11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3M1</text:p>
          </table:table-cell>
          <table:table-cell office:value-type="float" office:value="1.688">
            <text:p>1.688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office:value-type="string">
            <text:p>L2M1</text:p>
          </table:table-cell>
          <table:table-cell office:value-type="float" office:value="1.764">
            <text:p>1.764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7.038">
            <text:p>17.038</text:p>
          </table:table-cell>
          <table:table-cell office:value-type="float" office:value="0.71">
            <text:p>0.71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.373">
            <text:p>2.373</text:p>
          </table:table-cell>
          <table:table-cell office:value-type="float" office:value="0.0059">
            <text:p>0.0059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156">
            <text:p>2.156</text:p>
          </table:table-cell>
          <table:table-cell office:value-type="float" office:value="0.026">
            <text:p>0.02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2.08">
            <text:p>2.080</text:p>
          </table:table-cell>
          <table:table-cell office:value-type="float" office:value="0.028">
            <text:p>0.02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392">
            <text:p>0.3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311">
            <text:p>0.3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299">
            <text:p>0.29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158">
            <text:p>0.15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156">
            <text:p>0.1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39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44">
            <text:p>0.0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KN2,3</text:p>
          </table:table-cell>
          <table:table-cell office:value-type="float" office:value="17.97">
            <text:p>17.970</text:p>
          </table:table-cell>
          <table:table-cell office:value-type="float" office:value="3.6">
            <text:p>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KM3</text:p>
          </table:table-cell>
          <table:table-cell office:value-type="float" office:value="17.668">
            <text:p>17.668</text:p>
          </table:table-cell>
          <table:table-cell office:value-type="float" office:value="25.1">
            <text:p>2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KM2</text:p>
          </table:table-cell>
          <table:table-cell office:value-type="float" office:value="17.649">
            <text:p>17.64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KL3</text:p>
          </table:table-cell>
          <table:table-cell office:value-type="float" office:value="15.775">
            <text:p>15.775</text:p>
          </table:table-cell>
          <table:table-cell office:value-type="float" office:value="100">
            <text:p>100.000</text:p>
          </table:table-cell>
          <table:table-cell office:value-type="float" office:value="5.4">
            <text:p>5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KL2</text:p>
          </table:table-cell>
          <table:table-cell office:value-type="float" office:value="15.691">
            <text:p>15.691</text:p>
          </table:table-cell>
          <table:table-cell office:value-type="float" office:value="53.3">
            <text:p>53.300</text:p>
          </table:table-cell>
          <table:table-cell office:value-type="float" office:value="5.62">
            <text:p>5.6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3M5</text:p>
          </table:table-cell>
          <table:table-cell office:value-type="float" office:value="2.044">
            <text:p>2.04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3M4</text:p>
          </table:table-cell>
          <table:table-cell office:value-type="float" office:value="2.042">
            <text:p>2.042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2M4</text:p>
          </table:table-cell>
          <table:table-cell office:value-type="float" office:value="2.126">
            <text:p>2.126</text:p>
          </table:table-cell>
          <table:table-cell office:value-type="float" office:value="55.8">
            <text:p>5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3N5</text:p>
          </table:table-cell>
          <table:table-cell office:value-type="float" office:value="2.219">
            <text:p>2.219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1M3</text:p>
          </table:table-cell>
          <table:table-cell office:value-type="float" office:value="2.202">
            <text:p>2.202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1M2</text:p>
          </table:table-cell>
          <table:table-cell office:value-type="float" office:value="2.189">
            <text:p>2.189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3N1</text:p>
          </table:table-cell>
          <table:table-cell table:style-name="ce1" office:value-type="float" office:value="2.172">
            <text:p>2.172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1M5</text:p>
          </table:table-cell>
          <table:table-cell table:style-name="ce1" office:value-type="float" office:value="2.362">
            <text:p>2.36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2N4</text:p>
          </table:table-cell>
          <table:table-cell office:value-type="float" office:value="2.302">
            <text:p>2.302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1N2</text:p>
          </table:table-cell>
          <table:table-cell office:value-type="float" office:value="2.504">
            <text:p>2.50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1N3</text:p>
          </table:table-cell>
          <table:table-cell office:value-type="float" office:value="2.505">
            <text:p>2.505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2N1</text:p>
          </table:table-cell>
          <table:table-cell table:style-name="ce1" office:value-type="float" office:value="2.255">
            <text:p>2.255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3M1</text:p>
          </table:table-cell>
          <table:table-cell office:value-type="float" office:value="1.793">
            <text:p>1.793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L2M1</text:p>
          </table:table-cell>
          <table:table-cell office:value-type="float" office:value="1.877">
            <text:p>1.877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M3N5</text:p>
          </table:table-cell>
          <table:table-cell office:value-type="float" office:value="0.323">
            <text:p>0.32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M4N2,3</text:p>
          </table:table-cell>
          <table:table-cell office:value-type="float" office:value="0.151">
            <text:p>0.15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office:value-type="string">
            <text:p>M2N4</text:p>
          </table:table-cell>
          <table:table-cell office:value-type="float" office:value="0.335">
            <text:p>0.3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7.998">
            <text:p>17.998</text:p>
          </table:table-cell>
          <table:table-cell office:value-type="float" office:value="0.73">
            <text:p>0.73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.532">
            <text:p>2.532</text:p>
          </table:table-cell>
          <table:table-cell office:value-type="float" office:value="0.0068">
            <text:p>0.0068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307">
            <text:p>2.307</text:p>
          </table:table-cell>
          <table:table-cell office:value-type="float" office:value="0.028">
            <text:p>0.02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2.223">
            <text:p>2.223</text:p>
          </table:table-cell>
          <table:table-cell office:value-type="float" office:value="0.031">
            <text:p>0.03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43">
            <text:p>0.4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344">
            <text:p>0.3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33">
            <text:p>0.3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181">
            <text:p>0.1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179">
            <text:p>0.17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0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51">
            <text:p>0.0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KN2,3</text:p>
          </table:table-cell>
          <table:table-cell office:value-type="float" office:value="18.953">
            <text:p>18.953</text:p>
          </table:table-cell>
          <table:table-cell office:value-type="float" office:value="3.7">
            <text:p>3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KM3</text:p>
          </table:table-cell>
          <table:table-cell office:value-type="float" office:value="18.625">
            <text:p>18.625</text:p>
          </table:table-cell>
          <table:table-cell office:value-type="float" office:value="25.4">
            <text:p>2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KM2</text:p>
          </table:table-cell>
          <table:table-cell office:value-type="float" office:value="18.606">
            <text:p>18.6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KL3</text:p>
          </table:table-cell>
          <table:table-cell office:value-type="float" office:value="16.615">
            <text:p>16.615</text:p>
          </table:table-cell>
          <table:table-cell office:value-type="float" office:value="100">
            <text:p>100.000</text:p>
          </table:table-cell>
          <table:table-cell office:value-type="float" office:value="5.8">
            <text:p>5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KL2</text:p>
          </table:table-cell>
          <table:table-cell office:value-type="float" office:value="16.521">
            <text:p>16.521</text:p>
          </table:table-cell>
          <table:table-cell office:value-type="float" office:value="53.5">
            <text:p>53.500</text:p>
          </table:table-cell>
          <table:table-cell office:value-type="float" office:value="6.01">
            <text:p>6.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3M5</text:p>
          </table:table-cell>
          <table:table-cell office:value-type="float" office:value="2.169">
            <text:p>2.16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3M4</text:p>
          </table:table-cell>
          <table:table-cell office:value-type="float" office:value="2.166">
            <text:p>2.166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2M4</text:p>
          </table:table-cell>
          <table:table-cell office:value-type="float" office:value="2.26">
            <text:p>2.260</text:p>
          </table:table-cell>
          <table:table-cell office:value-type="float" office:value="52.5">
            <text:p>5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3N5</text:p>
          </table:table-cell>
          <table:table-cell office:value-type="float" office:value="2.367">
            <text:p>2.367</text:p>
          </table:table-cell>
          <table:table-cell office:value-type="float" office:value="3.3">
            <text:p>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1M3</text:p>
          </table:table-cell>
          <table:table-cell office:value-type="float" office:value="2.337">
            <text:p>2.337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1M2</text:p>
          </table:table-cell>
          <table:table-cell office:value-type="float" office:value="2.322">
            <text:p>2.322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3N1</text:p>
          </table:table-cell>
          <table:table-cell office:value-type="float" office:value="2.315">
            <text:p>2.315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1M5</text:p>
          </table:table-cell>
          <table:table-cell table:style-name="ce1" office:value-type="float" office:value="2.495">
            <text:p>2.49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2N4</text:p>
          </table:table-cell>
          <table:table-cell office:value-type="float" office:value="2.461">
            <text:p>2.461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1N2</text:p>
          </table:table-cell>
          <table:table-cell office:value-type="float" office:value="2.665">
            <text:p>2.66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1N3</text:p>
          </table:table-cell>
          <table:table-cell office:value-type="float" office:value="2.667">
            <text:p>2.667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2N1</text:p>
          </table:table-cell>
          <table:table-cell table:style-name="ce1" office:value-type="float" office:value="2.409">
            <text:p>2.409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3M1</text:p>
          </table:table-cell>
          <table:table-cell office:value-type="float" office:value="1.904">
            <text:p>1.904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L2M1</text:p>
          </table:table-cell>
          <table:table-cell table:style-name="ce1" office:value-type="float" office:value="1.998">
            <text:p>1.998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M3N5</text:p>
          </table:table-cell>
          <table:table-cell office:value-type="float" office:value="0.355">
            <text:p>0.35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M4N2,3</text:p>
          </table:table-cell>
          <table:table-cell table:style-name="ce1" office:value-type="float" office:value="0.172">
            <text:p>0.17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M2N4</text:p>
          </table:table-cell>
          <table:table-cell table:style-name="ce1" office:value-type="float" office:value="0.375">
            <text:p>0.37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office:value-type="string">
            <text:p>M3N1</text:p>
          </table:table-cell>
          <table:table-cell table:style-name="ce1" office:value-type="float" office:value="0.305">
            <text:p>0.3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8.986">
            <text:p>18.986</text:p>
          </table:table-cell>
          <table:table-cell office:value-type="float" office:value="0.747">
            <text:p>0.7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.698">
            <text:p>2.698</text:p>
          </table:table-cell>
          <table:table-cell office:value-type="float" office:value="0.0094">
            <text:p>0.0094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465">
            <text:p>2.465</text:p>
          </table:table-cell>
          <table:table-cell office:value-type="float" office:value="0.031">
            <text:p>0.03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2.371">
            <text:p>2.371</text:p>
          </table:table-cell>
          <table:table-cell office:value-type="float" office:value="0.034">
            <text:p>0.03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467">
            <text:p>0.46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376">
            <text:p>0.37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361">
            <text:p>0.36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205">
            <text:p>0.2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202">
            <text:p>0.2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1</text:p>
          </table:table-cell>
          <table:table-cell office:value-type="string">
            <text:p>Nb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56">
            <text:p>0.0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KL3</text:p>
          </table:table-cell>
          <table:table-cell office:value-type="float" office:value="17.48">
            <text:p>17.480</text:p>
          </table:table-cell>
          <table:table-cell office:value-type="float" office:value="100">
            <text:p>100.000</text:p>
          </table:table-cell>
          <table:table-cell office:value-type="float" office:value="6.31">
            <text:p>6.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KL2</text:p>
          </table:table-cell>
          <table:table-cell office:value-type="float" office:value="17.375">
            <text:p>17.375</text:p>
          </table:table-cell>
          <table:table-cell office:value-type="float" office:value="53.6">
            <text:p>53.600</text:p>
          </table:table-cell>
          <table:table-cell office:value-type="float" office:value="6.49">
            <text:p>6.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KM3</text:p>
          </table:table-cell>
          <table:table-cell office:value-type="float" office:value="19.606">
            <text:p>19.606</text:p>
          </table:table-cell>
          <table:table-cell office:value-type="float" office:value="25.8">
            <text:p>2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KN2,3</text:p>
          </table:table-cell>
          <table:table-cell office:value-type="float" office:value="19.962">
            <text:p>19.962</text:p>
          </table:table-cell>
          <table:table-cell office:value-type="float" office:value="3.9">
            <text:p>3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KM2</text:p>
          </table:table-cell>
          <table:table-cell office:value-type="float" office:value="19.59">
            <text:p>19.59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3M5</text:p>
          </table:table-cell>
          <table:table-cell office:value-type="float" office:value="2.292">
            <text:p>2.29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3M4</text:p>
          </table:table-cell>
          <table:table-cell office:value-type="float" office:value="2.289">
            <text:p>2.289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2M4</text:p>
          </table:table-cell>
          <table:table-cell office:value-type="float" office:value="2.394">
            <text:p>2.394</text:p>
          </table:table-cell>
          <table:table-cell office:value-type="float" office:value="52.4">
            <text:p>5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3N5</text:p>
          </table:table-cell>
          <table:table-cell office:value-type="float" office:value="2.518">
            <text:p>2.518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1M3</text:p>
          </table:table-cell>
          <table:table-cell office:value-type="float" office:value="2.472">
            <text:p>2.472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1M2</text:p>
          </table:table-cell>
          <table:table-cell office:value-type="float" office:value="2.454">
            <text:p>2.454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3N1</text:p>
          </table:table-cell>
          <table:table-cell office:value-type="float" office:value="2.457">
            <text:p>2.457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1M5</text:p>
          </table:table-cell>
          <table:table-cell office:value-type="float" office:value="2.637">
            <text:p>2.63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2N4</text:p>
          </table:table-cell>
          <table:table-cell office:value-type="float" office:value="2.623">
            <text:p>2.623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1N2</text:p>
          </table:table-cell>
          <table:table-cell office:value-type="float" office:value="2.828">
            <text:p>2.82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1N3</text:p>
          </table:table-cell>
          <table:table-cell office:value-type="float" office:value="2.831">
            <text:p>2.83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2N1</text:p>
          </table:table-cell>
          <table:table-cell office:value-type="float" office:value="2.562">
            <text:p>2.562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3M1</text:p>
          </table:table-cell>
          <table:table-cell office:value-type="float" office:value="2.014">
            <text:p>2.014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L2M1</text:p>
          </table:table-cell>
          <table:table-cell office:value-type="float" office:value="2.119">
            <text:p>2.119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M3N5</text:p>
          </table:table-cell>
          <table:table-cell office:value-type="float" office:value="0.379">
            <text:p>0.3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M4N2,3</text:p>
          </table:table-cell>
          <table:table-cell office:value-type="float" office:value="0.193">
            <text:p>0.1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M2N4</text:p>
          </table:table-cell>
          <table:table-cell office:value-type="float" office:value="0.395">
            <text:p>0.3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office:value-type="string">
            <text:p>M3N1</text:p>
          </table:table-cell>
          <table:table-cell office:value-type="float" office:value="0.331">
            <text:p>0.33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0">
            <text:p>20.000</text:p>
          </table:table-cell>
          <table:table-cell office:value-type="float" office:value="0.765">
            <text:p>0.76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.866">
            <text:p>2.866</text:p>
          </table:table-cell>
          <table:table-cell office:value-type="float" office:value="0.01">
            <text:p>0.01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625">
            <text:p>2.625</text:p>
          </table:table-cell>
          <table:table-cell office:value-type="float" office:value="0.034">
            <text:p>0.03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2.52">
            <text:p>2.520</text:p>
          </table:table-cell>
          <table:table-cell office:value-type="float" office:value="0.037">
            <text:p>0.03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506">
            <text:p>0.5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412">
            <text:p>0.4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394">
            <text:p>0.39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231">
            <text:p>0.2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228">
            <text:p>0.2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2</text:p>
          </table:table-cell>
          <table:table-cell office:value-type="string">
            <text:p>Mo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63">
            <text:p>0.06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KL3</text:p>
          </table:table-cell>
          <table:table-cell office:value-type="float" office:value="18.367">
            <text:p>18.367</text:p>
          </table:table-cell>
          <table:table-cell/>
          <table:table-cell office:value-type="float" office:value="6.82">
            <text:p>6.8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KL2</text:p>
          </table:table-cell>
          <table:table-cell office:value-type="float" office:value="18.251">
            <text:p>18.251</text:p>
          </table:table-cell>
          <table:table-cell/>
          <table:table-cell office:value-type="float" office:value="6.99">
            <text:p>6.9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KM3</text:p>
          </table:table-cell>
          <table:table-cell office:value-type="float" office:value="20.626">
            <text:p>20.62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KN2,3</text:p>
          </table:table-cell>
          <table:table-cell office:value-type="float" office:value="21.002">
            <text:p>21.0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KM2</text:p>
          </table:table-cell>
          <table:table-cell office:value-type="float" office:value="20.599">
            <text:p>20.59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3M5</text:p>
          </table:table-cell>
          <table:table-cell office:value-type="float" office:value="2.423">
            <text:p>2.42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3M4</text:p>
          </table:table-cell>
          <table:table-cell office:value-type="float" office:value="2.419">
            <text:p>2.41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2M4</text:p>
          </table:table-cell>
          <table:table-cell office:value-type="float" office:value="2.535">
            <text:p>2.5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3N5</text:p>
          </table:table-cell>
          <table:table-cell office:value-type="float" office:value="2.674">
            <text:p>2.67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1M3</text:p>
          </table:table-cell>
          <table:table-cell office:value-type="float" office:value="2.625">
            <text:p>2.62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1M2</text:p>
          </table:table-cell>
          <table:table-cell office:value-type="float" office:value="2.595">
            <text:p>2.5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3N1</text:p>
          </table:table-cell>
          <table:table-cell office:value-type="float" office:value="2.608">
            <text:p>2.60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1M5</text:p>
          </table:table-cell>
          <table:table-cell office:value-type="float" office:value="2.802">
            <text:p>2.8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2N4</text:p>
          </table:table-cell>
          <table:table-cell office:value-type="float" office:value="2.79">
            <text:p>2.79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1N2</text:p>
          </table:table-cell>
          <table:table-cell office:value-type="float" office:value="3.001">
            <text:p>3.0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1N3</text:p>
          </table:table-cell>
          <table:table-cell office:value-type="float" office:value="3.003">
            <text:p>3.00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2N1</text:p>
          </table:table-cell>
          <table:table-cell office:value-type="float" office:value="2.727">
            <text:p>2.72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3M1</text:p>
          </table:table-cell>
          <table:table-cell office:value-type="float" office:value="2.133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office:value-type="string">
            <text:p>L2M1</text:p>
          </table:table-cell>
          <table:table-cell office:value-type="float" office:value="2.249">
            <text:p>2.24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1.044">
            <text:p>21.044</text:p>
          </table:table-cell>
          <table:table-cell office:value-type="float" office:value="0.78">
            <text:p>0.78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3.043">
            <text:p>3.043</text:p>
          </table:table-cell>
          <table:table-cell office:value-type="float" office:value="0.011">
            <text:p>0.01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793">
            <text:p>2.793</text:p>
          </table:table-cell>
          <table:table-cell office:value-type="float" office:value="0.037">
            <text:p>0.03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2.677">
            <text:p>2.677</text:p>
          </table:table-cell>
          <table:table-cell office:value-type="float" office:value="0.04">
            <text:p>0.04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544">
            <text:p>0.5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448">
            <text:p>0.4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418">
            <text:p>0.4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258">
            <text:p>0.25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254">
            <text:p>0.25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3</text:p>
          </table:table-cell>
          <table:table-cell office:value-type="string">
            <text:p>Tc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7">
            <text:p>0.0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KL3</text:p>
          </table:table-cell>
          <table:table-cell office:value-type="float" office:value="19.279">
            <text:p>19.279</text:p>
          </table:table-cell>
          <table:table-cell office:value-type="float" office:value="100">
            <text:p>100.000</text:p>
          </table:table-cell>
          <table:table-cell office:value-type="float" office:value="7.33">
            <text:p>7.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KL2</text:p>
          </table:table-cell>
          <table:table-cell office:value-type="float" office:value="19.15">
            <text:p>19.150</text:p>
          </table:table-cell>
          <table:table-cell office:value-type="float" office:value="53.9">
            <text:p>53.900</text:p>
          </table:table-cell>
          <table:table-cell office:value-type="float" office:value="7.56">
            <text:p>7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KM3</text:p>
          </table:table-cell>
          <table:table-cell office:value-type="float" office:value="21.656">
            <text:p>21.656</text:p>
          </table:table-cell>
          <table:table-cell office:value-type="float" office:value="26.5">
            <text:p>2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KN2,3</text:p>
          </table:table-cell>
          <table:table-cell office:value-type="float" office:value="22.071">
            <text:p>22.071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KM2</text:p>
          </table:table-cell>
          <table:table-cell office:value-type="float" office:value="21.637">
            <text:p>21.63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3M5</text:p>
          </table:table-cell>
          <table:table-cell office:value-type="float" office:value="2.558">
            <text:p>2.55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3M4</text:p>
          </table:table-cell>
          <table:table-cell office:value-type="float" office:value="2.554">
            <text:p>2.554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2M4</text:p>
          </table:table-cell>
          <table:table-cell office:value-type="float" office:value="2.683">
            <text:p>2.683</text:p>
          </table:table-cell>
          <table:table-cell office:value-type="float" office:value="52.5">
            <text:p>5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3N5</text:p>
          </table:table-cell>
          <table:table-cell office:value-type="float" office:value="2.835">
            <text:p>2.835</text:p>
          </table:table-cell>
          <table:table-cell office:value-type="float" office:value="7.3">
            <text:p>7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1M3</text:p>
          </table:table-cell>
          <table:table-cell office:value-type="float" office:value="2.763">
            <text:p>2.763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1M2</text:p>
          </table:table-cell>
          <table:table-cell office:value-type="float" office:value="2.741">
            <text:p>2.741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3N1</text:p>
          </table:table-cell>
          <table:table-cell office:value-type="float" office:value="2.763">
            <text:p>2.763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1M5</text:p>
          </table:table-cell>
          <table:table-cell office:value-type="float" office:value="2.953">
            <text:p>2.953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2N4</text:p>
          </table:table-cell>
          <table:table-cell office:value-type="float" office:value="2.964">
            <text:p>2.964</text:p>
          </table:table-cell>
          <table:table-cell office:value-type="float" office:value="3.5">
            <text:p>3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1N2</text:p>
          </table:table-cell>
          <table:table-cell office:value-type="float" office:value="3.178">
            <text:p>3.178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1N3</text:p>
          </table:table-cell>
          <table:table-cell office:value-type="float" office:value="3.181">
            <text:p>3.18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2N1</text:p>
          </table:table-cell>
          <table:table-cell office:value-type="float" office:value="2.891">
            <text:p>2.891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3M1</text:p>
          </table:table-cell>
          <table:table-cell office:value-type="float" office:value="2.252">
            <text:p>2.252</text:p>
          </table:table-cell>
          <table:table-cell office:value-type="float" office:value="4.1">
            <text:p>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L2M1</text:p>
          </table:table-cell>
          <table:table-cell office:value-type="float" office:value="2.381">
            <text:p>2.381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M3N5</text:p>
          </table:table-cell>
          <table:table-cell office:value-type="float" office:value="0.461">
            <text:p>0.46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M4N2,3</text:p>
          </table:table-cell>
          <table:table-cell office:value-type="float" office:value="0.237">
            <text:p>0.23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office:value-type="string">
            <text:p>M2N4</text:p>
          </table:table-cell>
          <table:table-cell office:value-type="float" office:value="0.486">
            <text:p>0.48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2.117">
            <text:p>22.117</text:p>
          </table:table-cell>
          <table:table-cell office:value-type="float" office:value="0.794">
            <text:p>0.79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3.224">
            <text:p>3.224</text:p>
          </table:table-cell>
          <table:table-cell office:value-type="float" office:value="0.012">
            <text:p>0.01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.967">
            <text:p>2.967</text:p>
          </table:table-cell>
          <table:table-cell office:value-type="float" office:value="0.04">
            <text:p>0.04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2.838">
            <text:p>2.838</text:p>
          </table:table-cell>
          <table:table-cell office:value-type="float" office:value="0.043">
            <text:p>0.0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586">
            <text:p>0.5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483">
            <text:p>0.48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462">
            <text:p>0.46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284">
            <text:p>0.28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28">
            <text:p>0.28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4</text:p>
          </table:table-cell>
          <table:table-cell office:value-type="string">
            <text:p>Ru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75">
            <text:p>0.0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KL3</text:p>
          </table:table-cell>
          <table:table-cell office:value-type="float" office:value="20.216">
            <text:p>20.216</text:p>
          </table:table-cell>
          <table:table-cell office:value-type="float" office:value="100">
            <text:p>100.000</text:p>
          </table:table-cell>
          <table:table-cell office:value-type="float" office:value="7.9">
            <text:p>7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KL2</text:p>
          </table:table-cell>
          <table:table-cell office:value-type="float" office:value="20.074">
            <text:p>20.074</text:p>
          </table:table-cell>
          <table:table-cell office:value-type="float" office:value="54.1">
            <text:p>54.100</text:p>
          </table:table-cell>
          <table:table-cell office:value-type="float" office:value="8.12">
            <text:p>8.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KM3</text:p>
          </table:table-cell>
          <table:table-cell office:value-type="float" office:value="22.724">
            <text:p>22.724</text:p>
          </table:table-cell>
          <table:table-cell office:value-type="float" office:value="17.7">
            <text:p>17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KN2,3</text:p>
          </table:table-cell>
          <table:table-cell office:value-type="float" office:value="23.17">
            <text:p>23.170</text:p>
          </table:table-cell>
          <table:table-cell office:value-type="float" office:value="4.4">
            <text:p>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KM2</text:p>
          </table:table-cell>
          <table:table-cell office:value-type="float" office:value="22.699">
            <text:p>22.699</text:p>
          </table:table-cell>
          <table:table-cell office:value-type="float" office:value="9.1">
            <text:p>9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3M5</text:p>
          </table:table-cell>
          <table:table-cell office:value-type="float" office:value="2.697">
            <text:p>2.69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3M4</text:p>
          </table:table-cell>
          <table:table-cell office:value-type="float" office:value="2.692">
            <text:p>2.692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2M4</text:p>
          </table:table-cell>
          <table:table-cell office:value-type="float" office:value="2.834">
            <text:p>2.834</text:p>
          </table:table-cell>
          <table:table-cell office:value-type="float" office:value="52.5">
            <text:p>5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3N5</text:p>
          </table:table-cell>
          <table:table-cell office:value-type="float" office:value="3.001">
            <text:p>3.001</text:p>
          </table:table-cell>
          <table:table-cell office:value-type="float" office:value="8.5">
            <text:p>8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1M3</text:p>
          </table:table-cell>
          <table:table-cell office:value-type="float" office:value="2.916">
            <text:p>2.916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1M2</text:p>
          </table:table-cell>
          <table:table-cell office:value-type="float" office:value="2.891">
            <text:p>2.891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3N1</text:p>
          </table:table-cell>
          <table:table-cell office:value-type="float" office:value="2.923">
            <text:p>2.923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1M5</text:p>
          </table:table-cell>
          <table:table-cell office:value-type="float" office:value="3.109">
            <text:p>3.10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2N4</text:p>
          </table:table-cell>
          <table:table-cell office:value-type="float" office:value="3.144">
            <text:p>3.144</text:p>
          </table:table-cell>
          <table:table-cell office:value-type="float" office:value="4.1">
            <text:p>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1N2</text:p>
          </table:table-cell>
          <table:table-cell office:value-type="float" office:value="3.362">
            <text:p>3.362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1N3</text:p>
          </table:table-cell>
          <table:table-cell office:value-type="float" office:value="3.365">
            <text:p>3.365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2N1</text:p>
          </table:table-cell>
          <table:table-cell office:value-type="float" office:value="3.063">
            <text:p>3.063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3M1</text:p>
          </table:table-cell>
          <table:table-cell office:value-type="float" office:value="2.376">
            <text:p>2.376</text:p>
          </table:table-cell>
          <table:table-cell office:value-type="float" office:value="4.1">
            <text:p>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L2M1</text:p>
          </table:table-cell>
          <table:table-cell office:value-type="float" office:value="2.518">
            <text:p>2.518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M3N5</text:p>
          </table:table-cell>
          <table:table-cell office:value-type="float" office:value="0.496">
            <text:p>0.49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M4N2,3</text:p>
          </table:table-cell>
          <table:table-cell office:value-type="float" office:value="0.26">
            <text:p>0.26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office:value-type="string">
            <text:p>M3N1</text:p>
          </table:table-cell>
          <table:table-cell office:value-type="float" office:value="0.416">
            <text:p>0.4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3.22">
            <text:p>23.220</text:p>
          </table:table-cell>
          <table:table-cell office:value-type="float" office:value="0.808">
            <text:p>0.80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3.412">
            <text:p>3.412</text:p>
          </table:table-cell>
          <table:table-cell office:value-type="float" office:value="0.013">
            <text:p>0.01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3.146">
            <text:p>3.146</text:p>
          </table:table-cell>
          <table:table-cell office:value-type="float" office:value="0.043">
            <text:p>0.0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3.004">
            <text:p>3.004</text:p>
          </table:table-cell>
          <table:table-cell office:value-type="float" office:value="0.046">
            <text:p>0.04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628">
            <text:p>0.6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521">
            <text:p>0.52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497">
            <text:p>0.49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312">
            <text:p>0.3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307">
            <text:p>0.3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5</text:p>
          </table:table-cell>
          <table:table-cell office:value-type="string">
            <text:p>Rh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81">
            <text:p>0.0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KL3</text:p>
          </table:table-cell>
          <table:table-cell office:value-type="float" office:value="21.177">
            <text:p>21.177</text:p>
          </table:table-cell>
          <table:table-cell office:value-type="float" office:value="100">
            <text:p>100.000</text:p>
          </table:table-cell>
          <table:table-cell office:value-type="float" office:value="8.49">
            <text:p>8.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KL2</text:p>
          </table:table-cell>
          <table:table-cell office:value-type="float" office:value="21.02">
            <text:p>21.020</text:p>
          </table:table-cell>
          <table:table-cell office:value-type="float" office:value="54.2">
            <text:p>54.200</text:p>
          </table:table-cell>
          <table:table-cell office:value-type="float" office:value="8.67">
            <text:p>8.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KM3</text:p>
          </table:table-cell>
          <table:table-cell office:value-type="float" office:value="23.818">
            <text:p>23.818</text:p>
          </table:table-cell>
          <table:table-cell office:value-type="float" office:value="17.9">
            <text:p>17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KN2,3</text:p>
          </table:table-cell>
          <table:table-cell office:value-type="float" office:value="24.294">
            <text:p>24.294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KM2</text:p>
          </table:table-cell>
          <table:table-cell office:value-type="float" office:value="23.79">
            <text:p>23.790</text:p>
          </table:table-cell>
          <table:table-cell office:value-type="float" office:value="9.2">
            <text:p>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3M5</text:p>
          </table:table-cell>
          <table:table-cell office:value-type="float" office:value="2.838">
            <text:p>2.83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3M4</text:p>
          </table:table-cell>
          <table:table-cell office:value-type="float" office:value="2.833">
            <text:p>2.833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2M4</text:p>
          </table:table-cell>
          <table:table-cell office:value-type="float" office:value="2.99">
            <text:p>2.990</text:p>
          </table:table-cell>
          <table:table-cell office:value-type="float" office:value="53.8">
            <text:p>53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3N5</text:p>
          </table:table-cell>
          <table:table-cell office:value-type="float" office:value="3.172">
            <text:p>3.172</text:p>
          </table:table-cell>
          <table:table-cell office:value-type="float" office:value="10.4">
            <text:p>1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1M3</text:p>
          </table:table-cell>
          <table:table-cell office:value-type="float" office:value="3.072">
            <text:p>3.072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1M2</text:p>
          </table:table-cell>
          <table:table-cell office:value-type="float" office:value="3.044">
            <text:p>3.044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3N1</text:p>
          </table:table-cell>
          <table:table-cell office:value-type="float" office:value="3.086">
            <text:p>3.086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1M5</text:p>
          </table:table-cell>
          <table:table-cell table:style-name="ce1" office:value-type="float" office:value="3.272">
            <text:p>3.27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2N4</text:p>
          </table:table-cell>
          <table:table-cell office:value-type="float" office:value="3.328">
            <text:p>3.328</text:p>
          </table:table-cell>
          <table:table-cell office:value-type="float" office:value="5.1">
            <text:p>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1N2</text:p>
          </table:table-cell>
          <table:table-cell office:value-type="float" office:value="3.548">
            <text:p>3.548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1N3</text:p>
          </table:table-cell>
          <table:table-cell office:value-type="float" office:value="3.553">
            <text:p>3.553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2N1</text:p>
          </table:table-cell>
          <table:table-cell office:value-type="float" office:value="3.243">
            <text:p>3.243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3M1</text:p>
          </table:table-cell>
          <table:table-cell office:value-type="float" office:value="2.501">
            <text:p>2.501</text:p>
          </table:table-cell>
          <table:table-cell office:value-type="float" office:value="4.1">
            <text:p>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L2M1</text:p>
          </table:table-cell>
          <table:table-cell table:style-name="ce1" office:value-type="float" office:value="2.658">
            <text:p>2.658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M3N5</text:p>
          </table:table-cell>
          <table:table-cell office:value-type="float" office:value="0.532">
            <text:p>0.5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M4N2,3</text:p>
          </table:table-cell>
          <table:table-cell office:value-type="float" office:value="0.284">
            <text:p>0.28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M2N4</text:p>
          </table:table-cell>
          <table:table-cell office:value-type="float" office:value="0.561">
            <text:p>0.56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office:value-type="string">
            <text:p>M3N1</text:p>
          </table:table-cell>
          <table:table-cell office:value-type="float" office:value="0.473">
            <text:p>0.4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4.35">
            <text:p>24.350</text:p>
          </table:table-cell>
          <table:table-cell office:value-type="float" office:value="0.82">
            <text:p>0.8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3.604">
            <text:p>3.604</text:p>
          </table:table-cell>
          <table:table-cell office:value-type="float" office:value="0.014">
            <text:p>0.01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3.33">
            <text:p>3.330</text:p>
          </table:table-cell>
          <table:table-cell office:value-type="float" office:value="0.047">
            <text:p>0.0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3.173">
            <text:p>3.173</text:p>
          </table:table-cell>
          <table:table-cell office:value-type="float" office:value="0.049">
            <text:p>0.04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672">
            <text:p>0.67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56">
            <text:p>0.56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532">
            <text:p>0.5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341">
            <text:p>0.3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335">
            <text:p>0.33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6</text:p>
          </table:table-cell>
          <table:table-cell office:value-type="string">
            <text:p>Pd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87">
            <text:p>0.0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KL3</text:p>
          </table:table-cell>
          <table:table-cell office:value-type="float" office:value="22.163">
            <text:p>22.163</text:p>
          </table:table-cell>
          <table:table-cell office:value-type="float" office:value="100">
            <text:p>100.000</text:p>
          </table:table-cell>
          <table:table-cell office:value-type="float" office:value="9.16">
            <text:p>9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KL2</text:p>
          </table:table-cell>
          <table:table-cell office:value-type="float" office:value="21.99">
            <text:p>21.990</text:p>
          </table:table-cell>
          <table:table-cell office:value-type="float" office:value="54.4">
            <text:p>54.400</text:p>
          </table:table-cell>
          <table:table-cell office:value-type="float" office:value="9.32">
            <text:p>9.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KM3</text:p>
          </table:table-cell>
          <table:table-cell office:value-type="float" office:value="24.941">
            <text:p>24.941</text:p>
          </table:table-cell>
          <table:table-cell office:value-type="float" office:value="18.1">
            <text:p>18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KN2,3</text:p>
          </table:table-cell>
          <table:table-cell office:value-type="float" office:value="25.45">
            <text:p>25.450</text:p>
          </table:table-cell>
          <table:table-cell office:value-type="float" office:value="4.7">
            <text:p>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KM2</text:p>
          </table:table-cell>
          <table:table-cell office:value-type="float" office:value="24.91">
            <text:p>24.910</text:p>
          </table:table-cell>
          <table:table-cell office:value-type="float" office:value="9.3">
            <text:p>9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3M5</text:p>
          </table:table-cell>
          <table:table-cell office:value-type="float" office:value="2.983">
            <text:p>2.98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3M4</text:p>
          </table:table-cell>
          <table:table-cell office:value-type="float" office:value="2.977">
            <text:p>2.977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2M4</text:p>
          </table:table-cell>
          <table:table-cell office:value-type="float" office:value="3.15">
            <text:p>3.150</text:p>
          </table:table-cell>
          <table:table-cell office:value-type="float" office:value="54.9">
            <text:p>54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3N5</text:p>
          </table:table-cell>
          <table:table-cell office:value-type="float" office:value="3.348">
            <text:p>3.348</text:p>
          </table:table-cell>
          <table:table-cell office:value-type="float" office:value="11.6">
            <text:p>1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1M3</text:p>
          </table:table-cell>
          <table:table-cell office:value-type="float" office:value="3.233">
            <text:p>3.233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1M2</text:p>
          </table:table-cell>
          <table:table-cell office:value-type="float" office:value="3.202">
            <text:p>3.202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3N1</text:p>
          </table:table-cell>
          <table:table-cell office:value-type="float" office:value="3.254">
            <text:p>3.254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1M5</text:p>
          </table:table-cell>
          <table:table-cell office:value-type="float" office:value="3.439">
            <text:p>3.43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2N4</text:p>
          </table:table-cell>
          <table:table-cell office:value-type="float" office:value="3.52">
            <text:p>3.520</text:p>
          </table:table-cell>
          <table:table-cell office:value-type="float" office:value="5.8">
            <text:p>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1N2</text:p>
          </table:table-cell>
          <table:table-cell office:value-type="float" office:value="3.742">
            <text:p>3.742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1N3</text:p>
          </table:table-cell>
          <table:table-cell office:value-type="float" office:value="3.748">
            <text:p>3.74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2N1</text:p>
          </table:table-cell>
          <table:table-cell office:value-type="float" office:value="3.429">
            <text:p>3.429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3M1</text:p>
          </table:table-cell>
          <table:table-cell office:value-type="float" office:value="2.632">
            <text:p>2.632</text:p>
          </table:table-cell>
          <table:table-cell office:value-type="float" office:value="4.1">
            <text:p>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L2M1</text:p>
          </table:table-cell>
          <table:table-cell office:value-type="float" office:value="2.805">
            <text:p>2.805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M3N5</text:p>
          </table:table-cell>
          <table:table-cell office:value-type="float" office:value="0.568">
            <text:p>0.56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M4N2,3</text:p>
          </table:table-cell>
          <table:table-cell office:value-type="float" office:value="0.312">
            <text:p>0.3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M2N4</text:p>
          </table:table-cell>
          <table:table-cell office:value-type="float" office:value="0.6">
            <text:p>0.6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office:value-type="string">
            <text:p>M3N1</text:p>
          </table:table-cell>
          <table:table-cell office:value-type="float" office:value="0.477">
            <text:p>0.47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5.514">
            <text:p>25.514</text:p>
          </table:table-cell>
          <table:table-cell office:value-type="float" office:value="0.831">
            <text:p>0.83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3.806">
            <text:p>3.806</text:p>
          </table:table-cell>
          <table:table-cell office:value-type="float" office:value="0.016">
            <text:p>0.01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3.524">
            <text:p>3.524</text:p>
          </table:table-cell>
          <table:table-cell office:value-type="float" office:value="0.051">
            <text:p>0.05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3.351">
            <text:p>3.351</text:p>
          </table:table-cell>
          <table:table-cell office:value-type="float" office:value="0.052">
            <text:p>0.05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719">
            <text:p>0.7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604">
            <text:p>0.6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573">
            <text:p>0.57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374">
            <text:p>0.37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368">
            <text:p>0.36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7</text:p>
          </table:table-cell>
          <table:table-cell office:value-type="string">
            <text:p>Ag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097">
            <text:p>0.09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KL3</text:p>
          </table:table-cell>
          <table:table-cell office:value-type="float" office:value="23.173">
            <text:p>23.173</text:p>
          </table:table-cell>
          <table:table-cell office:value-type="float" office:value="100">
            <text:p>100.000</text:p>
          </table:table-cell>
          <table:table-cell office:value-type="float" office:value="9.79">
            <text:p>9.7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KL2</text:p>
          </table:table-cell>
          <table:table-cell office:value-type="float" office:value="22.984">
            <text:p>22.984</text:p>
          </table:table-cell>
          <table:table-cell office:value-type="float" office:value="54.5">
            <text:p>54.500</text:p>
          </table:table-cell>
          <table:table-cell office:value-type="float" office:value="9.91">
            <text:p>9.9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KM3</text:p>
          </table:table-cell>
          <table:table-cell office:value-type="float" office:value="26.093">
            <text:p>26.093</text:p>
          </table:table-cell>
          <table:table-cell office:value-type="float" office:value="18.3">
            <text:p>18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KN2,3</text:p>
          </table:table-cell>
          <table:table-cell office:value-type="float" office:value="26.647">
            <text:p>26.647</text:p>
          </table:table-cell>
          <table:table-cell office:value-type="float" office:value="4.9">
            <text:p>4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KM2</text:p>
          </table:table-cell>
          <table:table-cell office:value-type="float" office:value="26.058">
            <text:p>26.058</text:p>
          </table:table-cell>
          <table:table-cell office:value-type="float" office:value="9.4">
            <text:p>9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3M5</text:p>
          </table:table-cell>
          <table:table-cell office:value-type="float" office:value="3.133">
            <text:p>3.13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3M4</text:p>
          </table:table-cell>
          <table:table-cell office:value-type="float" office:value="3.126">
            <text:p>3.126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2M4</text:p>
          </table:table-cell>
          <table:table-cell office:value-type="float" office:value="3.315">
            <text:p>3.315</text:p>
          </table:table-cell>
          <table:table-cell office:value-type="float" office:value="56">
            <text:p>56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3N5</text:p>
          </table:table-cell>
          <table:table-cell office:value-type="float" office:value="3.528">
            <text:p>3.528</text:p>
          </table:table-cell>
          <table:table-cell office:value-type="float" office:value="12.9">
            <text:p>1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1M3</text:p>
          </table:table-cell>
          <table:table-cell office:value-type="float" office:value="3.4">
            <text:p>3.400</text:p>
          </table:table-cell>
          <table:table-cell office:value-type="float" office:value="2.6">
            <text:p>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1M2</text:p>
          </table:table-cell>
          <table:table-cell office:value-type="float" office:value="3.365">
            <text:p>3.365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3N1</text:p>
          </table:table-cell>
          <table:table-cell office:value-type="float" office:value="3.428">
            <text:p>3.428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3O1</text:p>
          </table:table-cell>
          <table:table-cell office:value-type="float" office:value="3.536">
            <text:p>3.53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1M5</text:p>
          </table:table-cell>
          <table:table-cell office:value-type="float" office:value="3.614">
            <text:p>3.61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2N4</text:p>
          </table:table-cell>
          <table:table-cell office:value-type="float" office:value="3.715">
            <text:p>3.715</text:p>
          </table:table-cell>
          <table:table-cell office:value-type="float" office:value="6.5">
            <text:p>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1N2</text:p>
          </table:table-cell>
          <table:table-cell office:value-type="float" office:value="3.954">
            <text:p>3.954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1N3</text:p>
          </table:table-cell>
          <table:table-cell office:value-type="float" office:value="3.954">
            <text:p>3.954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2N1</text:p>
          </table:table-cell>
          <table:table-cell office:value-type="float" office:value="3.618">
            <text:p>3.618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3M1</text:p>
          </table:table-cell>
          <table:table-cell office:value-type="float" office:value="2.766">
            <text:p>2.766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L2M1</text:p>
          </table:table-cell>
          <table:table-cell office:value-type="float" office:value="2.955">
            <text:p>2.955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M3N5</text:p>
          </table:table-cell>
          <table:table-cell office:value-type="float" office:value="0.606">
            <text:p>0.6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M4N2,3</text:p>
          </table:table-cell>
          <table:table-cell office:value-type="float" office:value="0.337">
            <text:p>0.33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M2N4</text:p>
          </table:table-cell>
          <table:table-cell office:value-type="float" office:value="0.639">
            <text:p>0.6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office:value-type="string">
            <text:p>M3N1</text:p>
          </table:table-cell>
          <table:table-cell office:value-type="float" office:value="0.506">
            <text:p>0.5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6.711">
            <text:p>26.711</text:p>
          </table:table-cell>
          <table:table-cell office:value-type="float" office:value="0.843">
            <text:p>0.8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4.018">
            <text:p>4.018</text:p>
          </table:table-cell>
          <table:table-cell office:value-type="float" office:value="0.018">
            <text:p>0.0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3.727">
            <text:p>3.727</text:p>
          </table:table-cell>
          <table:table-cell office:value-type="float" office:value="0.056">
            <text:p>0.05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3.538">
            <text:p>3.538</text:p>
          </table:table-cell>
          <table:table-cell office:value-type="float" office:value="0.056">
            <text:p>0.05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772">
            <text:p>0.77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653">
            <text:p>0.6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618">
            <text:p>0.6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412">
            <text:p>0.4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405">
            <text:p>0.4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8</text:p>
          </table:table-cell>
          <table:table-cell office:value-type="string">
            <text:p>Cd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11">
            <text:p>0.1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KL3</text:p>
          </table:table-cell>
          <table:table-cell office:value-type="float" office:value="24.21">
            <text:p>24.210</text:p>
          </table:table-cell>
          <table:table-cell office:value-type="float" office:value="100">
            <text:p>100.000</text:p>
          </table:table-cell>
          <table:table-cell office:value-type="float" office:value="10.56">
            <text:p>10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KL2</text:p>
          </table:table-cell>
          <table:table-cell office:value-type="float" office:value="24.002">
            <text:p>24.002</text:p>
          </table:table-cell>
          <table:table-cell office:value-type="float" office:value="54.7">
            <text:p>54.700</text:p>
          </table:table-cell>
          <table:table-cell office:value-type="float" office:value="10.63">
            <text:p>10.6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KM3</text:p>
          </table:table-cell>
          <table:table-cell office:value-type="float" office:value="27.275">
            <text:p>27.275</text:p>
          </table:table-cell>
          <table:table-cell office:value-type="float" office:value="18.5">
            <text:p>18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KN2,3</text:p>
          </table:table-cell>
          <table:table-cell office:value-type="float" office:value="27.867">
            <text:p>27.867</text:p>
          </table:table-cell>
          <table:table-cell office:value-type="float" office:value="5.1">
            <text:p>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KM2</text:p>
          </table:table-cell>
          <table:table-cell office:value-type="float" office:value="27.237">
            <text:p>27.237</text:p>
          </table:table-cell>
          <table:table-cell office:value-type="float" office:value="9.5">
            <text:p>9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3M5</text:p>
          </table:table-cell>
          <table:table-cell office:value-type="float" office:value="3.286">
            <text:p>3.28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3M4</text:p>
          </table:table-cell>
          <table:table-cell office:value-type="float" office:value="3.279">
            <text:p>3.279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2M4</text:p>
          </table:table-cell>
          <table:table-cell office:value-type="float" office:value="3.487">
            <text:p>3.487</text:p>
          </table:table-cell>
          <table:table-cell office:value-type="float" office:value="56.8">
            <text:p>56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3N5</text:p>
          </table:table-cell>
          <table:table-cell office:value-type="float" office:value="3.714">
            <text:p>3.714</text:p>
          </table:table-cell>
          <table:table-cell office:value-type="float" office:value="13.7">
            <text:p>13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1M3</text:p>
          </table:table-cell>
          <table:table-cell office:value-type="float" office:value="3.573">
            <text:p>3.573</text:p>
          </table:table-cell>
          <table:table-cell office:value-type="float" office:value="2.6">
            <text:p>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1M2</text:p>
          </table:table-cell>
          <table:table-cell office:value-type="float" office:value="3.535">
            <text:p>3.535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3N1</text:p>
          </table:table-cell>
          <table:table-cell office:value-type="float" office:value="3.607">
            <text:p>3.607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3O1</text:p>
          </table:table-cell>
          <table:table-cell office:value-type="float" office:value="3.73">
            <text:p>3.73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1M5</text:p>
          </table:table-cell>
          <table:table-cell office:value-type="float" office:value="3.793">
            <text:p>3.793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2N4</text:p>
          </table:table-cell>
          <table:table-cell office:value-type="float" office:value="3.92">
            <text:p>3.920</text:p>
          </table:table-cell>
          <table:table-cell office:value-type="float" office:value="7.1">
            <text:p>7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1N2</text:p>
          </table:table-cell>
          <table:table-cell office:value-type="float" office:value="4.165">
            <text:p>4.165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1N3</text:p>
          </table:table-cell>
          <table:table-cell office:value-type="float" office:value="4.165">
            <text:p>4.16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1O3</text:p>
          </table:table-cell>
          <table:table-cell office:value-type="float" office:value="4.237">
            <text:p>4.23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2N1</text:p>
          </table:table-cell>
          <table:table-cell office:value-type="float" office:value="3.817">
            <text:p>3.817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3M1</text:p>
          </table:table-cell>
          <table:table-cell office:value-type="float" office:value="2.903">
            <text:p>2.903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L2M1</text:p>
          </table:table-cell>
          <table:table-cell office:value-type="float" office:value="3.111">
            <text:p>3.111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M3N5</text:p>
          </table:table-cell>
          <table:table-cell office:value-type="float" office:value="0.645">
            <text:p>0.64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M4N2,3</text:p>
          </table:table-cell>
          <table:table-cell office:value-type="float" office:value="0.368">
            <text:p>0.36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M2N4</text:p>
          </table:table-cell>
          <table:table-cell office:value-type="float" office:value="0.68">
            <text:p>0.68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office:value-type="string">
            <text:p>M3N1</text:p>
          </table:table-cell>
          <table:table-cell office:value-type="float" office:value="0.541">
            <text:p>0.54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7.94">
            <text:p>27.940</text:p>
          </table:table-cell>
          <table:table-cell office:value-type="float" office:value="0.853">
            <text:p>0.85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4.238">
            <text:p>4.238</text:p>
          </table:table-cell>
          <table:table-cell office:value-type="float" office:value="0.02">
            <text:p>0.0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3.938">
            <text:p>3.938</text:p>
          </table:table-cell>
          <table:table-cell office:value-type="float" office:value="0.061">
            <text:p>0.06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3.73">
            <text:p>3.730</text:p>
          </table:table-cell>
          <table:table-cell office:value-type="float" office:value="0.06">
            <text:p>0.06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827">
            <text:p>0.8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703">
            <text:p>0.7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665">
            <text:p>0.66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451">
            <text:p>0.4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444">
            <text:p>0.4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49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123">
            <text:p>0.1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KL3</text:p>
          </table:table-cell>
          <table:table-cell office:value-type="float" office:value="25.271">
            <text:p>25.271</text:p>
          </table:table-cell>
          <table:table-cell office:value-type="float" office:value="100">
            <text:p>100.000</text:p>
          </table:table-cell>
          <table:table-cell office:value-type="float" office:value="11.2">
            <text:p>11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KL2</text:p>
          </table:table-cell>
          <table:table-cell office:value-type="float" office:value="25.044">
            <text:p>25.044</text:p>
          </table:table-cell>
          <table:table-cell office:value-type="float" office:value="54.8">
            <text:p>54.800</text:p>
          </table:table-cell>
          <table:table-cell office:value-type="float" office:value="11.3">
            <text:p>11.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KM3</text:p>
          </table:table-cell>
          <table:table-cell office:value-type="float" office:value="28.485">
            <text:p>28.485</text:p>
          </table:table-cell>
          <table:table-cell office:value-type="float" office:value="18.7">
            <text:p>18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KN2,3</text:p>
          </table:table-cell>
          <table:table-cell office:value-type="float" office:value="29.116">
            <text:p>29.116</text:p>
          </table:table-cell>
          <table:table-cell office:value-type="float" office:value="5.3">
            <text:p>5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KM2</text:p>
          </table:table-cell>
          <table:table-cell office:value-type="float" office:value="28.444">
            <text:p>28.444</text:p>
          </table:table-cell>
          <table:table-cell office:value-type="float" office:value="9.7">
            <text:p>9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3M5</text:p>
          </table:table-cell>
          <table:table-cell office:value-type="float" office:value="3.444">
            <text:p>3.44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3M4</text:p>
          </table:table-cell>
          <table:table-cell office:value-type="float" office:value="3.436">
            <text:p>3.436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2M4</text:p>
          </table:table-cell>
          <table:table-cell office:value-type="float" office:value="3.663">
            <text:p>3.663</text:p>
          </table:table-cell>
          <table:table-cell office:value-type="float" office:value="59.9">
            <text:p>5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3N5</text:p>
          </table:table-cell>
          <table:table-cell office:value-type="float" office:value="3.905">
            <text:p>3.905</text:p>
          </table:table-cell>
          <table:table-cell office:value-type="float" office:value="14.7">
            <text:p>1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1M3</text:p>
          </table:table-cell>
          <table:table-cell office:value-type="float" office:value="3.75">
            <text:p>3.750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1M2</text:p>
          </table:table-cell>
          <table:table-cell office:value-type="float" office:value="3.709">
            <text:p>3.709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3N1</text:p>
          </table:table-cell>
          <table:table-cell office:value-type="float" office:value="3.792">
            <text:p>3.792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3O1</text:p>
          </table:table-cell>
          <table:table-cell office:value-type="float" office:value="3.923">
            <text:p>3.92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1M5</text:p>
          </table:table-cell>
          <table:table-cell office:value-type="float" office:value="3.98">
            <text:p>3.98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2N4</text:p>
          </table:table-cell>
          <table:table-cell office:value-type="float" office:value="4.131">
            <text:p>4.131</text:p>
          </table:table-cell>
          <table:table-cell office:value-type="float" office:value="8">
            <text:p>8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1N2</text:p>
          </table:table-cell>
          <table:table-cell office:value-type="float" office:value="4.381">
            <text:p>4.381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1N3</text:p>
          </table:table-cell>
          <table:table-cell office:value-type="float" office:value="4.381">
            <text:p>4.381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1O3</text:p>
          </table:table-cell>
          <table:table-cell office:value-type="float" office:value="4.464">
            <text:p>4.46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2N1</text:p>
          </table:table-cell>
          <table:table-cell office:value-type="float" office:value="4.02">
            <text:p>4.02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3M1</text:p>
          </table:table-cell>
          <table:table-cell office:value-type="float" office:value="3.044">
            <text:p>3.044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L2M1</text:p>
          </table:table-cell>
          <table:table-cell office:value-type="float" office:value="3.271">
            <text:p>3.271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M3N5</text:p>
          </table:table-cell>
          <table:table-cell office:value-type="float" office:value="0.691">
            <text:p>0.69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M4N2,3</text:p>
          </table:table-cell>
          <table:table-cell office:value-type="float" office:value="0.397">
            <text:p>0.39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M2N4</text:p>
          </table:table-cell>
          <table:table-cell office:value-type="float" office:value="0.732">
            <text:p>0.7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office:value-type="string">
            <text:p>M3N1</text:p>
          </table:table-cell>
          <table:table-cell office:value-type="float" office:value="0.577">
            <text:p>0.57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29.2">
            <text:p>29.200</text:p>
          </table:table-cell>
          <table:table-cell office:value-type="float" office:value="0.862">
            <text:p>0.86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4.465">
            <text:p>4.465</text:p>
          </table:table-cell>
          <table:table-cell office:value-type="float" office:value="0.037">
            <text:p>0.03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4.156">
            <text:p>4.156</text:p>
          </table:table-cell>
          <table:table-cell office:value-type="float" office:value="0.065">
            <text:p>0.06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3.929">
            <text:p>3.929</text:p>
          </table:table-cell>
          <table:table-cell office:value-type="float" office:value="0.064">
            <text:p>0.06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885">
            <text:p>0.88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757">
            <text:p>0.7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715">
            <text:p>0.7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493">
            <text:p>0.49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485">
            <text:p>0.48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</text:p>
          </table:table-cell>
          <table:table-cell office:value-type="string">
            <text:p>Sn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137">
            <text:p>0.1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KL3</text:p>
          </table:table-cell>
          <table:table-cell office:value-type="float" office:value="26.359">
            <text:p>26.359</text:p>
          </table:table-cell>
          <table:table-cell office:value-type="float" office:value="100">
            <text:p>100.000</text:p>
          </table:table-cell>
          <table:table-cell office:value-type="float" office:value="12">
            <text:p>12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KL2</text:p>
          </table:table-cell>
          <table:table-cell office:value-type="float" office:value="26.111">
            <text:p>26.111</text:p>
          </table:table-cell>
          <table:table-cell office:value-type="float" office:value="55">
            <text:p>55.000</text:p>
          </table:table-cell>
          <table:table-cell office:value-type="float" office:value="12.2">
            <text:p>12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KM3</text:p>
          </table:table-cell>
          <table:table-cell office:value-type="float" office:value="29.725">
            <text:p>29.725</text:p>
          </table:table-cell>
          <table:table-cell office:value-type="float" office:value="18.9">
            <text:p>18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KN2,3</text:p>
          </table:table-cell>
          <table:table-cell office:value-type="float" office:value="30.395">
            <text:p>30.395</text:p>
          </table:table-cell>
          <table:table-cell office:value-type="float" office:value="5.5">
            <text:p>5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KM2</text:p>
          </table:table-cell>
          <table:table-cell office:value-type="float" office:value="29.678">
            <text:p>29.678</text:p>
          </table:table-cell>
          <table:table-cell office:value-type="float" office:value="9.7">
            <text:p>9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3M5</text:p>
          </table:table-cell>
          <table:table-cell office:value-type="float" office:value="3.604">
            <text:p>3.60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3M4</text:p>
          </table:table-cell>
          <table:table-cell office:value-type="float" office:value="3.595">
            <text:p>3.595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2M4</text:p>
          </table:table-cell>
          <table:table-cell office:value-type="float" office:value="3.843">
            <text:p>3.843</text:p>
          </table:table-cell>
          <table:table-cell office:value-type="float" office:value="58.9">
            <text:p>58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3N5</text:p>
          </table:table-cell>
          <table:table-cell office:value-type="float" office:value="4.101">
            <text:p>4.101</text:p>
          </table:table-cell>
          <table:table-cell office:value-type="float" office:value="15.6">
            <text:p>15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1M3</text:p>
          </table:table-cell>
          <table:table-cell office:value-type="float" office:value="3.932">
            <text:p>3.932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1M2</text:p>
          </table:table-cell>
          <table:table-cell office:value-type="float" office:value="3.885">
            <text:p>3.885</text:p>
          </table:table-cell>
          <table:table-cell office:value-type="float" office:value="2.6">
            <text:p>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3N1</text:p>
          </table:table-cell>
          <table:table-cell office:value-type="float" office:value="3.979">
            <text:p>3.979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3O1</text:p>
          </table:table-cell>
          <table:table-cell office:value-type="float" office:value="4.126">
            <text:p>4.12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1M5</text:p>
          </table:table-cell>
          <table:table-cell office:value-type="float" office:value="4.17">
            <text:p>4.17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2N4</text:p>
          </table:table-cell>
          <table:table-cell office:value-type="float" office:value="4.347">
            <text:p>4.347</text:p>
          </table:table-cell>
          <table:table-cell office:value-type="float" office:value="8.4">
            <text:p>8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1N2</text:p>
          </table:table-cell>
          <table:table-cell office:value-type="float" office:value="4.602">
            <text:p>4.60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1N3</text:p>
          </table:table-cell>
          <table:table-cell office:value-type="float" office:value="4.602">
            <text:p>4.602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1O3</text:p>
          </table:table-cell>
          <table:table-cell office:value-type="float" office:value="4.697">
            <text:p>4.69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2N1</text:p>
          </table:table-cell>
          <table:table-cell office:value-type="float" office:value="4.229">
            <text:p>4.22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3M1</text:p>
          </table:table-cell>
          <table:table-cell office:value-type="float" office:value="3.192">
            <text:p>3.192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L2M1</text:p>
          </table:table-cell>
          <table:table-cell office:value-type="float" office:value="3.44">
            <text:p>3.440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M3N5</text:p>
          </table:table-cell>
          <table:table-cell office:value-type="float" office:value="0.733">
            <text:p>0.73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M4N2,3</text:p>
          </table:table-cell>
          <table:table-cell office:value-type="float" office:value="0.429">
            <text:p>0.42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M2N4</text:p>
          </table:table-cell>
          <table:table-cell office:value-type="float" office:value="0.776">
            <text:p>0.7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office:value-type="string">
            <text:p>M3N1</text:p>
          </table:table-cell>
          <table:table-cell office:value-type="float" office:value="0.614">
            <text:p>0.6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0.491">
            <text:p>30.491</text:p>
          </table:table-cell>
          <table:table-cell office:value-type="float" office:value="0.87">
            <text:p>0.87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4.698">
            <text:p>4.698</text:p>
          </table:table-cell>
          <table:table-cell office:value-type="float" office:value="0.039">
            <text:p>0.03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4.38">
            <text:p>4.380</text:p>
          </table:table-cell>
          <table:table-cell office:value-type="float" office:value="0.069">
            <text:p>0.06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4.132">
            <text:p>4.132</text:p>
          </table:table-cell>
          <table:table-cell office:value-type="float" office:value="0.069">
            <text:p>0.06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0.94">
            <text:p>0.9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813">
            <text:p>0.81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766">
            <text:p>0.76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538">
            <text:p>0.53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528">
            <text:p>0.5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1</text:p>
          </table:table-cell>
          <table:table-cell office:value-type="string">
            <text:p>Sb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153">
            <text:p>0.1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KL3</text:p>
          </table:table-cell>
          <table:table-cell office:value-type="float" office:value="27.473">
            <text:p>27.473</text:p>
          </table:table-cell>
          <table:table-cell office:value-type="float" office:value="100">
            <text:p>100.000</text:p>
          </table:table-cell>
          <table:table-cell office:value-type="float" office:value="12.8">
            <text:p>12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KL2</text:p>
          </table:table-cell>
          <table:table-cell office:value-type="float" office:value="27.202">
            <text:p>27.202</text:p>
          </table:table-cell>
          <table:table-cell office:value-type="float" office:value="55.1">
            <text:p>55.100</text:p>
          </table:table-cell>
          <table:table-cell office:value-type="float" office:value="13">
            <text:p>13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KM3</text:p>
          </table:table-cell>
          <table:table-cell office:value-type="float" office:value="30.993">
            <text:p>30.993</text:p>
          </table:table-cell>
          <table:table-cell office:value-type="float" office:value="19.1">
            <text:p>19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KN2,3</text:p>
          </table:table-cell>
          <table:table-cell office:value-type="float" office:value="31.711">
            <text:p>31.711</text:p>
          </table:table-cell>
          <table:table-cell office:value-type="float" office:value="5.7">
            <text:p>5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KM2</text:p>
          </table:table-cell>
          <table:table-cell office:value-type="float" office:value="30.943">
            <text:p>30.943</text:p>
          </table:table-cell>
          <table:table-cell office:value-type="float" office:value="9.8">
            <text:p>9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3M5</text:p>
          </table:table-cell>
          <table:table-cell office:value-type="float" office:value="3.6783">
            <text:p>3.67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3M4</text:p>
          </table:table-cell>
          <table:table-cell office:value-type="float" office:value="3.758">
            <text:p>3.758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2M4</text:p>
          </table:table-cell>
          <table:table-cell office:value-type="float" office:value="4.029">
            <text:p>4.029</text:p>
          </table:table-cell>
          <table:table-cell office:value-type="float" office:value="59.1">
            <text:p>59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3N5</text:p>
          </table:table-cell>
          <table:table-cell office:value-type="float" office:value="4.303">
            <text:p>4.303</text:p>
          </table:table-cell>
          <table:table-cell office:value-type="float" office:value="16.3">
            <text:p>16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1M3</text:p>
          </table:table-cell>
          <table:table-cell office:value-type="float" office:value="4.118">
            <text:p>4.118</text:p>
          </table:table-cell>
          <table:table-cell office:value-type="float" office:value="4">
            <text:p>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1M2</text:p>
          </table:table-cell>
          <table:table-cell office:value-type="float" office:value="4.068">
            <text:p>4.068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3N1</text:p>
          </table:table-cell>
          <table:table-cell office:value-type="float" office:value="4.1723">
            <text:p>4.172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3O1</text:p>
          </table:table-cell>
          <table:table-cell office:value-type="float" office:value="4.33">
            <text:p>4.33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1M5</text:p>
          </table:table-cell>
          <table:table-cell office:value-type="float" office:value="4.367">
            <text:p>4.36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2N4</text:p>
          </table:table-cell>
          <table:table-cell office:value-type="float" office:value="4.57">
            <text:p>4.570</text:p>
          </table:table-cell>
          <table:table-cell office:value-type="float" office:value="8.8">
            <text:p>8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1N2</text:p>
          </table:table-cell>
          <table:table-cell office:value-type="float" office:value="4.836">
            <text:p>4.83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1N3</text:p>
          </table:table-cell>
          <table:table-cell office:value-type="float" office:value="4.836">
            <text:p>4.836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1O3</text:p>
          </table:table-cell>
          <table:table-cell office:value-type="float" office:value="4.937">
            <text:p>4.93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2N1</text:p>
          </table:table-cell>
          <table:table-cell office:value-type="float" office:value="4.443">
            <text:p>4.443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3M1</text:p>
          </table:table-cell>
          <table:table-cell office:value-type="float" office:value="3.335">
            <text:p>3.335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L2M1</text:p>
          </table:table-cell>
          <table:table-cell office:value-type="float" office:value="3.606">
            <text:p>3.606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M3N5</text:p>
          </table:table-cell>
          <table:table-cell office:value-type="float" office:value="0.778">
            <text:p>0.77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M4N2,3</text:p>
          </table:table-cell>
          <table:table-cell office:value-type="float" office:value="0.464">
            <text:p>0.46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office:value-type="string">
            <text:p>M3N1</text:p>
          </table:table-cell>
          <table:table-cell office:value-type="float" office:value="0.649">
            <text:p>0.64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1.814">
            <text:p>31.814</text:p>
          </table:table-cell>
          <table:table-cell office:value-type="float" office:value="0.877">
            <text:p>0.87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4.939">
            <text:p>4.939</text:p>
          </table:table-cell>
          <table:table-cell office:value-type="float" office:value="0.041">
            <text:p>0.04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4.612">
            <text:p>4.612</text:p>
          </table:table-cell>
          <table:table-cell office:value-type="float" office:value="0.074">
            <text:p>0.07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4.341">
            <text:p>4.341</text:p>
          </table:table-cell>
          <table:table-cell office:value-type="float" office:value="0.074">
            <text:p>0.07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006">
            <text:p>1.0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871">
            <text:p>0.87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821">
            <text:p>0.82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583">
            <text:p>0.58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573">
            <text:p>0.57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</text:p>
          </table:table-cell>
          <table:table-cell office:value-type="string">
            <text:p>Te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169">
            <text:p>0.16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KL3</text:p>
          </table:table-cell>
          <table:table-cell office:value-type="float" office:value="28.612">
            <text:p>28.612</text:p>
          </table:table-cell>
          <table:table-cell office:value-type="float" office:value="100">
            <text:p>100.000</text:p>
          </table:table-cell>
          <table:table-cell office:value-type="float" office:value="13.7">
            <text:p>13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KL2</text:p>
          </table:table-cell>
          <table:table-cell office:value-type="float" office:value="28.317">
            <text:p>28.317</text:p>
          </table:table-cell>
          <table:table-cell office:value-type="float" office:value="55.3">
            <text:p>55.300</text:p>
          </table:table-cell>
          <table:table-cell office:value-type="float" office:value="13.8">
            <text:p>13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KM3</text:p>
          </table:table-cell>
          <table:table-cell office:value-type="float" office:value="32.294">
            <text:p>32.294</text:p>
          </table:table-cell>
          <table:table-cell office:value-type="float" office:value="19.3">
            <text:p>19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KN2,3</text:p>
          </table:table-cell>
          <table:table-cell office:value-type="float" office:value="33.046">
            <text:p>33.046</text:p>
          </table:table-cell>
          <table:table-cell office:value-type="float" office:value="5.9">
            <text:p>5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KM2</text:p>
          </table:table-cell>
          <table:table-cell office:value-type="float" office:value="32.238">
            <text:p>32.238</text:p>
          </table:table-cell>
          <table:table-cell office:value-type="float" office:value="9.9">
            <text:p>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3M5</text:p>
          </table:table-cell>
          <table:table-cell office:value-type="float" office:value="3.938">
            <text:p>3.93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3M4</text:p>
          </table:table-cell>
          <table:table-cell office:value-type="float" office:value="3.926">
            <text:p>3.926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2M4</text:p>
          </table:table-cell>
          <table:table-cell office:value-type="float" office:value="4.221">
            <text:p>4.221</text:p>
          </table:table-cell>
          <table:table-cell office:value-type="float" office:value="59.3">
            <text:p>59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3N5</text:p>
          </table:table-cell>
          <table:table-cell office:value-type="float" office:value="4.508">
            <text:p>4.508</text:p>
          </table:table-cell>
          <table:table-cell office:value-type="float" office:value="17.2">
            <text:p>17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1M3</text:p>
          </table:table-cell>
          <table:table-cell office:value-type="float" office:value="4.313">
            <text:p>4.313</text:p>
          </table:table-cell>
          <table:table-cell office:value-type="float" office:value="3.9">
            <text:p>3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1M2</text:p>
          </table:table-cell>
          <table:table-cell office:value-type="float" office:value="4.257">
            <text:p>4.257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3N1</text:p>
          </table:table-cell>
          <table:table-cell office:value-type="float" office:value="4.371">
            <text:p>4.371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3O1</text:p>
          </table:table-cell>
          <table:table-cell office:value-type="float" office:value="4.544">
            <text:p>4.54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1M5</text:p>
          </table:table-cell>
          <table:table-cell office:value-type="float" office:value="4.572">
            <text:p>4.57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2N4</text:p>
          </table:table-cell>
          <table:table-cell office:value-type="float" office:value="4.801">
            <text:p>4.801</text:p>
          </table:table-cell>
          <table:table-cell office:value-type="float" office:value="9.2">
            <text:p>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1N2</text:p>
          </table:table-cell>
          <table:table-cell office:value-type="float" office:value="5.065">
            <text:p>5.06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1N3</text:p>
          </table:table-cell>
          <table:table-cell office:value-type="float" office:value="5.065">
            <text:p>5.065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1O3</text:p>
          </table:table-cell>
          <table:table-cell office:value-type="float" office:value="5.185">
            <text:p>5.18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2N1</text:p>
          </table:table-cell>
          <table:table-cell office:value-type="float" office:value="4.668">
            <text:p>4.66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3M1</text:p>
          </table:table-cell>
          <table:table-cell office:value-type="float" office:value="3.485">
            <text:p>3.485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L2M1</text:p>
          </table:table-cell>
          <table:table-cell office:value-type="float" office:value="3.78">
            <text:p>3.780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M3N5</text:p>
          </table:table-cell>
          <table:table-cell office:value-type="float" office:value="0.821">
            <text:p>0.8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M4N2,3</text:p>
          </table:table-cell>
          <table:table-cell office:value-type="float" office:value="0.502">
            <text:p>0.5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M2N4</text:p>
          </table:table-cell>
          <table:table-cell office:value-type="float" office:value="0.877">
            <text:p>0.87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office:value-type="string">
            <text:p>M3N1</text:p>
          </table:table-cell>
          <table:table-cell office:value-type="float" office:value="0.688">
            <text:p>0.68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3.169">
            <text:p>33.169</text:p>
          </table:table-cell>
          <table:table-cell office:value-type="float" office:value="0.884">
            <text:p>0.88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5.188">
            <text:p>5.188</text:p>
          </table:table-cell>
          <table:table-cell office:value-type="float" office:value="0.044">
            <text:p>0.04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4.852">
            <text:p>4.852</text:p>
          </table:table-cell>
          <table:table-cell office:value-type="float" office:value="0.079">
            <text:p>0.07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4.557">
            <text:p>4.557</text:p>
          </table:table-cell>
          <table:table-cell office:value-type="float" office:value="0.079">
            <text:p>0.07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072">
            <text:p>1.07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0.931">
            <text:p>0.9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875">
            <text:p>0.8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631">
            <text:p>0.6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619">
            <text:p>0.6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</text:p>
          </table:table-cell>
          <table:table-cell office:value-type="string">
            <text:p>I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186">
            <text:p>0.1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KL3</text:p>
          </table:table-cell>
          <table:table-cell office:value-type="float" office:value="29.775">
            <text:p>29.775</text:p>
          </table:table-cell>
          <table:table-cell office:value-type="float" office:value="100">
            <text:p>100.000</text:p>
          </table:table-cell>
          <table:table-cell office:value-type="float" office:value="14.6">
            <text:p>14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KL2</text:p>
          </table:table-cell>
          <table:table-cell office:value-type="float" office:value="29.454">
            <text:p>29.454</text:p>
          </table:table-cell>
          <table:table-cell office:value-type="float" office:value="55.5">
            <text:p>55.500</text:p>
          </table:table-cell>
          <table:table-cell office:value-type="float" office:value="14.8">
            <text:p>14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KM3</text:p>
          </table:table-cell>
          <table:table-cell office:value-type="float" office:value="33.62">
            <text:p>33.620</text:p>
          </table:table-cell>
          <table:table-cell office:value-type="float" office:value="19.3">
            <text:p>19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KN2,3</text:p>
          </table:table-cell>
          <table:table-cell office:value-type="float" office:value="34.414">
            <text:p>34.414</text:p>
          </table:table-cell>
          <table:table-cell office:value-type="float" office:value="6">
            <text:p>6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KM2</text:p>
          </table:table-cell>
          <table:table-cell office:value-type="float" office:value="33.559">
            <text:p>33.559</text:p>
          </table:table-cell>
          <table:table-cell office:value-type="float" office:value="10">
            <text:p>1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3M5</text:p>
          </table:table-cell>
          <table:table-cell office:value-type="float" office:value="4.11">
            <text:p>4.11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3M4</text:p>
          </table:table-cell>
          <table:table-cell office:value-type="float" office:value="4.097">
            <text:p>4.097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2M4</text:p>
          </table:table-cell>
          <table:table-cell office:value-type="float" office:value="4.418">
            <text:p>4.418</text:p>
          </table:table-cell>
          <table:table-cell office:value-type="float" office:value="58">
            <text:p>58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3N5</text:p>
          </table:table-cell>
          <table:table-cell office:value-type="float" office:value="4.721">
            <text:p>4.721</text:p>
          </table:table-cell>
          <table:table-cell office:value-type="float" office:value="17.8">
            <text:p>17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1M3</text:p>
          </table:table-cell>
          <table:table-cell office:value-type="float" office:value="4.512">
            <text:p>4.512</text:p>
          </table:table-cell>
          <table:table-cell office:value-type="float" office:value="3.7">
            <text:p>3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1M2</text:p>
          </table:table-cell>
          <table:table-cell office:value-type="float" office:value="4.451">
            <text:p>4.451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3N1</text:p>
          </table:table-cell>
          <table:table-cell office:value-type="float" office:value="4.573">
            <text:p>4.573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3O1</text:p>
          </table:table-cell>
          <table:table-cell office:value-type="float" office:value="4.761">
            <text:p>4.76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1M5</text:p>
          </table:table-cell>
          <table:table-cell office:value-type="float" office:value="4.777">
            <text:p>4.77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2N4</text:p>
          </table:table-cell>
          <table:table-cell office:value-type="float" office:value="5.038">
            <text:p>5.038</text:p>
          </table:table-cell>
          <table:table-cell office:value-type="float" office:value="9.5">
            <text:p>9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1N2</text:p>
          </table:table-cell>
          <table:table-cell office:value-type="float" office:value="5.306">
            <text:p>5.30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1N3</text:p>
          </table:table-cell>
          <table:table-cell office:value-type="float" office:value="5.308">
            <text:p>5.308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1O3</text:p>
          </table:table-cell>
          <table:table-cell office:value-type="float" office:value="5.439">
            <text:p>5.43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2N1</text:p>
          </table:table-cell>
          <table:table-cell office:value-type="float" office:value="4.891">
            <text:p>4.89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3M1</text:p>
          </table:table-cell>
          <table:table-cell office:value-type="float" office:value="3.637">
            <text:p>3.637</text:p>
          </table:table-cell>
          <table:table-cell office:value-type="float" office:value="4.2">
            <text:p>4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L2M1</text:p>
          </table:table-cell>
          <table:table-cell office:value-type="float" office:value="3.958">
            <text:p>3.958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M3N5</text:p>
          </table:table-cell>
          <table:table-cell office:value-type="float" office:value="0.874">
            <text:p>0.87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office:value-type="string">
            <text:p>M2N4</text:p>
          </table:table-cell>
          <table:table-cell office:value-type="float" office:value="0.932">
            <text:p>0.9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4.561">
            <text:p>34.561</text:p>
          </table:table-cell>
          <table:table-cell office:value-type="float" office:value="0.891">
            <text:p>0.89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5.453">
            <text:p>5.453</text:p>
          </table:table-cell>
          <table:table-cell office:value-type="float" office:value="0.046">
            <text:p>0.04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5.107">
            <text:p>5.107</text:p>
          </table:table-cell>
          <table:table-cell office:value-type="float" office:value="0.083">
            <text:p>0.08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4.786">
            <text:p>4.786</text:p>
          </table:table-cell>
          <table:table-cell office:value-type="float" office:value="0.085">
            <text:p>0.08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149">
            <text:p>1.1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002">
            <text:p>1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0.941">
            <text:p>0.9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689">
            <text:p>0.68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676">
            <text:p>0.67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4</text:p>
          </table:table-cell>
          <table:table-cell office:value-type="string">
            <text:p>Xe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213">
            <text:p>0.21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KL3</text:p>
          </table:table-cell>
          <table:table-cell office:value-type="float" office:value="30.973">
            <text:p>30.973</text:p>
          </table:table-cell>
          <table:table-cell office:value-type="float" office:value="100">
            <text:p>100.000</text:p>
          </table:table-cell>
          <table:table-cell office:value-type="float" office:value="15.6">
            <text:p>15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KL2</text:p>
          </table:table-cell>
          <table:table-cell office:value-type="float" office:value="30.626">
            <text:p>30.626</text:p>
          </table:table-cell>
          <table:table-cell office:value-type="float" office:value="55.6">
            <text:p>55.600</text:p>
          </table:table-cell>
          <table:table-cell office:value-type="float" office:value="15.8">
            <text:p>15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KM3</text:p>
          </table:table-cell>
          <table:table-cell office:value-type="float" office:value="34.982">
            <text:p>34.982</text:p>
          </table:table-cell>
          <table:table-cell office:value-type="float" office:value="19.4">
            <text:p>19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KN2,3</text:p>
          </table:table-cell>
          <table:table-cell office:value-type="float" office:value="35.813">
            <text:p>35.813</text:p>
          </table:table-cell>
          <table:table-cell office:value-type="float" office:value="6.2">
            <text:p>6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KM2</text:p>
          </table:table-cell>
          <table:table-cell office:value-type="float" office:value="34.914">
            <text:p>34.914</text:p>
          </table:table-cell>
          <table:table-cell office:value-type="float" office:value="10">
            <text:p>1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3M5</text:p>
          </table:table-cell>
          <table:table-cell office:value-type="float" office:value="4.285">
            <text:p>4.28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3M4</text:p>
          </table:table-cell>
          <table:table-cell office:value-type="float" office:value="4.272">
            <text:p>4.272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2M4</text:p>
          </table:table-cell>
          <table:table-cell office:value-type="float" office:value="4.619">
            <text:p>4.619</text:p>
          </table:table-cell>
          <table:table-cell office:value-type="float" office:value="58.8">
            <text:p>58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3N5</text:p>
          </table:table-cell>
          <table:table-cell office:value-type="float" office:value="4.936">
            <text:p>4.936</text:p>
          </table:table-cell>
          <table:table-cell office:value-type="float" office:value="18.3">
            <text:p>18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1M3</text:p>
          </table:table-cell>
          <table:table-cell office:value-type="float" office:value="4.711">
            <text:p>4.711</text:p>
          </table:table-cell>
          <table:table-cell office:value-type="float" office:value="3.6">
            <text:p>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1M2</text:p>
          </table:table-cell>
          <table:table-cell office:value-type="float" office:value="4.643">
            <text:p>4.643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3N1</text:p>
          </table:table-cell>
          <table:table-cell office:value-type="float" office:value="4.78">
            <text:p>4.780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3O1</text:p>
          </table:table-cell>
          <table:table-cell office:value-type="float" office:value="4.989">
            <text:p>4.98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1M5</text:p>
          </table:table-cell>
          <table:table-cell office:value-type="float" office:value="4.994">
            <text:p>4.99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2N4</text:p>
          </table:table-cell>
          <table:table-cell office:value-type="float" office:value="5.2793">
            <text:p>5.279</text:p>
          </table:table-cell>
          <table:table-cell office:value-type="float" office:value="9.9">
            <text:p>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1N2</text:p>
          </table:table-cell>
          <table:table-cell office:value-type="float" office:value="5.542">
            <text:p>5.54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1N3</text:p>
          </table:table-cell>
          <table:table-cell office:value-type="float" office:value="5.553">
            <text:p>5.553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1O3</text:p>
          </table:table-cell>
          <table:table-cell office:value-type="float" office:value="5.703">
            <text:p>5.70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2N1</text:p>
          </table:table-cell>
          <table:table-cell office:value-type="float" office:value="5.126">
            <text:p>5.12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3M1</text:p>
          </table:table-cell>
          <table:table-cell office:value-type="float" office:value="3.801">
            <text:p>3.801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L2M1</text:p>
          </table:table-cell>
          <table:table-cell office:value-type="float" office:value="4.148">
            <text:p>4.148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M3N5</text:p>
          </table:table-cell>
          <table:table-cell office:value-type="float" office:value="0.918">
            <text:p>0.91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M4N2,3</text:p>
          </table:table-cell>
          <table:table-cell office:value-type="float" office:value="0.573">
            <text:p>0.5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M2N4</text:p>
          </table:table-cell>
          <table:table-cell office:value-type="float" office:value="0.985">
            <text:p>0.9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office:value-type="string">
            <text:p>M3N1</text:p>
          </table:table-cell>
          <table:table-cell office:value-type="float" office:value="0.769">
            <text:p>0.7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5.985">
            <text:p>35.985</text:p>
          </table:table-cell>
          <table:table-cell office:value-type="float" office:value="0.897">
            <text:p>0.89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5.714">
            <text:p>5.714</text:p>
          </table:table-cell>
          <table:table-cell office:value-type="float" office:value="0.049">
            <text:p>0.04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5.359">
            <text:p>5.359</text:p>
          </table:table-cell>
          <table:table-cell office:value-type="float" office:value="0.09">
            <text:p>0.09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5.012">
            <text:p>5.012</text:p>
          </table:table-cell>
          <table:table-cell office:value-type="float" office:value="0.091">
            <text:p>0.09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211">
            <text:p>1.2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071">
            <text:p>1.07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003">
            <text:p>1.0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741">
            <text:p>0.7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727">
            <text:p>0.7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5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232">
            <text:p>0.2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KL3</text:p>
          </table:table-cell>
          <table:table-cell office:value-type="float" office:value="32.194">
            <text:p>32.194</text:p>
          </table:table-cell>
          <table:table-cell office:value-type="float" office:value="100">
            <text:p>100.000</text:p>
          </table:table-cell>
          <table:table-cell office:value-type="float" office:value="16.5">
            <text:p>16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KL2</text:p>
          </table:table-cell>
          <table:table-cell office:value-type="float" office:value="31.817">
            <text:p>31.817</text:p>
          </table:table-cell>
          <table:table-cell office:value-type="float" office:value="55.8">
            <text:p>55.800</text:p>
          </table:table-cell>
          <table:table-cell office:value-type="float" office:value="16.8">
            <text:p>16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KM3</text:p>
          </table:table-cell>
          <table:table-cell office:value-type="float" office:value="36.378">
            <text:p>36.378</text:p>
          </table:table-cell>
          <table:table-cell office:value-type="float" office:value="19.6">
            <text:p>19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KN2,3</text:p>
          </table:table-cell>
          <table:table-cell office:value-type="float" office:value="37.249">
            <text:p>37.249</text:p>
          </table:table-cell>
          <table:table-cell office:value-type="float" office:value="6.3">
            <text:p>6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KM2</text:p>
          </table:table-cell>
          <table:table-cell office:value-type="float" office:value="36.304">
            <text:p>36.304</text:p>
          </table:table-cell>
          <table:table-cell office:value-type="float" office:value="10.1">
            <text:p>1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3M5</text:p>
          </table:table-cell>
          <table:table-cell office:value-type="float" office:value="4.467">
            <text:p>4.46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3M4</text:p>
          </table:table-cell>
          <table:table-cell office:value-type="float" office:value="4.451">
            <text:p>4.451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2M4</text:p>
          </table:table-cell>
          <table:table-cell office:value-type="float" office:value="4.828">
            <text:p>4.828</text:p>
          </table:table-cell>
          <table:table-cell office:value-type="float" office:value="59">
            <text:p>59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3N5</text:p>
          </table:table-cell>
          <table:table-cell office:value-type="float" office:value="5.157">
            <text:p>5.157</text:p>
          </table:table-cell>
          <table:table-cell office:value-type="float" office:value="18.7">
            <text:p>18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1M3</text:p>
          </table:table-cell>
          <table:table-cell office:value-type="float" office:value="4.926">
            <text:p>4.926</text:p>
          </table:table-cell>
          <table:table-cell office:value-type="float" office:value="3.4">
            <text:p>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1M2</text:p>
          </table:table-cell>
          <table:table-cell office:value-type="float" office:value="4.852">
            <text:p>4.852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3N1</text:p>
          </table:table-cell>
          <table:table-cell office:value-type="float" office:value="4.994">
            <text:p>4.99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3O1</text:p>
          </table:table-cell>
          <table:table-cell office:value-type="float" office:value="5.208">
            <text:p>5.20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1M5</text:p>
          </table:table-cell>
          <table:table-cell office:value-type="float" office:value="5.216">
            <text:p>5.21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2N4</text:p>
          </table:table-cell>
          <table:table-cell office:value-type="float" office:value="5.531">
            <text:p>5.531</text:p>
          </table:table-cell>
          <table:table-cell office:value-type="float" office:value="10.2">
            <text:p>1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1N2</text:p>
          </table:table-cell>
          <table:table-cell office:value-type="float" office:value="5.797">
            <text:p>5.79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1N3</text:p>
          </table:table-cell>
          <table:table-cell office:value-type="float" office:value="5.81">
            <text:p>5.810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1O3</text:p>
          </table:table-cell>
          <table:table-cell office:value-type="float" office:value="5.973">
            <text:p>5.97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2N1</text:p>
          </table:table-cell>
          <table:table-cell office:value-type="float" office:value="5.37">
            <text:p>5.37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3M1</text:p>
          </table:table-cell>
          <table:table-cell office:value-type="float" office:value="3.954">
            <text:p>3.954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L2M1</text:p>
          </table:table-cell>
          <table:table-cell office:value-type="float" office:value="4.331">
            <text:p>4.331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M3N5</text:p>
          </table:table-cell>
          <table:table-cell office:value-type="float" office:value="0.972">
            <text:p>0.97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M4N2,3</text:p>
          </table:table-cell>
          <table:table-cell office:value-type="float" office:value="0.599">
            <text:p>0.59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office:value-type="string">
            <text:p>M2N4</text:p>
          </table:table-cell>
          <table:table-cell office:value-type="float" office:value="1.043">
            <text:p>1.0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7.441">
            <text:p>37.441</text:p>
          </table:table-cell>
          <table:table-cell office:value-type="float" office:value="0.902">
            <text:p>0.90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5.989">
            <text:p>5.989</text:p>
          </table:table-cell>
          <table:table-cell office:value-type="float" office:value="0.052">
            <text:p>0.05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5.624">
            <text:p>5.624</text:p>
          </table:table-cell>
          <table:table-cell office:value-type="float" office:value="0.096">
            <text:p>0.09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5.247">
            <text:p>5.247</text:p>
          </table:table-cell>
          <table:table-cell office:value-type="float" office:value="0.097">
            <text:p>0.09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293">
            <text:p>1.29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137">
            <text:p>1.1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063">
            <text:p>1.06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796">
            <text:p>0.79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781">
            <text:p>0.7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6</text:p>
          </table:table-cell>
          <table:table-cell office:value-type="string">
            <text:p>Ba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254">
            <text:p>0.25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KL3</text:p>
          </table:table-cell>
          <table:table-cell office:value-type="float" office:value="33.442">
            <text:p>33.442</text:p>
          </table:table-cell>
          <table:table-cell office:value-type="float" office:value="100">
            <text:p>100.000</text:p>
          </table:table-cell>
          <table:table-cell office:value-type="float" office:value="17.6">
            <text:p>17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KL2</text:p>
          </table:table-cell>
          <table:table-cell office:value-type="float" office:value="33.034">
            <text:p>33.034</text:p>
          </table:table-cell>
          <table:table-cell office:value-type="float" office:value="55.9">
            <text:p>55.900</text:p>
          </table:table-cell>
          <table:table-cell office:value-type="float" office:value="17.8">
            <text:p>17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KM3</text:p>
          </table:table-cell>
          <table:table-cell office:value-type="float" office:value="37.797">
            <text:p>37.797</text:p>
          </table:table-cell>
          <table:table-cell office:value-type="float" office:value="19.8">
            <text:p>19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KN2,3</text:p>
          </table:table-cell>
          <table:table-cell office:value-type="float" office:value="38.719">
            <text:p>38.719</text:p>
          </table:table-cell>
          <table:table-cell office:value-type="float" office:value="6.5">
            <text:p>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KM2</text:p>
          </table:table-cell>
          <table:table-cell office:value-type="float" office:value="37.716">
            <text:p>37.716</text:p>
          </table:table-cell>
          <table:table-cell office:value-type="float" office:value="10.2">
            <text:p>1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3M5</text:p>
          </table:table-cell>
          <table:table-cell office:value-type="float" office:value="4.647">
            <text:p>4.64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3M4</text:p>
          </table:table-cell>
          <table:table-cell office:value-type="float" office:value="4.63">
            <text:p>4.630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2M4</text:p>
          </table:table-cell>
          <table:table-cell office:value-type="float" office:value="5.038">
            <text:p>5.038</text:p>
          </table:table-cell>
          <table:table-cell office:value-type="float" office:value="59.2">
            <text:p>5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3N5</text:p>
          </table:table-cell>
          <table:table-cell office:value-type="float" office:value="5.384">
            <text:p>5.384</text:p>
          </table:table-cell>
          <table:table-cell office:value-type="float" office:value="19.1">
            <text:p>19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M3</text:p>
          </table:table-cell>
          <table:table-cell office:value-type="float" office:value="5.138">
            <text:p>5.138</text:p>
          </table:table-cell>
          <table:table-cell office:value-type="float" office:value="3.3">
            <text:p>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M2</text:p>
          </table:table-cell>
          <table:table-cell office:value-type="float" office:value="5.057">
            <text:p>5.057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3N1</text:p>
          </table:table-cell>
          <table:table-cell office:value-type="float" office:value="5.208">
            <text:p>5.208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3O1</text:p>
          </table:table-cell>
          <table:table-cell office:value-type="float" office:value="5.45">
            <text:p>5.45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M5</text:p>
          </table:table-cell>
          <table:table-cell office:value-type="float" office:value="5.432">
            <text:p>5.43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M4</text:p>
          </table:table-cell>
          <table:table-cell office:value-type="float" office:value="5.415">
            <text:p>5.41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2N4</text:p>
          </table:table-cell>
          <table:table-cell office:value-type="float" office:value="5.786">
            <text:p>5.786</text:p>
          </table:table-cell>
          <table:table-cell office:value-type="float" office:value="10.4">
            <text:p>1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N2</text:p>
          </table:table-cell>
          <table:table-cell office:value-type="float" office:value="6.06">
            <text:p>6.060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N3</text:p>
          </table:table-cell>
          <table:table-cell office:value-type="float" office:value="6.07">
            <text:p>6.070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1O3</text:p>
          </table:table-cell>
          <table:table-cell office:value-type="float" office:value="6.252">
            <text:p>6.25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2N1</text:p>
          </table:table-cell>
          <table:table-cell office:value-type="float" office:value="5.614">
            <text:p>5.61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3M1</text:p>
          </table:table-cell>
          <table:table-cell office:value-type="float" office:value="4.121">
            <text:p>4.121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L2M1</text:p>
          </table:table-cell>
          <table:table-cell office:value-type="float" office:value="4.529">
            <text:p>4.529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M5N6,7</text:p>
          </table:table-cell>
          <table:table-cell office:value-type="float" office:value="0.833">
            <text:p>0.83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M4N6</text:p>
          </table:table-cell>
          <table:table-cell office:value-type="float" office:value="0.854">
            <text:p>0.854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M3N5</text:p>
          </table:table-cell>
          <table:table-cell office:value-type="float" office:value="1.026">
            <text:p>1.026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M4N2,3</text:p>
          </table:table-cell>
          <table:table-cell office:value-type="float" office:value="0.638">
            <text:p>0.638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office:value-type="string">
            <text:p>M2N4</text:p>
          </table:table-cell>
          <table:table-cell office:value-type="float" office:value="1.099">
            <text:p>1.09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38.925">
            <text:p>38.925</text:p>
          </table:table-cell>
          <table:table-cell office:value-type="float" office:value="0.907">
            <text:p>0.90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6.266">
            <text:p>6.266</text:p>
          </table:table-cell>
          <table:table-cell office:value-type="float" office:value="0.055">
            <text:p>0.05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5.891">
            <text:p>5.891</text:p>
          </table:table-cell>
          <table:table-cell office:value-type="float" office:value="0.103">
            <text:p>0.10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5.483">
            <text:p>5.483</text:p>
          </table:table-cell>
          <table:table-cell office:value-type="float" office:value="0.104">
            <text:p>0.10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362">
            <text:p>1.36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209">
            <text:p>1.2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128">
            <text:p>1.1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853">
            <text:p>0.8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836">
            <text:p>0.83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7</text:p>
          </table:table-cell>
          <table:table-cell office:value-type="string">
            <text:p>La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275">
            <text:p>0.2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KL3</text:p>
          </table:table-cell>
          <table:table-cell office:value-type="float" office:value="34.72">
            <text:p>34.720</text:p>
          </table:table-cell>
          <table:table-cell office:value-type="float" office:value="100">
            <text:p>100.000</text:p>
          </table:table-cell>
          <table:table-cell office:value-type="float" office:value="18.6">
            <text:p>18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KL2</text:p>
          </table:table-cell>
          <table:table-cell office:value-type="float" office:value="34.279">
            <text:p>34.279</text:p>
          </table:table-cell>
          <table:table-cell office:value-type="float" office:value="56.1">
            <text:p>56.100</text:p>
          </table:table-cell>
          <table:table-cell office:value-type="float" office:value="18.9">
            <text:p>18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KM3</text:p>
          </table:table-cell>
          <table:table-cell office:value-type="float" office:value="39.256">
            <text:p>39.256</text:p>
          </table:table-cell>
          <table:table-cell office:value-type="float" office:value="20">
            <text:p>2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KN2,3</text:p>
          </table:table-cell>
          <table:table-cell office:value-type="float" office:value="40.22">
            <text:p>40.220</text:p>
          </table:table-cell>
          <table:table-cell office:value-type="float" office:value="6.7">
            <text:p>6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KM2</text:p>
          </table:table-cell>
          <table:table-cell office:value-type="float" office:value="39.169">
            <text:p>39.169</text:p>
          </table:table-cell>
          <table:table-cell office:value-type="float" office:value="10.3">
            <text:p>1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3M5</text:p>
          </table:table-cell>
          <table:table-cell office:value-type="float" office:value="4.839">
            <text:p>4.83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3M4</text:p>
          </table:table-cell>
          <table:table-cell office:value-type="float" office:value="4.821">
            <text:p>4.821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2M4</text:p>
          </table:table-cell>
          <table:table-cell office:value-type="float" office:value="5.262">
            <text:p>5.262</text:p>
          </table:table-cell>
          <table:table-cell office:value-type="float" office:value="59.3">
            <text:p>59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3N5</text:p>
          </table:table-cell>
          <table:table-cell office:value-type="float" office:value="5.613">
            <text:p>5.613</text:p>
          </table:table-cell>
          <table:table-cell office:value-type="float" office:value="19.4">
            <text:p>19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M3</text:p>
          </table:table-cell>
          <table:table-cell office:value-type="float" office:value="5.361">
            <text:p>5.361</text:p>
          </table:table-cell>
          <table:table-cell office:value-type="float" office:value="3.2">
            <text:p>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M2</text:p>
          </table:table-cell>
          <table:table-cell office:value-type="float" office:value="5.274">
            <text:p>5.274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3N1</text:p>
          </table:table-cell>
          <table:table-cell office:value-type="float" office:value="5.432">
            <text:p>5.43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3O1</text:p>
          </table:table-cell>
          <table:table-cell office:value-type="float" office:value="5.713">
            <text:p>5.71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M5</text:p>
          </table:table-cell>
          <table:table-cell office:value-type="float" office:value="5.665">
            <text:p>5.66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M4</text:p>
          </table:table-cell>
          <table:table-cell office:value-type="float" office:value="5.646">
            <text:p>5.64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2N4</text:p>
          </table:table-cell>
          <table:table-cell office:value-type="float" office:value="6.055">
            <text:p>6.055</text:p>
          </table:table-cell>
          <table:table-cell office:value-type="float" office:value="10.6">
            <text:p>1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N2</text:p>
          </table:table-cell>
          <table:table-cell office:value-type="float" office:value="6.325">
            <text:p>6.32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N3</text:p>
          </table:table-cell>
          <table:table-cell office:value-type="float" office:value="6.342">
            <text:p>6.342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1O3</text:p>
          </table:table-cell>
          <table:table-cell office:value-type="float" office:value="6.528">
            <text:p>6.52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2N1</text:p>
          </table:table-cell>
          <table:table-cell office:value-type="float" office:value="5.87">
            <text:p>5.87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2O1</text:p>
          </table:table-cell>
          <table:table-cell office:value-type="float" office:value="6.126">
            <text:p>6.12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3M1</text:p>
          </table:table-cell>
          <table:table-cell office:value-type="float" office:value="4.287">
            <text:p>4.287</text:p>
          </table:table-cell>
          <table:table-cell office:value-type="float" office:value="4.4">
            <text:p>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L2M1</text:p>
          </table:table-cell>
          <table:table-cell office:value-type="float" office:value="4.728">
            <text:p>4.728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M5N6,7</text:p>
          </table:table-cell>
          <table:table-cell office:value-type="float" office:value="0.882">
            <text:p>0.88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M4N6</text:p>
          </table:table-cell>
          <table:table-cell office:value-type="float" office:value="0.902">
            <text:p>0.902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M3N5</text:p>
          </table:table-cell>
          <table:table-cell office:value-type="float" office:value="1.075">
            <text:p>1.07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M4N2,3</text:p>
          </table:table-cell>
          <table:table-cell office:value-type="float" office:value="0.675">
            <text:p>0.67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office:value-type="string">
            <text:p>M2N4</text:p>
          </table:table-cell>
          <table:table-cell office:value-type="float" office:value="1.16">
            <text:p>1.160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0.443">
            <text:p>40.443</text:p>
          </table:table-cell>
          <table:table-cell office:value-type="float" office:value="0.912">
            <text:p>0.91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6.548">
            <text:p>6.548</text:p>
          </table:table-cell>
          <table:table-cell office:value-type="float" office:value="0.058">
            <text:p>0.05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6.164">
            <text:p>6.164</text:p>
          </table:table-cell>
          <table:table-cell office:value-type="float" office:value="0.11">
            <text:p>0.11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5.723">
            <text:p>5.723</text:p>
          </table:table-cell>
          <table:table-cell office:value-type="float" office:value="0.111">
            <text:p>0.11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436">
            <text:p>1.43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274">
            <text:p>1.27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187">
            <text:p>1.1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902">
            <text:p>0.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884">
            <text:p>0.88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8</text:p>
          </table:table-cell>
          <table:table-cell office:value-type="string">
            <text:p>Ce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291">
            <text:p>0.29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KL3</text:p>
          </table:table-cell>
          <table:table-cell office:value-type="float" office:value="36.027">
            <text:p>36.027</text:p>
          </table:table-cell>
          <table:table-cell office:value-type="float" office:value="100">
            <text:p>100.000</text:p>
          </table:table-cell>
          <table:table-cell office:value-type="float" office:value="19.8">
            <text:p>19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KL2</text:p>
          </table:table-cell>
          <table:table-cell office:value-type="float" office:value="35.551">
            <text:p>35.551</text:p>
          </table:table-cell>
          <table:table-cell office:value-type="float" office:value="56.2">
            <text:p>56.200</text:p>
          </table:table-cell>
          <table:table-cell office:value-type="float" office:value="20.1">
            <text:p>20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KM3</text:p>
          </table:table-cell>
          <table:table-cell office:value-type="float" office:value="40.479">
            <text:p>40.479</text:p>
          </table:table-cell>
          <table:table-cell office:value-type="float" office:value="20.1">
            <text:p>2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KN2,3</text:p>
          </table:table-cell>
          <table:table-cell office:value-type="float" office:value="41.755">
            <text:p>41.755</text:p>
          </table:table-cell>
          <table:table-cell office:value-type="float" office:value="6.9">
            <text:p>6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KM2</text:p>
          </table:table-cell>
          <table:table-cell office:value-type="float" office:value="40.654">
            <text:p>40.654</text:p>
          </table:table-cell>
          <table:table-cell office:value-type="float" office:value="10.4">
            <text:p>1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3M5</text:p>
          </table:table-cell>
          <table:table-cell office:value-type="float" office:value="5.035">
            <text:p>5.03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3M4</text:p>
          </table:table-cell>
          <table:table-cell office:value-type="float" office:value="5.016">
            <text:p>5.016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2M4</text:p>
          </table:table-cell>
          <table:table-cell office:value-type="float" office:value="5.492">
            <text:p>5.492</text:p>
          </table:table-cell>
          <table:table-cell office:value-type="float" office:value="59.5">
            <text:p>59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3N5</text:p>
          </table:table-cell>
          <table:table-cell office:value-type="float" office:value="5.85">
            <text:p>5.850</text:p>
          </table:table-cell>
          <table:table-cell office:value-type="float" office:value="19.6">
            <text:p>19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M3</text:p>
          </table:table-cell>
          <table:table-cell office:value-type="float" office:value="5.593">
            <text:p>5.593</text:p>
          </table:table-cell>
          <table:table-cell office:value-type="float" office:value="3.1">
            <text:p>3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M2</text:p>
          </table:table-cell>
          <table:table-cell office:value-type="float" office:value="5.498">
            <text:p>5.498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3N1</text:p>
          </table:table-cell>
          <table:table-cell office:value-type="float" office:value="5.66">
            <text:p>5.66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3O1</text:p>
          </table:table-cell>
          <table:table-cell office:value-type="float" office:value="5.927">
            <text:p>5.92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M5</text:p>
          </table:table-cell>
          <table:table-cell office:value-type="float" office:value="5.906">
            <text:p>5.90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M4</text:p>
          </table:table-cell>
          <table:table-cell office:value-type="float" office:value="5.886">
            <text:p>5.88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2N4</text:p>
          </table:table-cell>
          <table:table-cell office:value-type="float" office:value="6.325">
            <text:p>6.325</text:p>
          </table:table-cell>
          <table:table-cell office:value-type="float" office:value="10.7">
            <text:p>1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N2</text:p>
          </table:table-cell>
          <table:table-cell office:value-type="float" office:value="6.599">
            <text:p>6.59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N3</text:p>
          </table:table-cell>
          <table:table-cell office:value-type="float" office:value="6.617">
            <text:p>6.617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1O3</text:p>
          </table:table-cell>
          <table:table-cell office:value-type="float" office:value="6.815">
            <text:p>6.81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2N1</text:p>
          </table:table-cell>
          <table:table-cell office:value-type="float" office:value="6.135">
            <text:p>6.135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2O1</text:p>
          </table:table-cell>
          <table:table-cell office:value-type="float" office:value="6.403">
            <text:p>6.40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3M1</text:p>
          </table:table-cell>
          <table:table-cell office:value-type="float" office:value="4.453">
            <text:p>4.453</text:p>
          </table:table-cell>
          <table:table-cell office:value-type="float" office:value="4.4">
            <text:p>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L2M1</text:p>
          </table:table-cell>
          <table:table-cell office:value-type="float" office:value="4.929">
            <text:p>4.929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M5N6,7</text:p>
          </table:table-cell>
          <table:table-cell office:value-type="float" office:value="0.929">
            <text:p>0.92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M4N6</text:p>
          </table:table-cell>
          <table:table-cell office:value-type="float" office:value="0.949">
            <text:p>0.949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M3N5</text:p>
          </table:table-cell>
          <table:table-cell office:value-type="float" office:value="1.127">
            <text:p>1.12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M4N2,3</text:p>
          </table:table-cell>
          <table:table-cell office:value-type="float" office:value="0.713">
            <text:p>0.713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office:value-type="string">
            <text:p>M2N4</text:p>
          </table:table-cell>
          <table:table-cell office:value-type="float" office:value="1.218">
            <text:p>1.21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1.991">
            <text:p>41.991</text:p>
          </table:table-cell>
          <table:table-cell office:value-type="float" office:value="0.917">
            <text:p>0.91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6.835">
            <text:p>6.835</text:p>
          </table:table-cell>
          <table:table-cell office:value-type="float" office:value="0.061">
            <text:p>0.06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6.44">
            <text:p>6.440</text:p>
          </table:table-cell>
          <table:table-cell office:value-type="float" office:value="0.117">
            <text:p>0.11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5.964">
            <text:p>5.964</text:p>
          </table:table-cell>
          <table:table-cell office:value-type="float" office:value="0.118">
            <text:p>0.1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511">
            <text:p>1.5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337">
            <text:p>1.3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242">
            <text:p>1.2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0.948">
            <text:p>0.9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929">
            <text:p>0.92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9</text:p>
          </table:table-cell>
          <table:table-cell office:value-type="string">
            <text:p>P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05">
            <text:p>0.3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KL3</text:p>
          </table:table-cell>
          <table:table-cell office:value-type="float" office:value="37.361">
            <text:p>37.361</text:p>
          </table:table-cell>
          <table:table-cell office:value-type="float" office:value="100">
            <text:p>100.000</text:p>
          </table:table-cell>
          <table:table-cell office:value-type="float" office:value="20.9">
            <text:p>20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KL2</text:p>
          </table:table-cell>
          <table:table-cell office:value-type="float" office:value="36.847">
            <text:p>36.847</text:p>
          </table:table-cell>
          <table:table-cell office:value-type="float" office:value="56.4">
            <text:p>56.400</text:p>
          </table:table-cell>
          <table:table-cell office:value-type="float" office:value="21.3">
            <text:p>21.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KM3</text:p>
          </table:table-cell>
          <table:table-cell office:value-type="float" office:value="42.272">
            <text:p>42.272</text:p>
          </table:table-cell>
          <table:table-cell office:value-type="float" office:value="20.3">
            <text:p>2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KN2,3</text:p>
          </table:table-cell>
          <table:table-cell office:value-type="float" office:value="43.326">
            <text:p>43.326</text:p>
          </table:table-cell>
          <table:table-cell office:value-type="float" office:value="7.1">
            <text:p>7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KM2</text:p>
          </table:table-cell>
          <table:table-cell office:value-type="float" office:value="42.166">
            <text:p>42.166</text:p>
          </table:table-cell>
          <table:table-cell office:value-type="float" office:value="10.5">
            <text:p>1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3M5</text:p>
          </table:table-cell>
          <table:table-cell office:value-type="float" office:value="5.228">
            <text:p>5.22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3M4</text:p>
          </table:table-cell>
          <table:table-cell office:value-type="float" office:value="5.205">
            <text:p>5.205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2M4</text:p>
          </table:table-cell>
          <table:table-cell office:value-type="float" office:value="5.719">
            <text:p>5.719</text:p>
          </table:table-cell>
          <table:table-cell office:value-type="float" office:value="59.7">
            <text:p>59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3N5</text:p>
          </table:table-cell>
          <table:table-cell office:value-type="float" office:value="6.089">
            <text:p>6.089</text:p>
          </table:table-cell>
          <table:table-cell office:value-type="float" office:value="19.8">
            <text:p>19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M3</text:p>
          </table:table-cell>
          <table:table-cell office:value-type="float" office:value="5.829">
            <text:p>5.829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M2</text:p>
          </table:table-cell>
          <table:table-cell office:value-type="float" office:value="5.723">
            <text:p>5.723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3N1</text:p>
          </table:table-cell>
          <table:table-cell office:value-type="float" office:value="5.889">
            <text:p>5.889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3O1</text:p>
          </table:table-cell>
          <table:table-cell office:value-type="float" office:value="6.171">
            <text:p>6.171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M5</text:p>
          </table:table-cell>
          <table:table-cell office:value-type="float" office:value="6.15">
            <text:p>6.15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M4</text:p>
          </table:table-cell>
          <table:table-cell office:value-type="float" office:value="6.127">
            <text:p>6.12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2N4</text:p>
          </table:table-cell>
          <table:table-cell office:value-type="float" office:value="6.602">
            <text:p>6.602</text:p>
          </table:table-cell>
          <table:table-cell office:value-type="float" office:value="10.8">
            <text:p>1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N2</text:p>
          </table:table-cell>
          <table:table-cell office:value-type="float" office:value="6.883">
            <text:p>6.88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N3</text:p>
          </table:table-cell>
          <table:table-cell office:value-type="float" office:value="6.901">
            <text:p>6.901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1O3</text:p>
          </table:table-cell>
          <table:table-cell office:value-type="float" office:value="7.107">
            <text:p>7.10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2N1</text:p>
          </table:table-cell>
          <table:table-cell office:value-type="float" office:value="6.404">
            <text:p>6.40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2O1</text:p>
          </table:table-cell>
          <table:table-cell office:value-type="float" office:value="6.683">
            <text:p>6.68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3M1</text:p>
          </table:table-cell>
          <table:table-cell office:value-type="float" office:value="4.633">
            <text:p>4.633</text:p>
          </table:table-cell>
          <table:table-cell office:value-type="float" office:value="4.4">
            <text:p>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L2M1</text:p>
          </table:table-cell>
          <table:table-cell office:value-type="float" office:value="5.147">
            <text:p>5.147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M5N6,7</text:p>
          </table:table-cell>
          <table:table-cell office:value-type="float" office:value="0.978">
            <text:p>0.97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M4N6</text:p>
          </table:table-cell>
          <table:table-cell office:value-type="float" office:value="0.997">
            <text:p>0.997</text:p>
          </table:table-cell>
          <table:table-cell office:value-type="float" office:value="55">
            <text:p>5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M3N5</text:p>
          </table:table-cell>
          <table:table-cell office:value-type="float" office:value="1.18">
            <text:p>1.18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M4N2,3</text:p>
          </table:table-cell>
          <table:table-cell office:value-type="float" office:value="0.753">
            <text:p>0.753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office:value-type="string">
            <text:p>M2N4</text:p>
          </table:table-cell>
          <table:table-cell office:value-type="float" office:value="1.278">
            <text:p>1.27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3.569">
            <text:p>43.569</text:p>
          </table:table-cell>
          <table:table-cell office:value-type="float" office:value="0.921">
            <text:p>0.92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7.126">
            <text:p>7.126</text:p>
          </table:table-cell>
          <table:table-cell office:value-type="float" office:value="0.064">
            <text:p>0.06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6.722">
            <text:p>6.722</text:p>
          </table:table-cell>
          <table:table-cell office:value-type="float" office:value="0.124">
            <text:p>0.12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6.208">
            <text:p>6.208</text:p>
          </table:table-cell>
          <table:table-cell office:value-type="float" office:value="0.125">
            <text:p>0.12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575">
            <text:p>1.5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403">
            <text:p>1.4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297">
            <text:p>1.29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003">
            <text:p>1.0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0.98">
            <text:p>0.98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</text:p>
          </table:table-cell>
          <table:table-cell office:value-type="string">
            <text:p>Nd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19">
            <text:p>0.3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KL3</text:p>
          </table:table-cell>
          <table:table-cell office:value-type="float" office:value="38.725">
            <text:p>38.725</text:p>
          </table:table-cell>
          <table:table-cell office:value-type="float" office:value="100">
            <text:p>100.000</text:p>
          </table:table-cell>
          <table:table-cell office:value-type="float" office:value="22.2">
            <text:p>22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KL2</text:p>
          </table:table-cell>
          <table:table-cell office:value-type="float" office:value="38.171">
            <text:p>38.171</text:p>
          </table:table-cell>
          <table:table-cell office:value-type="float" office:value="56.5">
            <text:p>56.500</text:p>
          </table:table-cell>
          <table:table-cell office:value-type="float" office:value="22.5">
            <text:p>22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KM3</text:p>
          </table:table-cell>
          <table:table-cell office:value-type="float" office:value="43.827">
            <text:p>43.827</text:p>
          </table:table-cell>
          <table:table-cell office:value-type="float" office:value="20.4">
            <text:p>2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KN2,3</text:p>
          </table:table-cell>
          <table:table-cell office:value-type="float" office:value="44.942">
            <text:p>44.942</text:p>
          </table:table-cell>
          <table:table-cell office:value-type="float" office:value="7.3">
            <text:p>7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KM2</text:p>
          </table:table-cell>
          <table:table-cell office:value-type="float" office:value="43.713">
            <text:p>43.713</text:p>
          </table:table-cell>
          <table:table-cell office:value-type="float" office:value="10.5">
            <text:p>1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3M5</text:p>
          </table:table-cell>
          <table:table-cell office:value-type="float" office:value="4.532">
            <text:p>4.53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3M4</text:p>
          </table:table-cell>
          <table:table-cell office:value-type="float" office:value="5.407">
            <text:p>5.407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2M4</text:p>
          </table:table-cell>
          <table:table-cell office:value-type="float" office:value="5.961">
            <text:p>5.961</text:p>
          </table:table-cell>
          <table:table-cell office:value-type="float" office:value="60.4">
            <text:p>6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3N5</text:p>
          </table:table-cell>
          <table:table-cell office:value-type="float" office:value="6.339">
            <text:p>6.339</text:p>
          </table:table-cell>
          <table:table-cell office:value-type="float" office:value="19.9">
            <text:p>1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M3</text:p>
          </table:table-cell>
          <table:table-cell office:value-type="float" office:value="6.071">
            <text:p>6.071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M2</text:p>
          </table:table-cell>
          <table:table-cell office:value-type="float" office:value="5.957">
            <text:p>5.957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3N1</text:p>
          </table:table-cell>
          <table:table-cell office:value-type="float" office:value="6.128">
            <text:p>6.128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3O1</text:p>
          </table:table-cell>
          <table:table-cell office:value-type="float" office:value="6.426">
            <text:p>6.426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M5</text:p>
          </table:table-cell>
          <table:table-cell office:value-type="float" office:value="6.409">
            <text:p>6.40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M4</text:p>
          </table:table-cell>
          <table:table-cell office:value-type="float" office:value="6.384">
            <text:p>6.38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2N4</text:p>
          </table:table-cell>
          <table:table-cell office:value-type="float" office:value="6.893">
            <text:p>6.893</text:p>
          </table:table-cell>
          <table:table-cell office:value-type="float" office:value="11">
            <text:p>1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N2</text:p>
          </table:table-cell>
          <table:table-cell office:value-type="float" office:value="7.186">
            <text:p>7.18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N3</text:p>
          </table:table-cell>
          <table:table-cell office:value-type="float" office:value="7.186">
            <text:p>7.18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1O3</text:p>
          </table:table-cell>
          <table:table-cell office:value-type="float" office:value="7.405">
            <text:p>7.40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2N1</text:p>
          </table:table-cell>
          <table:table-cell office:value-type="float" office:value="6.68">
            <text:p>6.68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2O1</text:p>
          </table:table-cell>
          <table:table-cell office:value-type="float" office:value="6.981">
            <text:p>6.98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3M1</text:p>
          </table:table-cell>
          <table:table-cell office:value-type="float" office:value="4.809">
            <text:p>4.809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L2M1</text:p>
          </table:table-cell>
          <table:table-cell office:value-type="float" office:value="5.363">
            <text:p>5.363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M5N6,7</text:p>
          </table:table-cell>
          <table:table-cell office:value-type="float" office:value="1.023">
            <text:p>1.02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M4N6</text:p>
          </table:table-cell>
          <table:table-cell office:value-type="float" office:value="1.048">
            <text:p>1.048</text:p>
          </table:table-cell>
          <table:table-cell office:value-type="float" office:value="53.9">
            <text:p>53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M3N5</text:p>
          </table:table-cell>
          <table:table-cell office:value-type="float" office:value="1.237">
            <text:p>1.23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office:value-type="string">
            <text:p>M4N2,3</text:p>
          </table:table-cell>
          <table:table-cell office:value-type="float" office:value="0.81">
            <text:p>0.81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5.184">
            <text:p>45.184</text:p>
          </table:table-cell>
          <table:table-cell office:value-type="float" office:value="0.925">
            <text:p>0.92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7.428">
            <text:p>7.428</text:p>
          </table:table-cell>
          <table:table-cell office:value-type="float" office:value="0.066">
            <text:p>0.06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7.013">
            <text:p>7.013</text:p>
          </table:table-cell>
          <table:table-cell office:value-type="float" office:value="0.132">
            <text:p>0.13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6.459">
            <text:p>6.459</text:p>
          </table:table-cell>
          <table:table-cell office:value-type="float" office:value="0.132">
            <text:p>0.13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65">
            <text:p>1.6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471">
            <text:p>1.47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357">
            <text:p>1.3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052">
            <text:p>1.05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027">
            <text:p>1.0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1</text:p>
          </table:table-cell>
          <table:table-cell office:value-type="string">
            <text:p>Pm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31">
            <text:p>0.3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KL3</text:p>
          </table:table-cell>
          <table:table-cell office:value-type="float" office:value="40.118">
            <text:p>40.118</text:p>
          </table:table-cell>
          <table:table-cell office:value-type="float" office:value="100">
            <text:p>100.000</text:p>
          </table:table-cell>
          <table:table-cell office:value-type="float" office:value="23.6">
            <text:p>23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KL2</text:p>
          </table:table-cell>
          <table:table-cell office:value-type="float" office:value="39.522">
            <text:p>39.522</text:p>
          </table:table-cell>
          <table:table-cell office:value-type="float" office:value="56.7">
            <text:p>56.700</text:p>
          </table:table-cell>
          <table:table-cell office:value-type="float" office:value="23.8">
            <text:p>23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KM3</text:p>
          </table:table-cell>
          <table:table-cell office:value-type="float" office:value="45.414">
            <text:p>45.414</text:p>
          </table:table-cell>
          <table:table-cell office:value-type="float" office:value="20.5">
            <text:p>2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KN2,3</text:p>
          </table:table-cell>
          <table:table-cell office:value-type="float" office:value="46.568">
            <text:p>46.568</text:p>
          </table:table-cell>
          <table:table-cell office:value-type="float" office:value="7.5">
            <text:p>7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KM2</text:p>
          </table:table-cell>
          <table:table-cell office:value-type="float" office:value="45.293">
            <text:p>45.293</text:p>
          </table:table-cell>
          <table:table-cell office:value-type="float" office:value="10.6">
            <text:p>1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3M5</text:p>
          </table:table-cell>
          <table:table-cell office:value-type="float" office:value="5.633">
            <text:p>5.63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3M4</text:p>
          </table:table-cell>
          <table:table-cell office:value-type="float" office:value="5.605">
            <text:p>5.605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2M4</text:p>
          </table:table-cell>
          <table:table-cell office:value-type="float" office:value="6.201">
            <text:p>6.201</text:p>
          </table:table-cell>
          <table:table-cell office:value-type="float" office:value="61">
            <text:p>6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3N5</text:p>
          </table:table-cell>
          <table:table-cell office:value-type="float" office:value="6.587">
            <text:p>6.587</text:p>
          </table:table-cell>
          <table:table-cell office:value-type="float" office:value="19.9">
            <text:p>1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M3</text:p>
          </table:table-cell>
          <table:table-cell office:value-type="float" office:value="6.317">
            <text:p>6.317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M2</text:p>
          </table:table-cell>
          <table:table-cell office:value-type="float" office:value="6.196">
            <text:p>6.196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3N1</text:p>
          </table:table-cell>
          <table:table-cell office:value-type="float" office:value="6.369">
            <text:p>6.369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3O1</text:p>
          </table:table-cell>
          <table:table-cell office:value-type="float" office:value="6.679">
            <text:p>6.67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M5</text:p>
          </table:table-cell>
          <table:table-cell office:value-type="float" office:value="6.664">
            <text:p>6.66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M4</text:p>
          </table:table-cell>
          <table:table-cell office:value-type="float" office:value="6.637">
            <text:p>6.63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2N4</text:p>
          </table:table-cell>
          <table:table-cell office:value-type="float" office:value="7.183">
            <text:p>7.183</text:p>
          </table:table-cell>
          <table:table-cell office:value-type="float" office:value="11.2">
            <text:p>1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N2</text:p>
          </table:table-cell>
          <table:table-cell office:value-type="float" office:value="7.471">
            <text:p>7.47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N3</text:p>
          </table:table-cell>
          <table:table-cell office:value-type="float" office:value="7.49">
            <text:p>7.490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1O3</text:p>
          </table:table-cell>
          <table:table-cell office:value-type="float" office:value="7.714">
            <text:p>7.71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2N1</text:p>
          </table:table-cell>
          <table:table-cell office:value-type="float" office:value="6.966">
            <text:p>6.96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2O1</text:p>
          </table:table-cell>
          <table:table-cell office:value-type="float" office:value="7.275">
            <text:p>7.27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3M1</text:p>
          </table:table-cell>
          <table:table-cell office:value-type="float" office:value="4.993">
            <text:p>4.993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L2M1</text:p>
          </table:table-cell>
          <table:table-cell office:value-type="float" office:value="5.589">
            <text:p>5.589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M5N6,7</text:p>
          </table:table-cell>
          <table:table-cell office:value-type="float" office:value="1.085">
            <text:p>1.08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M4N6</text:p>
          </table:table-cell>
          <table:table-cell office:value-type="float" office:value="1.1">
            <text:p>1.100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M3N5</text:p>
          </table:table-cell>
          <table:table-cell office:value-type="float" office:value="1.292">
            <text:p>1.29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M4N2,3</text:p>
          </table:table-cell>
          <table:table-cell office:value-type="float" office:value="0.832">
            <text:p>0.832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office:value-type="string">
            <text:p>M2N4</text:p>
          </table:table-cell>
          <table:table-cell office:value-type="float" office:value="1.403">
            <text:p>1.40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6.834">
            <text:p>46.834</text:p>
          </table:table-cell>
          <table:table-cell office:value-type="float" office:value="0.929">
            <text:p>0.92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7.737">
            <text:p>7.737</text:p>
          </table:table-cell>
          <table:table-cell office:value-type="float" office:value="0.071">
            <text:p>0.07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7.312">
            <text:p>7.312</text:p>
          </table:table-cell>
          <table:table-cell office:value-type="float" office:value="0.14">
            <text:p>0.14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6.716">
            <text:p>6.716</text:p>
          </table:table-cell>
          <table:table-cell office:value-type="float" office:value="0.139">
            <text:p>0.13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723">
            <text:p>1.7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541">
            <text:p>1.5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42">
            <text:p>1.42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111">
            <text:p>1.1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083">
            <text:p>1.08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2</text:p>
          </table:table-cell>
          <table:table-cell office:value-type="string">
            <text:p>Sm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47">
            <text:p>0.3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KL3</text:p>
          </table:table-cell>
          <table:table-cell office:value-type="float" office:value="41.542">
            <text:p>41.542</text:p>
          </table:table-cell>
          <table:table-cell office:value-type="float" office:value="100">
            <text:p>100.000</text:p>
          </table:table-cell>
          <table:table-cell office:value-type="float" office:value="24.9">
            <text:p>24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KL2</text:p>
          </table:table-cell>
          <table:table-cell office:value-type="float" office:value="40.902">
            <text:p>40.902</text:p>
          </table:table-cell>
          <table:table-cell office:value-type="float" office:value="56.9">
            <text:p>56.900</text:p>
          </table:table-cell>
          <table:table-cell office:value-type="float" office:value="25.2">
            <text:p>25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KM3</text:p>
          </table:table-cell>
          <table:table-cell office:value-type="float" office:value="47.038">
            <text:p>47.038</text:p>
          </table:table-cell>
          <table:table-cell office:value-type="float" office:value="20.7">
            <text:p>2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KN2,3</text:p>
          </table:table-cell>
          <table:table-cell office:value-type="float" office:value="48.235">
            <text:p>48.235</text:p>
          </table:table-cell>
          <table:table-cell office:value-type="float" office:value="7.8">
            <text:p>7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KM2</text:p>
          </table:table-cell>
          <table:table-cell office:value-type="float" office:value="46.905">
            <text:p>46.905</text:p>
          </table:table-cell>
          <table:table-cell office:value-type="float" office:value="10.7">
            <text:p>1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3M5</text:p>
          </table:table-cell>
          <table:table-cell office:value-type="float" office:value="5.85">
            <text:p>5.85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3M4</text:p>
          </table:table-cell>
          <table:table-cell office:value-type="float" office:value="5.818">
            <text:p>5.818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2M4</text:p>
          </table:table-cell>
          <table:table-cell office:value-type="float" office:value="6.458">
            <text:p>6.458</text:p>
          </table:table-cell>
          <table:table-cell office:value-type="float" office:value="61.6">
            <text:p>6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3N5</text:p>
          </table:table-cell>
          <table:table-cell office:value-type="float" office:value="6.843">
            <text:p>6.843</text:p>
          </table:table-cell>
          <table:table-cell office:value-type="float" office:value="20">
            <text:p>2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M3</text:p>
          </table:table-cell>
          <table:table-cell office:value-type="float" office:value="6.571">
            <text:p>6.571</text:p>
          </table:table-cell>
          <table:table-cell office:value-type="float" office:value="2.8">
            <text:p>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M2</text:p>
          </table:table-cell>
          <table:table-cell office:value-type="float" office:value="6.438">
            <text:p>6.438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3N1</text:p>
          </table:table-cell>
          <table:table-cell office:value-type="float" office:value="6.617">
            <text:p>6.617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3O1</text:p>
          </table:table-cell>
          <table:table-cell office:value-type="float" office:value="6.945">
            <text:p>6.94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M5</text:p>
          </table:table-cell>
          <table:table-cell office:value-type="float" office:value="6.924">
            <text:p>6.92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M4</text:p>
          </table:table-cell>
          <table:table-cell office:value-type="float" office:value="6.892">
            <text:p>6.89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2N4</text:p>
          </table:table-cell>
          <table:table-cell office:value-type="float" office:value="7.484">
            <text:p>7.484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N2</text:p>
          </table:table-cell>
          <table:table-cell office:value-type="float" office:value="7.768">
            <text:p>7.76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N3</text:p>
          </table:table-cell>
          <table:table-cell office:value-type="float" office:value="7.795">
            <text:p>7.795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1O3</text:p>
          </table:table-cell>
          <table:table-cell office:value-type="float" office:value="8.03">
            <text:p>8.03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2N1</text:p>
          </table:table-cell>
          <table:table-cell office:value-type="float" office:value="7.256">
            <text:p>7.25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2O1</text:p>
          </table:table-cell>
          <table:table-cell office:value-type="float" office:value="7.585">
            <text:p>7.58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3M1</text:p>
          </table:table-cell>
          <table:table-cell office:value-type="float" office:value="5.177">
            <text:p>5.177</text:p>
          </table:table-cell>
          <table:table-cell office:value-type="float" office:value="4.6">
            <text:p>4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L2M1</text:p>
          </table:table-cell>
          <table:table-cell office:value-type="float" office:value="5.817">
            <text:p>5.817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M5N6,7</text:p>
          </table:table-cell>
          <table:table-cell office:value-type="float" office:value="1.132">
            <text:p>1.13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M4N6</text:p>
          </table:table-cell>
          <table:table-cell office:value-type="float" office:value="1.153">
            <text:p>1.153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M3N5</text:p>
          </table:table-cell>
          <table:table-cell office:value-type="float" office:value="1.346">
            <text:p>1.34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M4N2,3</text:p>
          </table:table-cell>
          <table:table-cell office:value-type="float" office:value="0.872">
            <text:p>0.87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office:value-type="string">
            <text:p>M2N4</text:p>
          </table:table-cell>
          <table:table-cell office:value-type="float" office:value="1.467">
            <text:p>1.46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48.519">
            <text:p>48.519</text:p>
          </table:table-cell>
          <table:table-cell office:value-type="float" office:value="0.932">
            <text:p>0.93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8.052">
            <text:p>8.052</text:p>
          </table:table-cell>
          <table:table-cell office:value-type="float" office:value="0.075">
            <text:p>0.07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7.617">
            <text:p>7.617</text:p>
          </table:table-cell>
          <table:table-cell office:value-type="float" office:value="0.149">
            <text:p>0.14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6.977">
            <text:p>6.977</text:p>
          </table:table-cell>
          <table:table-cell office:value-type="float" office:value="0.147">
            <text:p>0.1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8">
            <text:p>1.8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614">
            <text:p>1.61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481">
            <text:p>1.4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159">
            <text:p>1.1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128">
            <text:p>1.1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</text:p>
          </table:table-cell>
          <table:table-cell office:value-type="string">
            <text:p>Eu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6">
            <text:p>0.36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KL3</text:p>
          </table:table-cell>
          <table:table-cell office:value-type="float" office:value="42.996">
            <text:p>42.996</text:p>
          </table:table-cell>
          <table:table-cell office:value-type="float" office:value="100">
            <text:p>100.000</text:p>
          </table:table-cell>
          <table:table-cell office:value-type="float" office:value="26.4">
            <text:p>26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KL2</text:p>
          </table:table-cell>
          <table:table-cell office:value-type="float" office:value="42.309">
            <text:p>42.309</text:p>
          </table:table-cell>
          <table:table-cell office:value-type="float" office:value="57">
            <text:p>57.000</text:p>
          </table:table-cell>
          <table:table-cell office:value-type="float" office:value="26.7">
            <text:p>26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KM3</text:p>
          </table:table-cell>
          <table:table-cell office:value-type="float" office:value="48.695">
            <text:p>48.695</text:p>
          </table:table-cell>
          <table:table-cell office:value-type="float" office:value="20.7">
            <text:p>2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KN2,3</text:p>
          </table:table-cell>
          <table:table-cell office:value-type="float" office:value="49.953">
            <text:p>49.953</text:p>
          </table:table-cell>
          <table:table-cell office:value-type="float" office:value="8">
            <text:p>8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KM2</text:p>
          </table:table-cell>
          <table:table-cell office:value-type="float" office:value="48.551">
            <text:p>48.551</text:p>
          </table:table-cell>
          <table:table-cell office:value-type="float" office:value="10.7">
            <text:p>1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3M5</text:p>
          </table:table-cell>
          <table:table-cell office:value-type="float" office:value="6.053">
            <text:p>6.05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3M4</text:p>
          </table:table-cell>
          <table:table-cell office:value-type="float" office:value="6.021">
            <text:p>6.021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2M4</text:p>
          </table:table-cell>
          <table:table-cell office:value-type="float" office:value="6.708">
            <text:p>6.708</text:p>
          </table:table-cell>
          <table:table-cell office:value-type="float" office:value="62.1">
            <text:p>6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3N5</text:p>
          </table:table-cell>
          <table:table-cell office:value-type="float" office:value="7.103">
            <text:p>7.103</text:p>
          </table:table-cell>
          <table:table-cell office:value-type="float" office:value="20">
            <text:p>2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M3</text:p>
          </table:table-cell>
          <table:table-cell office:value-type="float" office:value="6.832">
            <text:p>6.832</text:p>
          </table:table-cell>
          <table:table-cell office:value-type="float" office:value="2.8">
            <text:p>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M2</text:p>
          </table:table-cell>
          <table:table-cell office:value-type="float" office:value="6.688">
            <text:p>6.688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3N1</text:p>
          </table:table-cell>
          <table:table-cell office:value-type="float" office:value="6.864">
            <text:p>6.864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3O1</text:p>
          </table:table-cell>
          <table:table-cell office:value-type="float" office:value="7.207">
            <text:p>7.20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M5</text:p>
          </table:table-cell>
          <table:table-cell office:value-type="float" office:value="7.197">
            <text:p>7.19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M4</text:p>
          </table:table-cell>
          <table:table-cell office:value-type="float" office:value="7.165">
            <text:p>7.16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2N4</text:p>
          </table:table-cell>
          <table:table-cell office:value-type="float" office:value="7.787">
            <text:p>7.787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N2</text:p>
          </table:table-cell>
          <table:table-cell office:value-type="float" office:value="8.09">
            <text:p>8.090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N3</text:p>
          </table:table-cell>
          <table:table-cell office:value-type="float" office:value="8.105">
            <text:p>8.105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1O3</text:p>
          </table:table-cell>
          <table:table-cell office:value-type="float" office:value="8.355">
            <text:p>8.35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2N1</text:p>
          </table:table-cell>
          <table:table-cell office:value-type="float" office:value="7.553">
            <text:p>7.553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2O1</text:p>
          </table:table-cell>
          <table:table-cell office:value-type="float" office:value="7.894">
            <text:p>7.89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3M1</text:p>
          </table:table-cell>
          <table:table-cell office:value-type="float" office:value="5.362">
            <text:p>5.362</text:p>
          </table:table-cell>
          <table:table-cell office:value-type="float" office:value="4.6">
            <text:p>4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L2M1</text:p>
          </table:table-cell>
          <table:table-cell office:value-type="float" office:value="6.049">
            <text:p>6.049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M5N6,7</text:p>
          </table:table-cell>
          <table:table-cell office:value-type="float" office:value="1.19">
            <text:p>1.19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M4N6</text:p>
          </table:table-cell>
          <table:table-cell office:value-type="float" office:value="1.209">
            <text:p>1.209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M3N5</text:p>
          </table:table-cell>
          <table:table-cell office:value-type="float" office:value="1.402">
            <text:p>1.40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M4N2,3</text:p>
          </table:table-cell>
          <table:table-cell office:value-type="float" office:value="0.914">
            <text:p>0.91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office:value-type="string">
            <text:p>M2N4</text:p>
          </table:table-cell>
          <table:table-cell office:value-type="float" office:value="1.527">
            <text:p>1.52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0.239">
            <text:p>50.239</text:p>
          </table:table-cell>
          <table:table-cell office:value-type="float" office:value="0.935">
            <text:p>0.93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8.376">
            <text:p>8.376</text:p>
          </table:table-cell>
          <table:table-cell office:value-type="float" office:value="0.079">
            <text:p>0.07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7.93">
            <text:p>7.930</text:p>
          </table:table-cell>
          <table:table-cell office:value-type="float" office:value="0.158">
            <text:p>0.15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7.243">
            <text:p>7.243</text:p>
          </table:table-cell>
          <table:table-cell office:value-type="float" office:value="0.155">
            <text:p>0.15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881">
            <text:p>1.8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688">
            <text:p>1.68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544">
            <text:p>1.5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222">
            <text:p>1.22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19">
            <text:p>1.19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4</text:p>
          </table:table-cell>
          <table:table-cell office:value-type="string">
            <text:p>Gd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79">
            <text:p>0.37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KL3</text:p>
          </table:table-cell>
          <table:table-cell office:value-type="float" office:value="44.482">
            <text:p>44.482</text:p>
          </table:table-cell>
          <table:table-cell office:value-type="float" office:value="100">
            <text:p>100.000</text:p>
          </table:table-cell>
          <table:table-cell office:value-type="float" office:value="27.9">
            <text:p>27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KL2</text:p>
          </table:table-cell>
          <table:table-cell office:value-type="float" office:value="43.744">
            <text:p>43.744</text:p>
          </table:table-cell>
          <table:table-cell office:value-type="float" office:value="57.2">
            <text:p>57.200</text:p>
          </table:table-cell>
          <table:table-cell office:value-type="float" office:value="28.2">
            <text:p>28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KM3</text:p>
          </table:table-cell>
          <table:table-cell office:value-type="float" office:value="50.385">
            <text:p>50.385</text:p>
          </table:table-cell>
          <table:table-cell office:value-type="float" office:value="20.9">
            <text:p>2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KN2,3</text:p>
          </table:table-cell>
          <table:table-cell office:value-type="float" office:value="51.674">
            <text:p>51.674</text:p>
          </table:table-cell>
          <table:table-cell office:value-type="float" office:value="8.2">
            <text:p>8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KM2</text:p>
          </table:table-cell>
          <table:table-cell office:value-type="float" office:value="50.228">
            <text:p>50.228</text:p>
          </table:table-cell>
          <table:table-cell office:value-type="float" office:value="10.8">
            <text:p>1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3M5</text:p>
          </table:table-cell>
          <table:table-cell office:value-type="float" office:value="6.273">
            <text:p>6.27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3M4</text:p>
          </table:table-cell>
          <table:table-cell office:value-type="float" office:value="6.237">
            <text:p>6.237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2M4</text:p>
          </table:table-cell>
          <table:table-cell office:value-type="float" office:value="6.975">
            <text:p>6.975</text:p>
          </table:table-cell>
          <table:table-cell office:value-type="float" office:value="62.2">
            <text:p>6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3N5</text:p>
          </table:table-cell>
          <table:table-cell office:value-type="float" office:value="7.367">
            <text:p>7.367</text:p>
          </table:table-cell>
          <table:table-cell office:value-type="float" office:value="19.8">
            <text:p>19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M3</text:p>
          </table:table-cell>
          <table:table-cell office:value-type="float" office:value="7.097">
            <text:p>7.097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M2</text:p>
          </table:table-cell>
          <table:table-cell office:value-type="float" office:value="6.94">
            <text:p>6.940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3N1</text:p>
          </table:table-cell>
          <table:table-cell office:value-type="float" office:value="7.118">
            <text:p>7.118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3O1</text:p>
          </table:table-cell>
          <table:table-cell office:value-type="float" office:value="7.475">
            <text:p>7.47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M5</text:p>
          </table:table-cell>
          <table:table-cell office:value-type="float" office:value="7.476">
            <text:p>7.47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M4</text:p>
          </table:table-cell>
          <table:table-cell office:value-type="float" office:value="7.44">
            <text:p>7.440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2N4</text:p>
          </table:table-cell>
          <table:table-cell office:value-type="float" office:value="8.102">
            <text:p>8.102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N2</text:p>
          </table:table-cell>
          <table:table-cell office:value-type="float" office:value="8.386">
            <text:p>8.38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N3</text:p>
          </table:table-cell>
          <table:table-cell office:value-type="float" office:value="8.424">
            <text:p>8.424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1O3</text:p>
          </table:table-cell>
          <table:table-cell office:value-type="float" office:value="8.685">
            <text:p>8.68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2N1</text:p>
          </table:table-cell>
          <table:table-cell office:value-type="float" office:value="7.857">
            <text:p>7.857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2O1</text:p>
          </table:table-cell>
          <table:table-cell office:value-type="float" office:value="8.212">
            <text:p>8.21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3M1</text:p>
          </table:table-cell>
          <table:table-cell office:value-type="float" office:value="5.546">
            <text:p>5.546</text:p>
          </table:table-cell>
          <table:table-cell office:value-type="float" office:value="4.7">
            <text:p>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L2M1</text:p>
          </table:table-cell>
          <table:table-cell table:style-name="ce1" office:value-type="float" office:value="6.284">
            <text:p>6.284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M5N6,7</text:p>
          </table:table-cell>
          <table:table-cell office:value-type="float" office:value="1.248">
            <text:p>1.24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M4N6</text:p>
          </table:table-cell>
          <table:table-cell office:value-type="float" office:value="1.266">
            <text:p>1.266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M3N5</text:p>
          </table:table-cell>
          <table:table-cell office:value-type="float" office:value="1.461">
            <text:p>1.46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M4N2,3</text:p>
          </table:table-cell>
          <table:table-cell office:value-type="float" office:value="0.956">
            <text:p>0.95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office:value-type="string">
            <text:p>M2N4</text:p>
          </table:table-cell>
          <table:table-cell office:value-type="float" office:value="1.602">
            <text:p>1.60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1.996">
            <text:p>51.996</text:p>
          </table:table-cell>
          <table:table-cell office:value-type="float" office:value="0.938">
            <text:p>0.93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8.708">
            <text:p>8.708</text:p>
          </table:table-cell>
          <table:table-cell office:value-type="float" office:value="0.083">
            <text:p>0.08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8.252">
            <text:p>8.252</text:p>
          </table:table-cell>
          <table:table-cell office:value-type="float" office:value="0.167">
            <text:p>0.16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7.514">
            <text:p>7.514</text:p>
          </table:table-cell>
          <table:table-cell office:value-type="float" office:value="0.164">
            <text:p>0.16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1.968">
            <text:p>1.96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768">
            <text:p>1.76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611">
            <text:p>1.6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277">
            <text:p>1.27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241">
            <text:p>1.2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5</text:p>
          </table:table-cell>
          <table:table-cell office:value-type="string">
            <text:p>Tb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396">
            <text:p>0.39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KL3</text:p>
          </table:table-cell>
          <table:table-cell office:value-type="float" office:value="45.999">
            <text:p>45.999</text:p>
          </table:table-cell>
          <table:table-cell office:value-type="float" office:value="100">
            <text:p>100.000</text:p>
          </table:table-cell>
          <table:table-cell office:value-type="float" office:value="29.4">
            <text:p>29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KL2</text:p>
          </table:table-cell>
          <table:table-cell office:value-type="float" office:value="45.208">
            <text:p>45.208</text:p>
          </table:table-cell>
          <table:table-cell office:value-type="float" office:value="57.3">
            <text:p>57.300</text:p>
          </table:table-cell>
          <table:table-cell office:value-type="float" office:value="29.8">
            <text:p>29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KM3</text:p>
          </table:table-cell>
          <table:table-cell office:value-type="float" office:value="52.113">
            <text:p>52.113</text:p>
          </table:table-cell>
          <table:table-cell office:value-type="float" office:value="21.1">
            <text:p>2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KN2,3</text:p>
          </table:table-cell>
          <table:table-cell office:value-type="float" office:value="53.456">
            <text:p>53.456</text:p>
          </table:table-cell>
          <table:table-cell office:value-type="float" office:value="8.3">
            <text:p>8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KM2</text:p>
          </table:table-cell>
          <table:table-cell office:value-type="float" office:value="51.947">
            <text:p>51.947</text:p>
          </table:table-cell>
          <table:table-cell office:value-type="float" office:value="10.9">
            <text:p>1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3M5</text:p>
          </table:table-cell>
          <table:table-cell office:value-type="float" office:value="6.498">
            <text:p>6.49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3M4</text:p>
          </table:table-cell>
          <table:table-cell office:value-type="float" office:value="6.457">
            <text:p>6.457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2M4</text:p>
          </table:table-cell>
          <table:table-cell office:value-type="float" office:value="7.248">
            <text:p>7.248</text:p>
          </table:table-cell>
          <table:table-cell office:value-type="float" office:value="62.8">
            <text:p>6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3N5</text:p>
          </table:table-cell>
          <table:table-cell office:value-type="float" office:value="7.636">
            <text:p>7.636</text:p>
          </table:table-cell>
          <table:table-cell office:value-type="float" office:value="19.9">
            <text:p>1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M3</text:p>
          </table:table-cell>
          <table:table-cell office:value-type="float" office:value="7.37">
            <text:p>7.370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M2</text:p>
          </table:table-cell>
          <table:table-cell office:value-type="float" office:value="7.204">
            <text:p>7.204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3N1</text:p>
          </table:table-cell>
          <table:table-cell office:value-type="float" office:value="7.376">
            <text:p>7.376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3O1</text:p>
          </table:table-cell>
          <table:table-cell office:value-type="float" office:value="7.727">
            <text:p>7.72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M5</text:p>
          </table:table-cell>
          <table:table-cell office:value-type="float" office:value="7.763">
            <text:p>7.76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M4</text:p>
          </table:table-cell>
          <table:table-cell office:value-type="float" office:value="7.723">
            <text:p>7.723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2N4</text:p>
          </table:table-cell>
          <table:table-cell office:value-type="float" office:value="8.427">
            <text:p>8.427</text:p>
          </table:table-cell>
          <table:table-cell office:value-type="float" office:value="11.7">
            <text:p>1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N2</text:p>
          </table:table-cell>
          <table:table-cell office:value-type="float" office:value="8.713">
            <text:p>8.71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N3</text:p>
          </table:table-cell>
          <table:table-cell office:value-type="float" office:value="8.753">
            <text:p>8.753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1O3</text:p>
          </table:table-cell>
          <table:table-cell office:value-type="float" office:value="9.02">
            <text:p>9.02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2N1</text:p>
          </table:table-cell>
          <table:table-cell office:value-type="float" office:value="8.169">
            <text:p>8.16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2O1</text:p>
          </table:table-cell>
          <table:table-cell office:value-type="float" office:value="8.535">
            <text:p>8.53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3M1</text:p>
          </table:table-cell>
          <table:table-cell office:value-type="float" office:value="5.743">
            <text:p>5.743</text:p>
          </table:table-cell>
          <table:table-cell office:value-type="float" office:value="4.7">
            <text:p>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L2M1</text:p>
          </table:table-cell>
          <table:table-cell office:value-type="float" office:value="6.534">
            <text:p>6.534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M5N6,7</text:p>
          </table:table-cell>
          <table:table-cell office:value-type="float" office:value="1.299">
            <text:p>1.29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M4N6</text:p>
          </table:table-cell>
          <table:table-cell office:value-type="float" office:value="1.325">
            <text:p>1.325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M3N5</text:p>
          </table:table-cell>
          <table:table-cell office:value-type="float" office:value="1.522">
            <text:p>1.52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M4N2,3</text:p>
          </table:table-cell>
          <table:table-cell office:value-type="float" office:value="0.998">
            <text:p>0.998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office:value-type="string">
            <text:p>M2N4</text:p>
          </table:table-cell>
          <table:table-cell office:value-type="float" office:value="1.662">
            <text:p>1.66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3.789">
            <text:p>53.789</text:p>
          </table:table-cell>
          <table:table-cell office:value-type="float" office:value="0.941">
            <text:p>0.94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9.046">
            <text:p>9.046</text:p>
          </table:table-cell>
          <table:table-cell office:value-type="float" office:value="0.089">
            <text:p>0.08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8.581">
            <text:p>8.581</text:p>
          </table:table-cell>
          <table:table-cell office:value-type="float" office:value="0.178">
            <text:p>0.17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7.79">
            <text:p>7.790</text:p>
          </table:table-cell>
          <table:table-cell office:value-type="float" office:value="0.174">
            <text:p>0.17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047">
            <text:p>2.0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842">
            <text:p>1.8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676">
            <text:p>1.67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333">
            <text:p>1.33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292">
            <text:p>1.2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6</text:p>
          </table:table-cell>
          <table:table-cell office:value-type="string">
            <text:p>Dy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414">
            <text:p>0.41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KL3</text:p>
          </table:table-cell>
          <table:table-cell office:value-type="float" office:value="47.547">
            <text:p>47.547</text:p>
          </table:table-cell>
          <table:table-cell office:value-type="float" office:value="100">
            <text:p>100.000</text:p>
          </table:table-cell>
          <table:table-cell office:value-type="float" office:value="31.1">
            <text:p>31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KL2</text:p>
          </table:table-cell>
          <table:table-cell office:value-type="float" office:value="46.7">
            <text:p>46.700</text:p>
          </table:table-cell>
          <table:table-cell office:value-type="float" office:value="57.5">
            <text:p>57.500</text:p>
          </table:table-cell>
          <table:table-cell office:value-type="float" office:value="31.5">
            <text:p>31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KM3</text:p>
          </table:table-cell>
          <table:table-cell office:value-type="float" office:value="53.877">
            <text:p>53.877</text:p>
          </table:table-cell>
          <table:table-cell office:value-type="float" office:value="21.2">
            <text:p>2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KN2,3</text:p>
          </table:table-cell>
          <table:table-cell office:value-type="float" office:value="55.275">
            <text:p>55.275</text:p>
          </table:table-cell>
          <table:table-cell office:value-type="float" office:value="8.4">
            <text:p>8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KM2</text:p>
          </table:table-cell>
          <table:table-cell office:value-type="float" office:value="53.695">
            <text:p>53.695</text:p>
          </table:table-cell>
          <table:table-cell office:value-type="float" office:value="11">
            <text:p>1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3M5</text:p>
          </table:table-cell>
          <table:table-cell office:value-type="float" office:value="6.72">
            <text:p>6.72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3M4</text:p>
          </table:table-cell>
          <table:table-cell office:value-type="float" office:value="6.679">
            <text:p>6.679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2M4</text:p>
          </table:table-cell>
          <table:table-cell office:value-type="float" office:value="7.526">
            <text:p>7.526</text:p>
          </table:table-cell>
          <table:table-cell office:value-type="float" office:value="63.9">
            <text:p>63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3N5</text:p>
          </table:table-cell>
          <table:table-cell office:value-type="float" office:value="7.912">
            <text:p>7.912</text:p>
          </table:table-cell>
          <table:table-cell office:value-type="float" office:value="20">
            <text:p>2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M3</text:p>
          </table:table-cell>
          <table:table-cell office:value-type="float" office:value="7.653">
            <text:p>7.653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M2</text:p>
          </table:table-cell>
          <table:table-cell office:value-type="float" office:value="7.471">
            <text:p>7.471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3N1</text:p>
          </table:table-cell>
          <table:table-cell office:value-type="float" office:value="7.639">
            <text:p>7.639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3O1</text:p>
          </table:table-cell>
          <table:table-cell office:value-type="float" office:value="8.012">
            <text:p>8.01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M5</text:p>
          </table:table-cell>
          <table:table-cell office:value-type="float" office:value="8.049">
            <text:p>8.04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M4</text:p>
          </table:table-cell>
          <table:table-cell office:value-type="float" office:value="8.008">
            <text:p>8.008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2N4</text:p>
          </table:table-cell>
          <table:table-cell office:value-type="float" office:value="8.758">
            <text:p>8.758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N2</text:p>
          </table:table-cell>
          <table:table-cell office:value-type="float" office:value="9.051">
            <text:p>9.05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N3</text:p>
          </table:table-cell>
          <table:table-cell office:value-type="float" office:value="9.086">
            <text:p>9.08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1O3</text:p>
          </table:table-cell>
          <table:table-cell office:value-type="float" office:value="9.374">
            <text:p>9.37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2N1</text:p>
          </table:table-cell>
          <table:table-cell office:value-type="float" office:value="8.484">
            <text:p>8.48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2O1</text:p>
          </table:table-cell>
          <table:table-cell office:value-type="float" office:value="8.878">
            <text:p>8.87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3M1</text:p>
          </table:table-cell>
          <table:table-cell office:value-type="float" office:value="5.943">
            <text:p>5.943</text:p>
          </table:table-cell>
          <table:table-cell office:value-type="float" office:value="4.8">
            <text:p>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L2M1</text:p>
          </table:table-cell>
          <table:table-cell office:value-type="float" office:value="6.79">
            <text:p>6.790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M5N6,7</text:p>
          </table:table-cell>
          <table:table-cell office:value-type="float" office:value="1.353">
            <text:p>1.35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M4N6</text:p>
          </table:table-cell>
          <table:table-cell office:value-type="float" office:value="1.383">
            <text:p>1.383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M3N5</text:p>
          </table:table-cell>
          <table:table-cell office:value-type="float" office:value="1.576">
            <text:p>1.57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M4N2,3</text:p>
          </table:table-cell>
          <table:table-cell office:value-type="float" office:value="1.045">
            <text:p>1.04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office:value-type="string">
            <text:p>M2N4</text:p>
          </table:table-cell>
          <table:table-cell office:value-type="float" office:value="1.732">
            <text:p>1.73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5.618">
            <text:p>55.618</text:p>
          </table:table-cell>
          <table:table-cell office:value-type="float" office:value="0.944">
            <text:p>0.94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9.394">
            <text:p>9.394</text:p>
          </table:table-cell>
          <table:table-cell office:value-type="float" office:value="0.094">
            <text:p>0.09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8.918">
            <text:p>8.918</text:p>
          </table:table-cell>
          <table:table-cell office:value-type="float" office:value="0.189">
            <text:p>0.18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8.071">
            <text:p>8.071</text:p>
          </table:table-cell>
          <table:table-cell office:value-type="float" office:value="0.182">
            <text:p>0.18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128">
            <text:p>2.1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1.923">
            <text:p>1.9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741">
            <text:p>1.7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392">
            <text:p>1.3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351">
            <text:p>1.3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7</text:p>
          </table:table-cell>
          <table:table-cell office:value-type="string">
            <text:p>Ho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432">
            <text:p>0.4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KL3</text:p>
          </table:table-cell>
          <table:table-cell office:value-type="float" office:value="49.128">
            <text:p>49.128</text:p>
          </table:table-cell>
          <table:table-cell office:value-type="float" office:value="100">
            <text:p>100.000</text:p>
          </table:table-cell>
          <table:table-cell office:value-type="float" office:value="32.7">
            <text:p>32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KL2</text:p>
          </table:table-cell>
          <table:table-cell office:value-type="float" office:value="48.222">
            <text:p>48.222</text:p>
          </table:table-cell>
          <table:table-cell office:value-type="float" office:value="57.7">
            <text:p>57.700</text:p>
          </table:table-cell>
          <table:table-cell office:value-type="float" office:value="33.1">
            <text:p>33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KM3</text:p>
          </table:table-cell>
          <table:table-cell office:value-type="float" office:value="55.674">
            <text:p>55.674</text:p>
          </table:table-cell>
          <table:table-cell office:value-type="float" office:value="21.4">
            <text:p>2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KN2,3</text:p>
          </table:table-cell>
          <table:table-cell office:value-type="float" office:value="57.12">
            <text:p>57.120</text:p>
          </table:table-cell>
          <table:table-cell office:value-type="float" office:value="8.5">
            <text:p>8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KM2</text:p>
          </table:table-cell>
          <table:table-cell office:value-type="float" office:value="55.48">
            <text:p>55.480</text:p>
          </table:table-cell>
          <table:table-cell office:value-type="float" office:value="11.1">
            <text:p>1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3M5</text:p>
          </table:table-cell>
          <table:table-cell office:value-type="float" office:value="6.949">
            <text:p>6.94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3M4</text:p>
          </table:table-cell>
          <table:table-cell office:value-type="float" office:value="6.905">
            <text:p>6.905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2M4</text:p>
          </table:table-cell>
          <table:table-cell office:value-type="float" office:value="7.811">
            <text:p>7.811</text:p>
          </table:table-cell>
          <table:table-cell office:value-type="float" office:value="64.4">
            <text:p>6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3N5</text:p>
          </table:table-cell>
          <table:table-cell office:value-type="float" office:value="8.189">
            <text:p>8.189</text:p>
          </table:table-cell>
          <table:table-cell office:value-type="float" office:value="20.1">
            <text:p>2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M3</text:p>
          </table:table-cell>
          <table:table-cell office:value-type="float" office:value="7.939">
            <text:p>7.939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M2</text:p>
          </table:table-cell>
          <table:table-cell office:value-type="float" office:value="7.745">
            <text:p>7.745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3N1</text:p>
          </table:table-cell>
          <table:table-cell office:value-type="float" office:value="7.908">
            <text:p>7.908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3O1</text:p>
          </table:table-cell>
          <table:table-cell office:value-type="float" office:value="8.298">
            <text:p>8.29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M5</text:p>
          </table:table-cell>
          <table:table-cell office:value-type="float" office:value="8.349">
            <text:p>8.34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M4</text:p>
          </table:table-cell>
          <table:table-cell office:value-type="float" office:value="8.305">
            <text:p>8.30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2N4</text:p>
          </table:table-cell>
          <table:table-cell office:value-type="float" office:value="9.096">
            <text:p>9.096</text:p>
          </table:table-cell>
          <table:table-cell office:value-type="float" office:value="12.1">
            <text:p>1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N2</text:p>
          </table:table-cell>
          <table:table-cell office:value-type="float" office:value="9.385">
            <text:p>9.38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N3</text:p>
          </table:table-cell>
          <table:table-cell office:value-type="float" office:value="9.431">
            <text:p>9.431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1O3</text:p>
          </table:table-cell>
          <table:table-cell office:value-type="float" office:value="9.722">
            <text:p>9.72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2N1</text:p>
          </table:table-cell>
          <table:table-cell office:value-type="float" office:value="8.812">
            <text:p>8.812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2O1</text:p>
          </table:table-cell>
          <table:table-cell office:value-type="float" office:value="9.218">
            <text:p>9.21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3M1</text:p>
          </table:table-cell>
          <table:table-cell office:value-type="float" office:value="6.152">
            <text:p>6.152</text:p>
          </table:table-cell>
          <table:table-cell office:value-type="float" office:value="4.8">
            <text:p>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L2M1</text:p>
          </table:table-cell>
          <table:table-cell office:value-type="float" office:value="7.058">
            <text:p>7.058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M5N6,7</text:p>
          </table:table-cell>
          <table:table-cell office:value-type="float" office:value="1.409">
            <text:p>1.40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M4N6</text:p>
          </table:table-cell>
          <table:table-cell office:value-type="float" office:value="1.443">
            <text:p>1.443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M3N5</text:p>
          </table:table-cell>
          <table:table-cell office:value-type="float" office:value="1.643">
            <text:p>1.643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M4N2,3</text:p>
          </table:table-cell>
          <table:table-cell office:value-type="float" office:value="1.09">
            <text:p>1.09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M2N4</text:p>
          </table:table-cell>
          <table:table-cell office:value-type="float" office:value="1.807">
            <text:p>1.80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office:value-type="string">
            <text:p>M3N4</text:p>
          </table:table-cell>
          <table:table-cell office:value-type="float" office:value="1.631">
            <text:p>1.63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7.486">
            <text:p>57.486</text:p>
          </table:table-cell>
          <table:table-cell office:value-type="float" office:value="0.947">
            <text:p>0.9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9.751">
            <text:p>9.751</text:p>
          </table:table-cell>
          <table:table-cell office:value-type="float" office:value="0.1">
            <text:p>0.10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9.264">
            <text:p>9.264</text:p>
          </table:table-cell>
          <table:table-cell office:value-type="float" office:value="0.2">
            <text:p>0.20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8.358">
            <text:p>8.358</text:p>
          </table:table-cell>
          <table:table-cell office:value-type="float" office:value="0.192">
            <text:p>0.19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206">
            <text:p>2.2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006">
            <text:p>2.0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812">
            <text:p>1.8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453">
            <text:p>1.4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409">
            <text:p>1.4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8</text:p>
          </table:table-cell>
          <table:table-cell office:value-type="string">
            <text:p>E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45">
            <text:p>0.4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KL3</text:p>
          </table:table-cell>
          <table:table-cell office:value-type="float" office:value="50.742">
            <text:p>50.742</text:p>
          </table:table-cell>
          <table:table-cell office:value-type="float" office:value="100">
            <text:p>100.000</text:p>
          </table:table-cell>
          <table:table-cell office:value-type="float" office:value="34.6">
            <text:p>34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KL2</text:p>
          </table:table-cell>
          <table:table-cell office:value-type="float" office:value="49.773">
            <text:p>49.773</text:p>
          </table:table-cell>
          <table:table-cell office:value-type="float" office:value="57.8">
            <text:p>57.800</text:p>
          </table:table-cell>
          <table:table-cell office:value-type="float" office:value="34.9">
            <text:p>34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KM3</text:p>
          </table:table-cell>
          <table:table-cell office:value-type="float" office:value="57.505">
            <text:p>57.505</text:p>
          </table:table-cell>
          <table:table-cell office:value-type="float" office:value="21.6">
            <text:p>2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KN2,3</text:p>
          </table:table-cell>
          <table:table-cell office:value-type="float" office:value="59.004">
            <text:p>59.004</text:p>
          </table:table-cell>
          <table:table-cell office:value-type="float" office:value="8.5">
            <text:p>8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KM2</text:p>
          </table:table-cell>
          <table:table-cell office:value-type="float" office:value="57.3">
            <text:p>57.300</text:p>
          </table:table-cell>
          <table:table-cell office:value-type="float" office:value="11.1">
            <text:p>1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3M5</text:p>
          </table:table-cell>
          <table:table-cell office:value-type="float" office:value="7.18">
            <text:p>7.18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3M4</text:p>
          </table:table-cell>
          <table:table-cell office:value-type="float" office:value="7.133">
            <text:p>7.133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2M4</text:p>
          </table:table-cell>
          <table:table-cell office:value-type="float" office:value="8.102">
            <text:p>8.102</text:p>
          </table:table-cell>
          <table:table-cell office:value-type="float" office:value="65.1">
            <text:p>6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3N5</text:p>
          </table:table-cell>
          <table:table-cell office:value-type="float" office:value="8.468">
            <text:p>8.468</text:p>
          </table:table-cell>
          <table:table-cell office:value-type="float" office:value="20.3">
            <text:p>2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M3</text:p>
          </table:table-cell>
          <table:table-cell office:value-type="float" office:value="8.231">
            <text:p>8.231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M2</text:p>
          </table:table-cell>
          <table:table-cell office:value-type="float" office:value="8.026">
            <text:p>8.026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3N1</text:p>
          </table:table-cell>
          <table:table-cell office:value-type="float" office:value="8.177">
            <text:p>8.177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3O1</text:p>
          </table:table-cell>
          <table:table-cell office:value-type="float" office:value="8.588">
            <text:p>8.58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M5</text:p>
          </table:table-cell>
          <table:table-cell office:value-type="float" office:value="8.654">
            <text:p>8.65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M4</text:p>
          </table:table-cell>
          <table:table-cell office:value-type="float" office:value="8.607">
            <text:p>8.60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2N4</text:p>
          </table:table-cell>
          <table:table-cell office:value-type="float" office:value="9.442">
            <text:p>9.442</text:p>
          </table:table-cell>
          <table:table-cell office:value-type="float" office:value="12.3">
            <text:p>1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N2</text:p>
          </table:table-cell>
          <table:table-cell office:value-type="float" office:value="9.73">
            <text:p>9.730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N3</text:p>
          </table:table-cell>
          <table:table-cell office:value-type="float" office:value="9.783">
            <text:p>9.783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1O3</text:p>
          </table:table-cell>
          <table:table-cell office:value-type="float" office:value="10.084">
            <text:p>10.08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2N1</text:p>
          </table:table-cell>
          <table:table-cell office:value-type="float" office:value="9.146">
            <text:p>9.14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2O1</text:p>
          </table:table-cell>
          <table:table-cell office:value-type="float" office:value="9.56">
            <text:p>9.56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3M1</text:p>
          </table:table-cell>
          <table:table-cell office:value-type="float" office:value="6.341">
            <text:p>6.341</text:p>
          </table:table-cell>
          <table:table-cell office:value-type="float" office:value="4.9">
            <text:p>4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L2M1</text:p>
          </table:table-cell>
          <table:table-cell table:style-name="ce1" office:value-type="float" office:value="7.31">
            <text:p>7.31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M5N6,7</text:p>
          </table:table-cell>
          <table:table-cell office:value-type="float" office:value="1.466">
            <text:p>1.46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M4N6</text:p>
          </table:table-cell>
          <table:table-cell office:value-type="float" office:value="1.503">
            <text:p>1.503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M3N5</text:p>
          </table:table-cell>
          <table:table-cell office:value-type="float" office:value="1.694">
            <text:p>1.69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M4N2,3</text:p>
          </table:table-cell>
          <table:table-cell office:value-type="float" office:value="1.136">
            <text:p>1.136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office:value-type="string">
            <text:p>M2N4</text:p>
          </table:table-cell>
          <table:table-cell office:value-type="float" office:value="1.896">
            <text:p>1.89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59.39">
            <text:p>59.390</text:p>
          </table:table-cell>
          <table:table-cell office:value-type="float" office:value="0.949">
            <text:p>0.94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0.116">
            <text:p>10.116</text:p>
          </table:table-cell>
          <table:table-cell office:value-type="float" office:value="0.106">
            <text:p>0.10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9.617">
            <text:p>9.617</text:p>
          </table:table-cell>
          <table:table-cell office:value-type="float" office:value="0.211">
            <text:p>0.21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8.648">
            <text:p>8.648</text:p>
          </table:table-cell>
          <table:table-cell office:value-type="float" office:value="0.201">
            <text:p>0.20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307">
            <text:p>2.3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09">
            <text:p>2.09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885">
            <text:p>1.88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515">
            <text:p>1.5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468">
            <text:p>1.46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9</text:p>
          </table:table-cell>
          <table:table-cell office:value-type="string">
            <text:p>Tm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471">
            <text:p>0.47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KL3</text:p>
          </table:table-cell>
          <table:table-cell office:value-type="float" office:value="52.388">
            <text:p>52.388</text:p>
          </table:table-cell>
          <table:table-cell office:value-type="float" office:value="100">
            <text:p>100.000</text:p>
          </table:table-cell>
          <table:table-cell office:value-type="float" office:value="36.5">
            <text:p>36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KL2</text:p>
          </table:table-cell>
          <table:table-cell office:value-type="float" office:value="51.354">
            <text:p>51.354</text:p>
          </table:table-cell>
          <table:table-cell office:value-type="float" office:value="58">
            <text:p>58.000</text:p>
          </table:table-cell>
          <table:table-cell office:value-type="float" office:value="36.7">
            <text:p>36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KM3</text:p>
          </table:table-cell>
          <table:table-cell office:value-type="float" office:value="59.382">
            <text:p>59.382</text:p>
          </table:table-cell>
          <table:table-cell office:value-type="float" office:value="21.7">
            <text:p>2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KN2,3</text:p>
          </table:table-cell>
          <table:table-cell office:value-type="float" office:value="60.943">
            <text:p>60.943</text:p>
          </table:table-cell>
          <table:table-cell office:value-type="float" office:value="8.6">
            <text:p>8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KM2</text:p>
          </table:table-cell>
          <table:table-cell office:value-type="float" office:value="59.159">
            <text:p>59.159</text:p>
          </table:table-cell>
          <table:table-cell office:value-type="float" office:value="11.2">
            <text:p>1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3M5</text:p>
          </table:table-cell>
          <table:table-cell office:value-type="float" office:value="7.416">
            <text:p>7.41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3M4</text:p>
          </table:table-cell>
          <table:table-cell office:value-type="float" office:value="7.368">
            <text:p>7.368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2M4</text:p>
          </table:table-cell>
          <table:table-cell office:value-type="float" office:value="8.402">
            <text:p>8.402</text:p>
          </table:table-cell>
          <table:table-cell office:value-type="float" office:value="65.8">
            <text:p>6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3N5</text:p>
          </table:table-cell>
          <table:table-cell office:value-type="float" office:value="8.759">
            <text:p>8.759</text:p>
          </table:table-cell>
          <table:table-cell office:value-type="float" office:value="20.4">
            <text:p>2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M3</text:p>
          </table:table-cell>
          <table:table-cell office:value-type="float" office:value="8.536">
            <text:p>8.536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M2</text:p>
          </table:table-cell>
          <table:table-cell office:value-type="float" office:value="8.313">
            <text:p>8.313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3N1</text:p>
          </table:table-cell>
          <table:table-cell office:value-type="float" office:value="8.464">
            <text:p>8.464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3O1</text:p>
          </table:table-cell>
          <table:table-cell office:value-type="float" office:value="8.889">
            <text:p>8.88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M5</text:p>
          </table:table-cell>
          <table:table-cell office:value-type="float" office:value="8.963">
            <text:p>8.96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M4</text:p>
          </table:table-cell>
          <table:table-cell office:value-type="float" office:value="8.915">
            <text:p>8.91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2N4</text:p>
          </table:table-cell>
          <table:table-cell office:value-type="float" office:value="9.787">
            <text:p>9.787</text:p>
          </table:table-cell>
          <table:table-cell office:value-type="float" office:value="12.5">
            <text:p>1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N2</text:p>
          </table:table-cell>
          <table:table-cell office:value-type="float" office:value="10.097">
            <text:p>10.09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N3</text:p>
          </table:table-cell>
          <table:table-cell office:value-type="float" office:value="10.146">
            <text:p>10.14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1O3</text:p>
          </table:table-cell>
          <table:table-cell office:value-type="float" office:value="10.46">
            <text:p>10.46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2N1</text:p>
          </table:table-cell>
          <table:table-cell office:value-type="float" office:value="9.496">
            <text:p>9.49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2O1</text:p>
          </table:table-cell>
          <table:table-cell office:value-type="float" office:value="9.925">
            <text:p>9.92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3M1</text:p>
          </table:table-cell>
          <table:table-cell office:value-type="float" office:value="6.546">
            <text:p>6.546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L2M1</text:p>
          </table:table-cell>
          <table:table-cell office:value-type="float" office:value="7.58">
            <text:p>7.580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5N7</text:p>
          </table:table-cell>
          <table:table-cell office:value-type="float" office:value="1.523">
            <text:p>1.52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5N6</text:p>
          </table:table-cell>
          <table:table-cell office:value-type="float" office:value="1.52">
            <text:p>1.52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4N6</text:p>
          </table:table-cell>
          <table:table-cell office:value-type="float" office:value="1.568">
            <text:p>1.568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3N5</text:p>
          </table:table-cell>
          <table:table-cell office:value-type="float" office:value="1.765">
            <text:p>1.76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4,5N2,3</text:p>
          </table:table-cell>
          <table:table-cell office:value-type="float" office:value="1.183">
            <text:p>1.183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2N4</text:p>
          </table:table-cell>
          <table:table-cell office:value-type="float" office:value="1.977">
            <text:p>1.97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office:value-type="string">
            <text:p>M3N1</text:p>
          </table:table-cell>
          <table:table-cell office:value-type="float" office:value="1.464">
            <text:p>1.464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61.332">
            <text:p>61.332</text:p>
          </table:table-cell>
          <table:table-cell office:value-type="float" office:value="0.951">
            <text:p>0.95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0.486">
            <text:p>10.486</text:p>
          </table:table-cell>
          <table:table-cell office:value-type="float" office:value="0.112">
            <text:p>0.11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9.978">
            <text:p>9.978</text:p>
          </table:table-cell>
          <table:table-cell office:value-type="float" office:value="0.222">
            <text:p>0.22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8.944">
            <text:p>8.944</text:p>
          </table:table-cell>
          <table:table-cell office:value-type="float" office:value="0.21">
            <text:p>0.21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398">
            <text:p>2.39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173">
            <text:p>2.17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1.95">
            <text:p>1.9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576">
            <text:p>1.57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528">
            <text:p>1.5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0</text:p>
          </table:table-cell>
          <table:table-cell office:value-type="string">
            <text:p>Yb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481">
            <text:p>0.4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KL3</text:p>
          </table:table-cell>
          <table:table-cell office:value-type="float" office:value="54.07">
            <text:p>54.070</text:p>
          </table:table-cell>
          <table:table-cell office:value-type="float" office:value="100">
            <text:p>100.000</text:p>
          </table:table-cell>
          <table:table-cell office:value-type="float" office:value="38.4">
            <text:p>38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KL2</text:p>
          </table:table-cell>
          <table:table-cell office:value-type="float" office:value="52.965">
            <text:p>52.965</text:p>
          </table:table-cell>
          <table:table-cell office:value-type="float" office:value="58.1">
            <text:p>58.100</text:p>
          </table:table-cell>
          <table:table-cell office:value-type="float" office:value="38.7">
            <text:p>38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KM3</text:p>
          </table:table-cell>
          <table:table-cell office:value-type="float" office:value="61.29">
            <text:p>61.290</text:p>
          </table:table-cell>
          <table:table-cell office:value-type="float" office:value="21.9">
            <text:p>2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KN2,3</text:p>
          </table:table-cell>
          <table:table-cell office:value-type="float" office:value="62.902">
            <text:p>62.902</text:p>
          </table:table-cell>
          <table:table-cell office:value-type="float" office:value="8.7">
            <text:p>8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KM2</text:p>
          </table:table-cell>
          <table:table-cell office:value-type="float" office:value="61.05">
            <text:p>61.050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3M5</text:p>
          </table:table-cell>
          <table:table-cell office:value-type="float" office:value="7.655">
            <text:p>7.65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3M4</text:p>
          </table:table-cell>
          <table:table-cell office:value-type="float" office:value="7.605">
            <text:p>7.605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2M4</text:p>
          </table:table-cell>
          <table:table-cell office:value-type="float" office:value="8.71">
            <text:p>8.710</text:p>
          </table:table-cell>
          <table:table-cell office:value-type="float" office:value="66.5">
            <text:p>6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3N5</text:p>
          </table:table-cell>
          <table:table-cell office:value-type="float" office:value="9.048">
            <text:p>9.048</text:p>
          </table:table-cell>
          <table:table-cell office:value-type="float" office:value="20.5">
            <text:p>2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M3</text:p>
          </table:table-cell>
          <table:table-cell office:value-type="float" office:value="8.846">
            <text:p>8.846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M2</text:p>
          </table:table-cell>
          <table:table-cell office:value-type="float" office:value="8.606">
            <text:p>8.606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3N1</text:p>
          </table:table-cell>
          <table:table-cell office:value-type="float" office:value="8.737">
            <text:p>8.737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3O1</text:p>
          </table:table-cell>
          <table:table-cell office:value-type="float" office:value="9.187">
            <text:p>9.18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M5</text:p>
          </table:table-cell>
          <table:table-cell office:value-type="float" office:value="9.285">
            <text:p>9.28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M4</text:p>
          </table:table-cell>
          <table:table-cell office:value-type="float" office:value="9.235">
            <text:p>9.23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2N4</text:p>
          </table:table-cell>
          <table:table-cell office:value-type="float" office:value="10.143">
            <text:p>10.143</text:p>
          </table:table-cell>
          <table:table-cell office:value-type="float" office:value="12.8">
            <text:p>1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N2</text:p>
          </table:table-cell>
          <table:table-cell office:value-type="float" office:value="10.458">
            <text:p>10.45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N3</text:p>
          </table:table-cell>
          <table:table-cell office:value-type="float" office:value="10.511">
            <text:p>10.511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O3</text:p>
          </table:table-cell>
          <table:table-cell office:value-type="float" office:value="10.843">
            <text:p>10.84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2N1</text:p>
          </table:table-cell>
          <table:table-cell office:value-type="float" office:value="9.838">
            <text:p>9.83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2O1</text:p>
          </table:table-cell>
          <table:table-cell office:value-type="float" office:value="10.292">
            <text:p>10.29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1N5</text:p>
          </table:table-cell>
          <table:table-cell office:value-type="float" office:value="10.674">
            <text:p>10.67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3M1</text:p>
          </table:table-cell>
          <table:table-cell office:value-type="float" office:value="6.753">
            <text:p>6.753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L2M1</text:p>
          </table:table-cell>
          <table:table-cell office:value-type="float" office:value="7.858">
            <text:p>7.858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M5N6,7</text:p>
          </table:table-cell>
          <table:table-cell office:value-type="float" office:value="1.581">
            <text:p>1.58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M4N6</text:p>
          </table:table-cell>
          <table:table-cell office:value-type="float" office:value="1.631">
            <text:p>1.631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M3N5</text:p>
          </table:table-cell>
          <table:table-cell office:value-type="float" office:value="1.832">
            <text:p>1.83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M4N2,3</text:p>
          </table:table-cell>
          <table:table-cell office:value-type="float" office:value="1.232">
            <text:p>1.23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office:value-type="string">
            <text:p>M2N4</text:p>
          </table:table-cell>
          <table:table-cell office:value-type="float" office:value="2.06">
            <text:p>2.060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63.314">
            <text:p>63.314</text:p>
          </table:table-cell>
          <table:table-cell office:value-type="float" office:value="0.953">
            <text:p>0.95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0.87">
            <text:p>10.870</text:p>
          </table:table-cell>
          <table:table-cell office:value-type="float" office:value="0.12">
            <text:p>0.1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0.349">
            <text:p>10.349</text:p>
          </table:table-cell>
          <table:table-cell office:value-type="float" office:value="0.234">
            <text:p>0.23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9.244">
            <text:p>9.244</text:p>
          </table:table-cell>
          <table:table-cell office:value-type="float" office:value="0.22">
            <text:p>0.2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491">
            <text:p>2.49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264">
            <text:p>2.26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024">
            <text:p>2.02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639">
            <text:p>1.6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589">
            <text:p>1.58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1</text:p>
          </table:table-cell>
          <table:table-cell office:value-type="string">
            <text:p>Lu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507">
            <text:p>0.5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KL3</text:p>
          </table:table-cell>
          <table:table-cell office:value-type="float" office:value="55.79">
            <text:p>55.790</text:p>
          </table:table-cell>
          <table:table-cell office:value-type="float" office:value="100">
            <text:p>100.000</text:p>
          </table:table-cell>
          <table:table-cell office:value-type="float" office:value="40.5">
            <text:p>40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KL2</text:p>
          </table:table-cell>
          <table:table-cell office:value-type="float" office:value="54.612">
            <text:p>54.612</text:p>
          </table:table-cell>
          <table:table-cell office:value-type="float" office:value="58.3">
            <text:p>58.300</text:p>
          </table:table-cell>
          <table:table-cell office:value-type="float" office:value="40.7">
            <text:p>40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KM3</text:p>
          </table:table-cell>
          <table:table-cell office:value-type="float" office:value="63.244">
            <text:p>63.244</text:p>
          </table:table-cell>
          <table:table-cell office:value-type="float" office:value="22">
            <text:p>2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KN2,3</text:p>
          </table:table-cell>
          <table:table-cell office:value-type="float" office:value="64.913">
            <text:p>64.913</text:p>
          </table:table-cell>
          <table:table-cell office:value-type="float" office:value="8.7">
            <text:p>8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KM2</text:p>
          </table:table-cell>
          <table:table-cell office:value-type="float" office:value="62.986">
            <text:p>62.986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M5</text:p>
          </table:table-cell>
          <table:table-cell office:value-type="float" office:value="7.899">
            <text:p>7.89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M4</text:p>
          </table:table-cell>
          <table:table-cell office:value-type="float" office:value="7.845">
            <text:p>7.845</text:p>
          </table:table-cell>
          <table:table-cell office:value-type="float" office:value="11.3">
            <text:p>1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2M4</text:p>
          </table:table-cell>
          <table:table-cell office:value-type="float" office:value="9.023">
            <text:p>9.023</text:p>
          </table:table-cell>
          <table:table-cell office:value-type="float" office:value="66.8">
            <text:p>66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N5</text:p>
          </table:table-cell>
          <table:table-cell office:value-type="float" office:value="9.346">
            <text:p>9.346</text:p>
          </table:table-cell>
          <table:table-cell office:value-type="float" office:value="20.7">
            <text:p>2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M3</text:p>
          </table:table-cell>
          <table:table-cell office:value-type="float" office:value="9.164">
            <text:p>9.164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M2</text:p>
          </table:table-cell>
          <table:table-cell office:value-type="float" office:value="8.906">
            <text:p>8.906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O4,5</text:p>
          </table:table-cell>
          <table:table-cell office:value-type="float" office:value="9.555">
            <text:p>9.55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N1</text:p>
          </table:table-cell>
          <table:table-cell office:value-type="float" office:value="9.023">
            <text:p>9.023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O1</text:p>
          </table:table-cell>
          <table:table-cell office:value-type="float" office:value="9.496">
            <text:p>9.496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M5</text:p>
          </table:table-cell>
          <table:table-cell office:value-type="float" office:value="9.61">
            <text:p>9.61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M4</text:p>
          </table:table-cell>
          <table:table-cell office:value-type="float" office:value="9.556">
            <text:p>9.55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2M3</text:p>
          </table:table-cell>
          <table:table-cell office:value-type="float" office:value="8.629">
            <text:p>8.62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2N4</text:p>
          </table:table-cell>
          <table:table-cell office:value-type="float" office:value="10.519">
            <text:p>10.519</text:p>
          </table:table-cell>
          <table:table-cell office:value-type="float" office:value="12.9">
            <text:p>1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N2</text:p>
          </table:table-cell>
          <table:table-cell office:value-type="float" office:value="10.833">
            <text:p>10.83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N3</text:p>
          </table:table-cell>
          <table:table-cell office:value-type="float" office:value="10.89">
            <text:p>10.890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O3</text:p>
          </table:table-cell>
          <table:table-cell office:value-type="float" office:value="11.237">
            <text:p>11.23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2N1</text:p>
          </table:table-cell>
          <table:table-cell office:value-type="float" office:value="10.199">
            <text:p>10.19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2O1</text:p>
          </table:table-cell>
          <table:table-cell office:value-type="float" office:value="10.675">
            <text:p>10.67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1N5</text:p>
          </table:table-cell>
          <table:table-cell office:value-type="float" office:value="11.051">
            <text:p>11.05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3M1</text:p>
          </table:table-cell>
          <table:table-cell office:value-type="float" office:value="6.96">
            <text:p>6.960</text:p>
          </table:table-cell>
          <table:table-cell office:value-type="float" office:value="5.1">
            <text:p>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L2M1</text:p>
          </table:table-cell>
          <table:table-cell office:value-type="float" office:value="8.138">
            <text:p>8.138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5N7</text:p>
          </table:table-cell>
          <table:table-cell office:value-type="float" office:value="1.645">
            <text:p>1.64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5N6</text:p>
          </table:table-cell>
          <table:table-cell office:value-type="float" office:value="1.643">
            <text:p>1.64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4N6</text:p>
          </table:table-cell>
          <table:table-cell office:value-type="float" office:value="1.698">
            <text:p>1.698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3N5</text:p>
          </table:table-cell>
          <table:table-cell office:value-type="float" office:value="1.895">
            <text:p>1.895</text:p>
          </table:table-cell>
          <table:table-cell office:value-type="float" office:value="4">
            <text:p>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4N2,3</text:p>
          </table:table-cell>
          <table:table-cell office:value-type="float" office:value="1.28">
            <text:p>1.280</text:p>
          </table:table-cell>
          <table:table-cell office:value-type="float" office:value="17">
            <text:p>17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5N3</text:p>
          </table:table-cell>
          <table:table-cell office:value-type="float" office:value="1.28">
            <text:p>1.280</text:p>
          </table:table-cell>
          <table:table-cell office:value-type="float" office:value="8.5">
            <text:p>8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1N3</text:p>
          </table:table-cell>
          <table:table-cell office:value-type="float" office:value="2.214">
            <text:p>2.21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2N4</text:p>
          </table:table-cell>
          <table:table-cell office:value-type="float" office:value="2.149">
            <text:p>2.149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3N1</text:p>
          </table:table-cell>
          <table:table-cell office:value-type="float" office:value="1.57">
            <text:p>1.57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3N4</text:p>
          </table:table-cell>
          <table:table-cell office:value-type="float" office:value="1.881">
            <text:p>1.881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office:value-type="string">
            <text:p>M4N3</text:p>
          </table:table-cell>
          <table:table-cell office:value-type="float" office:value="1.337">
            <text:p>1.337</text:p>
          </table:table-cell>
          <table:table-cell office:value-type="float" office:value="5.3">
            <text:p>5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65.351">
            <text:p>65.351</text:p>
          </table:table-cell>
          <table:table-cell office:value-type="float" office:value="0.955">
            <text:p>0.95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1.271">
            <text:p>11.271</text:p>
          </table:table-cell>
          <table:table-cell office:value-type="float" office:value="0.128">
            <text:p>0.12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0.739">
            <text:p>10.739</text:p>
          </table:table-cell>
          <table:table-cell office:value-type="float" office:value="0.246">
            <text:p>0.24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9.561">
            <text:p>9.561</text:p>
          </table:table-cell>
          <table:table-cell office:value-type="float" office:value="0.231">
            <text:p>0.23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601">
            <text:p>2.6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365">
            <text:p>2.36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107">
            <text:p>2.1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716">
            <text:p>1.7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662">
            <text:p>1.66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2</text:p>
          </table:table-cell>
          <table:table-cell office:value-type="string">
            <text:p>Hf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538">
            <text:p>0.53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KL3</text:p>
          </table:table-cell>
          <table:table-cell office:value-type="float" office:value="57.535">
            <text:p>57.535</text:p>
          </table:table-cell>
          <table:table-cell office:value-type="float" office:value="100">
            <text:p>100.000</text:p>
          </table:table-cell>
          <table:table-cell office:value-type="float" office:value="42.6">
            <text:p>42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KL2</text:p>
          </table:table-cell>
          <table:table-cell office:value-type="float" office:value="56.28">
            <text:p>56.280</text:p>
          </table:table-cell>
          <table:table-cell office:value-type="float" office:value="58.5">
            <text:p>58.500</text:p>
          </table:table-cell>
          <table:table-cell office:value-type="float" office:value="42.9">
            <text:p>42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KM3</text:p>
          </table:table-cell>
          <table:table-cell office:value-type="float" office:value="65.222">
            <text:p>65.222</text:p>
          </table:table-cell>
          <table:table-cell office:value-type="float" office:value="22.2">
            <text:p>2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KN2,3</text:p>
          </table:table-cell>
          <table:table-cell office:value-type="float" office:value="66.953">
            <text:p>66.953</text:p>
          </table:table-cell>
          <table:table-cell office:value-type="float" office:value="8.8">
            <text:p>8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KM2</text:p>
          </table:table-cell>
          <table:table-cell office:value-type="float" office:value="64.947">
            <text:p>64.947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M5</text:p>
          </table:table-cell>
          <table:table-cell office:value-type="float" office:value="8.146">
            <text:p>8.14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M4</text:p>
          </table:table-cell>
          <table:table-cell office:value-type="float" office:value="8.088">
            <text:p>8.088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M4</text:p>
          </table:table-cell>
          <table:table-cell office:value-type="float" office:value="9.343">
            <text:p>9.343</text:p>
          </table:table-cell>
          <table:table-cell office:value-type="float" office:value="66.5">
            <text:p>6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N5</text:p>
          </table:table-cell>
          <table:table-cell office:value-type="float" office:value="9.651">
            <text:p>9.651</text:p>
          </table:table-cell>
          <table:table-cell office:value-type="float" office:value="20.8">
            <text:p>2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M3</text:p>
          </table:table-cell>
          <table:table-cell office:value-type="float" office:value="9.488">
            <text:p>9.488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M2</text:p>
          </table:table-cell>
          <table:table-cell office:value-type="float" office:value="9.213">
            <text:p>9.213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O4,5</text:p>
          </table:table-cell>
          <table:table-cell office:value-type="float" office:value="9.875">
            <text:p>9.875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N1</text:p>
          </table:table-cell>
          <table:table-cell office:value-type="float" office:value="9.318">
            <text:p>9.318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O1</text:p>
          </table:table-cell>
          <table:table-cell office:value-type="float" office:value="9.81">
            <text:p>9.81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M5</text:p>
          </table:table-cell>
          <table:table-cell office:value-type="float" office:value="9.957">
            <text:p>9.95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M4</text:p>
          </table:table-cell>
          <table:table-cell office:value-type="float" office:value="9.899">
            <text:p>9.89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M3</text:p>
          </table:table-cell>
          <table:table-cell office:value-type="float" office:value="8.948">
            <text:p>8.94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N4</text:p>
          </table:table-cell>
          <table:table-cell office:value-type="float" office:value="10.898">
            <text:p>10.898</text:p>
          </table:table-cell>
          <table:table-cell office:value-type="float" office:value="13">
            <text:p>1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N2</text:p>
          </table:table-cell>
          <table:table-cell office:value-type="float" office:value="11.219">
            <text:p>11.21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N3</text:p>
          </table:table-cell>
          <table:table-cell office:value-type="float" office:value="11.281">
            <text:p>11.281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O3</text:p>
          </table:table-cell>
          <table:table-cell office:value-type="float" office:value="11.641">
            <text:p>11.641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N1</text:p>
          </table:table-cell>
          <table:table-cell office:value-type="float" office:value="10.569">
            <text:p>10.56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O4</text:p>
          </table:table-cell>
          <table:table-cell office:value-type="float" office:value="11.131">
            <text:p>11.131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O1</text:p>
          </table:table-cell>
          <table:table-cell office:value-type="float" office:value="11.065">
            <text:p>11.06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1N5</text:p>
          </table:table-cell>
          <table:table-cell office:value-type="float" office:value="11.452">
            <text:p>11.45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3M1</text:p>
          </table:table-cell>
          <table:table-cell office:value-type="float" office:value="7.173">
            <text:p>7.173</text:p>
          </table:table-cell>
          <table:table-cell office:value-type="float" office:value="5.2">
            <text:p>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L2M1</text:p>
          </table:table-cell>
          <table:table-cell table:style-name="ce1" office:value-type="float" office:value="8.428">
            <text:p>8.428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5N7</text:p>
          </table:table-cell>
          <table:table-cell office:value-type="float" office:value="1.71">
            <text:p>1.71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5N6</text:p>
          </table:table-cell>
          <table:table-cell office:value-type="float" office:value="1.708">
            <text:p>1.70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4N6</text:p>
          </table:table-cell>
          <table:table-cell office:value-type="float" office:value="1.765">
            <text:p>1.765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3N5</text:p>
          </table:table-cell>
          <table:table-cell office:value-type="float" office:value="1.964">
            <text:p>1.964</text:p>
          </table:table-cell>
          <table:table-cell office:value-type="float" office:value="3.6">
            <text:p>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4N2,3</text:p>
          </table:table-cell>
          <table:table-cell office:value-type="float" office:value="1.331">
            <text:p>1.331</text:p>
          </table:table-cell>
          <table:table-cell office:value-type="float" office:value="16">
            <text:p>16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5N3</text:p>
          </table:table-cell>
          <table:table-cell office:value-type="float" office:value="1.331">
            <text:p>1.331</text:p>
          </table:table-cell>
          <table:table-cell office:value-type="float" office:value="8">
            <text:p>8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1N3</text:p>
          </table:table-cell>
          <table:table-cell office:value-type="float" office:value="2.296">
            <text:p>2.296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2N4</text:p>
          </table:table-cell>
          <table:table-cell office:value-type="float" office:value="2.226">
            <text:p>2.226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3N1</text:p>
          </table:table-cell>
          <table:table-cell office:value-type="float" office:value="1.621">
            <text:p>1.62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3N4</text:p>
          </table:table-cell>
          <table:table-cell office:value-type="float" office:value="1.953">
            <text:p>1.953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3O5</text:p>
          </table:table-cell>
          <table:table-cell office:value-type="float" office:value="2.186">
            <text:p>2.18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office:value-type="string">
            <text:p>M4N3</text:p>
          </table:table-cell>
          <table:table-cell office:value-type="float" office:value="1.391">
            <text:p>1.391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67.416">
            <text:p>67.416</text:p>
          </table:table-cell>
          <table:table-cell office:value-type="float" office:value="0.957">
            <text:p>0.95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1.682">
            <text:p>11.682</text:p>
          </table:table-cell>
          <table:table-cell office:value-type="float" office:value="0.137">
            <text:p>0.13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1.136">
            <text:p>11.136</text:p>
          </table:table-cell>
          <table:table-cell office:value-type="float" office:value="0.258">
            <text:p>0.25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9.881">
            <text:p>9.881</text:p>
          </table:table-cell>
          <table:table-cell office:value-type="float" office:value="0.243">
            <text:p>0.2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708">
            <text:p>2.70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469">
            <text:p>2.46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194">
            <text:p>2.19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793">
            <text:p>1.79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735">
            <text:p>1.73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3</text:p>
          </table:table-cell>
          <table:table-cell office:value-type="string">
            <text:p>Ta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563">
            <text:p>0.56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KL3</text:p>
          </table:table-cell>
          <table:table-cell office:value-type="float" office:value="59.318">
            <text:p>59.318</text:p>
          </table:table-cell>
          <table:table-cell office:value-type="float" office:value="100">
            <text:p>100.000</text:p>
          </table:table-cell>
          <table:table-cell office:value-type="float" office:value="44.9">
            <text:p>44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KL2</text:p>
          </table:table-cell>
          <table:table-cell office:value-type="float" office:value="57.981">
            <text:p>57.981</text:p>
          </table:table-cell>
          <table:table-cell office:value-type="float" office:value="58.6">
            <text:p>58.600</text:p>
          </table:table-cell>
          <table:table-cell office:value-type="float" office:value="45.2">
            <text:p>45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KM3</text:p>
          </table:table-cell>
          <table:table-cell office:value-type="float" office:value="67.244">
            <text:p>67.244</text:p>
          </table:table-cell>
          <table:table-cell office:value-type="float" office:value="22.3">
            <text:p>2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KN2,3</text:p>
          </table:table-cell>
          <table:table-cell office:value-type="float" office:value="69.035">
            <text:p>69.035</text:p>
          </table:table-cell>
          <table:table-cell office:value-type="float" office:value="8.9">
            <text:p>8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KM2</text:p>
          </table:table-cell>
          <table:table-cell office:value-type="float" office:value="66.95">
            <text:p>66.950</text:p>
          </table:table-cell>
          <table:table-cell office:value-type="float" office:value="11.6">
            <text:p>1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M5</text:p>
          </table:table-cell>
          <table:table-cell office:value-type="float" office:value="8.398">
            <text:p>8.39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M4</text:p>
          </table:table-cell>
          <table:table-cell office:value-type="float" office:value="8.335">
            <text:p>8.335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M4</text:p>
          </table:table-cell>
          <table:table-cell office:value-type="float" office:value="9.672">
            <text:p>9.672</text:p>
          </table:table-cell>
          <table:table-cell office:value-type="float" office:value="66.4">
            <text:p>6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N5</text:p>
          </table:table-cell>
          <table:table-cell office:value-type="float" office:value="9.96">
            <text:p>9.960</text:p>
          </table:table-cell>
          <table:table-cell office:value-type="float" office:value="21">
            <text:p>2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M3</text:p>
          </table:table-cell>
          <table:table-cell office:value-type="float" office:value="9.819">
            <text:p>9.819</text:p>
          </table:table-cell>
          <table:table-cell office:value-type="float" office:value="2.8">
            <text:p>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M2</text:p>
          </table:table-cell>
          <table:table-cell office:value-type="float" office:value="9.525">
            <text:p>9.525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O4,5</text:p>
          </table:table-cell>
          <table:table-cell office:value-type="float" office:value="10.2">
            <text:p>10.200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N1</text:p>
          </table:table-cell>
          <table:table-cell office:value-type="float" office:value="9.613">
            <text:p>9.613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O1</text:p>
          </table:table-cell>
          <table:table-cell office:value-type="float" office:value="10.129">
            <text:p>10.12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M5</text:p>
          </table:table-cell>
          <table:table-cell office:value-type="float" office:value="10.296">
            <text:p>10.29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M4</text:p>
          </table:table-cell>
          <table:table-cell office:value-type="float" office:value="10.235">
            <text:p>10.23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M3</text:p>
          </table:table-cell>
          <table:table-cell office:value-type="float" office:value="9.265">
            <text:p>9.26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N4</text:p>
          </table:table-cell>
          <table:table-cell office:value-type="float" office:value="11.288">
            <text:p>11.288</text:p>
          </table:table-cell>
          <table:table-cell office:value-type="float" office:value="13.1">
            <text:p>13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N2</text:p>
          </table:table-cell>
          <table:table-cell office:value-type="float" office:value="11.61">
            <text:p>11.610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N3</text:p>
          </table:table-cell>
          <table:table-cell office:value-type="float" office:value="11.676">
            <text:p>11.67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O3</text:p>
          </table:table-cell>
          <table:table-cell table:style-name="ce1" office:value-type="float" office:value="12.059">
            <text:p>12.05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N1</text:p>
          </table:table-cell>
          <table:table-cell table:style-name="ce1" office:value-type="float" office:value="10.945">
            <text:p>10.94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O4</text:p>
          </table:table-cell>
          <table:table-cell table:style-name="ce1" office:value-type="float" office:value="11.539">
            <text:p>11.53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O1</text:p>
          </table:table-cell>
          <table:table-cell table:style-name="ce1" office:value-type="float" office:value="11.468">
            <text:p>11.46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1N5</text:p>
          </table:table-cell>
          <table:table-cell table:style-name="ce1" office:value-type="float" office:value="11.851">
            <text:p>11.85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3M1</text:p>
          </table:table-cell>
          <table:table-cell office:value-type="float" office:value="7.387">
            <text:p>7.387</text:p>
          </table:table-cell>
          <table:table-cell office:value-type="float" office:value="5.2">
            <text:p>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L2M1</text:p>
          </table:table-cell>
          <table:table-cell table:style-name="ce1" office:value-type="float" office:value="8.724">
            <text:p>8.724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5N7</text:p>
          </table:table-cell>
          <table:table-cell office:value-type="float" office:value="1.776">
            <text:p>1.77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5N6</text:p>
          </table:table-cell>
          <table:table-cell office:value-type="float" office:value="1.773">
            <text:p>1.77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4N6</text:p>
          </table:table-cell>
          <table:table-cell office:value-type="float" office:value="1.835">
            <text:p>1.835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3N5</text:p>
          </table:table-cell>
          <table:table-cell office:value-type="float" office:value="2.035">
            <text:p>2.035</text:p>
          </table:table-cell>
          <table:table-cell office:value-type="float" office:value="3.2">
            <text:p>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4N2,3</text:p>
          </table:table-cell>
          <table:table-cell table:style-name="ce1" office:value-type="float" office:value="1.379">
            <text:p>1.379</text:p>
          </table:table-cell>
          <table:table-cell office:value-type="float" office:value="15.5">
            <text:p>15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5N3</text:p>
          </table:table-cell>
          <table:table-cell office:value-type="float" office:value="1.383">
            <text:p>1.383</text:p>
          </table:table-cell>
          <table:table-cell office:value-type="float" office:value="7.8">
            <text:p>7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1N3</text:p>
          </table:table-cell>
          <table:table-cell office:value-type="float" office:value="2.397">
            <text:p>2.39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2N4</text:p>
          </table:table-cell>
          <table:table-cell office:value-type="float" office:value="2.314">
            <text:p>2.314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3N1</text:p>
          </table:table-cell>
          <table:table-cell office:value-type="float" office:value="1.68">
            <text:p>1.68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3N4</text:p>
          </table:table-cell>
          <table:table-cell office:value-type="float" office:value="2.021">
            <text:p>2.021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3O5</text:p>
          </table:table-cell>
          <table:table-cell office:value-type="float" office:value="2.275">
            <text:p>2.275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office:value-type="string">
            <text:p>M4N3</text:p>
          </table:table-cell>
          <table:table-cell office:value-type="float" office:value="1.449">
            <text:p>1.449</text:p>
          </table:table-cell>
          <table:table-cell office:value-type="float" office:value="3.7">
            <text:p>3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69.525">
            <text:p>69.525</text:p>
          </table:table-cell>
          <table:table-cell office:value-type="float" office:value="0.958">
            <text:p>0.95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2.1">
            <text:p>12.100</text:p>
          </table:table-cell>
          <table:table-cell office:value-type="float" office:value="0.147">
            <text:p>0.1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1.544">
            <text:p>11.544</text:p>
          </table:table-cell>
          <table:table-cell office:value-type="float" office:value="0.27">
            <text:p>0.27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0.207">
            <text:p>10.207</text:p>
          </table:table-cell>
          <table:table-cell office:value-type="float" office:value="0.255">
            <text:p>0.25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82">
            <text:p>2.82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575">
            <text:p>2.5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281">
            <text:p>2.28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872">
            <text:p>1.87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809">
            <text:p>1.8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4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594">
            <text:p>0.59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KL3</text:p>
          </table:table-cell>
          <table:table-cell office:value-type="float" office:value="61.141">
            <text:p>61.141</text:p>
          </table:table-cell>
          <table:table-cell office:value-type="float" office:value="100">
            <text:p>100.000</text:p>
          </table:table-cell>
          <table:table-cell office:value-type="float" office:value="47.2">
            <text:p>47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KL2</text:p>
          </table:table-cell>
          <table:table-cell office:value-type="float" office:value="59.717">
            <text:p>59.717</text:p>
          </table:table-cell>
          <table:table-cell office:value-type="float" office:value="58.8">
            <text:p>58.800</text:p>
          </table:table-cell>
          <table:table-cell office:value-type="float" office:value="47.6">
            <text:p>47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KM3</text:p>
          </table:table-cell>
          <table:table-cell office:value-type="float" office:value="69.309">
            <text:p>69.309</text:p>
          </table:table-cell>
          <table:table-cell office:value-type="float" office:value="22.5">
            <text:p>2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KN2,3</text:p>
          </table:table-cell>
          <table:table-cell office:value-type="float" office:value="71.157">
            <text:p>71.157</text:p>
          </table:table-cell>
          <table:table-cell office:value-type="float" office:value="8.9">
            <text:p>8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KM2</text:p>
          </table:table-cell>
          <table:table-cell office:value-type="float" office:value="68.994">
            <text:p>68.994</text:p>
          </table:table-cell>
          <table:table-cell office:value-type="float" office:value="11.6">
            <text:p>1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M5</text:p>
          </table:table-cell>
          <table:table-cell office:value-type="float" office:value="8.652">
            <text:p>8.65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M4</text:p>
          </table:table-cell>
          <table:table-cell office:value-type="float" office:value="8.586">
            <text:p>8.586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M4</text:p>
          </table:table-cell>
          <table:table-cell office:value-type="float" office:value="10.01">
            <text:p>10.010</text:p>
          </table:table-cell>
          <table:table-cell office:value-type="float" office:value="66.1">
            <text:p>66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N5</text:p>
          </table:table-cell>
          <table:table-cell office:value-type="float" office:value="10.274">
            <text:p>10.274</text:p>
          </table:table-cell>
          <table:table-cell office:value-type="float" office:value="21.1">
            <text:p>2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M3</text:p>
          </table:table-cell>
          <table:table-cell office:value-type="float" office:value="10.16">
            <text:p>10.160</text:p>
          </table:table-cell>
          <table:table-cell office:value-type="float" office:value="2.6">
            <text:p>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M2</text:p>
          </table:table-cell>
          <table:table-cell office:value-type="float" office:value="9.845">
            <text:p>9.845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O4,5</text:p>
          </table:table-cell>
          <table:table-cell office:value-type="float" office:value="10.532">
            <text:p>10.532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N1</text:p>
          </table:table-cell>
          <table:table-cell office:value-type="float" office:value="9.91">
            <text:p>9.910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O1</text:p>
          </table:table-cell>
          <table:table-cell office:value-type="float" office:value="10.453">
            <text:p>10.45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M5</text:p>
          </table:table-cell>
          <table:table-cell office:value-type="float" office:value="10.652">
            <text:p>10.65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M4</text:p>
          </table:table-cell>
          <table:table-cell office:value-type="float" office:value="10.585">
            <text:p>10.58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M3</text:p>
          </table:table-cell>
          <table:table-cell office:value-type="float" office:value="9.593">
            <text:p>9.59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N4</text:p>
          </table:table-cell>
          <table:table-cell office:value-type="float" office:value="11.685">
            <text:p>11.685</text:p>
          </table:table-cell>
          <table:table-cell office:value-type="float" office:value="13.2">
            <text:p>1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N2</text:p>
          </table:table-cell>
          <table:table-cell office:value-type="float" office:value="12.008">
            <text:p>12.00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N3</text:p>
          </table:table-cell>
          <table:table-cell office:value-type="float" office:value="12.08">
            <text:p>12.080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O3</text:p>
          </table:table-cell>
          <table:table-cell table:style-name="ce1" office:value-type="float" office:value="12.487">
            <text:p>12.48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N1</text:p>
          </table:table-cell>
          <table:table-cell table:style-name="ce1" office:value-type="float" office:value="11.329">
            <text:p>11.32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O4</text:p>
          </table:table-cell>
          <table:table-cell table:style-name="ce1" office:value-type="float" office:value="11.956">
            <text:p>11.956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O1</text:p>
          </table:table-cell>
          <table:table-cell table:style-name="ce1" office:value-type="float" office:value="11.876">
            <text:p>11.87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1N5</text:p>
          </table:table-cell>
          <table:table-cell table:style-name="ce1" office:value-type="float" office:value="12.261">
            <text:p>12.26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3M1</text:p>
          </table:table-cell>
          <table:table-cell office:value-type="float" office:value="7.603">
            <text:p>7.603</text:p>
          </table:table-cell>
          <table:table-cell office:value-type="float" office:value="5.3">
            <text:p>5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L2M1</text:p>
          </table:table-cell>
          <table:table-cell office:value-type="float" office:value="9.027">
            <text:p>9.027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5N6,7</text:p>
          </table:table-cell>
          <table:table-cell office:value-type="float" office:value="1.843">
            <text:p>1.84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4N6</text:p>
          </table:table-cell>
          <table:table-cell office:value-type="float" office:value="1.906">
            <text:p>1.906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3N5</text:p>
          </table:table-cell>
          <table:table-cell office:value-type="float" office:value="2.107">
            <text:p>2.107</text:p>
          </table:table-cell>
          <table:table-cell office:value-type="float" office:value="2.8">
            <text:p>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4N2,3</text:p>
          </table:table-cell>
          <table:table-cell office:value-type="float" office:value="1.437">
            <text:p>1.437</text:p>
          </table:table-cell>
          <table:table-cell office:value-type="float" office:value="14.5">
            <text:p>1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5N3</text:p>
          </table:table-cell>
          <table:table-cell office:value-type="float" office:value="1.432">
            <text:p>1.432</text:p>
          </table:table-cell>
          <table:table-cell office:value-type="float" office:value="7.3">
            <text:p>7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1N3</text:p>
          </table:table-cell>
          <table:table-cell office:value-type="float" office:value="2.49">
            <text:p>2.49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2N4</text:p>
          </table:table-cell>
          <table:table-cell office:value-type="float" office:value="2.407">
            <text:p>2.407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3N1</text:p>
          </table:table-cell>
          <table:table-cell office:value-type="float" office:value="1.736">
            <text:p>1.73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3N4</text:p>
          </table:table-cell>
          <table:table-cell office:value-type="float" office:value="2.094">
            <text:p>2.094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office:value-type="string">
            <text:p>M4N3</text:p>
          </table:table-cell>
          <table:table-cell office:value-type="float" office:value="1.503">
            <text:p>1.503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71.676">
            <text:p>71.676</text:p>
          </table:table-cell>
          <table:table-cell office:value-type="float" office:value="0.959">
            <text:p>0.95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2.527">
            <text:p>12.527</text:p>
          </table:table-cell>
          <table:table-cell office:value-type="float" office:value="0.144">
            <text:p>0.14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1.959">
            <text:p>11.959</text:p>
          </table:table-cell>
          <table:table-cell office:value-type="float" office:value="0.283">
            <text:p>0.28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0.535">
            <text:p>10.535</text:p>
          </table:table-cell>
          <table:table-cell office:value-type="float" office:value="0.268">
            <text:p>0.26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2.932">
            <text:p>2.9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682">
            <text:p>2.6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367">
            <text:p>2.36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1.949">
            <text:p>1.9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883">
            <text:p>1.88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5</text:p>
          </table:table-cell>
          <table:table-cell office:value-type="string">
            <text:p>Re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625">
            <text:p>0.6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KL3</text:p>
          </table:table-cell>
          <table:table-cell office:value-type="float" office:value="63">
            <text:p>63.000</text:p>
          </table:table-cell>
          <table:table-cell office:value-type="float" office:value="100">
            <text:p>100.000</text:p>
          </table:table-cell>
          <table:table-cell office:value-type="float" office:value="49.6">
            <text:p>49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KL2</text:p>
          </table:table-cell>
          <table:table-cell office:value-type="float" office:value="61.486">
            <text:p>61.486</text:p>
          </table:table-cell>
          <table:table-cell office:value-type="float" office:value="58.9">
            <text:p>58.900</text:p>
          </table:table-cell>
          <table:table-cell office:value-type="float" office:value="50">
            <text:p>5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KM3</text:p>
          </table:table-cell>
          <table:table-cell office:value-type="float" office:value="71.414">
            <text:p>71.414</text:p>
          </table:table-cell>
          <table:table-cell office:value-type="float" office:value="22.6">
            <text:p>2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KN2,3</text:p>
          </table:table-cell>
          <table:table-cell office:value-type="float" office:value="73.322">
            <text:p>73.322</text:p>
          </table:table-cell>
          <table:table-cell office:value-type="float" office:value="9">
            <text:p>9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KM2</text:p>
          </table:table-cell>
          <table:table-cell office:value-type="float" office:value="71.079">
            <text:p>71.079</text:p>
          </table:table-cell>
          <table:table-cell office:value-type="float" office:value="11.7">
            <text:p>1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M5</text:p>
          </table:table-cell>
          <table:table-cell office:value-type="float" office:value="8.911">
            <text:p>8.91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M4</text:p>
          </table:table-cell>
          <table:table-cell office:value-type="float" office:value="8.84">
            <text:p>8.840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M4</text:p>
          </table:table-cell>
          <table:table-cell office:value-type="float" office:value="10.354">
            <text:p>10.354</text:p>
          </table:table-cell>
          <table:table-cell office:value-type="float" office:value="65.5">
            <text:p>65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N5</text:p>
          </table:table-cell>
          <table:table-cell office:value-type="float" office:value="10.599">
            <text:p>10.599</text:p>
          </table:table-cell>
          <table:table-cell office:value-type="float" office:value="19.2">
            <text:p>1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M3</text:p>
          </table:table-cell>
          <table:table-cell office:value-type="float" office:value="10.511">
            <text:p>10.511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M2</text:p>
          </table:table-cell>
          <table:table-cell office:value-type="float" office:value="10.176">
            <text:p>10.176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O4,5</text:p>
          </table:table-cell>
          <table:table-cell office:value-type="float" office:value="10.871">
            <text:p>10.871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N1</text:p>
          </table:table-cell>
          <table:table-cell office:value-type="float" office:value="10.213">
            <text:p>10.213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O1</text:p>
          </table:table-cell>
          <table:table-cell office:value-type="float" office:value="10.787">
            <text:p>10.78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M5</text:p>
          </table:table-cell>
          <table:table-cell office:value-type="float" office:value="11.008">
            <text:p>11.00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M4</text:p>
          </table:table-cell>
          <table:table-cell office:value-type="float" office:value="10.938">
            <text:p>10.93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N4</text:p>
          </table:table-cell>
          <table:table-cell office:value-type="float" office:value="10.582">
            <text:p>10.582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M3</text:p>
          </table:table-cell>
          <table:table-cell office:value-type="float" office:value="9.927">
            <text:p>9.92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N4</text:p>
          </table:table-cell>
          <table:table-cell office:value-type="float" office:value="12.092">
            <text:p>12.092</text:p>
          </table:table-cell>
          <table:table-cell office:value-type="float" office:value="13.2">
            <text:p>1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N2</text:p>
          </table:table-cell>
          <table:table-cell office:value-type="float" office:value="12.419">
            <text:p>12.41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N3</text:p>
          </table:table-cell>
          <table:table-cell office:value-type="float" office:value="14.497">
            <text:p>14.497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O3</text:p>
          </table:table-cell>
          <table:table-cell office:value-type="float" office:value="12.917">
            <text:p>12.91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N1</text:p>
          </table:table-cell>
          <table:table-cell office:value-type="float" office:value="11.723">
            <text:p>11.72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O4</text:p>
          </table:table-cell>
          <table:table-cell office:value-type="float" office:value="12.385">
            <text:p>12.385</text:p>
          </table:table-cell>
          <table:table-cell office:value-type="float" office:value="0.9">
            <text:p>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O1</text:p>
          </table:table-cell>
          <table:table-cell office:value-type="float" office:value="12.301">
            <text:p>12.30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1N5</text:p>
          </table:table-cell>
          <table:table-cell office:value-type="float" office:value="12.692">
            <text:p>12.69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3M1</text:p>
          </table:table-cell>
          <table:table-cell office:value-type="float" office:value="7.822">
            <text:p>7.822</text:p>
          </table:table-cell>
          <table:table-cell office:value-type="float" office:value="5.4">
            <text:p>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L2M1</text:p>
          </table:table-cell>
          <table:table-cell table:style-name="ce1" office:value-type="float" office:value="9.336">
            <text:p>9.336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5N6,7</text:p>
          </table:table-cell>
          <table:table-cell office:value-type="float" office:value="1.91">
            <text:p>1.91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4N6</text:p>
          </table:table-cell>
          <table:table-cell office:value-type="float" office:value="1.978">
            <text:p>1.978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3N5</text:p>
          </table:table-cell>
          <table:table-cell office:value-type="float" office:value="2.182">
            <text:p>2.182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4N2,3</text:p>
          </table:table-cell>
          <table:table-cell office:value-type="float" office:value="1.492">
            <text:p>1.492</text:p>
          </table:table-cell>
          <table:table-cell office:value-type="float" office:value="13">
            <text:p>1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5N3</text:p>
          </table:table-cell>
          <table:table-cell office:value-type="float" office:value="1.483">
            <text:p>1.483</text:p>
          </table:table-cell>
          <table:table-cell office:value-type="float" office:value="6.5">
            <text:p>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1N3</text:p>
          </table:table-cell>
          <table:table-cell office:value-type="float" office:value="2.588">
            <text:p>2.58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2N4</text:p>
          </table:table-cell>
          <table:table-cell office:value-type="float" office:value="2.502">
            <text:p>2.50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3N1</text:p>
          </table:table-cell>
          <table:table-cell office:value-type="float" office:value="1.796">
            <text:p>1.79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3N4</text:p>
          </table:table-cell>
          <table:table-cell office:value-type="float" office:value="2.166">
            <text:p>2.166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office:value-type="string">
            <text:p>M4N3</text:p>
          </table:table-cell>
          <table:table-cell office:value-type="float" office:value="1.561">
            <text:p>1.561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73.871">
            <text:p>73.871</text:p>
          </table:table-cell>
          <table:table-cell office:value-type="float" office:value="0.961">
            <text:p>0.96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2.968">
            <text:p>12.968</text:p>
          </table:table-cell>
          <table:table-cell office:value-type="float" office:value="0.13">
            <text:p>0.13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2.385">
            <text:p>12.385</text:p>
          </table:table-cell>
          <table:table-cell office:value-type="float" office:value="0.295">
            <text:p>0.29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0.871">
            <text:p>10.871</text:p>
          </table:table-cell>
          <table:table-cell office:value-type="float" office:value="0.281">
            <text:p>0.28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049">
            <text:p>3.0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792">
            <text:p>2.7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457">
            <text:p>2.4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031">
            <text:p>2.03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1.96">
            <text:p>1.96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6</text:p>
          </table:table-cell>
          <table:table-cell office:value-type="string">
            <text:p>Os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658">
            <text:p>0.65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KL3</text:p>
          </table:table-cell>
          <table:table-cell office:value-type="float" office:value="64.896">
            <text:p>64.896</text:p>
          </table:table-cell>
          <table:table-cell office:value-type="float" office:value="100">
            <text:p>100.000</text:p>
          </table:table-cell>
          <table:table-cell office:value-type="float" office:value="52.1">
            <text:p>52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KL2</text:p>
          </table:table-cell>
          <table:table-cell office:value-type="float" office:value="63.287">
            <text:p>63.287</text:p>
          </table:table-cell>
          <table:table-cell office:value-type="float" office:value="59.1">
            <text:p>59.100</text:p>
          </table:table-cell>
          <table:table-cell office:value-type="float" office:value="52.5">
            <text:p>52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KM3</text:p>
          </table:table-cell>
          <table:table-cell office:value-type="float" office:value="73.56">
            <text:p>73.560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KN2,3</text:p>
          </table:table-cell>
          <table:table-cell office:value-type="float" office:value="75.533">
            <text:p>75.533</text:p>
          </table:table-cell>
          <table:table-cell office:value-type="float" office:value="9.1">
            <text:p>9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KM2</text:p>
          </table:table-cell>
          <table:table-cell office:value-type="float" office:value="73.202">
            <text:p>73.202</text:p>
          </table:table-cell>
          <table:table-cell office:value-type="float" office:value="11.8">
            <text:p>1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M5</text:p>
          </table:table-cell>
          <table:table-cell office:value-type="float" office:value="9.175">
            <text:p>9.17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M4</text:p>
          </table:table-cell>
          <table:table-cell office:value-type="float" office:value="9.099">
            <text:p>9.099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M4</text:p>
          </table:table-cell>
          <table:table-cell office:value-type="float" office:value="10.708">
            <text:p>10.708</text:p>
          </table:table-cell>
          <table:table-cell office:value-type="float" office:value="65.2">
            <text:p>6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N5</text:p>
          </table:table-cell>
          <table:table-cell office:value-type="float" office:value="10.92">
            <text:p>10.920</text:p>
          </table:table-cell>
          <table:table-cell office:value-type="float" office:value="19.3">
            <text:p>19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M3</text:p>
          </table:table-cell>
          <table:table-cell office:value-type="float" office:value="10.868">
            <text:p>10.868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M2</text:p>
          </table:table-cell>
          <table:table-cell office:value-type="float" office:value="10.51">
            <text:p>10.510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O4,5</text:p>
          </table:table-cell>
          <table:table-cell office:value-type="float" office:value="11.211">
            <text:p>11.211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N1</text:p>
          </table:table-cell>
          <table:table-cell office:value-type="float" office:value="10.524">
            <text:p>10.524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O1</text:p>
          </table:table-cell>
          <table:table-cell office:value-type="float" office:value="11.121">
            <text:p>11.121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M5</text:p>
          </table:table-cell>
          <table:table-cell office:value-type="float" office:value="11.384">
            <text:p>11.38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M4</text:p>
          </table:table-cell>
          <table:table-cell office:value-type="float" office:value="11.304">
            <text:p>11.30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N4</text:p>
          </table:table-cell>
          <table:table-cell office:value-type="float" office:value="10.904">
            <text:p>10.904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M3</text:p>
          </table:table-cell>
          <table:table-cell office:value-type="float" office:value="10.268">
            <text:p>10.26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N4</text:p>
          </table:table-cell>
          <table:table-cell office:value-type="float" office:value="12.512">
            <text:p>12.512</text:p>
          </table:table-cell>
          <table:table-cell office:value-type="float" office:value="13.3">
            <text:p>1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N2</text:p>
          </table:table-cell>
          <table:table-cell office:value-type="float" office:value="12.841">
            <text:p>12.84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N3</text:p>
          </table:table-cell>
          <table:table-cell office:value-type="float" office:value="12.923">
            <text:p>12.92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O3</text:p>
          </table:table-cell>
          <table:table-cell office:value-type="float" office:value="13.362">
            <text:p>13.36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N1</text:p>
          </table:table-cell>
          <table:table-cell office:value-type="float" office:value="12.129">
            <text:p>12.12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O4</text:p>
          </table:table-cell>
          <table:table-cell office:value-type="float" office:value="12.82">
            <text:p>12.820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O1</text:p>
          </table:table-cell>
          <table:table-cell office:value-type="float" office:value="12.728">
            <text:p>12.72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1N5</text:p>
          </table:table-cell>
          <table:table-cell table:style-name="ce1" office:value-type="float" office:value="13.119">
            <text:p>13.11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3M1</text:p>
          </table:table-cell>
          <table:table-cell office:value-type="float" office:value="8.041">
            <text:p>8.041</text:p>
          </table:table-cell>
          <table:table-cell office:value-type="float" office:value="5.4">
            <text:p>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L2M1</text:p>
          </table:table-cell>
          <table:table-cell table:style-name="ce1" office:value-type="float" office:value="9.65">
            <text:p>9.65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5N7</text:p>
          </table:table-cell>
          <table:table-cell office:value-type="float" office:value="1.98">
            <text:p>1.98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5N6</text:p>
          </table:table-cell>
          <table:table-cell office:value-type="float" office:value="1.976">
            <text:p>1.97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4N6</text:p>
          </table:table-cell>
          <table:table-cell office:value-type="float" office:value="2.053">
            <text:p>2.053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3N5</text:p>
          </table:table-cell>
          <table:table-cell office:value-type="float" office:value="2.254">
            <text:p>2.254</text:p>
          </table:table-cell>
          <table:table-cell office:value-type="float" office:value="2.1">
            <text:p>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4N2,3</text:p>
          </table:table-cell>
          <table:table-cell office:value-type="float" office:value="1.546">
            <text:p>1.546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5N3</text:p>
          </table:table-cell>
          <table:table-cell office:value-type="float" office:value="1.537">
            <text:p>1.537</text:p>
          </table:table-cell>
          <table:table-cell office:value-type="float" office:value="5.8">
            <text:p>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1N3</text:p>
          </table:table-cell>
          <table:table-cell office:value-type="float" office:value="2.677">
            <text:p>2.677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2N4</text:p>
          </table:table-cell>
          <table:table-cell office:value-type="float" office:value="2.594">
            <text:p>2.59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3N1</text:p>
          </table:table-cell>
          <table:table-cell office:value-type="float" office:value="1.861">
            <text:p>1.86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3N4</text:p>
          </table:table-cell>
          <table:table-cell office:value-type="float" office:value="2.238">
            <text:p>2.238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3O4</text:p>
          </table:table-cell>
          <table:table-cell office:value-type="float" office:value="2.546">
            <text:p>2.546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office:value-type="string">
            <text:p>M4N3</text:p>
          </table:table-cell>
          <table:table-cell office:value-type="float" office:value="1.62">
            <text:p>1.620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76.111">
            <text:p>76.111</text:p>
          </table:table-cell>
          <table:table-cell office:value-type="float" office:value="0.962">
            <text:p>0.96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3.419">
            <text:p>13.419</text:p>
          </table:table-cell>
          <table:table-cell office:value-type="float" office:value="0.12">
            <text:p>0.1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2.824">
            <text:p>12.824</text:p>
          </table:table-cell>
          <table:table-cell office:value-type="float" office:value="0.308">
            <text:p>0.30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1.215">
            <text:p>11.215</text:p>
          </table:table-cell>
          <table:table-cell office:value-type="float" office:value="0.294">
            <text:p>0.29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174">
            <text:p>3.17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2.909">
            <text:p>2.9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551">
            <text:p>2.5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116">
            <text:p>2.1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04">
            <text:p>2.0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7</text:p>
          </table:table-cell>
          <table:table-cell office:value-type="string">
            <text:p>I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691">
            <text:p>0.69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KL3</text:p>
          </table:table-cell>
          <table:table-cell office:value-type="float" office:value="66.831">
            <text:p>66.831</text:p>
          </table:table-cell>
          <table:table-cell office:value-type="float" office:value="100">
            <text:p>100.000</text:p>
          </table:table-cell>
          <table:table-cell office:value-type="float" office:value="54.6">
            <text:p>54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KL2</text:p>
          </table:table-cell>
          <table:table-cell office:value-type="float" office:value="65.122">
            <text:p>65.122</text:p>
          </table:table-cell>
          <table:table-cell office:value-type="float" office:value="59.3">
            <text:p>59.300</text:p>
          </table:table-cell>
          <table:table-cell office:value-type="float" office:value="55.2">
            <text:p>55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KM3</text:p>
          </table:table-cell>
          <table:table-cell office:value-type="float" office:value="75.75">
            <text:p>75.750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KN2,3</text:p>
          </table:table-cell>
          <table:table-cell office:value-type="float" office:value="77.786">
            <text:p>77.786</text:p>
          </table:table-cell>
          <table:table-cell office:value-type="float" office:value="9.2">
            <text:p>9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KM2</text:p>
          </table:table-cell>
          <table:table-cell office:value-type="float" office:value="75.368">
            <text:p>75.368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M5</text:p>
          </table:table-cell>
          <table:table-cell office:value-type="float" office:value="9.442">
            <text:p>9.44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M4</text:p>
          </table:table-cell>
          <table:table-cell office:value-type="float" office:value="9.362">
            <text:p>9.362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M4</text:p>
          </table:table-cell>
          <table:table-cell office:value-type="float" office:value="11.071">
            <text:p>11.071</text:p>
          </table:table-cell>
          <table:table-cell office:value-type="float" office:value="65.1">
            <text:p>6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N5</text:p>
          </table:table-cell>
          <table:table-cell office:value-type="float" office:value="11.251">
            <text:p>11.251</text:p>
          </table:table-cell>
          <table:table-cell office:value-type="float" office:value="19.5">
            <text:p>19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M3</text:p>
          </table:table-cell>
          <table:table-cell office:value-type="float" office:value="11.235">
            <text:p>11.235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M2</text:p>
          </table:table-cell>
          <table:table-cell office:value-type="float" office:value="10.853">
            <text:p>10.853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O4,5</text:p>
          </table:table-cell>
          <table:table-cell office:value-type="float" office:value="11.562">
            <text:p>11.562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N1</text:p>
          </table:table-cell>
          <table:table-cell office:value-type="float" office:value="10.839">
            <text:p>10.839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O1</text:p>
          </table:table-cell>
          <table:table-cell office:value-type="float" office:value="11.462">
            <text:p>11.462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M5</text:p>
          </table:table-cell>
          <table:table-cell office:value-type="float" office:value="11.753">
            <text:p>11.75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M4</text:p>
          </table:table-cell>
          <table:table-cell office:value-type="float" office:value="11.678">
            <text:p>11.678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N4</text:p>
          </table:table-cell>
          <table:table-cell office:value-type="float" office:value="11.234">
            <text:p>11.234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M3</text:p>
          </table:table-cell>
          <table:table-cell office:value-type="float" office:value="10.624">
            <text:p>10.62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N4</text:p>
          </table:table-cell>
          <table:table-cell office:value-type="float" office:value="12.941">
            <text:p>12.941</text:p>
          </table:table-cell>
          <table:table-cell office:value-type="float" office:value="13.4">
            <text:p>1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N2</text:p>
          </table:table-cell>
          <table:table-cell office:value-type="float" office:value="13.271">
            <text:p>13.27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N3</text:p>
          </table:table-cell>
          <table:table-cell office:value-type="float" office:value="13.361">
            <text:p>13.36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O3</text:p>
          </table:table-cell>
          <table:table-cell office:value-type="float" office:value="13.822">
            <text:p>13.82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N1</text:p>
          </table:table-cell>
          <table:table-cell office:value-type="float" office:value="12.548">
            <text:p>12.54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O4</text:p>
          </table:table-cell>
          <table:table-cell office:value-type="float" office:value="13.27">
            <text:p>13.270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O1</text:p>
          </table:table-cell>
          <table:table-cell office:value-type="float" office:value="13.173">
            <text:p>13.17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1N5</text:p>
          </table:table-cell>
          <table:table-cell office:value-type="float" office:value="13.564">
            <text:p>13.56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3M1</text:p>
          </table:table-cell>
          <table:table-cell office:value-type="float" office:value="8.268">
            <text:p>8.268</text:p>
          </table:table-cell>
          <table:table-cell office:value-type="float" office:value="5.5">
            <text:p>5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L2M1</text:p>
          </table:table-cell>
          <table:table-cell table:style-name="ce1" office:value-type="float" office:value="9.977">
            <text:p>9.977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5N7</text:p>
          </table:table-cell>
          <table:table-cell office:value-type="float" office:value="2.073">
            <text:p>2.07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5N6</text:p>
          </table:table-cell>
          <table:table-cell office:value-type="float" office:value="2.07">
            <text:p>2.07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4N6</text:p>
          </table:table-cell>
          <table:table-cell office:value-type="float" office:value="2.127">
            <text:p>2.127</text:p>
          </table:table-cell>
          <table:table-cell office:value-type="float" office:value="45">
            <text:p>4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3N5</text:p>
          </table:table-cell>
          <table:table-cell office:value-type="float" office:value="2.331">
            <text:p>2.331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4N2,3</text:p>
          </table:table-cell>
          <table:table-cell office:value-type="float" office:value="1.602">
            <text:p>1.602</text:p>
          </table:table-cell>
          <table:table-cell office:value-type="float" office:value="10">
            <text:p>1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5N3</text:p>
          </table:table-cell>
          <table:table-cell office:value-type="float" office:value="1.592">
            <text:p>1.592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1N3</text:p>
          </table:table-cell>
          <table:table-cell office:value-type="float" office:value="2.78">
            <text:p>2.78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2N4</text:p>
          </table:table-cell>
          <table:table-cell table:style-name="ce1" office:value-type="float" office:value="2.695">
            <text:p>2.69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3N1</text:p>
          </table:table-cell>
          <table:table-cell table:style-name="ce1" office:value-type="float" office:value="1.924">
            <text:p>1.92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3N4</text:p>
          </table:table-cell>
          <table:table-cell table:style-name="ce1" office:value-type="float" office:value="2.314">
            <text:p>2.31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3O4</text:p>
          </table:table-cell>
          <table:table-cell table:style-name="ce1" office:value-type="float" office:value="2.642">
            <text:p>2.64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3O5</text:p>
          </table:table-cell>
          <table:table-cell table:style-name="ce1" office:value-type="float" office:value="2.642">
            <text:p>2.64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office:value-type="string">
            <text:p>M4N3</text:p>
          </table:table-cell>
          <table:table-cell office:value-type="float" office:value="1.682">
            <text:p>1.68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78.395">
            <text:p>78.395</text:p>
          </table:table-cell>
          <table:table-cell office:value-type="float" office:value="0.963">
            <text:p>0.96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3.88">
            <text:p>13.880</text:p>
          </table:table-cell>
          <table:table-cell office:value-type="float" office:value="0.114">
            <text:p>0.11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3.273">
            <text:p>13.273</text:p>
          </table:table-cell>
          <table:table-cell office:value-type="float" office:value="0.321">
            <text:p>0.32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1.564">
            <text:p>11.564</text:p>
          </table:table-cell>
          <table:table-cell office:value-type="float" office:value="0.306">
            <text:p>0.30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296">
            <text:p>3.29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027">
            <text:p>3.0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645">
            <text:p>2.64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202">
            <text:p>2.2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122">
            <text:p>2.12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8</text:p>
          </table:table-cell>
          <table:table-cell office:value-type="string">
            <text:p>Pt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725">
            <text:p>0.7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KL3</text:p>
          </table:table-cell>
          <table:table-cell office:value-type="float" office:value="68.806">
            <text:p>68.806</text:p>
          </table:table-cell>
          <table:table-cell office:value-type="float" office:value="100">
            <text:p>100.000</text:p>
          </table:table-cell>
          <table:table-cell office:value-type="float" office:value="57.4">
            <text:p>57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KL2</text:p>
          </table:table-cell>
          <table:table-cell office:value-type="float" office:value="66.991">
            <text:p>66.991</text:p>
          </table:table-cell>
          <table:table-cell office:value-type="float" office:value="59.4">
            <text:p>59.400</text:p>
          </table:table-cell>
          <table:table-cell office:value-type="float" office:value="58">
            <text:p>58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KM3</text:p>
          </table:table-cell>
          <table:table-cell office:value-type="float" office:value="77.982">
            <text:p>77.982</text:p>
          </table:table-cell>
          <table:table-cell office:value-type="float" office:value="22.9">
            <text:p>2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KN2,3</text:p>
          </table:table-cell>
          <table:table-cell office:value-type="float" office:value="80.082">
            <text:p>80.082</text:p>
          </table:table-cell>
          <table:table-cell office:value-type="float" office:value="9.4">
            <text:p>9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KM2</text:p>
          </table:table-cell>
          <table:table-cell office:value-type="float" office:value="77.577">
            <text:p>77.577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M5</text:p>
          </table:table-cell>
          <table:table-cell office:value-type="float" office:value="9.713">
            <text:p>9.71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M4</text:p>
          </table:table-cell>
          <table:table-cell office:value-type="float" office:value="9.628">
            <text:p>9.628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M4</text:p>
          </table:table-cell>
          <table:table-cell office:value-type="float" office:value="11.443">
            <text:p>11.443</text:p>
          </table:table-cell>
          <table:table-cell office:value-type="float" office:value="64.8">
            <text:p>6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N5</text:p>
          </table:table-cell>
          <table:table-cell office:value-type="float" office:value="11.585">
            <text:p>11.585</text:p>
          </table:table-cell>
          <table:table-cell office:value-type="float" office:value="19.6">
            <text:p>19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M3</text:p>
          </table:table-cell>
          <table:table-cell office:value-type="float" office:value="11.61">
            <text:p>11.610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M2</text:p>
          </table:table-cell>
          <table:table-cell office:value-type="float" office:value="11.205">
            <text:p>11.205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O4,5</text:p>
          </table:table-cell>
          <table:table-cell office:value-type="float" office:value="11.914">
            <text:p>11.914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N1</text:p>
          </table:table-cell>
          <table:table-cell office:value-type="float" office:value="11.157">
            <text:p>11.157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O1</text:p>
          </table:table-cell>
          <table:table-cell office:value-type="float" office:value="11.812">
            <text:p>11.812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M5</text:p>
          </table:table-cell>
          <table:table-cell office:value-type="float" office:value="12.148">
            <text:p>12.14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M4</text:p>
          </table:table-cell>
          <table:table-cell office:value-type="float" office:value="12.063">
            <text:p>12.063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N4</text:p>
          </table:table-cell>
          <table:table-cell office:value-type="float" office:value="11.567">
            <text:p>11.567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M3</text:p>
          </table:table-cell>
          <table:table-cell office:value-type="float" office:value="10.99">
            <text:p>10.99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N4</text:p>
          </table:table-cell>
          <table:table-cell office:value-type="float" office:value="13.381">
            <text:p>13.381</text:p>
          </table:table-cell>
          <table:table-cell office:value-type="float" office:value="13.5">
            <text:p>13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N2</text:p>
          </table:table-cell>
          <table:table-cell office:value-type="float" office:value="13.71">
            <text:p>13.710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N3</text:p>
          </table:table-cell>
          <table:table-cell office:value-type="float" office:value="13.807">
            <text:p>13.807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O3</text:p>
          </table:table-cell>
          <table:table-cell office:value-type="float" office:value="14.291">
            <text:p>14.29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N1</text:p>
          </table:table-cell>
          <table:table-cell office:value-type="float" office:value="12.971">
            <text:p>12.97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O4</text:p>
          </table:table-cell>
          <table:table-cell table:style-name="ce1" office:value-type="float" office:value="13.729">
            <text:p>13.729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O1</text:p>
          </table:table-cell>
          <table:table-cell table:style-name="ce1" office:value-type="float" office:value="13.626">
            <text:p>13.62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N5</text:p>
          </table:table-cell>
          <table:table-cell table:style-name="ce1" office:value-type="float" office:value="14.021">
            <text:p>14.02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3M1</text:p>
          </table:table-cell>
          <table:table-cell office:value-type="float" office:value="8.494">
            <text:p>8.494</text:p>
          </table:table-cell>
          <table:table-cell office:value-type="float" office:value="5.6">
            <text:p>5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2M1</text:p>
          </table:table-cell>
          <table:table-cell office:value-type="float" office:value="10.309">
            <text:p>10.309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L1N4</text:p>
          </table:table-cell>
          <table:table-cell office:value-type="float" office:value="13.999">
            <text:p>13.99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5N7</text:p>
          </table:table-cell>
          <table:table-cell office:value-type="float" office:value="2.123">
            <text:p>2.12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5N6</text:p>
          </table:table-cell>
          <table:table-cell office:value-type="float" office:value="2.118">
            <text:p>2.11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4N6</text:p>
          </table:table-cell>
          <table:table-cell office:value-type="float" office:value="2.205">
            <text:p>2.205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3N5</text:p>
          </table:table-cell>
          <table:table-cell office:value-type="float" office:value="2.41">
            <text:p>2.410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4N2,3</text:p>
          </table:table-cell>
          <table:table-cell office:value-type="float" office:value="1.661">
            <text:p>1.661</text:p>
          </table:table-cell>
          <table:table-cell office:value-type="float" office:value="8.5">
            <text:p>8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5N3</text:p>
          </table:table-cell>
          <table:table-cell office:value-type="float" office:value="1.648">
            <text:p>1.648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1N3</text:p>
          </table:table-cell>
          <table:table-cell office:value-type="float" office:value="2.883">
            <text:p>2.88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2N4</text:p>
          </table:table-cell>
          <table:table-cell office:value-type="float" office:value="2.798">
            <text:p>2.79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3N1</text:p>
          </table:table-cell>
          <table:table-cell office:value-type="float" office:value="1.981">
            <text:p>1.98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3N4</text:p>
          </table:table-cell>
          <table:table-cell office:value-type="float" office:value="2.391">
            <text:p>2.391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3O1</text:p>
          </table:table-cell>
          <table:table-cell office:value-type="float" office:value="2.61">
            <text:p>2.610</text:p>
          </table:table-cell>
          <table:table-cell office:value-type="float" office:value="4.7">
            <text:p>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3O4</text:p>
          </table:table-cell>
          <table:table-cell office:value-type="float" office:value="2.742">
            <text:p>2.74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3O5</text:p>
          </table:table-cell>
          <table:table-cell office:value-type="float" office:value="2.742">
            <text:p>2.74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office:value-type="string">
            <text:p>M4N3</text:p>
          </table:table-cell>
          <table:table-cell office:value-type="float" office:value="1.746">
            <text:p>1.74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80.725">
            <text:p>80.725</text:p>
          </table:table-cell>
          <table:table-cell office:value-type="float" office:value="0.964">
            <text:p>0.96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4.353">
            <text:p>14.353</text:p>
          </table:table-cell>
          <table:table-cell office:value-type="float" office:value="0.107">
            <text:p>0.10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3.734">
            <text:p>13.734</text:p>
          </table:table-cell>
          <table:table-cell office:value-type="float" office:value="0.334">
            <text:p>0.33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1.919">
            <text:p>11.919</text:p>
          </table:table-cell>
          <table:table-cell office:value-type="float" office:value="0.32">
            <text:p>0.32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425">
            <text:p>3.4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148">
            <text:p>3.1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743">
            <text:p>2.74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291">
            <text:p>2.29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206">
            <text:p>2.2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79</text:p>
          </table:table-cell>
          <table:table-cell office:value-type="string">
            <text:p>Au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762">
            <text:p>0.76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KL3</text:p>
          </table:table-cell>
          <table:table-cell office:value-type="float" office:value="70.818">
            <text:p>70.818</text:p>
          </table:table-cell>
          <table:table-cell office:value-type="float" office:value="100">
            <text:p>100.000</text:p>
          </table:table-cell>
          <table:table-cell office:value-type="float" office:value="60.1">
            <text:p>60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KL2</text:p>
          </table:table-cell>
          <table:table-cell office:value-type="float" office:value="68.893">
            <text:p>68.893</text:p>
          </table:table-cell>
          <table:table-cell office:value-type="float" office:value="59.6">
            <text:p>59.600</text:p>
          </table:table-cell>
          <table:table-cell office:value-type="float" office:value="60.8">
            <text:p>60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KM3</text:p>
          </table:table-cell>
          <table:table-cell office:value-type="float" office:value="80.255">
            <text:p>80.255</text:p>
          </table:table-cell>
          <table:table-cell office:value-type="float" office:value="22.9">
            <text:p>2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KN2,3</text:p>
          </table:table-cell>
          <table:table-cell office:value-type="float" office:value="82.422">
            <text:p>82.422</text:p>
          </table:table-cell>
          <table:table-cell office:value-type="float" office:value="9.6">
            <text:p>9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KM2</text:p>
          </table:table-cell>
          <table:table-cell office:value-type="float" office:value="79.823">
            <text:p>79.823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M5</text:p>
          </table:table-cell>
          <table:table-cell office:value-type="float" office:value="9.989">
            <text:p>9.98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M4</text:p>
          </table:table-cell>
          <table:table-cell office:value-type="float" office:value="9.899">
            <text:p>9.899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M4</text:p>
          </table:table-cell>
          <table:table-cell office:value-type="float" office:value="11.824">
            <text:p>11.824</text:p>
          </table:table-cell>
          <table:table-cell office:value-type="float" office:value="64.6">
            <text:p>64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N5</text:p>
          </table:table-cell>
          <table:table-cell office:value-type="float" office:value="11.924">
            <text:p>11.924</text:p>
          </table:table-cell>
          <table:table-cell office:value-type="float" office:value="19.8">
            <text:p>19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M3</text:p>
          </table:table-cell>
          <table:table-cell office:value-type="float" office:value="11.992">
            <text:p>11.992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M2</text:p>
          </table:table-cell>
          <table:table-cell office:value-type="float" office:value="11.56">
            <text:p>11.560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O4,5</text:p>
          </table:table-cell>
          <table:table-cell office:value-type="float" office:value="12.274">
            <text:p>12.274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N1</text:p>
          </table:table-cell>
          <table:table-cell office:value-type="float" office:value="11.482">
            <text:p>11.482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O1</text:p>
          </table:table-cell>
          <table:table-cell office:value-type="float" office:value="12.163">
            <text:p>12.163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M5</text:p>
          </table:table-cell>
          <table:table-cell office:value-type="float" office:value="12.551">
            <text:p>12.55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M4</text:p>
          </table:table-cell>
          <table:table-cell office:value-type="float" office:value="12.451">
            <text:p>12.45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N4</text:p>
          </table:table-cell>
          <table:table-cell office:value-type="float" office:value="11.905">
            <text:p>11.905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M3</text:p>
          </table:table-cell>
          <table:table-cell office:value-type="float" office:value="11.366">
            <text:p>11.36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N4</text:p>
          </table:table-cell>
          <table:table-cell office:value-type="float" office:value="13.831">
            <text:p>13.831</text:p>
          </table:table-cell>
          <table:table-cell office:value-type="float" office:value="13.6">
            <text:p>1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N2</text:p>
          </table:table-cell>
          <table:table-cell office:value-type="float" office:value="14.159">
            <text:p>14.159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N3</text:p>
          </table:table-cell>
          <table:table-cell office:value-type="float" office:value="14.262">
            <text:p>14.262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O3</text:p>
          </table:table-cell>
          <table:table-cell office:value-type="float" office:value="14.767">
            <text:p>14.76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N1</text:p>
          </table:table-cell>
          <table:table-cell office:value-type="float" office:value="13.413">
            <text:p>13.41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O4</text:p>
          </table:table-cell>
          <table:table-cell office:value-type="float" office:value="14.199">
            <text:p>14.199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O1</text:p>
          </table:table-cell>
          <table:table-cell office:value-type="float" office:value="14.089">
            <text:p>14.08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N5</text:p>
          </table:table-cell>
          <table:table-cell office:value-type="float" office:value="14.481">
            <text:p>14.48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3M1</text:p>
          </table:table-cell>
          <table:table-cell office:value-type="float" office:value="8.722">
            <text:p>8.722</text:p>
          </table:table-cell>
          <table:table-cell office:value-type="float" office:value="5.7">
            <text:p>5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2M1</text:p>
          </table:table-cell>
          <table:table-cell office:value-type="float" office:value="10.647">
            <text:p>10.647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L1N4</text:p>
          </table:table-cell>
          <table:table-cell office:value-type="float" office:value="14.457">
            <text:p>14.45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5N7</text:p>
          </table:table-cell>
          <table:table-cell office:value-type="float" office:value="2.195">
            <text:p>2.19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5N6</text:p>
          </table:table-cell>
          <table:table-cell office:value-type="float" office:value="2.188">
            <text:p>2.18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4N6</text:p>
          </table:table-cell>
          <table:table-cell office:value-type="float" office:value="2.283">
            <text:p>2.283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3N5</text:p>
          </table:table-cell>
          <table:table-cell office:value-type="float" office:value="2.488">
            <text:p>2.488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4N2,3</text:p>
          </table:table-cell>
          <table:table-cell office:value-type="float" office:value="1.714">
            <text:p>1.714</text:p>
          </table:table-cell>
          <table:table-cell office:value-type="float" office:value="7.5">
            <text:p>7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5N3</text:p>
          </table:table-cell>
          <table:table-cell office:value-type="float" office:value="1.709">
            <text:p>1.709</text:p>
          </table:table-cell>
          <table:table-cell office:value-type="float" office:value="3.8">
            <text:p>3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1N3</text:p>
          </table:table-cell>
          <table:table-cell office:value-type="float" office:value="2.984">
            <text:p>2.98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2N4</text:p>
          </table:table-cell>
          <table:table-cell office:value-type="float" office:value="2.906">
            <text:p>2.906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3N1</text:p>
          </table:table-cell>
          <table:table-cell office:value-type="float" office:value="2.047">
            <text:p>2.04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3N4</text:p>
          </table:table-cell>
          <table:table-cell office:value-type="float" office:value="2.47">
            <text:p>2.47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office:value-type="string">
            <text:p>M4N3</text:p>
          </table:table-cell>
          <table:table-cell office:value-type="float" office:value="1.811">
            <text:p>1.81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83.102">
            <text:p>83.102</text:p>
          </table:table-cell>
          <table:table-cell office:value-type="float" office:value="0.965">
            <text:p>0.96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4.839">
            <text:p>14.839</text:p>
          </table:table-cell>
          <table:table-cell office:value-type="float" office:value="0.107">
            <text:p>0.10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4.209">
            <text:p>14.209</text:p>
          </table:table-cell>
          <table:table-cell office:value-type="float" office:value="0.347">
            <text:p>0.3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2.284">
            <text:p>12.284</text:p>
          </table:table-cell>
          <table:table-cell office:value-type="float" office:value="0.333">
            <text:p>0.33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562">
            <text:p>3.56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279">
            <text:p>3.27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847">
            <text:p>2.8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385">
            <text:p>2.38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295">
            <text:p>2.2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0</text:p>
          </table:table-cell>
          <table:table-cell office:value-type="string">
            <text:p>Hg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802">
            <text:p>0.8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KL3</text:p>
          </table:table-cell>
          <table:table-cell office:value-type="float" office:value="72.872">
            <text:p>72.872</text:p>
          </table:table-cell>
          <table:table-cell office:value-type="float" office:value="100">
            <text:p>100.000</text:p>
          </table:table-cell>
          <table:table-cell office:value-type="float" office:value="63.1">
            <text:p>63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KL2</text:p>
          </table:table-cell>
          <table:table-cell office:value-type="float" office:value="70.832">
            <text:p>70.832</text:p>
          </table:table-cell>
          <table:table-cell office:value-type="float" office:value="59.8">
            <text:p>59.800</text:p>
          </table:table-cell>
          <table:table-cell office:value-type="float" office:value="63.8">
            <text:p>63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KM3</text:p>
          </table:table-cell>
          <table:table-cell office:value-type="float" office:value="82.573">
            <text:p>82.573</text:p>
          </table:table-cell>
          <table:table-cell office:value-type="float" office:value="22.9">
            <text:p>2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KN2,3</text:p>
          </table:table-cell>
          <table:table-cell office:value-type="float" office:value="84.81">
            <text:p>84.810</text:p>
          </table:table-cell>
          <table:table-cell office:value-type="float" office:value="9.9">
            <text:p>9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KM2</text:p>
          </table:table-cell>
          <table:table-cell office:value-type="float" office:value="82.114">
            <text:p>82.114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M5</text:p>
          </table:table-cell>
          <table:table-cell office:value-type="float" office:value="10.269">
            <text:p>10.26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M4</text:p>
          </table:table-cell>
          <table:table-cell office:value-type="float" office:value="10.173">
            <text:p>10.173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M4</text:p>
          </table:table-cell>
          <table:table-cell office:value-type="float" office:value="12.213">
            <text:p>12.213</text:p>
          </table:table-cell>
          <table:table-cell office:value-type="float" office:value="64.4">
            <text:p>64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N5</text:p>
          </table:table-cell>
          <table:table-cell office:value-type="float" office:value="12.272">
            <text:p>12.272</text:p>
          </table:table-cell>
          <table:table-cell office:value-type="float" office:value="20">
            <text:p>2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M3</text:p>
          </table:table-cell>
          <table:table-cell office:value-type="float" office:value="12.39">
            <text:p>12.390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M2</text:p>
          </table:table-cell>
          <table:table-cell office:value-type="float" office:value="11.931">
            <text:p>11.931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O4,5</text:p>
          </table:table-cell>
          <table:table-cell office:value-type="float" office:value="12.643">
            <text:p>12.643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N1</text:p>
          </table:table-cell>
          <table:table-cell office:value-type="float" office:value="11.812">
            <text:p>11.812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O1</text:p>
          </table:table-cell>
          <table:table-cell office:value-type="float" office:value="12.521">
            <text:p>12.521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M5</text:p>
          </table:table-cell>
          <table:table-cell office:value-type="float" office:value="12.957">
            <text:p>12.95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M4</text:p>
          </table:table-cell>
          <table:table-cell office:value-type="float" office:value="12.861">
            <text:p>12.86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N4</text:p>
          </table:table-cell>
          <table:table-cell office:value-type="float" office:value="12.252">
            <text:p>12.252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M3</text:p>
          </table:table-cell>
          <table:table-cell office:value-type="float" office:value="11.741">
            <text:p>11.74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N4</text:p>
          </table:table-cell>
          <table:table-cell office:value-type="float" office:value="14.292">
            <text:p>14.292</text:p>
          </table:table-cell>
          <table:table-cell office:value-type="float" office:value="13.7">
            <text:p>13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N2</text:p>
          </table:table-cell>
          <table:table-cell office:value-type="float" office:value="14.627">
            <text:p>14.627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N3</text:p>
          </table:table-cell>
          <table:table-cell office:value-type="float" office:value="14.738">
            <text:p>14.73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O3</text:p>
          </table:table-cell>
          <table:table-cell table:style-name="ce1" office:value-type="float" office:value="15.262">
            <text:p>15.26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N1</text:p>
          </table:table-cell>
          <table:table-cell table:style-name="ce1" office:value-type="float" office:value="13.851">
            <text:p>13.85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O4</text:p>
          </table:table-cell>
          <table:table-cell table:style-name="ce1" office:value-type="float" office:value="14.683">
            <text:p>14.683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O1</text:p>
          </table:table-cell>
          <table:table-cell table:style-name="ce1" office:value-type="float" office:value="14.564">
            <text:p>14.56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N5</text:p>
          </table:table-cell>
          <table:table-cell table:style-name="ce1" office:value-type="float" office:value="14.96">
            <text:p>14.9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3M1</text:p>
          </table:table-cell>
          <table:table-cell office:value-type="float" office:value="8.954">
            <text:p>8.954</text:p>
          </table:table-cell>
          <table:table-cell office:value-type="float" office:value="5.8">
            <text:p>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2M1</text:p>
          </table:table-cell>
          <table:table-cell table:style-name="ce1" office:value-type="float" office:value="10.994">
            <text:p>10.994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L1N4</text:p>
          </table:table-cell>
          <table:table-cell table:style-name="ce1" office:value-type="float" office:value="14.936">
            <text:p>14.93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5N7</text:p>
          </table:table-cell>
          <table:table-cell office:value-type="float" office:value="2.271">
            <text:p>2.27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5N6</text:p>
          </table:table-cell>
          <table:table-cell office:value-type="float" office:value="2.266">
            <text:p>2.26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4N6</text:p>
          </table:table-cell>
          <table:table-cell office:value-type="float" office:value="2.362">
            <text:p>2.362</text:p>
          </table:table-cell>
          <table:table-cell office:value-type="float" office:value="55">
            <text:p>5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3N5</text:p>
          </table:table-cell>
          <table:table-cell office:value-type="float" office:value="2.571">
            <text:p>2.571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4N2,3</text:p>
          </table:table-cell>
          <table:table-cell office:value-type="float" office:value="1.778">
            <text:p>1.778</text:p>
          </table:table-cell>
          <table:table-cell office:value-type="float" office:value="6.5">
            <text:p>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5N3</text:p>
          </table:table-cell>
          <table:table-cell office:value-type="float" office:value="1.763">
            <text:p>1.763</text:p>
          </table:table-cell>
          <table:table-cell office:value-type="float" office:value="3.3">
            <text:p>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1N3</text:p>
          </table:table-cell>
          <table:table-cell office:value-type="float" office:value="3.09">
            <text:p>3.09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2N4</text:p>
          </table:table-cell>
          <table:table-cell office:value-type="float" office:value="3.012">
            <text:p>3.01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3N1</text:p>
          </table:table-cell>
          <table:table-cell office:value-type="float" office:value="2.11">
            <text:p>2.11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3N4</text:p>
          </table:table-cell>
          <table:table-cell office:value-type="float" office:value="2.549">
            <text:p>2.549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3O4</text:p>
          </table:table-cell>
          <table:table-cell office:value-type="float" office:value="2.941">
            <text:p>2.941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office:value-type="string">
            <text:p>M4N3</text:p>
          </table:table-cell>
          <table:table-cell office:value-type="float" office:value="1.876">
            <text:p>1.87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85.53">
            <text:p>85.530</text:p>
          </table:table-cell>
          <table:table-cell office:value-type="float" office:value="0.966">
            <text:p>0.96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5.347">
            <text:p>15.347</text:p>
          </table:table-cell>
          <table:table-cell office:value-type="float" office:value="0.107">
            <text:p>0.10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4.698">
            <text:p>14.698</text:p>
          </table:table-cell>
          <table:table-cell office:value-type="float" office:value="0.36">
            <text:p>0.36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2.658">
            <text:p>12.658</text:p>
          </table:table-cell>
          <table:table-cell office:value-type="float" office:value="0.347">
            <text:p>0.34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704">
            <text:p>3.7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416">
            <text:p>3.4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2.957">
            <text:p>2.9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485">
            <text:p>2.48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389">
            <text:p>2.38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1</text:p>
          </table:table-cell>
          <table:table-cell office:value-type="string">
            <text:p>Tl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846">
            <text:p>0.84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KL3</text:p>
          </table:table-cell>
          <table:table-cell office:value-type="float" office:value="74.97">
            <text:p>74.970</text:p>
          </table:table-cell>
          <table:table-cell office:value-type="float" office:value="100">
            <text:p>100.000</text:p>
          </table:table-cell>
          <table:table-cell office:value-type="float" office:value="66.2">
            <text:p>66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KL2</text:p>
          </table:table-cell>
          <table:table-cell office:value-type="float" office:value="72.805">
            <text:p>72.805</text:p>
          </table:table-cell>
          <table:table-cell office:value-type="float" office:value="59.9">
            <text:p>59.900</text:p>
          </table:table-cell>
          <table:table-cell office:value-type="float" office:value="66.8">
            <text:p>66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KM3</text:p>
          </table:table-cell>
          <table:table-cell office:value-type="float" office:value="84.939">
            <text:p>84.939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KN2,3</text:p>
          </table:table-cell>
          <table:table-cell office:value-type="float" office:value="87.243">
            <text:p>87.243</text:p>
          </table:table-cell>
          <table:table-cell office:value-type="float" office:value="10.2">
            <text:p>1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KM2</text:p>
          </table:table-cell>
          <table:table-cell office:value-type="float" office:value="84.451">
            <text:p>84.451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M5</text:p>
          </table:table-cell>
          <table:table-cell office:value-type="float" office:value="10.551">
            <text:p>10.55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M4</text:p>
          </table:table-cell>
          <table:table-cell office:value-type="float" office:value="10.449">
            <text:p>10.449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M4</text:p>
          </table:table-cell>
          <table:table-cell office:value-type="float" office:value="12.614">
            <text:p>12.614</text:p>
          </table:table-cell>
          <table:table-cell office:value-type="float" office:value="64.5">
            <text:p>6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N5</text:p>
          </table:table-cell>
          <table:table-cell office:value-type="float" office:value="12.623">
            <text:p>12.623</text:p>
          </table:table-cell>
          <table:table-cell office:value-type="float" office:value="20.2">
            <text:p>2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M3</text:p>
          </table:table-cell>
          <table:table-cell office:value-type="float" office:value="12.795">
            <text:p>12.795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M2</text:p>
          </table:table-cell>
          <table:table-cell office:value-type="float" office:value="12.307">
            <text:p>12.307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O4,5</text:p>
          </table:table-cell>
          <table:table-cell office:value-type="float" office:value="13.014">
            <text:p>13.014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N1</text:p>
          </table:table-cell>
          <table:table-cell office:value-type="float" office:value="12.143">
            <text:p>12.143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O1</text:p>
          </table:table-cell>
          <table:table-cell office:value-type="float" office:value="12.888">
            <text:p>12.888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M5</text:p>
          </table:table-cell>
          <table:table-cell office:value-type="float" office:value="13.37">
            <text:p>13.37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M4</text:p>
          </table:table-cell>
          <table:table-cell office:value-type="float" office:value="13.269">
            <text:p>13.26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N4</text:p>
          </table:table-cell>
          <table:table-cell office:value-type="float" office:value="12.601">
            <text:p>12.601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M3</text:p>
          </table:table-cell>
          <table:table-cell office:value-type="float" office:value="12.133">
            <text:p>12.13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N4</text:p>
          </table:table-cell>
          <table:table-cell office:value-type="float" office:value="14.766">
            <text:p>14.766</text:p>
          </table:table-cell>
          <table:table-cell office:value-type="float" office:value="13.9">
            <text:p>13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N2</text:p>
          </table:table-cell>
          <table:table-cell office:value-type="float" office:value="15.099">
            <text:p>15.099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N3</text:p>
          </table:table-cell>
          <table:table-cell office:value-type="float" office:value="15.218">
            <text:p>15.21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O3</text:p>
          </table:table-cell>
          <table:table-cell office:value-type="float" office:value="15.764">
            <text:p>15.76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N1</text:p>
          </table:table-cell>
          <table:table-cell office:value-type="float" office:value="14.314">
            <text:p>14.314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O4</text:p>
          </table:table-cell>
          <table:table-cell table:style-name="ce1" office:value-type="float" office:value="15.179">
            <text:p>15.179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O1</text:p>
          </table:table-cell>
          <table:table-cell table:style-name="ce1" office:value-type="float" office:value="15.052">
            <text:p>15.05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N5</text:p>
          </table:table-cell>
          <table:table-cell table:style-name="ce1" office:value-type="float" office:value="15.454">
            <text:p>15.45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3M1</text:p>
          </table:table-cell>
          <table:table-cell office:value-type="float" office:value="9.184">
            <text:p>9.184</text:p>
          </table:table-cell>
          <table:table-cell office:value-type="float" office:value="5.9">
            <text:p>5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2M1</text:p>
          </table:table-cell>
          <table:table-cell office:value-type="float" office:value="11.349">
            <text:p>11.349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L1N4</text:p>
          </table:table-cell>
          <table:table-cell office:value-type="float" office:value="15.427">
            <text:p>15.42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5N7</text:p>
          </table:table-cell>
          <table:table-cell office:value-type="float" office:value="2.346">
            <text:p>2.34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5N6</text:p>
          </table:table-cell>
          <table:table-cell office:value-type="float" office:value="2.34">
            <text:p>2.34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4N6</text:p>
          </table:table-cell>
          <table:table-cell office:value-type="float" office:value="2.443">
            <text:p>2.443</text:p>
          </table:table-cell>
          <table:table-cell office:value-type="float" office:value="60">
            <text:p>6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3N5</text:p>
          </table:table-cell>
          <table:table-cell office:value-type="float" office:value="2.653">
            <text:p>2.653</text:p>
          </table:table-cell>
          <table:table-cell office:value-type="float" office:value="4">
            <text:p>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4N2,3</text:p>
          </table:table-cell>
          <table:table-cell office:value-type="float" office:value="1.831">
            <text:p>1.831</text:p>
          </table:table-cell>
          <table:table-cell office:value-type="float" office:value="5.5">
            <text:p>5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5N3</text:p>
          </table:table-cell>
          <table:table-cell office:value-type="float" office:value="1.815">
            <text:p>1.815</text:p>
          </table:table-cell>
          <table:table-cell office:value-type="float" office:value="2.8">
            <text:p>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1N3</text:p>
          </table:table-cell>
          <table:table-cell office:value-type="float" office:value="3.202">
            <text:p>3.20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2N4</text:p>
          </table:table-cell>
          <table:table-cell office:value-type="float" office:value="3.125">
            <text:p>3.12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3N1</text:p>
          </table:table-cell>
          <table:table-cell office:value-type="float" office:value="2.181">
            <text:p>2.18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3N4</text:p>
          </table:table-cell>
          <table:table-cell office:value-type="float" office:value="2.63">
            <text:p>2.630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3O1</text:p>
          </table:table-cell>
          <table:table-cell office:value-type="float" office:value="2.921">
            <text:p>2.921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3O4</text:p>
          </table:table-cell>
          <table:table-cell office:value-type="float" office:value="3.046">
            <text:p>3.046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3O5</text:p>
          </table:table-cell>
          <table:table-cell office:value-type="float" office:value="3.046">
            <text:p>3.04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office:value-type="string">
            <text:p>M4N3</text:p>
          </table:table-cell>
          <table:table-cell office:value-type="float" office:value="1.94">
            <text:p>1.94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88.005">
            <text:p>88.005</text:p>
          </table:table-cell>
          <table:table-cell office:value-type="float" office:value="0.967">
            <text:p>0.96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5.861">
            <text:p>15.861</text:p>
          </table:table-cell>
          <table:table-cell office:value-type="float" office:value="0.112">
            <text:p>0.11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5.2">
            <text:p>15.200</text:p>
          </table:table-cell>
          <table:table-cell office:value-type="float" office:value="0.373">
            <text:p>0.37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3.035">
            <text:p>13.035</text:p>
          </table:table-cell>
          <table:table-cell office:value-type="float" office:value="0.36">
            <text:p>0.36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851">
            <text:p>3.8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554">
            <text:p>3.55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066">
            <text:p>3.06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586">
            <text:p>2.5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484">
            <text:p>2.48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2</text:p>
          </table:table-cell>
          <table:table-cell office:value-type="string">
            <text:p>Pb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892">
            <text:p>0.8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KL3</text:p>
          </table:table-cell>
          <table:table-cell office:value-type="float" office:value="77.107">
            <text:p>77.107</text:p>
          </table:table-cell>
          <table:table-cell office:value-type="float" office:value="100">
            <text:p>100.000</text:p>
          </table:table-cell>
          <table:table-cell office:value-type="float" office:value="69.4">
            <text:p>69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KL2</text:p>
          </table:table-cell>
          <table:table-cell office:value-type="float" office:value="74.815">
            <text:p>74.815</text:p>
          </table:table-cell>
          <table:table-cell office:value-type="float" office:value="60.1">
            <text:p>60.100</text:p>
          </table:table-cell>
          <table:table-cell office:value-type="float" office:value="70.1">
            <text:p>70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KM3</text:p>
          </table:table-cell>
          <table:table-cell office:value-type="float" office:value="87.349">
            <text:p>87.349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KN2,3</text:p>
          </table:table-cell>
          <table:table-cell office:value-type="float" office:value="89.721">
            <text:p>89.721</text:p>
          </table:table-cell>
          <table:table-cell office:value-type="float" office:value="10.5">
            <text:p>1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KM2</text:p>
          </table:table-cell>
          <table:table-cell office:value-type="float" office:value="86.83">
            <text:p>86.830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M5</text:p>
          </table:table-cell>
          <table:table-cell office:value-type="float" office:value="10.839">
            <text:p>10.83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M4</text:p>
          </table:table-cell>
          <table:table-cell office:value-type="float" office:value="10.731">
            <text:p>10.731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M4</text:p>
          </table:table-cell>
          <table:table-cell office:value-type="float" office:value="13.023">
            <text:p>13.023</text:p>
          </table:table-cell>
          <table:table-cell office:value-type="float" office:value="64.8">
            <text:p>6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N5</text:p>
          </table:table-cell>
          <table:table-cell office:value-type="float" office:value="12.98">
            <text:p>12.980</text:p>
          </table:table-cell>
          <table:table-cell office:value-type="float" office:value="20.3">
            <text:p>2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M3</text:p>
          </table:table-cell>
          <table:table-cell office:value-type="float" office:value="13.211">
            <text:p>13.211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M2</text:p>
          </table:table-cell>
          <table:table-cell office:value-type="float" office:value="12.692">
            <text:p>12.692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O4,5</text:p>
          </table:table-cell>
          <table:table-cell office:value-type="float" office:value="13.392">
            <text:p>13.392</text:p>
          </table:table-cell>
          <table:table-cell office:value-type="float" office:value="3.2">
            <text:p>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N1</text:p>
          </table:table-cell>
          <table:table-cell office:value-type="float" office:value="12.48">
            <text:p>12.480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O1</text:p>
          </table:table-cell>
          <table:table-cell office:value-type="float" office:value="13.259">
            <text:p>13.259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M5</text:p>
          </table:table-cell>
          <table:table-cell office:value-type="float" office:value="13.79">
            <text:p>13.79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M4</text:p>
          </table:table-cell>
          <table:table-cell office:value-type="float" office:value="13.682">
            <text:p>13.68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N4</text:p>
          </table:table-cell>
          <table:table-cell office:value-type="float" office:value="12.956">
            <text:p>12.956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M3</text:p>
          </table:table-cell>
          <table:table-cell office:value-type="float" office:value="12.534">
            <text:p>12.53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N4</text:p>
          </table:table-cell>
          <table:table-cell office:value-type="float" office:value="15.247">
            <text:p>15.247</text:p>
          </table:table-cell>
          <table:table-cell office:value-type="float" office:value="14.1">
            <text:p>1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N2</text:p>
          </table:table-cell>
          <table:table-cell office:value-type="float" office:value="15.583">
            <text:p>15.583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N3</text:p>
          </table:table-cell>
          <table:table-cell office:value-type="float" office:value="15.709">
            <text:p>15.70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O3</text:p>
          </table:table-cell>
          <table:table-cell office:value-type="float" office:value="16.295">
            <text:p>16.29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N1</text:p>
          </table:table-cell>
          <table:table-cell office:value-type="float" office:value="14.781">
            <text:p>14.78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O4</text:p>
          </table:table-cell>
          <table:table-cell office:value-type="float" office:value="15.684">
            <text:p>15.684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O1</text:p>
          </table:table-cell>
          <table:table-cell office:value-type="float" office:value="15.551">
            <text:p>15.55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N5</text:p>
          </table:table-cell>
          <table:table-cell office:value-type="float" office:value="15.951">
            <text:p>15.95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3M1</text:p>
          </table:table-cell>
          <table:table-cell office:value-type="float" office:value="9.42">
            <text:p>9.420</text:p>
          </table:table-cell>
          <table:table-cell office:value-type="float" office:value="6">
            <text:p>6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2M1</text:p>
          </table:table-cell>
          <table:table-cell table:style-name="ce1" office:value-type="float" office:value="11.712">
            <text:p>11.712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L1N4</text:p>
          </table:table-cell>
          <table:table-cell table:style-name="ce1" office:value-type="float" office:value="15.904">
            <text:p>15.904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5N7</text:p>
          </table:table-cell>
          <table:table-cell office:value-type="float" office:value="2.423">
            <text:p>2.42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5N6</text:p>
          </table:table-cell>
          <table:table-cell office:value-type="float" office:value="2.417">
            <text:p>2.41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4N6</text:p>
          </table:table-cell>
          <table:table-cell office:value-type="float" office:value="2.526">
            <text:p>2.526</text:p>
          </table:table-cell>
          <table:table-cell office:value-type="float" office:value="60">
            <text:p>6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3N5</text:p>
          </table:table-cell>
          <table:table-cell office:value-type="float" office:value="2.736">
            <text:p>2.736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4N2,3</text:p>
          </table:table-cell>
          <table:table-cell table:style-name="ce1" office:value-type="float" office:value="1.901">
            <text:p>1.901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5N3</text:p>
          </table:table-cell>
          <table:table-cell table:style-name="ce1" office:value-type="float" office:value="1.883">
            <text:p>1.883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1N3</text:p>
          </table:table-cell>
          <table:table-cell table:style-name="ce1" office:value-type="float" office:value="3.315">
            <text:p>3.31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2N4</text:p>
          </table:table-cell>
          <table:table-cell table:style-name="ce1" office:value-type="float" office:value="3.234">
            <text:p>3.23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3N1</text:p>
          </table:table-cell>
          <table:table-cell table:style-name="ce1" office:value-type="float" office:value="2.247">
            <text:p>2.24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3N4</text:p>
          </table:table-cell>
          <table:table-cell table:style-name="ce1" office:value-type="float" office:value="2.712">
            <text:p>2.712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3O1</text:p>
          </table:table-cell>
          <table:table-cell table:style-name="ce1" office:value-type="float" office:value="3.02">
            <text:p>3.0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3O4</text:p>
          </table:table-cell>
          <table:table-cell table:style-name="ce1" office:value-type="float" office:value="3.152">
            <text:p>3.15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3O5</text:p>
          </table:table-cell>
          <table:table-cell table:style-name="ce1" office:value-type="float" office:value="3.152">
            <text:p>3.15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office:value-type="string">
            <text:p>M4N3</text:p>
          </table:table-cell>
          <table:table-cell table:style-name="ce1" office:value-type="float" office:value="2.011">
            <text:p>2.01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90.526">
            <text:p>90.526</text:p>
          </table:table-cell>
          <table:table-cell office:value-type="float" office:value="0.968">
            <text:p>0.96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6.388">
            <text:p>16.388</text:p>
          </table:table-cell>
          <table:table-cell office:value-type="float" office:value="0.117">
            <text:p>0.11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5.711">
            <text:p>15.711</text:p>
          </table:table-cell>
          <table:table-cell office:value-type="float" office:value="0.387">
            <text:p>0.38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3.419">
            <text:p>13.419</text:p>
          </table:table-cell>
          <table:table-cell office:value-type="float" office:value="0.373">
            <text:p>0.37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3.999">
            <text:p>3.99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696">
            <text:p>3.69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177">
            <text:p>3.17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688">
            <text:p>2.68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58">
            <text:p>2.58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3</text:p>
          </table:table-cell>
          <table:table-cell office:value-type="string">
            <text:p>Bi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939">
            <text:p>0.9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KL3</text:p>
          </table:table-cell>
          <table:table-cell office:value-type="float" office:value="79.291">
            <text:p>79.291</text:p>
          </table:table-cell>
          <table:table-cell office:value-type="float" office:value="100">
            <text:p>100.000</text:p>
          </table:table-cell>
          <table:table-cell office:value-type="float" office:value="72.7">
            <text:p>72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KL2</text:p>
          </table:table-cell>
          <table:table-cell office:value-type="float" office:value="76.861">
            <text:p>76.861</text:p>
          </table:table-cell>
          <table:table-cell office:value-type="float" office:value="60.3">
            <text:p>60.300</text:p>
          </table:table-cell>
          <table:table-cell office:value-type="float" office:value="73.4">
            <text:p>73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KM3</text:p>
          </table:table-cell>
          <table:table-cell office:value-type="float" office:value="89.803">
            <text:p>89.803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KN2,3</text:p>
          </table:table-cell>
          <table:table-cell office:value-type="float" office:value="92.254">
            <text:p>92.254</text:p>
          </table:table-cell>
          <table:table-cell office:value-type="float" office:value="10.8">
            <text:p>1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KM2</text:p>
          </table:table-cell>
          <table:table-cell office:value-type="float" office:value="89.251">
            <text:p>89.251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M5</text:p>
          </table:table-cell>
          <table:table-cell office:value-type="float" office:value="11.131">
            <text:p>11.13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M4</text:p>
          </table:table-cell>
          <table:table-cell office:value-type="float" office:value="11.016">
            <text:p>11.016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M4</text:p>
          </table:table-cell>
          <table:table-cell office:value-type="float" office:value="13.446">
            <text:p>13.446</text:p>
          </table:table-cell>
          <table:table-cell office:value-type="float" office:value="65.1">
            <text:p>6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N5</text:p>
          </table:table-cell>
          <table:table-cell office:value-type="float" office:value="13.346">
            <text:p>13.346</text:p>
          </table:table-cell>
          <table:table-cell office:value-type="float" office:value="20.5">
            <text:p>2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M3</text:p>
          </table:table-cell>
          <table:table-cell office:value-type="float" office:value="13.637">
            <text:p>13.637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M2</text:p>
          </table:table-cell>
          <table:table-cell office:value-type="float" office:value="13.085">
            <text:p>13.085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O4,5</text:p>
          </table:table-cell>
          <table:table-cell office:value-type="float" office:value="13.783">
            <text:p>13.783</text:p>
          </table:table-cell>
          <table:table-cell office:value-type="float" office:value="3.4">
            <text:p>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N1</text:p>
          </table:table-cell>
          <table:table-cell office:value-type="float" office:value="12.819">
            <text:p>12.819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O1</text:p>
          </table:table-cell>
          <table:table-cell office:value-type="float" office:value="13.632">
            <text:p>13.632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M5</text:p>
          </table:table-cell>
          <table:table-cell office:value-type="float" office:value="14.257">
            <text:p>14.25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M4</text:p>
          </table:table-cell>
          <table:table-cell office:value-type="float" office:value="14.142">
            <text:p>14.14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N4</text:p>
          </table:table-cell>
          <table:table-cell office:value-type="float" office:value="13.32">
            <text:p>13.320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M3</text:p>
          </table:table-cell>
          <table:table-cell office:value-type="float" office:value="12.939">
            <text:p>12.93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N4</text:p>
          </table:table-cell>
          <table:table-cell office:value-type="float" office:value="15.744">
            <text:p>15.744</text:p>
          </table:table-cell>
          <table:table-cell office:value-type="float" office:value="14.3">
            <text:p>1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N2</text:p>
          </table:table-cell>
          <table:table-cell office:value-type="float" office:value="16.088">
            <text:p>16.08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N3</text:p>
          </table:table-cell>
          <table:table-cell office:value-type="float" office:value="16.234">
            <text:p>16.23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O3</text:p>
          </table:table-cell>
          <table:table-cell office:value-type="float" office:value="16.828">
            <text:p>16.828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N1</text:p>
          </table:table-cell>
          <table:table-cell office:value-type="float" office:value="15.246">
            <text:p>15.246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O4</text:p>
          </table:table-cell>
          <table:table-cell table:style-name="ce1" office:value-type="float" office:value="16.213">
            <text:p>16.213</text:p>
          </table:table-cell>
          <table:table-cell office:value-type="float" office:value="2.2">
            <text:p>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O1</text:p>
          </table:table-cell>
          <table:table-cell table:style-name="ce1" office:value-type="float" office:value="16.064">
            <text:p>16.06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N5</text:p>
          </table:table-cell>
          <table:table-cell table:style-name="ce1" office:value-type="float" office:value="16.466">
            <text:p>16.46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3M1</text:p>
          </table:table-cell>
          <table:table-cell office:value-type="float" office:value="9.665">
            <text:p>9.665</text:p>
          </table:table-cell>
          <table:table-cell office:value-type="float" office:value="6.1">
            <text:p>6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2M1</text:p>
          </table:table-cell>
          <table:table-cell office:value-type="float" office:value="12.095">
            <text:p>12.095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L1N4</text:p>
          </table:table-cell>
          <table:table-cell office:value-type="float" office:value="16.437">
            <text:p>16.43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5N7</text:p>
          </table:table-cell>
          <table:table-cell office:value-type="float" office:value="2.502">
            <text:p>2.50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5N6</text:p>
          </table:table-cell>
          <table:table-cell office:value-type="float" office:value="2.501">
            <text:p>2.50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4N6</text:p>
          </table:table-cell>
          <table:table-cell office:value-type="float" office:value="2.618">
            <text:p>2.618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3N5</text:p>
          </table:table-cell>
          <table:table-cell office:value-type="float" office:value="2.843">
            <text:p>2.843</text:p>
          </table:table-cell>
          <table:table-cell office:value-type="float" office:value="6">
            <text:p>6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2N4</text:p>
          </table:table-cell>
          <table:table-cell office:value-type="float" office:value="3.369">
            <text:p>3.369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3N1</text:p>
          </table:table-cell>
          <table:table-cell office:value-type="float" office:value="2.307">
            <text:p>2.30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office:value-type="string">
            <text:p>M3N4</text:p>
          </table:table-cell>
          <table:table-cell office:value-type="float" office:value="2.818">
            <text:p>2.818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93.105">
            <text:p>93.105</text:p>
          </table:table-cell>
          <table:table-cell office:value-type="float" office:value="0.968">
            <text:p>0.96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6.939">
            <text:p>16.939</text:p>
          </table:table-cell>
          <table:table-cell office:value-type="float" office:value="0.122">
            <text:p>0.12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6.244">
            <text:p>16.244</text:p>
          </table:table-cell>
          <table:table-cell office:value-type="float" office:value="0.401">
            <text:p>0.40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3.814">
            <text:p>13.814</text:p>
          </table:table-cell>
          <table:table-cell office:value-type="float" office:value="0.386">
            <text:p>0.38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4.149">
            <text:p>4.1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3.854">
            <text:p>3.85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302">
            <text:p>3.3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798">
            <text:p>2.79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683">
            <text:p>2.68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4</text:p>
          </table:table-cell>
          <table:table-cell office:value-type="string">
            <text:p>Po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0.995">
            <text:p>0.9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KL3</text:p>
          </table:table-cell>
          <table:table-cell office:value-type="float" office:value="81.516">
            <text:p>81.516</text:p>
          </table:table-cell>
          <table:table-cell office:value-type="float" office:value="100">
            <text:p>100.000</text:p>
          </table:table-cell>
          <table:table-cell office:value-type="float" office:value="76.1">
            <text:p>76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KL2</text:p>
          </table:table-cell>
          <table:table-cell office:value-type="float" office:value="78.945">
            <text:p>78.945</text:p>
          </table:table-cell>
          <table:table-cell office:value-type="float" office:value="60.4">
            <text:p>60.400</text:p>
          </table:table-cell>
          <table:table-cell office:value-type="float" office:value="76.8">
            <text:p>76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KM3</text:p>
          </table:table-cell>
          <table:table-cell office:value-type="float" office:value="92.304">
            <text:p>92.304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KN2,3</text:p>
          </table:table-cell>
          <table:table-cell office:value-type="float" office:value="94.844">
            <text:p>94.844</text:p>
          </table:table-cell>
          <table:table-cell office:value-type="float" office:value="11">
            <text:p>1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KM2</text:p>
          </table:table-cell>
          <table:table-cell office:value-type="float" office:value="91.722">
            <text:p>91.722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M5</text:p>
          </table:table-cell>
          <table:table-cell office:value-type="float" office:value="11.427">
            <text:p>11.42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M4</text:p>
          </table:table-cell>
          <table:table-cell office:value-type="float" office:value="11.305">
            <text:p>11.305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M4</text:p>
          </table:table-cell>
          <table:table-cell office:value-type="float" office:value="13.876">
            <text:p>13.876</text:p>
          </table:table-cell>
          <table:table-cell office:value-type="float" office:value="65.4">
            <text:p>6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N5</text:p>
          </table:table-cell>
          <table:table-cell office:value-type="float" office:value="13.7">
            <text:p>13.700</text:p>
          </table:table-cell>
          <table:table-cell office:value-type="float" office:value="20.7">
            <text:p>2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M3</text:p>
          </table:table-cell>
          <table:table-cell office:value-type="float" office:value="14.067">
            <text:p>14.067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M2</text:p>
          </table:table-cell>
          <table:table-cell office:value-type="float" office:value="13.485">
            <text:p>13.485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O4,5</text:p>
          </table:table-cell>
          <table:table-cell office:value-type="float" office:value="14.174">
            <text:p>14.174</text:p>
          </table:table-cell>
          <table:table-cell office:value-type="float" office:value="3.6">
            <text:p>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N1</text:p>
          </table:table-cell>
          <table:table-cell office:value-type="float" office:value="13.172">
            <text:p>13.172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O1</text:p>
          </table:table-cell>
          <table:table-cell office:value-type="float" office:value="14.018">
            <text:p>14.018</text:p>
          </table:table-cell>
          <table:table-cell office:value-type="float" office:value="0.3">
            <text:p>0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M5</text:p>
          </table:table-cell>
          <table:table-cell office:value-type="float" office:value="14.703">
            <text:p>14.70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M4</text:p>
          </table:table-cell>
          <table:table-cell office:value-type="float" office:value="14.581">
            <text:p>14.58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N4</text:p>
          </table:table-cell>
          <table:table-cell office:value-type="float" office:value="13.673">
            <text:p>13.673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M3</text:p>
          </table:table-cell>
          <table:table-cell office:value-type="float" office:value="13.354">
            <text:p>13.35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N4</text:p>
          </table:table-cell>
          <table:table-cell office:value-type="float" office:value="16.252">
            <text:p>16.252</text:p>
          </table:table-cell>
          <table:table-cell office:value-type="float" office:value="14.5">
            <text:p>1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N2</text:p>
          </table:table-cell>
          <table:table-cell office:value-type="float" office:value="16.607">
            <text:p>16.607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N3</text:p>
          </table:table-cell>
          <table:table-cell office:value-type="float" office:value="16.753">
            <text:p>16.753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O3</text:p>
          </table:table-cell>
          <table:table-cell office:value-type="float" office:value="17.375">
            <text:p>17.37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N1</text:p>
          </table:table-cell>
          <table:table-cell table:style-name="ce1" office:value-type="float" office:value="15.738">
            <text:p>15.73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O4</text:p>
          </table:table-cell>
          <table:table-cell table:style-name="ce1" office:value-type="float" office:value="16.745">
            <text:p>16.745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O1</text:p>
          </table:table-cell>
          <table:table-cell table:style-name="ce1" office:value-type="float" office:value="16.602">
            <text:p>16.60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N5</text:p>
          </table:table-cell>
          <table:table-cell table:style-name="ce1" office:value-type="float" office:value="16.991">
            <text:p>16.99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3M1</text:p>
          </table:table-cell>
          <table:table-cell office:value-type="float" office:value="9.897">
            <text:p>9.897</text:p>
          </table:table-cell>
          <table:table-cell office:value-type="float" office:value="6.1">
            <text:p>6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2M1</text:p>
          </table:table-cell>
          <table:table-cell table:style-name="ce1" office:value-type="float" office:value="12.468">
            <text:p>12.468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L1N4</text:p>
          </table:table-cell>
          <table:table-cell table:style-name="ce1" office:value-type="float" office:value="16.961">
            <text:p>16.961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5N7</text:p>
          </table:table-cell>
          <table:table-cell office:value-type="float" office:value="2.582">
            <text:p>2.58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5N6</text:p>
          </table:table-cell>
          <table:table-cell office:value-type="float" office:value="2.582">
            <text:p>2.58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4N6</text:p>
          </table:table-cell>
          <table:table-cell office:value-type="float" office:value="2.707">
            <text:p>2.707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3N5</text:p>
          </table:table-cell>
          <table:table-cell office:value-type="float" office:value="2.928">
            <text:p>2.928</text:p>
          </table:table-cell>
          <table:table-cell office:value-type="float" office:value="7">
            <text:p>7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2N4</text:p>
          </table:table-cell>
          <table:table-cell table:style-name="ce1" office:value-type="float" office:value="3.484">
            <text:p>3.48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3N1</text:p>
          </table:table-cell>
          <table:table-cell table:style-name="ce1" office:value-type="float" office:value="2.384">
            <text:p>2.38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office:value-type="string">
            <text:p>M3N4</text:p>
          </table:table-cell>
          <table:table-cell office:value-type="float" office:value="2.904">
            <text:p>2.904</text:p>
          </table:table-cell>
          <table:table-cell office:value-type="float" office:value="3.5">
            <text:p>3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95.73">
            <text:p>95.730</text:p>
          </table:table-cell>
          <table:table-cell office:value-type="float" office:value="0.969">
            <text:p>0.96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7.493">
            <text:p>17.493</text:p>
          </table:table-cell>
          <table:table-cell office:value-type="float" office:value="0.128">
            <text:p>0.12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6.785">
            <text:p>16.785</text:p>
          </table:table-cell>
          <table:table-cell office:value-type="float" office:value="0.415">
            <text:p>0.41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4.214">
            <text:p>14.214</text:p>
          </table:table-cell>
          <table:table-cell office:value-type="float" office:value="0.399">
            <text:p>0.39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4.317">
            <text:p>4.31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4.008">
            <text:p>4.00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426">
            <text:p>3.42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2.909">
            <text:p>2.9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787">
            <text:p>2.7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5</text:p>
          </table:table-cell>
          <table:table-cell office:value-type="string">
            <text:p>At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042">
            <text:p>1.0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KL3</text:p>
          </table:table-cell>
          <table:table-cell office:value-type="float" office:value="83.785">
            <text:p>83.785</text:p>
          </table:table-cell>
          <table:table-cell office:value-type="float" office:value="100">
            <text:p>100.000</text:p>
          </table:table-cell>
          <table:table-cell office:value-type="float" office:value="79.7">
            <text:p>79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KL2</text:p>
          </table:table-cell>
          <table:table-cell office:value-type="float" office:value="81.067">
            <text:p>81.067</text:p>
          </table:table-cell>
          <table:table-cell office:value-type="float" office:value="60.6">
            <text:p>60.600</text:p>
          </table:table-cell>
          <table:table-cell office:value-type="float" office:value="80.5">
            <text:p>80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KM3</text:p>
          </table:table-cell>
          <table:table-cell office:value-type="float" office:value="94.866">
            <text:p>94.866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KN2,3</text:p>
          </table:table-cell>
          <table:table-cell office:value-type="float" office:value="97.475">
            <text:p>97.475</text:p>
          </table:table-cell>
          <table:table-cell office:value-type="float" office:value="11.2">
            <text:p>1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KM2</text:p>
          </table:table-cell>
          <table:table-cell office:value-type="float" office:value="94.245">
            <text:p>94.245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M5</text:p>
          </table:table-cell>
          <table:table-cell office:value-type="float" office:value="11.727">
            <text:p>11.72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M4</text:p>
          </table:table-cell>
          <table:table-cell office:value-type="float" office:value="11.597">
            <text:p>11.597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M4</text:p>
          </table:table-cell>
          <table:table-cell office:value-type="float" office:value="14.315">
            <text:p>14.315</text:p>
          </table:table-cell>
          <table:table-cell office:value-type="float" office:value="65.9">
            <text:p>65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N5</text:p>
          </table:table-cell>
          <table:table-cell office:value-type="float" office:value="14.073">
            <text:p>14.073</text:p>
          </table:table-cell>
          <table:table-cell office:value-type="float" office:value="20.9">
            <text:p>20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M3</text:p>
          </table:table-cell>
          <table:table-cell office:value-type="float" office:value="14.511">
            <text:p>14.511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M2</text:p>
          </table:table-cell>
          <table:table-cell office:value-type="float" office:value="13.89">
            <text:p>13.890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O4,5</text:p>
          </table:table-cell>
          <table:table-cell office:value-type="float" office:value="14.571">
            <text:p>14.571</text:p>
          </table:table-cell>
          <table:table-cell office:value-type="float" office:value="3.8">
            <text:p>3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N1</text:p>
          </table:table-cell>
          <table:table-cell office:value-type="float" office:value="13.522">
            <text:p>13.522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O1</text:p>
          </table:table-cell>
          <table:table-cell office:value-type="float" office:value="14.409">
            <text:p>14.40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M5</text:p>
          </table:table-cell>
          <table:table-cell office:value-type="float" office:value="15.163">
            <text:p>15.16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M4</text:p>
          </table:table-cell>
          <table:table-cell office:value-type="float" office:value="15.033">
            <text:p>15.03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N4</text:p>
          </table:table-cell>
          <table:table-cell office:value-type="float" office:value="14.045">
            <text:p>14.045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M3</text:p>
          </table:table-cell>
          <table:table-cell office:value-type="float" office:value="13.797">
            <text:p>13.79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N4</text:p>
          </table:table-cell>
          <table:table-cell office:value-type="float" office:value="16.77">
            <text:p>16.770</text:p>
          </table:table-cell>
          <table:table-cell office:value-type="float" office:value="14.8">
            <text:p>1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N2</text:p>
          </table:table-cell>
          <table:table-cell office:value-type="float" office:value="17.12">
            <text:p>17.12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N3</text:p>
          </table:table-cell>
          <table:table-cell office:value-type="float" office:value="17.281">
            <text:p>17.28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O3</text:p>
          </table:table-cell>
          <table:table-cell office:value-type="float" office:value="17.935">
            <text:p>17.93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N1</text:p>
          </table:table-cell>
          <table:table-cell office:value-type="float" office:value="16.239">
            <text:p>16.239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O4</text:p>
          </table:table-cell>
          <table:table-cell office:value-type="float" office:value="17.289">
            <text:p>17.289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O1</text:p>
          </table:table-cell>
          <table:table-cell office:value-type="float" office:value="17.13">
            <text:p>17.13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N5</text:p>
          </table:table-cell>
          <table:table-cell office:value-type="float" office:value="17.527">
            <text:p>17.52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3M1</text:p>
          </table:table-cell>
          <table:table-cell office:value-type="float" office:value="10.137">
            <text:p>10.137</text:p>
          </table:table-cell>
          <table:table-cell office:value-type="float" office:value="6.2">
            <text:p>6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2M1</text:p>
          </table:table-cell>
          <table:table-cell table:style-name="ce1" office:value-type="float" office:value="12.855">
            <text:p>12.855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L1N4</text:p>
          </table:table-cell>
          <table:table-cell table:style-name="ce1" office:value-type="float" office:value="17.497">
            <text:p>17.49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M5N7</text:p>
          </table:table-cell>
          <table:table-cell office:value-type="float" office:value="2.654">
            <text:p>2.65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M5N6</text:p>
          </table:table-cell>
          <table:table-cell office:value-type="float" office:value="2.654">
            <text:p>2.65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M4N6</text:p>
          </table:table-cell>
          <table:table-cell office:value-type="float" office:value="2.784">
            <text:p>2.784</text:p>
          </table:table-cell>
          <table:table-cell office:value-type="float" office:value="47.1">
            <text:p>47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M3N5</text:p>
          </table:table-cell>
          <table:table-cell office:value-type="float" office:value="2.997">
            <text:p>2.997</text:p>
          </table:table-cell>
          <table:table-cell office:value-type="float" office:value="6.6">
            <text:p>6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office:value-type="string">
            <text:p>M4N2,3</text:p>
          </table:table-cell>
          <table:table-cell table:style-name="ce1" office:value-type="float" office:value="2.093">
            <text:p>2.093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98.404">
            <text:p>98.404</text:p>
          </table:table-cell>
          <table:table-cell office:value-type="float" office:value="0.969">
            <text:p>0.96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8.049">
            <text:p>18.049</text:p>
          </table:table-cell>
          <table:table-cell office:value-type="float" office:value="0.134">
            <text:p>0.13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7.337">
            <text:p>17.337</text:p>
          </table:table-cell>
          <table:table-cell office:value-type="float" office:value="0.429">
            <text:p>0.42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4.619">
            <text:p>14.619</text:p>
          </table:table-cell>
          <table:table-cell office:value-type="float" office:value="0.411">
            <text:p>0.41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4.482">
            <text:p>4.4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4.159">
            <text:p>4.1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538">
            <text:p>3.53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022">
            <text:p>3.02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2.892">
            <text:p>2.8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6</text:p>
          </table:table-cell>
          <table:table-cell office:value-type="string">
            <text:p>Rn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097">
            <text:p>1.09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KL3</text:p>
          </table:table-cell>
          <table:table-cell office:value-type="float" office:value="86.106">
            <text:p>86.106</text:p>
          </table:table-cell>
          <table:table-cell office:value-type="float" office:value="100">
            <text:p>100.000</text:p>
          </table:table-cell>
          <table:table-cell office:value-type="float" office:value="83.4">
            <text:p>83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KL2</text:p>
          </table:table-cell>
          <table:table-cell office:value-type="float" office:value="82.23">
            <text:p>82.230</text:p>
          </table:table-cell>
          <table:table-cell office:value-type="float" office:value="60.8">
            <text:p>60.800</text:p>
          </table:table-cell>
          <table:table-cell office:value-type="float" office:value="84.2">
            <text:p>84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KM3</text:p>
          </table:table-cell>
          <table:table-cell office:value-type="float" office:value="97.474">
            <text:p>97.474</text:p>
          </table:table-cell>
          <table:table-cell office:value-type="float" office:value="22.6">
            <text:p>2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KN2,3</text:p>
          </table:table-cell>
          <table:table-cell office:value-type="float" office:value="100.157">
            <text:p>100.157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KM2</text:p>
          </table:table-cell>
          <table:table-cell office:value-type="float" office:value="96.81">
            <text:p>96.810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M5</text:p>
          </table:table-cell>
          <table:table-cell office:value-type="float" office:value="12.031">
            <text:p>12.03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M4</text:p>
          </table:table-cell>
          <table:table-cell office:value-type="float" office:value="11.895">
            <text:p>11.895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M4</text:p>
          </table:table-cell>
          <table:table-cell office:value-type="float" office:value="14.771">
            <text:p>14.771</text:p>
          </table:table-cell>
          <table:table-cell office:value-type="float" office:value="66.2">
            <text:p>66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N5</text:p>
          </table:table-cell>
          <table:table-cell office:value-type="float" office:value="14.451">
            <text:p>14.451</text:p>
          </table:table-cell>
          <table:table-cell office:value-type="float" office:value="21.1">
            <text:p>2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M3</text:p>
          </table:table-cell>
          <table:table-cell office:value-type="float" office:value="14.976">
            <text:p>14.976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M2</text:p>
          </table:table-cell>
          <table:table-cell office:value-type="float" office:value="14.312">
            <text:p>14.312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O4,5</text:p>
          </table:table-cell>
          <table:table-cell office:value-type="float" office:value="14.973">
            <text:p>14.973</text:p>
          </table:table-cell>
          <table:table-cell office:value-type="float" office:value="4">
            <text:p>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N1</text:p>
          </table:table-cell>
          <table:table-cell office:value-type="float" office:value="13.878">
            <text:p>13.878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O1</text:p>
          </table:table-cell>
          <table:table-cell office:value-type="float" office:value="14.804">
            <text:p>14.80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M5</text:p>
          </table:table-cell>
          <table:table-cell office:value-type="float" office:value="15.642">
            <text:p>15.64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M4</text:p>
          </table:table-cell>
          <table:table-cell office:value-type="float" office:value="15.505">
            <text:p>15.50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N4</text:p>
          </table:table-cell>
          <table:table-cell office:value-type="float" office:value="14.42">
            <text:p>14.420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M3</text:p>
          </table:table-cell>
          <table:table-cell office:value-type="float" office:value="14.249">
            <text:p>14.24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N4</text:p>
          </table:table-cell>
          <table:table-cell office:value-type="float" office:value="17.304">
            <text:p>17.304</text:p>
          </table:table-cell>
          <table:table-cell office:value-type="float" office:value="15">
            <text:p>1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N2</text:p>
          </table:table-cell>
          <table:table-cell office:value-type="float" office:value="17.659">
            <text:p>17.65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N3</text:p>
          </table:table-cell>
          <table:table-cell office:value-type="float" office:value="17.829">
            <text:p>17.82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O3</text:p>
          </table:table-cell>
          <table:table-cell office:value-type="float" office:value="18.505">
            <text:p>18.505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N1</text:p>
          </table:table-cell>
          <table:table-cell office:value-type="float" office:value="16.758">
            <text:p>16.75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O4</text:p>
          </table:table-cell>
          <table:table-cell office:value-type="float" office:value="17.849">
            <text:p>17.849</text:p>
          </table:table-cell>
          <table:table-cell office:value-type="float" office:value="2.6">
            <text:p>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O1</text:p>
          </table:table-cell>
          <table:table-cell office:value-type="float" office:value="17.667">
            <text:p>17.66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N5</text:p>
          </table:table-cell>
          <table:table-cell office:value-type="float" office:value="18.076">
            <text:p>18.07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3M1</text:p>
          </table:table-cell>
          <table:table-cell office:value-type="float" office:value="10.379">
            <text:p>10.379</text:p>
          </table:table-cell>
          <table:table-cell office:value-type="float" office:value="6.4">
            <text:p>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2M1</text:p>
          </table:table-cell>
          <table:table-cell table:style-name="ce1" office:value-type="float" office:value="13.255">
            <text:p>13.255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L1N4</text:p>
          </table:table-cell>
          <table:table-cell table:style-name="ce1" office:value-type="float" office:value="18.045">
            <text:p>18.04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M5N7</text:p>
          </table:table-cell>
          <table:table-cell office:value-type="float" office:value="2.732">
            <text:p>2.73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M5N6</text:p>
          </table:table-cell>
          <table:table-cell office:value-type="float" office:value="2.732">
            <text:p>2.73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M4N6</text:p>
          </table:table-cell>
          <table:table-cell office:value-type="float" office:value="2.868">
            <text:p>2.868</text:p>
          </table:table-cell>
          <table:table-cell office:value-type="float" office:value="50.6">
            <text:p>5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M3N5</text:p>
          </table:table-cell>
          <table:table-cell office:value-type="float" office:value="3.086">
            <text:p>3.086</text:p>
          </table:table-cell>
          <table:table-cell office:value-type="float" office:value="6.1">
            <text:p>6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office:value-type="string">
            <text:p>M4N2,3</text:p>
          </table:table-cell>
          <table:table-cell office:value-type="float" office:value="2.156">
            <text:p>2.15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01.137">
            <text:p>101.137</text:p>
          </table:table-cell>
          <table:table-cell office:value-type="float" office:value="0.97">
            <text:p>0.97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8.639">
            <text:p>18.639</text:p>
          </table:table-cell>
          <table:table-cell office:value-type="float" office:value="0.139">
            <text:p>0.13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7.907">
            <text:p>17.907</text:p>
          </table:table-cell>
          <table:table-cell office:value-type="float" office:value="0.443">
            <text:p>0.44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5.031">
            <text:p>15.031</text:p>
          </table:table-cell>
          <table:table-cell office:value-type="float" office:value="0.424">
            <text:p>0.42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4.652">
            <text:p>4.65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4.327">
            <text:p>4.3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663">
            <text:p>3.66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136">
            <text:p>3.13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">
            <text:p>3.0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7</text:p>
          </table:table-cell>
          <table:table-cell office:value-type="string">
            <text:p>Fr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153">
            <text:p>1.1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KL3</text:p>
          </table:table-cell>
          <table:table-cell office:value-type="float" office:value="88.478">
            <text:p>88.478</text:p>
          </table:table-cell>
          <table:table-cell office:value-type="float" office:value="100">
            <text:p>100.000</text:p>
          </table:table-cell>
          <table:table-cell office:value-type="float" office:value="87.2">
            <text:p>87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KL2</text:p>
          </table:table-cell>
          <table:table-cell office:value-type="float" office:value="85.438">
            <text:p>85.438</text:p>
          </table:table-cell>
          <table:table-cell office:value-type="float" office:value="60.9">
            <text:p>60.900</text:p>
          </table:table-cell>
          <table:table-cell office:value-type="float" office:value="88.1">
            <text:p>88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KM3</text:p>
          </table:table-cell>
          <table:table-cell office:value-type="float" office:value="100.13">
            <text:p>100.130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KN2,3</text:p>
          </table:table-cell>
          <table:table-cell office:value-type="float" office:value="102.864">
            <text:p>102.864</text:p>
          </table:table-cell>
          <table:table-cell office:value-type="float" office:value="11.5">
            <text:p>1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KM2</text:p>
          </table:table-cell>
          <table:table-cell office:value-type="float" office:value="99.432">
            <text:p>99.432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M5</text:p>
          </table:table-cell>
          <table:table-cell office:value-type="float" office:value="12.339">
            <text:p>12.33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M4</text:p>
          </table:table-cell>
          <table:table-cell office:value-type="float" office:value="12.196">
            <text:p>12.196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M4</text:p>
          </table:table-cell>
          <table:table-cell office:value-type="float" office:value="15.236">
            <text:p>15.236</text:p>
          </table:table-cell>
          <table:table-cell office:value-type="float" office:value="66.4">
            <text:p>66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N5</text:p>
          </table:table-cell>
          <table:table-cell office:value-type="float" office:value="14.841">
            <text:p>14.841</text:p>
          </table:table-cell>
          <table:table-cell office:value-type="float" office:value="21.4">
            <text:p>2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M3</text:p>
          </table:table-cell>
          <table:table-cell office:value-type="float" office:value="15.445">
            <text:p>15.445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M2</text:p>
          </table:table-cell>
          <table:table-cell office:value-type="float" office:value="14.747">
            <text:p>14.747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O4,5</text:p>
          </table:table-cell>
          <table:table-cell office:value-type="float" office:value="15.376">
            <text:p>15.376</text:p>
          </table:table-cell>
          <table:table-cell office:value-type="float" office:value="4.1">
            <text:p>4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N1</text:p>
          </table:table-cell>
          <table:table-cell office:value-type="float" office:value="14.236">
            <text:p>14.236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O1</text:p>
          </table:table-cell>
          <table:table-cell office:value-type="float" office:value="15.191">
            <text:p>15.19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M5</text:p>
          </table:table-cell>
          <table:table-cell office:value-type="float" office:value="16.132">
            <text:p>16.13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M4</text:p>
          </table:table-cell>
          <table:table-cell office:value-type="float" office:value="15.989">
            <text:p>15.98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N4</text:p>
          </table:table-cell>
          <table:table-cell office:value-type="float" office:value="14.81">
            <text:p>14.810</text:p>
          </table:table-cell>
          <table:table-cell office:value-type="float" office:value="2.3">
            <text:p>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M3</text:p>
          </table:table-cell>
          <table:table-cell office:value-type="float" office:value="14.694">
            <text:p>14.69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N4</text:p>
          </table:table-cell>
          <table:table-cell office:value-type="float" office:value="17.848">
            <text:p>17.848</text:p>
          </table:table-cell>
          <table:table-cell office:value-type="float" office:value="15.2">
            <text:p>1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N2</text:p>
          </table:table-cell>
          <table:table-cell office:value-type="float" office:value="18.179">
            <text:p>18.17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N3</text:p>
          </table:table-cell>
          <table:table-cell office:value-type="float" office:value="18.358">
            <text:p>18.35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O3</text:p>
          </table:table-cell>
          <table:table-cell office:value-type="float" office:value="19.084">
            <text:p>19.08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N1</text:p>
          </table:table-cell>
          <table:table-cell office:value-type="float" office:value="17.278">
            <text:p>17.27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O4</text:p>
          </table:table-cell>
          <table:table-cell office:value-type="float" office:value="18.416">
            <text:p>18.416</text:p>
          </table:table-cell>
          <table:table-cell office:value-type="float" office:value="2.7">
            <text:p>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O1</text:p>
          </table:table-cell>
          <table:table-cell office:value-type="float" office:value="18.23">
            <text:p>18.23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N5</text:p>
          </table:table-cell>
          <table:table-cell office:value-type="float" office:value="18.633">
            <text:p>18.633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3M1</text:p>
          </table:table-cell>
          <table:table-cell office:value-type="float" office:value="10.622">
            <text:p>10.622</text:p>
          </table:table-cell>
          <table:table-cell office:value-type="float" office:value="6.5">
            <text:p>6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2M1</text:p>
          </table:table-cell>
          <table:table-cell table:style-name="ce1" office:value-type="float" office:value="13.662">
            <text:p>13.662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L1N4</text:p>
          </table:table-cell>
          <table:table-cell table:style-name="ce1" office:value-type="float" office:value="18.6">
            <text:p>18.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M5N7</text:p>
          </table:table-cell>
          <table:table-cell office:value-type="float" office:value="2.806">
            <text:p>2.80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M5N6</text:p>
          </table:table-cell>
          <table:table-cell office:value-type="float" office:value="2.806">
            <text:p>2.80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M4N6</text:p>
          </table:table-cell>
          <table:table-cell office:value-type="float" office:value="2.949">
            <text:p>2.949</text:p>
          </table:table-cell>
          <table:table-cell office:value-type="float" office:value="52.9">
            <text:p>5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M3N5</text:p>
          </table:table-cell>
          <table:table-cell office:value-type="float" office:value="3.189">
            <text:p>3.189</text:p>
          </table:table-cell>
          <table:table-cell office:value-type="float" office:value="5.7">
            <text:p>5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office:value-type="string">
            <text:p>M4N2,3</text:p>
          </table:table-cell>
          <table:table-cell office:value-type="float" office:value="2.19">
            <text:p>2.190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03.922">
            <text:p>103.922</text:p>
          </table:table-cell>
          <table:table-cell office:value-type="float" office:value="0.97">
            <text:p>0.97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9.237">
            <text:p>19.237</text:p>
          </table:table-cell>
          <table:table-cell office:value-type="float" office:value="0.146">
            <text:p>0.14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8.484">
            <text:p>18.484</text:p>
          </table:table-cell>
          <table:table-cell office:value-type="float" office:value="0.456">
            <text:p>0.45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5.444">
            <text:p>15.444</text:p>
          </table:table-cell>
          <table:table-cell office:value-type="float" office:value="0.437">
            <text:p>0.43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4.822">
            <text:p>4.82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4.49">
            <text:p>4.49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792">
            <text:p>3.7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248">
            <text:p>3.2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105">
            <text:p>3.1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8</text:p>
          </table:table-cell>
          <table:table-cell office:value-type="string">
            <text:p>Ra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208">
            <text:p>1.20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KL3</text:p>
          </table:table-cell>
          <table:table-cell office:value-type="float" office:value="90.884">
            <text:p>90.884</text:p>
          </table:table-cell>
          <table:table-cell office:value-type="float" office:value="100">
            <text:p>100.000</text:p>
          </table:table-cell>
          <table:table-cell office:value-type="float" office:value="91.1">
            <text:p>91.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KL2</text:p>
          </table:table-cell>
          <table:table-cell office:value-type="float" office:value="87.672">
            <text:p>87.672</text:p>
          </table:table-cell>
          <table:table-cell office:value-type="float" office:value="61.1">
            <text:p>61.100</text:p>
          </table:table-cell>
          <table:table-cell office:value-type="float" office:value="92">
            <text:p>92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KM3</text:p>
          </table:table-cell>
          <table:table-cell office:value-type="float" office:value="102.846">
            <text:p>102.846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KN2,3</text:p>
          </table:table-cell>
          <table:table-cell office:value-type="float" office:value="105.675">
            <text:p>105.675</text:p>
          </table:table-cell>
          <table:table-cell office:value-type="float" office:value="11.7">
            <text:p>1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KM2</text:p>
          </table:table-cell>
          <table:table-cell office:value-type="float" office:value="102.099">
            <text:p>102.099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M5</text:p>
          </table:table-cell>
          <table:table-cell office:value-type="float" office:value="12.652">
            <text:p>12.65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M4</text:p>
          </table:table-cell>
          <table:table-cell office:value-type="float" office:value="12.501">
            <text:p>12.501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M4</text:p>
          </table:table-cell>
          <table:table-cell office:value-type="float" office:value="15.713">
            <text:p>15.713</text:p>
          </table:table-cell>
          <table:table-cell office:value-type="float" office:value="66.6">
            <text:p>66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N5</text:p>
          </table:table-cell>
          <table:table-cell office:value-type="float" office:value="15.232">
            <text:p>15.232</text:p>
          </table:table-cell>
          <table:table-cell office:value-type="float" office:value="21.6">
            <text:p>2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M3</text:p>
          </table:table-cell>
          <table:table-cell office:value-type="float" office:value="15.931">
            <text:p>15.931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M2</text:p>
          </table:table-cell>
          <table:table-cell office:value-type="float" office:value="15.184">
            <text:p>15.184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O4,5</text:p>
          </table:table-cell>
          <table:table-cell office:value-type="float" office:value="15.791">
            <text:p>15.791</text:p>
          </table:table-cell>
          <table:table-cell office:value-type="float" office:value="4.3">
            <text:p>4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N1</text:p>
          </table:table-cell>
          <table:table-cell office:value-type="float" office:value="14.602">
            <text:p>14.602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O1</text:p>
          </table:table-cell>
          <table:table-cell office:value-type="float" office:value="15.6">
            <text:p>15.60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M5</text:p>
          </table:table-cell>
          <table:table-cell office:value-type="float" office:value="16.622">
            <text:p>16.62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M4</text:p>
          </table:table-cell>
          <table:table-cell office:value-type="float" office:value="16.471">
            <text:p>16.47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N4</text:p>
          </table:table-cell>
          <table:table-cell office:value-type="float" office:value="15.198">
            <text:p>15.198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M3</text:p>
          </table:table-cell>
          <table:table-cell office:value-type="float" office:value="15.172">
            <text:p>15.17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N4</text:p>
          </table:table-cell>
          <table:table-cell office:value-type="float" office:value="18.408">
            <text:p>18.408</text:p>
          </table:table-cell>
          <table:table-cell office:value-type="float" office:value="15.4">
            <text:p>15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N2</text:p>
          </table:table-cell>
          <table:table-cell office:value-type="float" office:value="18.76">
            <text:p>18.76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N3</text:p>
          </table:table-cell>
          <table:table-cell office:value-type="float" office:value="18.95">
            <text:p>18.950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O3</text:p>
          </table:table-cell>
          <table:table-cell office:value-type="float" office:value="19.683">
            <text:p>19.68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N1</text:p>
          </table:table-cell>
          <table:table-cell office:value-type="float" office:value="17.812">
            <text:p>17.812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O4</text:p>
          </table:table-cell>
          <table:table-cell office:value-type="float" office:value="19.003">
            <text:p>19.003</text:p>
          </table:table-cell>
          <table:table-cell office:value-type="float" office:value="2.9">
            <text:p>2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O1</text:p>
          </table:table-cell>
          <table:table-cell office:value-type="float" office:value="18.826">
            <text:p>18.82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N5</text:p>
          </table:table-cell>
          <table:table-cell office:value-type="float" office:value="19.205">
            <text:p>19.20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3M1</text:p>
          </table:table-cell>
          <table:table-cell office:value-type="float" office:value="10.869">
            <text:p>10.869</text:p>
          </table:table-cell>
          <table:table-cell office:value-type="float" office:value="6.6">
            <text:p>6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2M1</text:p>
          </table:table-cell>
          <table:table-cell table:style-name="ce1" office:value-type="float" office:value="14.081">
            <text:p>14.081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L1N4</text:p>
          </table:table-cell>
          <table:table-cell table:style-name="ce1" office:value-type="float" office:value="19.169">
            <text:p>19.16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M5N7</text:p>
          </table:table-cell>
          <table:table-cell office:value-type="float" office:value="2.9">
            <text:p>2.90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M5N6</text:p>
          </table:table-cell>
          <table:table-cell office:value-type="float" office:value="2.9">
            <text:p>2.90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M4N6</text:p>
          </table:table-cell>
          <table:table-cell office:value-type="float" office:value="3.051">
            <text:p>3.051</text:p>
          </table:table-cell>
          <table:table-cell office:value-type="float" office:value="56.7">
            <text:p>56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M3N5</text:p>
          </table:table-cell>
          <table:table-cell office:value-type="float" office:value="3.27">
            <text:p>3.270</text:p>
          </table:table-cell>
          <table:table-cell office:value-type="float" office:value="5.3">
            <text:p>5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office:value-type="string">
            <text:p>M4N2,3</text:p>
          </table:table-cell>
          <table:table-cell table:style-name="ce1" office:value-type="float" office:value="2.29">
            <text:p>2.29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06.755">
            <text:p>106.755</text:p>
          </table:table-cell>
          <table:table-cell office:value-type="float" office:value="0.971">
            <text:p>0.97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19.84">
            <text:p>19.840</text:p>
          </table:table-cell>
          <table:table-cell office:value-type="float" office:value="0.153">
            <text:p>0.15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9.083">
            <text:p>19.083</text:p>
          </table:table-cell>
          <table:table-cell office:value-type="float" office:value="0.468">
            <text:p>0.46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5.871">
            <text:p>15.871</text:p>
          </table:table-cell>
          <table:table-cell office:value-type="float" office:value="0.45">
            <text:p>0.45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5.002">
            <text:p>5.0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4.656">
            <text:p>4.6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3.909">
            <text:p>3.9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37">
            <text:p>3.3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219">
            <text:p>3.2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89</text:p>
          </table:table-cell>
          <table:table-cell office:value-type="string">
            <text:p>Ac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269">
            <text:p>1.26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KL3</text:p>
          </table:table-cell>
          <table:table-cell office:value-type="float" office:value="93.351">
            <text:p>93.351</text:p>
          </table:table-cell>
          <table:table-cell office:value-type="float" office:value="100">
            <text:p>100.000</text:p>
          </table:table-cell>
          <table:table-cell office:value-type="float" office:value="95.2">
            <text:p>95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KL2</text:p>
          </table:table-cell>
          <table:table-cell office:value-type="float" office:value="89.958">
            <text:p>89.958</text:p>
          </table:table-cell>
          <table:table-cell office:value-type="float" office:value="61.3">
            <text:p>61.300</text:p>
          </table:table-cell>
          <table:table-cell office:value-type="float" office:value="96.2">
            <text:p>96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KM3</text:p>
          </table:table-cell>
          <table:table-cell office:value-type="float" office:value="105.605">
            <text:p>105.605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KN2,3</text:p>
          </table:table-cell>
          <table:table-cell office:value-type="float" office:value="108.483">
            <text:p>108.483</text:p>
          </table:table-cell>
          <table:table-cell office:value-type="float" office:value="11.8">
            <text:p>1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KM2</text:p>
          </table:table-cell>
          <table:table-cell office:value-type="float" office:value="104.821">
            <text:p>104.821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M5</text:p>
          </table:table-cell>
          <table:table-cell office:value-type="float" office:value="12.968">
            <text:p>12.968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M4</text:p>
          </table:table-cell>
          <table:table-cell office:value-type="float" office:value="12.809">
            <text:p>12.809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M4</text:p>
          </table:table-cell>
          <table:table-cell office:value-type="float" office:value="16.202">
            <text:p>16.202</text:p>
          </table:table-cell>
          <table:table-cell office:value-type="float" office:value="66.8">
            <text:p>66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N5</text:p>
          </table:table-cell>
          <table:table-cell office:value-type="float" office:value="15.623">
            <text:p>15.623</text:p>
          </table:table-cell>
          <table:table-cell office:value-type="float" office:value="21.8">
            <text:p>2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M3</text:p>
          </table:table-cell>
          <table:table-cell office:value-type="float" office:value="16.426">
            <text:p>16.426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M2</text:p>
          </table:table-cell>
          <table:table-cell office:value-type="float" office:value="15.642">
            <text:p>15.642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O4,5</text:p>
          </table:table-cell>
          <table:table-cell office:value-type="float" office:value="16.208">
            <text:p>16.208</text:p>
          </table:table-cell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N1</text:p>
          </table:table-cell>
          <table:table-cell office:value-type="float" office:value="14.97">
            <text:p>14.970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O1</text:p>
          </table:table-cell>
          <table:table-cell office:value-type="float" office:value="16.011">
            <text:p>16.01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M5</text:p>
          </table:table-cell>
          <table:table-cell office:value-type="float" office:value="17.138">
            <text:p>17.13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M4</text:p>
          </table:table-cell>
          <table:table-cell office:value-type="float" office:value="16.977">
            <text:p>16.97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N4</text:p>
          </table:table-cell>
          <table:table-cell office:value-type="float" office:value="15.588">
            <text:p>15.588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M3</text:p>
          </table:table-cell>
          <table:table-cell office:value-type="float" office:value="15.642">
            <text:p>15.64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N4</text:p>
          </table:table-cell>
          <table:table-cell office:value-type="float" office:value="18.981">
            <text:p>18.981</text:p>
          </table:table-cell>
          <table:table-cell office:value-type="float" office:value="15.6">
            <text:p>15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N2</text:p>
          </table:table-cell>
          <table:table-cell office:value-type="float" office:value="19.304">
            <text:p>19.30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N3</text:p>
          </table:table-cell>
          <table:table-cell office:value-type="float" office:value="19.506">
            <text:p>19.50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O3</text:p>
          </table:table-cell>
          <table:table-cell office:value-type="float" office:value="20.292">
            <text:p>20.29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N1</text:p>
          </table:table-cell>
          <table:table-cell office:value-type="float" office:value="18.353">
            <text:p>18.35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O4</text:p>
          </table:table-cell>
          <table:table-cell office:value-type="float" office:value="19.601">
            <text:p>19.601</text:p>
          </table:table-cell>
          <table:table-cell office:value-type="float" office:value="3">
            <text:p>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O1</text:p>
          </table:table-cell>
          <table:table-cell office:value-type="float" office:value="19.403">
            <text:p>19.40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N5</text:p>
          </table:table-cell>
          <table:table-cell office:value-type="float" office:value="19.793">
            <text:p>19.793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3M1</text:p>
          </table:table-cell>
          <table:table-cell office:value-type="float" office:value="11.118">
            <text:p>11.118</text:p>
          </table:table-cell>
          <table:table-cell office:value-type="float" office:value="6.7">
            <text:p>6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2M1</text:p>
          </table:table-cell>
          <table:table-cell table:style-name="ce1" office:value-type="float" office:value="14.511">
            <text:p>14.511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L1N4</text:p>
          </table:table-cell>
          <table:table-cell table:style-name="ce1" office:value-type="float" office:value="19.756">
            <text:p>19.75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5N7</text:p>
          </table:table-cell>
          <table:table-cell office:value-type="float" office:value="2.996">
            <text:p>2.99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5N6</text:p>
          </table:table-cell>
          <table:table-cell office:value-type="float" office:value="2.987">
            <text:p>2.98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4N6</text:p>
          </table:table-cell>
          <table:table-cell office:value-type="float" office:value="3.146">
            <text:p>3.146</text:p>
          </table:table-cell>
          <table:table-cell office:value-type="float" office:value="60">
            <text:p>6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3N5</text:p>
          </table:table-cell>
          <table:table-cell office:value-type="float" office:value="3.37">
            <text:p>3.370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4N2,3</text:p>
          </table:table-cell>
          <table:table-cell table:style-name="ce1" office:value-type="float" office:value="2.364">
            <text:p>2.36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5N3</text:p>
          </table:table-cell>
          <table:table-cell table:style-name="ce1" office:value-type="float" office:value="2.322">
            <text:p>2.32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1N3</text:p>
          </table:table-cell>
          <table:table-cell table:style-name="ce1" office:value-type="float" office:value="4.226">
            <text:p>4.22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2N4</text:p>
          </table:table-cell>
          <table:table-cell table:style-name="ce1" office:value-type="float" office:value="4.118">
            <text:p>4.118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3N1</text:p>
          </table:table-cell>
          <table:table-cell table:style-name="ce1" office:value-type="float" office:value="2.714">
            <text:p>2.71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3N4</text:p>
          </table:table-cell>
          <table:table-cell table:style-name="ce1" office:value-type="float" office:value="3.335">
            <text:p>3.335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3O1</text:p>
          </table:table-cell>
          <table:table-cell table:style-name="ce1" office:value-type="float" office:value="3.777">
            <text:p>3.777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3O4</text:p>
          </table:table-cell>
          <table:table-cell table:style-name="ce1" office:value-type="float" office:value="3.96">
            <text:p>3.9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office:value-type="string">
            <text:p>M3O5</text:p>
          </table:table-cell>
          <table:table-cell table:style-name="ce1" office:value-type="float" office:value="3.961">
            <text:p>3.96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09.651">
            <text:p>109.651</text:p>
          </table:table-cell>
          <table:table-cell office:value-type="float" office:value="0.971">
            <text:p>0.97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0.472">
            <text:p>20.472</text:p>
          </table:table-cell>
          <table:table-cell office:value-type="float" office:value="0.161">
            <text:p>0.16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19.693">
            <text:p>19.693</text:p>
          </table:table-cell>
          <table:table-cell office:value-type="float" office:value="0.479">
            <text:p>0.47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6.3">
            <text:p>16.300</text:p>
          </table:table-cell>
          <table:table-cell office:value-type="float" office:value="0.463">
            <text:p>0.46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5.182">
            <text:p>5.1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4.83">
            <text:p>4.8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046">
            <text:p>4.04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491">
            <text:p>3.49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332">
            <text:p>3.3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0</text:p>
          </table:table-cell>
          <table:table-cell office:value-type="string">
            <text:p>Th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33">
            <text:p>1.3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KL3</text:p>
          </table:table-cell>
          <table:table-cell office:value-type="float" office:value="95.868">
            <text:p>95.868</text:p>
          </table:table-cell>
          <table:table-cell office:value-type="float" office:value="100">
            <text:p>100.000</text:p>
          </table:table-cell>
          <table:table-cell office:value-type="float" office:value="99.3">
            <text:p>99.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KL2</text:p>
          </table:table-cell>
          <table:table-cell office:value-type="float" office:value="92.287">
            <text:p>92.287</text:p>
          </table:table-cell>
          <table:table-cell office:value-type="float" office:value="61.4">
            <text:p>61.400</text:p>
          </table:table-cell>
          <table:table-cell office:value-type="float" office:value="100.7">
            <text:p>100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KM3</text:p>
          </table:table-cell>
          <table:table-cell office:value-type="float" office:value="108.427">
            <text:p>108.427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KN2,3</text:p>
          </table:table-cell>
          <table:table-cell office:value-type="float" office:value="111.377">
            <text:p>111.377</text:p>
          </table:table-cell>
          <table:table-cell office:value-type="float" office:value="11.9">
            <text:p>1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KM2</text:p>
          </table:table-cell>
          <table:table-cell office:value-type="float" office:value="107.6">
            <text:p>107.600</text:p>
          </table:table-cell>
          <table:table-cell office:value-type="float" office:value="12">
            <text:p>1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M5</text:p>
          </table:table-cell>
          <table:table-cell office:value-type="float" office:value="13.291">
            <text:p>13.29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M4</text:p>
          </table:table-cell>
          <table:table-cell office:value-type="float" office:value="13.122">
            <text:p>13.122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M4</text:p>
          </table:table-cell>
          <table:table-cell office:value-type="float" office:value="16.703">
            <text:p>16.703</text:p>
          </table:table-cell>
          <table:table-cell office:value-type="float" office:value="67.1">
            <text:p>67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N5</text:p>
          </table:table-cell>
          <table:table-cell office:value-type="float" office:value="16.019">
            <text:p>16.019</text:p>
          </table:table-cell>
          <table:table-cell office:value-type="float" office:value="22.1">
            <text:p>2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M3</text:p>
          </table:table-cell>
          <table:table-cell office:value-type="float" office:value="16.931">
            <text:p>16.931</text:p>
          </table:table-cell>
          <table:table-cell office:value-type="float" office:value="1.1">
            <text:p>1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M2</text:p>
          </table:table-cell>
          <table:table-cell office:value-type="float" office:value="16.104">
            <text:p>16.104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O4,5</text:p>
          </table:table-cell>
          <table:table-cell office:value-type="float" office:value="16.639">
            <text:p>16.639</text:p>
          </table:table-cell>
          <table:table-cell office:value-type="float" office:value="4.6">
            <text:p>4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N1</text:p>
          </table:table-cell>
          <table:table-cell office:value-type="float" office:value="15.346">
            <text:p>15.346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O1</text:p>
          </table:table-cell>
          <table:table-cell office:value-type="float" office:value="16.428">
            <text:p>16.42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M5</text:p>
          </table:table-cell>
          <table:table-cell office:value-type="float" office:value="17.658">
            <text:p>17.65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M4</text:p>
          </table:table-cell>
          <table:table-cell office:value-type="float" office:value="17.489">
            <text:p>17.489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N4</text:p>
          </table:table-cell>
          <table:table-cell office:value-type="float" office:value="15.98">
            <text:p>15.980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M3</text:p>
          </table:table-cell>
          <table:table-cell office:value-type="float" office:value="16.138">
            <text:p>16.13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N4</text:p>
          </table:table-cell>
          <table:table-cell office:value-type="float" office:value="19.571">
            <text:p>19.571</text:p>
          </table:table-cell>
          <table:table-cell office:value-type="float" office:value="15.8">
            <text:p>1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N2</text:p>
          </table:table-cell>
          <table:table-cell office:value-type="float" office:value="19.881">
            <text:p>19.88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N3</text:p>
          </table:table-cell>
          <table:table-cell office:value-type="float" office:value="20.098">
            <text:p>20.098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O3</text:p>
          </table:table-cell>
          <table:table-cell office:value-type="float" office:value="20.884">
            <text:p>20.884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N1</text:p>
          </table:table-cell>
          <table:table-cell office:value-type="float" office:value="18.925">
            <text:p>18.92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O4</text:p>
          </table:table-cell>
          <table:table-cell office:value-type="float" office:value="20.22">
            <text:p>20.220</text:p>
          </table:table-cell>
          <table:table-cell office:value-type="float" office:value="3.1">
            <text:p>3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O1</text:p>
          </table:table-cell>
          <table:table-cell office:value-type="float" office:value="20.017">
            <text:p>20.01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N5</text:p>
          </table:table-cell>
          <table:table-cell office:value-type="float" office:value="20.396">
            <text:p>20.396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3M1</text:p>
          </table:table-cell>
          <table:table-cell office:value-type="float" office:value="11.366">
            <text:p>11.366</text:p>
          </table:table-cell>
          <table:table-cell office:value-type="float" office:value="6.8">
            <text:p>6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2M1</text:p>
          </table:table-cell>
          <table:table-cell table:style-name="ce1" office:value-type="float" office:value="14.947">
            <text:p>14.947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L1N4</text:p>
          </table:table-cell>
          <table:table-cell table:style-name="ce1" office:value-type="float" office:value="20.359">
            <text:p>20.35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5N7</text:p>
          </table:table-cell>
          <table:table-cell office:value-type="float" office:value="3.083">
            <text:p>3.08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5N6</text:p>
          </table:table-cell>
          <table:table-cell office:value-type="float" office:value="3.073">
            <text:p>3.073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4N6</text:p>
          </table:table-cell>
          <table:table-cell office:value-type="float" office:value="3.24">
            <text:p>3.240</text:p>
          </table:table-cell>
          <table:table-cell office:value-type="float" office:value="60">
            <text:p>6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3N5</text:p>
          </table:table-cell>
          <table:table-cell office:value-type="float" office:value="3.466">
            <text:p>3.466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4N2,3</text:p>
          </table:table-cell>
          <table:table-cell office:value-type="float" office:value="2.435">
            <text:p>2.43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5N3</text:p>
          </table:table-cell>
          <table:table-cell office:value-type="float" office:value="2.388">
            <text:p>2.38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2N4</text:p>
          </table:table-cell>
          <table:table-cell office:value-type="float" office:value="4.261">
            <text:p>4.261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3N1</text:p>
          </table:table-cell>
          <table:table-cell office:value-type="float" office:value="2.786">
            <text:p>2.78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3N4</text:p>
          </table:table-cell>
          <table:table-cell office:value-type="float" office:value="3.431">
            <text:p>3.431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3O1</text:p>
          </table:table-cell>
          <table:table-cell office:value-type="float" office:value="3.821">
            <text:p>3.821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office:value-type="string">
            <text:p>M3O4</text:p>
          </table:table-cell>
          <table:table-cell office:value-type="float" office:value="4.081">
            <text:p>4.081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12.601">
            <text:p>112.601</text:p>
          </table:table-cell>
          <table:table-cell office:value-type="float" office:value="0.972">
            <text:p>0.97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1.105">
            <text:p>21.105</text:p>
          </table:table-cell>
          <table:table-cell office:value-type="float" office:value="0.162">
            <text:p>0.16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0.314">
            <text:p>20.314</text:p>
          </table:table-cell>
          <table:table-cell office:value-type="float" office:value="0.472">
            <text:p>0.47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6.733">
            <text:p>16.733</text:p>
          </table:table-cell>
          <table:table-cell office:value-type="float" office:value="0.476">
            <text:p>0.47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5.367">
            <text:p>5.36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5.001">
            <text:p>5.0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174">
            <text:p>4.17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611">
            <text:p>3.6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442">
            <text:p>3.44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1</text:p>
          </table:table-cell>
          <table:table-cell office:value-type="string">
            <text:p>Pa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387">
            <text:p>1.3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KL3</text:p>
          </table:table-cell>
          <table:table-cell office:value-type="float" office:value="98.44">
            <text:p>98.440</text:p>
          </table:table-cell>
          <table:table-cell office:value-type="float" office:value="100">
            <text:p>100.000</text:p>
          </table:table-cell>
          <table:table-cell office:value-type="float" office:value="103.5">
            <text:p>103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KL2</text:p>
          </table:table-cell>
          <table:table-cell office:value-type="float" office:value="94.658">
            <text:p>94.658</text:p>
          </table:table-cell>
          <table:table-cell office:value-type="float" office:value="61.6">
            <text:p>61.600</text:p>
          </table:table-cell>
          <table:table-cell office:value-type="float" office:value="105.4">
            <text:p>105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KM3</text:p>
          </table:table-cell>
          <table:table-cell office:value-type="float" office:value="111.303">
            <text:p>111.303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KN2,3</text:p>
          </table:table-cell>
          <table:table-cell office:value-type="float" office:value="114.335">
            <text:p>114.335</text:p>
          </table:table-cell>
          <table:table-cell office:value-type="float" office:value="12">
            <text:p>1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KM2</text:p>
          </table:table-cell>
          <table:table-cell office:value-type="float" office:value="110.424">
            <text:p>110.424</text:p>
          </table:table-cell>
          <table:table-cell office:value-type="float" office:value="12">
            <text:p>1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M5</text:p>
          </table:table-cell>
          <table:table-cell office:value-type="float" office:value="13.614">
            <text:p>13.61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M4</text:p>
          </table:table-cell>
          <table:table-cell office:value-type="float" office:value="13.438">
            <text:p>13.438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M4</text:p>
          </table:table-cell>
          <table:table-cell office:value-type="float" office:value="17.22">
            <text:p>17.220</text:p>
          </table:table-cell>
          <table:table-cell office:value-type="float" office:value="67.3">
            <text:p>67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N5</text:p>
          </table:table-cell>
          <table:table-cell office:value-type="float" office:value="16.428">
            <text:p>16.428</text:p>
          </table:table-cell>
          <table:table-cell office:value-type="float" office:value="22.3">
            <text:p>22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M3</text:p>
          </table:table-cell>
          <table:table-cell office:value-type="float" office:value="17.454">
            <text:p>17.454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M2</text:p>
          </table:table-cell>
          <table:table-cell office:value-type="float" office:value="16.575">
            <text:p>16.575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O4,5</text:p>
          </table:table-cell>
          <table:table-cell office:value-type="float" office:value="17.063">
            <text:p>17.063</text:p>
          </table:table-cell>
          <table:table-cell office:value-type="float" office:value="4.7">
            <text:p>4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N1</text:p>
          </table:table-cell>
          <table:table-cell office:value-type="float" office:value="15.727">
            <text:p>15.727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O1</text:p>
          </table:table-cell>
          <table:table-cell office:value-type="float" office:value="16.846">
            <text:p>16.84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M5</text:p>
          </table:table-cell>
          <table:table-cell office:value-type="float" office:value="18.225">
            <text:p>18.22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M4</text:p>
          </table:table-cell>
          <table:table-cell office:value-type="float" office:value="18.051">
            <text:p>18.051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N4</text:p>
          </table:table-cell>
          <table:table-cell office:value-type="float" office:value="16.385">
            <text:p>16.385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M3</text:p>
          </table:table-cell>
          <table:table-cell office:value-type="float" office:value="16.648">
            <text:p>16.648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N4</text:p>
          </table:table-cell>
          <table:table-cell office:value-type="float" office:value="20.17">
            <text:p>20.170</text:p>
          </table:table-cell>
          <table:table-cell office:value-type="float" office:value="15.9">
            <text:p>15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N2</text:p>
          </table:table-cell>
          <table:table-cell office:value-type="float" office:value="20.486">
            <text:p>20.486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N3</text:p>
          </table:table-cell>
          <table:table-cell office:value-type="float" office:value="20.714">
            <text:p>20.71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O3</text:p>
          </table:table-cell>
          <table:table-cell office:value-type="float" office:value="21.563">
            <text:p>21.563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N1</text:p>
          </table:table-cell>
          <table:table-cell office:value-type="float" office:value="19.508">
            <text:p>19.50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O4</text:p>
          </table:table-cell>
          <table:table-cell office:value-type="float" office:value="20.845">
            <text:p>20.845</text:p>
          </table:table-cell>
          <table:table-cell office:value-type="float" office:value="3.2">
            <text:p>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O1</text:p>
          </table:table-cell>
          <table:table-cell office:value-type="float" office:value="20.62">
            <text:p>20.620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N5</text:p>
          </table:table-cell>
          <table:table-cell office:value-type="float" office:value="21.018">
            <text:p>21.018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3M1</text:p>
          </table:table-cell>
          <table:table-cell office:value-type="float" office:value="11.618">
            <text:p>11.618</text:p>
          </table:table-cell>
          <table:table-cell office:value-type="float" office:value="6.9">
            <text:p>6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2M1</text:p>
          </table:table-cell>
          <table:table-cell office:value-type="float" office:value="15.4">
            <text:p>15.400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L1N4</text:p>
          </table:table-cell>
          <table:table-cell office:value-type="float" office:value="20.979">
            <text:p>20.979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5N7</text:p>
          </table:table-cell>
          <table:table-cell office:value-type="float" office:value="3.171">
            <text:p>3.171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5N6</text:p>
          </table:table-cell>
          <table:table-cell office:value-type="float" office:value="3.16">
            <text:p>3.16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4N6</text:p>
          </table:table-cell>
          <table:table-cell office:value-type="float" office:value="3.337">
            <text:p>3.337</text:p>
          </table:table-cell>
          <table:table-cell office:value-type="float" office:value="60">
            <text:p>6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3N5</text:p>
          </table:table-cell>
          <table:table-cell office:value-type="float" office:value="3.564">
            <text:p>3.564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4N2,3</text:p>
          </table:table-cell>
          <table:table-cell office:value-type="float" office:value="2.507">
            <text:p>2.50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5N3</text:p>
          </table:table-cell>
          <table:table-cell office:value-type="float" office:value="2.455">
            <text:p>2.45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1N3</text:p>
          </table:table-cell>
          <table:table-cell table:style-name="ce1" office:value-type="float" office:value="4.504">
            <text:p>4.504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2N4</text:p>
          </table:table-cell>
          <table:table-cell table:style-name="ce1" office:value-type="float" office:value="4.401">
            <text:p>4.401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3N1</text:p>
          </table:table-cell>
          <table:table-cell table:style-name="ce1" office:value-type="float" office:value="2.863">
            <text:p>2.863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3N4</text:p>
          </table:table-cell>
          <table:table-cell table:style-name="ce1" office:value-type="float" office:value="3.521">
            <text:p>3.521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3O1</text:p>
          </table:table-cell>
          <table:table-cell table:style-name="ce1" office:value-type="float" office:value="3.98">
            <text:p>3.98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3O4</text:p>
          </table:table-cell>
          <table:table-cell table:style-name="ce1" office:value-type="float" office:value="4.206">
            <text:p>4.20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office:value-type="string">
            <text:p>M3O5</text:p>
          </table:table-cell>
          <table:table-cell table:style-name="ce1" office:value-type="float" office:value="4.207">
            <text:p>4.207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15.606">
            <text:p>115.606</text:p>
          </table:table-cell>
          <table:table-cell office:value-type="float" office:value="0.972">
            <text:p>0.97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1.757">
            <text:p>21.757</text:p>
          </table:table-cell>
          <table:table-cell office:value-type="float" office:value="0.176">
            <text:p>0.17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0.9483">
            <text:p>20.948</text:p>
          </table:table-cell>
          <table:table-cell office:value-type="float" office:value="0.467">
            <text:p>0.46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7.166">
            <text:p>17.166</text:p>
          </table:table-cell>
          <table:table-cell office:value-type="float" office:value="0.489">
            <text:p>0.48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5.548">
            <text:p>5.5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5.182">
            <text:p>5.18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303">
            <text:p>4.3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728">
            <text:p>3.7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552">
            <text:p>3.55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2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439">
            <text:p>1.4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KL3</text:p>
          </table:table-cell>
          <table:table-cell office:value-type="float" office:value="101.059">
            <text:p>101.059</text:p>
          </table:table-cell>
          <table:table-cell office:value-type="float" office:value="100">
            <text:p>100.000</text:p>
          </table:table-cell>
          <table:table-cell office:value-type="float" office:value="108">
            <text:p>108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KL2</text:p>
          </table:table-cell>
          <table:table-cell office:value-type="float" office:value="97.069">
            <text:p>97.069</text:p>
          </table:table-cell>
          <table:table-cell office:value-type="float" office:value="61.8">
            <text:p>61.800</text:p>
          </table:table-cell>
          <table:table-cell office:value-type="float" office:value="110">
            <text:p>11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KM3</text:p>
          </table:table-cell>
          <table:table-cell office:value-type="float" office:value="114.234">
            <text:p>114.234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KN2,3</text:p>
          </table:table-cell>
          <table:table-cell office:value-type="float" office:value="117.341">
            <text:p>117.341</text:p>
          </table:table-cell>
          <table:table-cell office:value-type="float" office:value="12.1">
            <text:p>12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KM2</text:p>
          </table:table-cell>
          <table:table-cell office:value-type="float" office:value="113.303">
            <text:p>113.303</text:p>
          </table:table-cell>
          <table:table-cell office:value-type="float" office:value="12">
            <text:p>1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M5</text:p>
          </table:table-cell>
          <table:table-cell office:value-type="float" office:value="13.946">
            <text:p>13.94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M4</text:p>
          </table:table-cell>
          <table:table-cell office:value-type="float" office:value="13.761">
            <text:p>13.761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M4</text:p>
          </table:table-cell>
          <table:table-cell office:value-type="float" office:value="17.751">
            <text:p>17.751</text:p>
          </table:table-cell>
          <table:table-cell office:value-type="float" office:value="67.6">
            <text:p>67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N5</text:p>
          </table:table-cell>
          <table:table-cell office:value-type="float" office:value="16.83">
            <text:p>16.830</text:p>
          </table:table-cell>
          <table:table-cell office:value-type="float" office:value="22.5">
            <text:p>2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M3</text:p>
          </table:table-cell>
          <table:table-cell office:value-type="float" office:value="17.992">
            <text:p>17.992</text:p>
          </table:table-cell>
          <table:table-cell office:value-type="float" office:value="1.2">
            <text:p>1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M2</text:p>
          </table:table-cell>
          <table:table-cell office:value-type="float" office:value="17.061">
            <text:p>17.061</text:p>
          </table:table-cell>
          <table:table-cell office:value-type="float" office:value="1.5">
            <text:p>1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O4,5</text:p>
          </table:table-cell>
          <table:table-cell office:value-type="float" office:value="17.501">
            <text:p>17.501</text:p>
          </table:table-cell>
          <table:table-cell office:value-type="float" office:value="4.8">
            <text:p>4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N1</text:p>
          </table:table-cell>
          <table:table-cell office:value-type="float" office:value="16.109">
            <text:p>16.109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O1</text:p>
          </table:table-cell>
          <table:table-cell office:value-type="float" office:value="17.275">
            <text:p>17.27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M5</text:p>
          </table:table-cell>
          <table:table-cell office:value-type="float" office:value="18.767">
            <text:p>18.76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M4</text:p>
          </table:table-cell>
          <table:table-cell office:value-type="float" office:value="18.582">
            <text:p>18.58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N4</text:p>
          </table:table-cell>
          <table:table-cell office:value-type="float" office:value="16.787">
            <text:p>16.787</text:p>
          </table:table-cell>
          <table:table-cell office:value-type="float" office:value="2.4">
            <text:p>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M3</text:p>
          </table:table-cell>
          <table:table-cell office:value-type="float" office:value="17.166">
            <text:p>17.16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N4</text:p>
          </table:table-cell>
          <table:table-cell office:value-type="float" office:value="20.784">
            <text:p>20.784</text:p>
          </table:table-cell>
          <table:table-cell office:value-type="float" office:value="16.1">
            <text:p>16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N2</text:p>
          </table:table-cell>
          <table:table-cell office:value-type="float" office:value="21.099">
            <text:p>21.099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N3</text:p>
          </table:table-cell>
          <table:table-cell office:value-type="float" office:value="21.342">
            <text:p>21.342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O3</text:p>
          </table:table-cell>
          <table:table-cell office:value-type="float" office:value="22.2">
            <text:p>22.200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N1</text:p>
          </table:table-cell>
          <table:table-cell office:value-type="float" office:value="20.1">
            <text:p>20.100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O4</text:p>
          </table:table-cell>
          <table:table-cell office:value-type="float" office:value="21.491">
            <text:p>21.491</text:p>
          </table:table-cell>
          <table:table-cell office:value-type="float" office:value="3.3">
            <text:p>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O1</text:p>
          </table:table-cell>
          <table:table-cell office:value-type="float" office:value="21.216">
            <text:p>21.216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N5</text:p>
          </table:table-cell>
          <table:table-cell office:value-type="float" office:value="21.657">
            <text:p>21.657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3M1</text:p>
          </table:table-cell>
          <table:table-cell office:value-type="float" office:value="11.871">
            <text:p>11.871</text:p>
          </table:table-cell>
          <table:table-cell office:value-type="float" office:value="7">
            <text:p>7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2M1</text:p>
          </table:table-cell>
          <table:table-cell table:style-name="ce1" office:value-type="float" office:value="15.861">
            <text:p>15.861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L1N4</text:p>
          </table:table-cell>
          <table:table-cell table:style-name="ce1" office:value-type="float" office:value="21.615">
            <text:p>21.615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5N7</text:p>
          </table:table-cell>
          <table:table-cell office:value-type="float" office:value="3.25">
            <text:p>3.25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5N6</text:p>
          </table:table-cell>
          <table:table-cell office:value-type="float" office:value="3.25">
            <text:p>3.250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4N6</text:p>
          </table:table-cell>
          <table:table-cell office:value-type="float" office:value="3.433">
            <text:p>3.433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3N5</text:p>
          </table:table-cell>
          <table:table-cell office:value-type="float" office:value="3.663">
            <text:p>3.663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4N2,3</text:p>
          </table:table-cell>
          <table:table-cell table:style-name="ce1" office:value-type="float" office:value="2.579">
            <text:p>2.579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2N4</text:p>
          </table:table-cell>
          <table:table-cell table:style-name="ce1" office:value-type="float" office:value="4.543">
            <text:p>4.543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3N1</text:p>
          </table:table-cell>
          <table:table-cell table:style-name="ce1" office:value-type="float" office:value="2.935">
            <text:p>2.93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office:value-type="string">
            <text:p>M3O4</text:p>
          </table:table-cell>
          <table:table-cell table:style-name="ce1" office:value-type="float" office:value="4.334">
            <text:p>4.33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18.669">
            <text:p>118.669</text:p>
          </table:table-cell>
          <table:table-cell office:value-type="float" office:value="0.973">
            <text:p>0.97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2.427">
            <text:p>22.427</text:p>
          </table:table-cell>
          <table:table-cell office:value-type="float" office:value="0.187">
            <text:p>0.18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1.6">
            <text:p>21.600</text:p>
          </table:table-cell>
          <table:table-cell office:value-type="float" office:value="0.466">
            <text:p>0.46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7.61">
            <text:p>17.610</text:p>
          </table:table-cell>
          <table:table-cell office:value-type="float" office:value="0.502">
            <text:p>0.50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5.739">
            <text:p>5.7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5.366">
            <text:p>5.36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435">
            <text:p>4.43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849">
            <text:p>3.8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664">
            <text:p>3.66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3</text:p>
          </table:table-cell>
          <table:table-cell office:value-type="string">
            <text:p>Np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501">
            <text:p>1.5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KL3</text:p>
          </table:table-cell>
          <table:table-cell office:value-type="float" office:value="103.734">
            <text:p>103.734</text:p>
          </table:table-cell>
          <table:table-cell office:value-type="float" office:value="100">
            <text:p>100.000</text:p>
          </table:table-cell>
          <table:table-cell office:value-type="float" office:value="113">
            <text:p>113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KL2</text:p>
          </table:table-cell>
          <table:table-cell office:value-type="float" office:value="99.525">
            <text:p>99.525</text:p>
          </table:table-cell>
          <table:table-cell office:value-type="float" office:value="61.9">
            <text:p>61.900</text:p>
          </table:table-cell>
          <table:table-cell office:value-type="float" office:value="115">
            <text:p>115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KM3</text:p>
          </table:table-cell>
          <table:table-cell office:value-type="float" office:value="117.228">
            <text:p>117.228</text:p>
          </table:table-cell>
          <table:table-cell office:value-type="float" office:value="22.8">
            <text:p>2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KN2,3</text:p>
          </table:table-cell>
          <table:table-cell office:value-type="float" office:value="120.411">
            <text:p>120.411</text:p>
          </table:table-cell>
          <table:table-cell office:value-type="float" office:value="12.2">
            <text:p>1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KM2</text:p>
          </table:table-cell>
          <table:table-cell office:value-type="float" office:value="116.24">
            <text:p>116.240</text:p>
          </table:table-cell>
          <table:table-cell office:value-type="float" office:value="12">
            <text:p>1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M5</text:p>
          </table:table-cell>
          <table:table-cell office:value-type="float" office:value="14.282">
            <text:p>14.282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M4</text:p>
          </table:table-cell>
          <table:table-cell office:value-type="float" office:value="14.087">
            <text:p>14.087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M4</text:p>
          </table:table-cell>
          <table:table-cell office:value-type="float" office:value="18.296">
            <text:p>18.296</text:p>
          </table:table-cell>
          <table:table-cell office:value-type="float" office:value="67.9">
            <text:p>67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N5</text:p>
          </table:table-cell>
          <table:table-cell office:value-type="float" office:value="17.244">
            <text:p>17.244</text:p>
          </table:table-cell>
          <table:table-cell office:value-type="float" office:value="22.7">
            <text:p>22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M3</text:p>
          </table:table-cell>
          <table:table-cell office:value-type="float" office:value="18.541">
            <text:p>18.541</text:p>
          </table:table-cell>
          <table:table-cell office:value-type="float" office:value="1.3">
            <text:p>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M2</text:p>
          </table:table-cell>
          <table:table-cell office:value-type="float" office:value="17.557">
            <text:p>17.557</text:p>
          </table:table-cell>
          <table:table-cell office:value-type="float" office:value="1.6">
            <text:p>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O4,5</text:p>
          </table:table-cell>
          <table:table-cell office:value-type="float" office:value="17.944">
            <text:p>17.944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N1</text:p>
          </table:table-cell>
          <table:table-cell office:value-type="float" office:value="16.498">
            <text:p>16.498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O1</text:p>
          </table:table-cell>
          <table:table-cell office:value-type="float" office:value="17.695">
            <text:p>17.695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M5</text:p>
          </table:table-cell>
          <table:table-cell office:value-type="float" office:value="19.332">
            <text:p>19.332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M4</text:p>
          </table:table-cell>
          <table:table-cell office:value-type="float" office:value="19.137">
            <text:p>19.137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N4</text:p>
          </table:table-cell>
          <table:table-cell office:value-type="float" office:value="17.201">
            <text:p>17.201</text:p>
          </table:table-cell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M3</text:p>
          </table:table-cell>
          <table:table-cell office:value-type="float" office:value="17.695">
            <text:p>17.695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N4</text:p>
          </table:table-cell>
          <table:table-cell office:value-type="float" office:value="21.42">
            <text:p>21.420</text:p>
          </table:table-cell>
          <table:table-cell office:value-type="float" office:value="16.3">
            <text:p>16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N2</text:p>
          </table:table-cell>
          <table:table-cell office:value-type="float" office:value="21.724">
            <text:p>21.724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N3</text:p>
          </table:table-cell>
          <table:table-cell office:value-type="float" office:value="21.981">
            <text:p>21.981</text:p>
          </table:table-cell>
          <table:table-cell office:value-type="float" office:value="0.4">
            <text:p>0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O3</text:p>
          </table:table-cell>
          <table:table-cell office:value-type="float" office:value="22.892">
            <text:p>22.892</text:p>
          </table:table-cell>
          <table:table-cell office:value-type="float" office:value="0.2">
            <text:p>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N1</text:p>
          </table:table-cell>
          <table:table-cell office:value-type="float" office:value="20.693">
            <text:p>20.693</text:p>
          </table:table-cell>
          <table:table-cell office:value-type="float" office:value="0.5">
            <text:p>0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O4</text:p>
          </table:table-cell>
          <table:table-cell office:value-type="float" office:value="22.153">
            <text:p>22.153</text:p>
          </table:table-cell>
          <table:table-cell office:value-type="float" office:value="3.4">
            <text:p>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O1</text:p>
          </table:table-cell>
          <table:table-cell office:value-type="float" office:value="21.813">
            <text:p>21.813</text:p>
          </table:table-cell>
          <table:table-cell office:value-type="float" office:value="0.1">
            <text:p>0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N5</text:p>
          </table:table-cell>
          <table:table-cell office:value-type="float" office:value="22.312">
            <text:p>22.312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3M1</text:p>
          </table:table-cell>
          <table:table-cell office:value-type="float" office:value="12.124">
            <text:p>12.124</text:p>
          </table:table-cell>
          <table:table-cell office:value-type="float" office:value="7.1">
            <text:p>7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2M1</text:p>
          </table:table-cell>
          <table:table-cell table:style-name="ce1" office:value-type="float" office:value="16.333">
            <text:p>16.333</text:p>
          </table:table-cell>
          <table:table-cell office:value-type="float" office:value="2">
            <text:p>2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L1N4</text:p>
          </table:table-cell>
          <table:table-cell table:style-name="ce1" office:value-type="float" office:value="22.268">
            <text:p>22.268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5N7</text:p>
          </table:table-cell>
          <table:table-cell office:value-type="float" office:value="3.339">
            <text:p>3.33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5N6</text:p>
          </table:table-cell>
          <table:table-cell office:value-type="float" office:value="3.339">
            <text:p>3.33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4N6</text:p>
          </table:table-cell>
          <table:table-cell office:value-type="float" office:value="3.531">
            <text:p>3.531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3N5</text:p>
          </table:table-cell>
          <table:table-cell office:value-type="float" office:value="3.765">
            <text:p>3.765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4N2,3</text:p>
          </table:table-cell>
          <table:table-cell table:style-name="ce1" office:value-type="float" office:value="2.652">
            <text:p>2.652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2N4</text:p>
          </table:table-cell>
          <table:table-cell table:style-name="ce1" office:value-type="float" office:value="4.689">
            <text:p>4.689</text:p>
          </table:table-cell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3N1</text:p>
          </table:table-cell>
          <table:table-cell table:style-name="ce1" office:value-type="float" office:value="3.009">
            <text:p>3.009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office:value-type="string">
            <text:p>M3O4</text:p>
          </table:table-cell>
          <table:table-cell table:style-name="ce1" office:value-type="float" office:value="4.463">
            <text:p>4.463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21.791">
            <text:p>121.791</text:p>
          </table:table-cell>
          <table:table-cell office:value-type="float" office:value="0.973">
            <text:p>0.97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3.104">
            <text:p>23.104</text:p>
          </table:table-cell>
          <table:table-cell office:value-type="float" office:value="0.205">
            <text:p>0.20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2.266">
            <text:p>22.266</text:p>
          </table:table-cell>
          <table:table-cell office:value-type="float" office:value="0.464">
            <text:p>0.46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8.057">
            <text:p>18.057</text:p>
          </table:table-cell>
          <table:table-cell office:value-type="float" office:value="0.514">
            <text:p>0.51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5.933">
            <text:p>5.93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5.547">
            <text:p>5.5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563">
            <text:p>4.56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3.97">
            <text:p>3.9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775">
            <text:p>3.77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4</text:p>
          </table:table-cell>
          <table:table-cell office:value-type="string">
            <text:p>Pu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559">
            <text:p>1.5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KL3</text:p>
          </table:table-cell>
          <table:table-cell office:value-type="float" office:value="105.97">
            <text:p>105.970</text:p>
          </table:table-cell>
          <table:table-cell office:value-type="float" office:value="100">
            <text:p>100.000</text:p>
          </table:table-cell>
          <table:table-cell office:value-type="float" office:value="117">
            <text:p>117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KL2</text:p>
          </table:table-cell>
          <table:table-cell office:value-type="float" office:value="101.627">
            <text:p>101.627</text:p>
          </table:table-cell>
          <table:table-cell office:value-type="float" office:value="62.8">
            <text:p>62.800</text:p>
          </table:table-cell>
          <table:table-cell office:value-type="float" office:value="120">
            <text:p>12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KM3</text:p>
          </table:table-cell>
          <table:table-cell office:value-type="float" office:value="120.374">
            <text:p>120.374</text:p>
          </table:table-cell>
          <table:table-cell office:value-type="float" office:value="23.4">
            <text:p>2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KN2,3</text:p>
          </table:table-cell>
          <table:table-cell office:value-type="float" office:value="123.985">
            <text:p>123.985</text:p>
          </table:table-cell>
          <table:table-cell office:value-type="float" office:value="12.6">
            <text:p>1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KM2</text:p>
          </table:table-cell>
          <table:table-cell office:value-type="float" office:value="119.243">
            <text:p>119.243</text:p>
          </table:table-cell>
          <table:table-cell office:value-type="float" office:value="12.4">
            <text:p>1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3M5</text:p>
          </table:table-cell>
          <table:table-cell office:value-type="float" office:value="14.616">
            <text:p>14.61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3M4</text:p>
          </table:table-cell>
          <table:table-cell office:value-type="float" office:value="14.41">
            <text:p>14.410</text:p>
          </table:table-cell>
          <table:table-cell office:value-type="float" office:value="11.4">
            <text:p>1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2M4</text:p>
          </table:table-cell>
          <table:table-cell office:value-type="float" office:value="18.833">
            <text:p>18.833</text:p>
          </table:table-cell>
          <table:table-cell office:value-type="float" office:value="67.5">
            <text:p>67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3N5</text:p>
          </table:table-cell>
          <table:table-cell office:value-type="float" office:value="17.677">
            <text:p>17.677</text:p>
          </table:table-cell>
          <table:table-cell office:value-type="float" office:value="23.6">
            <text:p>2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1M3</text:p>
          </table:table-cell>
          <table:table-cell office:value-type="float" office:value="19.107">
            <text:p>19.107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1M2</text:p>
          </table:table-cell>
          <table:table-cell office:value-type="float" office:value="18.063">
            <text:p>18.063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3O4,5</text:p>
          </table:table-cell>
          <table:table-cell office:value-type="float" office:value="18.401">
            <text:p>18.401</text:p>
          </table:table-cell>
          <table:table-cell office:value-type="float" office:value="4">
            <text:p>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3N1</text:p>
          </table:table-cell>
          <table:table-cell office:value-type="float" office:value="16.887">
            <text:p>16.887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2N4</text:p>
          </table:table-cell>
          <table:table-cell office:value-type="float" office:value="22.056">
            <text:p>22.056</text:p>
          </table:table-cell>
          <table:table-cell office:value-type="float" office:value="16.8">
            <text:p>16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1N2</text:p>
          </table:table-cell>
          <table:table-cell office:value-type="float" office:value="22.364">
            <text:p>22.364</text:p>
          </table:table-cell>
          <table:table-cell office:value-type="float" office:value="0.7">
            <text:p>0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1N3</text:p>
          </table:table-cell>
          <table:table-cell office:value-type="float" office:value="22.643">
            <text:p>22.643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2O4</text:p>
          </table:table-cell>
          <table:table-cell office:value-type="float" office:value="22.829">
            <text:p>22.829</text:p>
          </table:table-cell>
          <table:table-cell office:value-type="float" office:value="3.5">
            <text:p>3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3M1</text:p>
          </table:table-cell>
          <table:table-cell office:value-type="float" office:value="12.381">
            <text:p>12.381</text:p>
          </table:table-cell>
          <table:table-cell office:value-type="float" office:value="7.3">
            <text:p>7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L2M1</text:p>
          </table:table-cell>
          <table:table-cell office:value-type="float" office:value="16.819">
            <text:p>16.819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M5N7</text:p>
          </table:table-cell>
          <table:table-cell office:value-type="float" office:value="3.429">
            <text:p>3.42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M5N6</text:p>
          </table:table-cell>
          <table:table-cell office:value-type="float" office:value="3.429">
            <text:p>3.42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M4N6</text:p>
          </table:table-cell>
          <table:table-cell office:value-type="float" office:value="3.632">
            <text:p>3.632</text:p>
          </table:table-cell>
          <table:table-cell office:value-type="float" office:value="50">
            <text:p>5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M3N5</text:p>
          </table:table-cell>
          <table:table-cell office:value-type="float" office:value="3.869">
            <text:p>3.869</text:p>
          </table:table-cell>
          <table:table-cell office:value-type="float" office:value="5.1">
            <text:p>5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office:value-type="string">
            <text:p>M4N2,3</text:p>
          </table:table-cell>
          <table:table-cell office:value-type="float" office:value="2.658">
            <text:p>2.658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24.982">
            <text:p>124.982</text:p>
          </table:table-cell>
          <table:table-cell office:value-type="float" office:value="0.974">
            <text:p>0.97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3.808">
            <text:p>23.808</text:p>
          </table:table-cell>
          <table:table-cell office:value-type="float" office:value="0.218">
            <text:p>0.21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2.952">
            <text:p>22.952</text:p>
          </table:table-cell>
          <table:table-cell office:value-type="float" office:value="0.471">
            <text:p>0.471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8.51">
            <text:p>18.510</text:p>
          </table:table-cell>
          <table:table-cell office:value-type="float" office:value="0.526">
            <text:p>0.52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6.133">
            <text:p>6.13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5.739">
            <text:p>5.7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698">
            <text:p>4.69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4.096">
            <text:p>4.09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.89">
            <text:p>3.89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5</text:p>
          </table:table-cell>
          <table:table-cell office:value-type="string">
            <text:p>Am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62">
            <text:p>1.62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KL3</text:p>
          </table:table-cell>
          <table:table-cell office:value-type="float" office:value="108.759">
            <text:p>108.759</text:p>
          </table:table-cell>
          <table:table-cell office:value-type="float" office:value="100">
            <text:p>100.000</text:p>
          </table:table-cell>
          <table:table-cell office:value-type="float" office:value="122">
            <text:p>122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KL2</text:p>
          </table:table-cell>
          <table:table-cell office:value-type="float" office:value="104.189">
            <text:p>104.189</text:p>
          </table:table-cell>
          <table:table-cell office:value-type="float" office:value="63.1">
            <text:p>63.100</text:p>
          </table:table-cell>
          <table:table-cell office:value-type="float" office:value="125">
            <text:p>125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KM3</text:p>
          </table:table-cell>
          <table:table-cell office:value-type="float" office:value="122.758">
            <text:p>122.758</text:p>
          </table:table-cell>
          <table:table-cell office:value-type="float" office:value="23.5">
            <text:p>23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KN2,3</text:p>
          </table:table-cell>
          <table:table-cell office:value-type="float" office:value="126.516">
            <text:p>126.516</text:p>
          </table:table-cell>
          <table:table-cell office:value-type="float" office:value="12.8">
            <text:p>12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KM2</text:p>
          </table:table-cell>
          <table:table-cell office:value-type="float" office:value="122.304">
            <text:p>122.304</text:p>
          </table:table-cell>
          <table:table-cell office:value-type="float" office:value="12.4">
            <text:p>12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3M5</text:p>
          </table:table-cell>
          <table:table-cell office:value-type="float" office:value="14.954">
            <text:p>14.954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3M4</text:p>
          </table:table-cell>
          <table:table-cell office:value-type="float" office:value="14.741">
            <text:p>14.741</text:p>
          </table:table-cell>
          <table:table-cell office:value-type="float" office:value="11.6">
            <text:p>11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2M4</text:p>
          </table:table-cell>
          <table:table-cell office:value-type="float" office:value="19.403">
            <text:p>19.403</text:p>
          </table:table-cell>
          <table:table-cell office:value-type="float" office:value="66.1">
            <text:p>66.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3N5</text:p>
          </table:table-cell>
          <table:table-cell office:value-type="float" office:value="18.1">
            <text:p>18.100</text:p>
          </table:table-cell>
          <table:table-cell office:value-type="float" office:value="24">
            <text:p>2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1M3</text:p>
          </table:table-cell>
          <table:table-cell office:value-type="float" office:value="19.688">
            <text:p>19.688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1M2</text:p>
          </table:table-cell>
          <table:table-cell office:value-type="float" office:value="18.589">
            <text:p>18.589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3N1</text:p>
          </table:table-cell>
          <table:table-cell office:value-type="float" office:value="17.286">
            <text:p>17.286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2N4</text:p>
          </table:table-cell>
          <table:table-cell office:value-type="float" office:value="22.708">
            <text:p>22.708</text:p>
          </table:table-cell>
          <table:table-cell office:value-type="float" office:value="16.6">
            <text:p>16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1N2</text:p>
          </table:table-cell>
          <table:table-cell office:value-type="float" office:value="23.028">
            <text:p>23.028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1N3</text:p>
          </table:table-cell>
          <table:table-cell office:value-type="float" office:value="23.319">
            <text:p>23.319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2O4</text:p>
          </table:table-cell>
          <table:table-cell table:style-name="ce1" office:value-type="float" office:value="23.527">
            <text:p>23.527</text:p>
          </table:table-cell>
          <table:table-cell office:value-type="float" office:value="3.4">
            <text:p>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3M1</text:p>
          </table:table-cell>
          <table:table-cell table:style-name="ce1" office:value-type="float" office:value="12.643">
            <text:p>12.643</text:p>
          </table:table-cell>
          <table:table-cell office:value-type="float" office:value="7.5">
            <text:p>7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L2M1</text:p>
          </table:table-cell>
          <table:table-cell table:style-name="ce1" office:value-type="float" office:value="17.314">
            <text:p>17.314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M5N7</text:p>
          </table:table-cell>
          <table:table-cell table:style-name="ce1" office:value-type="float" office:value="3.525">
            <text:p>3.52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M5N6</text:p>
          </table:table-cell>
          <table:table-cell table:style-name="ce1" office:value-type="float" office:value="3.525">
            <text:p>3.52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M4N6</text:p>
          </table:table-cell>
          <table:table-cell table:style-name="ce1" office:value-type="float" office:value="3.74">
            <text:p>3.74</text:p>
          </table:table-cell>
          <table:table-cell office:value-type="float" office:value="51">
            <text:p>5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M3N5</text:p>
          </table:table-cell>
          <table:table-cell table:style-name="ce1" office:value-type="float" office:value="3.976">
            <text:p>3.976</text:p>
          </table:table-cell>
          <table:table-cell office:value-type="float" office:value="5.2">
            <text:p>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office:value-type="string">
            <text:p>M4N2,3</text:p>
          </table:table-cell>
          <table:table-cell office:value-type="float" office:value="2.726">
            <text:p>2.726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28.241">
            <text:p>128.241</text:p>
          </table:table-cell>
          <table:table-cell office:value-type="float" office:value="0.974">
            <text:p>0.97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4.526">
            <text:p>24.526</text:p>
          </table:table-cell>
          <table:table-cell office:value-type="float" office:value="0.228">
            <text:p>0.22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3.651">
            <text:p>23.651</text:p>
          </table:table-cell>
          <table:table-cell office:value-type="float" office:value="0.479">
            <text:p>0.47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8.97">
            <text:p>18.970</text:p>
          </table:table-cell>
          <table:table-cell office:value-type="float" office:value="0.539">
            <text:p>0.53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6.337">
            <text:p>6.3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5.937">
            <text:p>5.9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838">
            <text:p>4.83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4.224">
            <text:p>4.22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4.009">
            <text:p>4.0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6</text:p>
          </table:table-cell>
          <table:table-cell office:value-type="string">
            <text:p>Cm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684">
            <text:p>1.68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KL3</text:p>
          </table:table-cell>
          <table:table-cell office:value-type="float" office:value="111.698">
            <text:p>111.698</text:p>
          </table:table-cell>
          <table:table-cell office:value-type="float" office:value="100">
            <text:p>100.000</text:p>
          </table:table-cell>
          <table:table-cell office:value-type="float" office:value="127">
            <text:p>127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KL2</text:p>
          </table:table-cell>
          <table:table-cell office:value-type="float" office:value="106.884">
            <text:p>106.884</text:p>
          </table:table-cell>
          <table:table-cell office:value-type="float" office:value="63.4">
            <text:p>63.400</text:p>
          </table:table-cell>
          <table:table-cell office:value-type="float" office:value="130">
            <text:p>13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KM3</text:p>
          </table:table-cell>
          <table:table-cell office:value-type="float" office:value="126.516">
            <text:p>126.516</text:p>
          </table:table-cell>
          <table:table-cell office:value-type="float" office:value="23.6">
            <text:p>23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KN2,3</text:p>
          </table:table-cell>
          <table:table-cell office:value-type="float" office:value="130.511">
            <text:p>130.511</text:p>
          </table:table-cell>
          <table:table-cell office:value-type="float" office:value="13">
            <text:p>13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KM2</text:p>
          </table:table-cell>
          <table:table-cell office:value-type="float" office:value="125.418">
            <text:p>125.418</text:p>
          </table:table-cell>
          <table:table-cell office:value-type="float" office:value="12.5">
            <text:p>12.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3M5</text:p>
          </table:table-cell>
          <table:table-cell office:value-type="float" office:value="15.307">
            <text:p>15.307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3M4</text:p>
          </table:table-cell>
          <table:table-cell office:value-type="float" office:value="15.083">
            <text:p>15.083</text:p>
          </table:table-cell>
          <table:table-cell office:value-type="float" office:value="10.2">
            <text:p>1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2M4</text:p>
          </table:table-cell>
          <table:table-cell office:value-type="float" office:value="19.965">
            <text:p>19.965</text:p>
          </table:table-cell>
          <table:table-cell office:value-type="float" office:value="65.6">
            <text:p>65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3N5</text:p>
          </table:table-cell>
          <table:table-cell office:value-type="float" office:value="18.533">
            <text:p>18.533</text:p>
          </table:table-cell>
          <table:table-cell office:value-type="float" office:value="24">
            <text:p>2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1M3</text:p>
          </table:table-cell>
          <table:table-cell office:value-type="float" office:value="20.28">
            <text:p>20.280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1M2</text:p>
          </table:table-cell>
          <table:table-cell office:value-type="float" office:value="19.118">
            <text:p>19.118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3N1</text:p>
          </table:table-cell>
          <table:table-cell office:value-type="float" office:value="17.687">
            <text:p>17.687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2N4</text:p>
          </table:table-cell>
          <table:table-cell office:value-type="float" office:value="23.393">
            <text:p>23.393</text:p>
          </table:table-cell>
          <table:table-cell office:value-type="float" office:value="16.7">
            <text:p>16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1N2</text:p>
          </table:table-cell>
          <table:table-cell office:value-type="float" office:value="23.698">
            <text:p>23.698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1N3</text:p>
          </table:table-cell>
          <table:table-cell office:value-type="float" office:value="24.007">
            <text:p>24.007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2O4</text:p>
          </table:table-cell>
          <table:table-cell office:value-type="float" office:value="24.241">
            <text:p>24.241</text:p>
          </table:table-cell>
          <table:table-cell office:value-type="float" office:value="3.4">
            <text:p>3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3M1</text:p>
          </table:table-cell>
          <table:table-cell office:value-type="float" office:value="12.907">
            <text:p>12.907</text:p>
          </table:table-cell>
          <table:table-cell office:value-type="float" office:value="7.6">
            <text:p>7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L2M1</text:p>
          </table:table-cell>
          <table:table-cell office:value-type="float" office:value="17.826">
            <text:p>17.826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M5N7</text:p>
          </table:table-cell>
          <table:table-cell office:value-type="float" office:value="3.616">
            <text:p>3.61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M5N6</text:p>
          </table:table-cell>
          <table:table-cell office:value-type="float" office:value="3.616">
            <text:p>3.616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M4N6</text:p>
          </table:table-cell>
          <table:table-cell office:value-type="float" office:value="3.842">
            <text:p>3.842</text:p>
          </table:table-cell>
          <table:table-cell office:value-type="float" office:value="51.4">
            <text:p>5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M3N5</text:p>
          </table:table-cell>
          <table:table-cell office:value-type="float" office:value="4.078">
            <text:p>4.078</text:p>
          </table:table-cell>
          <table:table-cell office:value-type="float" office:value="5.2">
            <text:p>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office:value-type="string">
            <text:p>M4N2,3</text:p>
          </table:table-cell>
          <table:table-cell office:value-type="float" office:value="2.795">
            <text:p>2.795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31.556">
            <text:p>131.556</text:p>
          </table:table-cell>
          <table:table-cell office:value-type="float" office:value="0.975">
            <text:p>0.97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5.256">
            <text:p>25.256</text:p>
          </table:table-cell>
          <table:table-cell office:value-type="float" office:value="0.236">
            <text:p>0.23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4.371">
            <text:p>24.371</text:p>
          </table:table-cell>
          <table:table-cell office:value-type="float" office:value="0.485">
            <text:p>0.48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9.435">
            <text:p>19.435</text:p>
          </table:table-cell>
          <table:table-cell office:value-type="float" office:value="0.55">
            <text:p>0.55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6.545">
            <text:p>6.54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6.138">
            <text:p>6.13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4.976">
            <text:p>4.97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4.353">
            <text:p>4.3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4.127">
            <text:p>4.1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7</text:p>
          </table:table-cell>
          <table:table-cell office:value-type="string">
            <text:p>Bk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748">
            <text:p>1.7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KL3</text:p>
          </table:table-cell>
          <table:table-cell office:value-type="float" office:value="114.801">
            <text:p>114.801</text:p>
          </table:table-cell>
          <table:table-cell office:value-type="float" office:value="100">
            <text:p>100.000</text:p>
          </table:table-cell>
          <table:table-cell office:value-type="float" office:value="132">
            <text:p>132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KL2</text:p>
          </table:table-cell>
          <table:table-cell office:value-type="float" office:value="109.721">
            <text:p>109.721</text:p>
          </table:table-cell>
          <table:table-cell office:value-type="float" office:value="63.7">
            <text:p>63.700</text:p>
          </table:table-cell>
          <table:table-cell office:value-type="float" office:value="136">
            <text:p>136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KM3</text:p>
          </table:table-cell>
          <table:table-cell office:value-type="float" office:value="127.82">
            <text:p>127.820</text:p>
          </table:table-cell>
          <table:table-cell office:value-type="float" office:value="23.7">
            <text:p>23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KN2,3</text:p>
          </table:table-cell>
          <table:table-cell office:value-type="float" office:value="133.317">
            <text:p>133.317</text:p>
          </table:table-cell>
          <table:table-cell office:value-type="float" office:value="13.2">
            <text:p>13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KM2</text:p>
          </table:table-cell>
          <table:table-cell office:value-type="float" office:value="128.594">
            <text:p>128.594</text:p>
          </table:table-cell>
          <table:table-cell office:value-type="float" office:value="12.6">
            <text:p>12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3M5</text:p>
          </table:table-cell>
          <table:table-cell office:value-type="float" office:value="15.655">
            <text:p>15.655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3M4</text:p>
          </table:table-cell>
          <table:table-cell office:value-type="float" office:value="15.421">
            <text:p>15.421</text:p>
          </table:table-cell>
          <table:table-cell office:value-type="float" office:value="10.2">
            <text:p>10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2M4</text:p>
          </table:table-cell>
          <table:table-cell office:value-type="float" office:value="20.561">
            <text:p>20.561</text:p>
          </table:table-cell>
          <table:table-cell office:value-type="float" office:value="65.8">
            <text:p>65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3N5</text:p>
          </table:table-cell>
          <table:table-cell office:value-type="float" office:value="18.987">
            <text:p>18.987</text:p>
          </table:table-cell>
          <table:table-cell office:value-type="float" office:value="24">
            <text:p>24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1M3</text:p>
          </table:table-cell>
          <table:table-cell office:value-type="float" office:value="20.894">
            <text:p>20.894</text:p>
          </table:table-cell>
          <table:table-cell office:value-type="float" office:value="1.4">
            <text:p>1.4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1M2</text:p>
          </table:table-cell>
          <table:table-cell office:value-type="float" office:value="19.665">
            <text:p>19.665</text:p>
          </table:table-cell>
          <table:table-cell office:value-type="float" office:value="1.8">
            <text:p>1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3N1</text:p>
          </table:table-cell>
          <table:table-cell office:value-type="float" office:value="18.094">
            <text:p>18.094</text:p>
          </table:table-cell>
          <table:table-cell office:value-type="float" office:value="1.7">
            <text:p>1.7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2N4</text:p>
          </table:table-cell>
          <table:table-cell office:value-type="float" office:value="24.075">
            <text:p>24.075</text:p>
          </table:table-cell>
          <table:table-cell office:value-type="float" office:value="17">
            <text:p>17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1N2</text:p>
          </table:table-cell>
          <table:table-cell office:value-type="float" office:value="24.39">
            <text:p>24.390</text:p>
          </table:table-cell>
          <table:table-cell office:value-type="float" office:value="0.8">
            <text:p>0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1N3</text:p>
          </table:table-cell>
          <table:table-cell office:value-type="float" office:value="24.718">
            <text:p>24.718</text:p>
          </table:table-cell>
          <table:table-cell office:value-type="float" office:value="0.6">
            <text:p>0.6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2O4</text:p>
          </table:table-cell>
          <table:table-cell office:value-type="float" office:value="24.971">
            <text:p>24.971</text:p>
          </table:table-cell>
          <table:table-cell office:value-type="float" office:value="3.3">
            <text:p>3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3M1</text:p>
          </table:table-cell>
          <table:table-cell office:value-type="float" office:value="13.174">
            <text:p>13.174</text:p>
          </table:table-cell>
          <table:table-cell office:value-type="float" office:value="7.8">
            <text:p>7.8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L2M1</text:p>
          </table:table-cell>
          <table:table-cell office:value-type="float" office:value="18.347">
            <text:p>18.347</text:p>
          </table:table-cell>
          <table:table-cell office:value-type="float" office:value="1.9">
            <text:p>1.9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M5N7</text:p>
          </table:table-cell>
          <table:table-cell office:value-type="float" office:value="3.709">
            <text:p>3.70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M5N6</text:p>
          </table:table-cell>
          <table:table-cell office:value-type="float" office:value="3.709">
            <text:p>3.709</text:p>
          </table:table-cell>
          <table:table-cell office:value-type="float" office:value="100">
            <text:p>100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M4N6</text:p>
          </table:table-cell>
          <table:table-cell office:value-type="float" office:value="3.946">
            <text:p>3.946</text:p>
          </table:table-cell>
          <table:table-cell office:value-type="float" office:value="52.2">
            <text:p>52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M3N5</text:p>
          </table:table-cell>
          <table:table-cell office:value-type="float" office:value="4.186">
            <text:p>4.186</text:p>
          </table:table-cell>
          <table:table-cell office:value-type="float" office:value="5.2">
            <text:p>5.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office:value-type="string">
            <text:p>M4N2,3</text:p>
          </table:table-cell>
          <table:table-cell office:value-type="float" office:value="2.864">
            <text:p>2.864</text:p>
          </table:table-cell>
          <table:table-cell office:value-type="float" office:value="1">
            <text:p>1.0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K</text:p>
          </table:table-cell>
          <table:table-cell office:value-type="float" office:value="134.939">
            <text:p>134.939</text:p>
          </table:table-cell>
          <table:table-cell office:value-type="float" office:value="0.975">
            <text:p>0.97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L1</text:p>
          </table:table-cell>
          <table:table-cell office:value-type="float" office:value="26.01">
            <text:p>26.010</text:p>
          </table:table-cell>
          <table:table-cell office:value-type="float" office:value="0.244">
            <text:p>0.24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L2</text:p>
          </table:table-cell>
          <table:table-cell office:value-type="float" office:value="25.108">
            <text:p>25.108</text:p>
          </table:table-cell>
          <table:table-cell office:value-type="float" office:value="0.49">
            <text:p>0.49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L3</text:p>
          </table:table-cell>
          <table:table-cell office:value-type="float" office:value="19.907">
            <text:p>19.907</text:p>
          </table:table-cell>
          <table:table-cell office:value-type="float" office:value="0.56">
            <text:p>0.56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M1</text:p>
          </table:table-cell>
          <table:table-cell office:value-type="float" office:value="6.761">
            <text:p>6.76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M2</text:p>
          </table:table-cell>
          <table:table-cell office:value-type="float" office:value="6.345">
            <text:p>6.34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M3</text:p>
          </table:table-cell>
          <table:table-cell office:value-type="float" office:value="5.116">
            <text:p>5.1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M4</text:p>
          </table:table-cell>
          <table:table-cell office:value-type="float" office:value="4.484">
            <text:p>4.48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4.247">
            <text:p>4.2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8</text:p>
          </table:table-cell>
          <table:table-cell office:value-type="string">
            <text:p>Cf</text:p>
          </table:table-cell>
          <table:table-cell table:number-columns-repeated="4"/>
          <table:table-cell office:value-type="string">
            <text:p>N1</text:p>
          </table:table-cell>
          <table:table-cell office:value-type="float" office:value="1.813">
            <text:p>1.81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KL3</text:p>
          </table:table-cell>
          <table:table-cell office:value-type="float" office:value="119.08">
            <text:p>119.080</text:p>
          </table:table-cell>
          <table:table-cell/>
          <table:table-cell office:value-type="float" office:value="138">
            <text:p>138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KL2</text:p>
          </table:table-cell>
          <table:table-cell office:value-type="float" office:value="113.47">
            <text:p>113.470</text:p>
          </table:table-cell>
          <table:table-cell/>
          <table:table-cell office:value-type="float" office:value="141">
            <text:p>141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KM3</text:p>
          </table:table-cell>
          <table:table-cell office:value-type="float" office:value="134.238">
            <text:p>134.23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KN2,3</text:p>
          </table:table-cell>
          <table:table-cell office:value-type="float" office:value="138.169">
            <text:p>138.1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KM2</text:p>
          </table:table-cell>
          <table:table-cell office:value-type="float" office:value="132.916">
            <text:p>132.9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L3M5</text:p>
          </table:table-cell>
          <table:table-cell office:value-type="float" office:value="16.036">
            <text:p>16.03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L3M4</text:p>
          </table:table-cell>
          <table:table-cell office:value-type="float" office:value="15.78">
            <text:p>15.78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L2M4</text:p>
          </table:table-cell>
          <table:table-cell office:value-type="float" office:value="21.39">
            <text:p>21.39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L1M3</text:p>
          </table:table-cell>
          <table:table-cell office:value-type="float" office:value="21.648">
            <text:p>21.64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L1M2</text:p>
          </table:table-cell>
          <table:table-cell office:value-type="float" office:value="20.326">
            <text:p>20.32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office:value-type="string">
            <text:p>L1N3</text:p>
          </table:table-cell>
          <table:table-cell office:value-type="float" office:value="25.579">
            <text:p>25.5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table:number-columns-repeated="4"/>
          <table:table-cell office:value-type="string">
            <text:p>K</text:p>
          </table:table-cell>
          <table:table-cell table:style-name="Default"/>
          <table:table-cell table:style-name="ce5" office:value-type="float" office:value="0.975">
            <text:p>0.9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table:number-columns-repeated="4"/>
          <table:table-cell office:value-type="string">
            <text:p>L1</text:p>
          </table:table-cell>
          <table:table-cell table:style-name="Default"/>
          <table:table-cell table:style-name="ce5" office:value-type="float" office:value="0.253">
            <text:p>0.2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table:number-columns-repeated="4"/>
          <table:table-cell office:value-type="string">
            <text:p>L2</text:p>
          </table:table-cell>
          <table:table-cell table:style-name="Default"/>
          <table:table-cell table:style-name="ce5" office:value-type="float" office:value="0.497">
            <text:p>0.4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99</text:p>
          </table:table-cell>
          <table:table-cell office:value-type="string">
            <text:p>Es</text:p>
          </table:table-cell>
          <table:table-cell table:number-columns-repeated="4"/>
          <table:table-cell office:value-type="string">
            <text:p>L3</text:p>
          </table:table-cell>
          <table:table-cell table:style-name="Default"/>
          <table:table-cell table:style-name="ce5" office:value-type="float" office:value="0.57">
            <text:p>0.57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KL3</text:p>
          </table:table-cell>
          <table:table-cell office:value-type="float" office:value="122.19">
            <text:p>122.190</text:p>
          </table:table-cell>
          <table:table-cell/>
          <table:table-cell office:value-type="float" office:value="144">
            <text:p>144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KL2</text:p>
          </table:table-cell>
          <table:table-cell office:value-type="float" office:value="116.28">
            <text:p>116.280</text:p>
          </table:table-cell>
          <table:table-cell/>
          <table:table-cell office:value-type="float" office:value="148">
            <text:p>148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KM3</text:p>
          </table:table-cell>
          <table:table-cell office:value-type="float" office:value="137.693">
            <text:p>137.6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KN2,3</text:p>
          </table:table-cell>
          <table:table-cell office:value-type="float" office:value="141.724">
            <text:p>141.72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KM2</text:p>
          </table:table-cell>
          <table:table-cell office:value-type="float" office:value="136.347">
            <text:p>136.34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L3M5</text:p>
          </table:table-cell>
          <table:table-cell office:value-type="float" office:value="16.402">
            <text:p>16.4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L3M4</text:p>
          </table:table-cell>
          <table:table-cell office:value-type="float" office:value="16.134">
            <text:p>16.13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L2M4</text:p>
          </table:table-cell>
          <table:table-cell office:value-type="float" office:value="22.044">
            <text:p>22.0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L1M3</text:p>
          </table:table-cell>
          <table:table-cell office:value-type="float" office:value="22.303">
            <text:p>22.30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L1M2</text:p>
          </table:table-cell>
          <table:table-cell office:value-type="float" office:value="20.957">
            <text:p>20.95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office:value-type="string">
            <text:p>L1N3</text:p>
          </table:table-cell>
          <table:table-cell office:value-type="float" office:value="26.334">
            <text:p>26.33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976">
            <text:p>0.97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table:number-columns-repeated="4"/>
          <table:table-cell office:value-type="string">
            <text:p>L1</text:p>
          </table:table-cell>
          <table:table-cell/>
          <table:table-cell office:value-type="float" office:value="0.263">
            <text:p>0.26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table:number-columns-repeated="4"/>
          <table:table-cell office:value-type="string">
            <text:p>L2</text:p>
          </table:table-cell>
          <table:table-cell/>
          <table:table-cell office:value-type="float" office:value="0.506">
            <text:p>0.50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</text:p>
          </table:table-cell>
          <table:table-cell office:value-type="string">
            <text:p>Fm</text:p>
          </table:table-cell>
          <table:table-cell table:number-columns-repeated="4"/>
          <table:table-cell office:value-type="string">
            <text:p>L3</text:p>
          </table:table-cell>
          <table:table-cell/>
          <table:table-cell office:value-type="float" office:value="0.579">
            <text:p>0.579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KL3</text:p>
          </table:table-cell>
          <table:table-cell office:value-type="float" office:value="125.39">
            <text:p>125.390</text:p>
          </table:table-cell>
          <table:table-cell/>
          <table:table-cell office:value-type="float" office:value="150">
            <text:p>15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KL2</text:p>
          </table:table-cell>
          <table:table-cell office:value-type="float" office:value="119.17">
            <text:p>119.170</text:p>
          </table:table-cell>
          <table:table-cell/>
          <table:table-cell office:value-type="float" office:value="153">
            <text:p>153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KM3</text:p>
          </table:table-cell>
          <table:table-cell office:value-type="float" office:value="141.234">
            <text:p>141.23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KN2,3</text:p>
          </table:table-cell>
          <table:table-cell office:value-type="float" office:value="145.37">
            <text:p>145.37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KM2</text:p>
          </table:table-cell>
          <table:table-cell office:value-type="float" office:value="139.761">
            <text:p>139.76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L3M5</text:p>
          </table:table-cell>
          <table:table-cell office:value-type="float" office:value="16.768">
            <text:p>16.76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L3M4</text:p>
          </table:table-cell>
          <table:table-cell office:value-type="float" office:value="16.487">
            <text:p>16.4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L2M4</text:p>
          </table:table-cell>
          <table:table-cell office:value-type="float" office:value="22.707">
            <text:p>22.7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L1M3</text:p>
          </table:table-cell>
          <table:table-cell office:value-type="float" office:value="22.984">
            <text:p>22.98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L1M2</text:p>
          </table:table-cell>
          <table:table-cell office:value-type="float" office:value="21.511">
            <text:p>21.51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office:value-type="string">
            <text:p>L1N3</text:p>
          </table:table-cell>
          <table:table-cell office:value-type="float" office:value="27.12">
            <text:p>27.1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976">
            <text:p>0.97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table:number-columns-repeated="4"/>
          <table:table-cell office:value-type="string">
            <text:p>L1</text:p>
          </table:table-cell>
          <table:table-cell/>
          <table:table-cell office:value-type="float" office:value="0.272">
            <text:p>0.27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table:number-columns-repeated="4"/>
          <table:table-cell office:value-type="string">
            <text:p>L2</text:p>
          </table:table-cell>
          <table:table-cell/>
          <table:table-cell office:value-type="float" office:value="0.515">
            <text:p>0.515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1</text:p>
          </table:table-cell>
          <table:table-cell office:value-type="string">
            <text:p>Md</text:p>
          </table:table-cell>
          <table:table-cell table:number-columns-repeated="4"/>
          <table:table-cell office:value-type="string">
            <text:p>L3</text:p>
          </table:table-cell>
          <table:table-cell/>
          <table:table-cell office:value-type="float" office:value="0.588">
            <text:p>0.588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KL3</text:p>
          </table:table-cell>
          <table:table-cell office:value-type="float" office:value="128.66">
            <text:p>128.660</text:p>
          </table:table-cell>
          <table:table-cell/>
          <table:table-cell office:value-type="float" office:value="155">
            <text:p>155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KL2</text:p>
          </table:table-cell>
          <table:table-cell office:value-type="float" office:value="122.1">
            <text:p>122.100</text:p>
          </table:table-cell>
          <table:table-cell/>
          <table:table-cell office:value-type="float" office:value="159">
            <text:p>159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KM3</text:p>
          </table:table-cell>
          <table:table-cell office:value-type="float" office:value="144.852">
            <text:p>144.8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KN2,3</text:p>
          </table:table-cell>
          <table:table-cell office:value-type="float" office:value="149.092">
            <text:p>149.09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KM2</text:p>
          </table:table-cell>
          <table:table-cell office:value-type="float" office:value="143.295">
            <text:p>143.2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L3M5</text:p>
          </table:table-cell>
          <table:table-cell office:value-type="float" office:value="17.139">
            <text:p>17.1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L3M4</text:p>
          </table:table-cell>
          <table:table-cell office:value-type="float" office:value="16.843">
            <text:p>16.8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L2M4</text:p>
          </table:table-cell>
          <table:table-cell office:value-type="float" office:value="23.403">
            <text:p>23.40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L1M3</text:p>
          </table:table-cell>
          <table:table-cell office:value-type="float" office:value="23.692">
            <text:p>23.69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L1M2</text:p>
          </table:table-cell>
          <table:table-cell office:value-type="float" office:value="22.135">
            <text:p>22.1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office:value-type="string">
            <text:p>L1N3</text:p>
          </table:table-cell>
          <table:table-cell office:value-type="float" office:value="27.932">
            <text:p>27.9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976">
            <text:p>0.97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L1</text:p>
          </table:table-cell>
          <table:table-cell/>
          <table:table-cell office:value-type="float" office:value="0.28">
            <text:p>0.280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L2</text:p>
          </table:table-cell>
          <table:table-cell/>
          <table:table-cell office:value-type="float" office:value="0.524">
            <text:p>0.524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2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L3</text:p>
          </table:table-cell>
          <table:table-cell/>
          <table:table-cell office:value-type="float" office:value="0.596">
            <text:p>0.596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KL3</text:p>
          </table:table-cell>
          <table:table-cell office:value-type="float" office:value="132.02">
            <text:p>132.020</text:p>
          </table:table-cell>
          <table:table-cell/>
          <table:table-cell office:value-type="float" office:value="161">
            <text:p>161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KL2</text:p>
          </table:table-cell>
          <table:table-cell office:value-type="float" office:value="125.1">
            <text:p>125.100</text:p>
          </table:table-cell>
          <table:table-cell/>
          <table:table-cell office:value-type="float" office:value="165">
            <text:p>165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KM3</text:p>
          </table:table-cell>
          <table:table-cell office:value-type="float" office:value="148.67">
            <text:p>148.67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KN2,3</text:p>
          </table:table-cell>
          <table:table-cell office:value-type="float" office:value="152.9">
            <text:p>152.9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KM2</text:p>
          </table:table-cell>
          <table:table-cell office:value-type="float" office:value="146.92">
            <text:p>146.9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L3M5</text:p>
          </table:table-cell>
          <table:table-cell office:value-type="float" office:value="17.5">
            <text:p>17.5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L3M4</text:p>
          </table:table-cell>
          <table:table-cell office:value-type="float" office:value="17.21">
            <text:p>17.2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L2M4</text:p>
          </table:table-cell>
          <table:table-cell office:value-type="float" office:value="24.13">
            <text:p>24.1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L1M3</text:p>
          </table:table-cell>
          <table:table-cell office:value-type="float" office:value="24.53">
            <text:p>24.5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L1M2</text:p>
          </table:table-cell>
          <table:table-cell office:value-type="float" office:value="22.78">
            <text:p>22.78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office:value-type="string">
            <text:p>L1N3</text:p>
          </table:table-cell>
          <table:table-cell office:value-type="float" office:value="28.76">
            <text:p>28.76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float" office:value="0.977">
            <text:p>0.977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table:number-columns-repeated="4"/>
          <table:table-cell office:value-type="string">
            <text:p>L1</text:p>
          </table:table-cell>
          <table:table-cell/>
          <table:table-cell office:value-type="float" office:value="0.282">
            <text:p>0.282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table:number-columns-repeated="4"/>
          <table:table-cell office:value-type="string">
            <text:p>L2</text:p>
          </table:table-cell>
          <table:table-cell/>
          <table:table-cell office:value-type="float" office:value="0.533">
            <text:p>0.5330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3</text:p>
          </table:table-cell>
          <table:table-cell office:value-type="string">
            <text:p>Lr</text:p>
          </table:table-cell>
          <table:table-cell table:number-columns-repeated="4"/>
          <table:table-cell office:value-type="string">
            <text:p>L3</text:p>
          </table:table-cell>
          <table:table-cell/>
          <table:table-cell office:value-type="float" office:value="0.604">
            <text:p>0.604000</text:p>
          </table:table-cell>
          <table:table-cell table:number-columns-repeated="1014"/>
        </table:table-row>
        <table:table-row table:style-name="ro1" table:number-rows-repeated="1045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376:Sheet1.D3003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6T01:53:59</dc:date>
    <meta:generator>LibreOffice/3.5$Linux_X86_64 LibreOffice_project/350m1$Build-2</meta:generator>
    <meta:editing-duration>P8DT16H55M50S</meta:editing-duration>
    <meta:editing-cycles>53</meta:editing-cycles>
    <meta:document-statistic meta:table-count="1" meta:cell-count="14552" meta:object-count="0"/>
  </office:meta>
</office:document-meta>
</file>